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4.447cm" svg:height="23.875cm" svg:x="0.034cm" svg:y="0.1cm">
            <draw:object draw:notify-on-update-of-ranges="Sheet1.A1:Sheet1.A629 Sheet1.B1:Sheet1.B629 Sheet1.C1:Sheet1.C629 Sheet1.D1:Sheet1.D629 Sheet1.E1:Sheet1.E629 Sheet1.F1:Sheet1.F629 Sheet1.G1:Sheet1.G6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3.14159">
            <text:p>-3.14159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-0">
            <text:p>0</text:p>
          </table:table-cell>
          <table:table-cell office:value-type="float" office:value="0.995">
            <text:p>0.995</text:p>
          </table:table-cell>
          <table:table-cell office:value-type="float" office:value="-0">
            <text:p>0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13159">
            <text:p>-3.13159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-0.00995">
            <text:p>-0.00995</text:p>
          </table:table-cell>
          <table:table-cell office:value-type="float" office:value="0.99495">
            <text:p>0.99495</text:p>
          </table:table-cell>
          <table:table-cell office:value-type="float" office:value="-0.01">
            <text:p>-0.0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12159">
            <text:p>-3.12159</text:p>
          </table:table-cell>
          <table:table-cell office:value-type="float" office:value="-0.1">
            <text:p>-0.1</text:p>
          </table:table-cell>
          <table:table-cell office:value-type="float" office:value="0.09981">
            <text:p>0.09981</text:p>
          </table:table-cell>
          <table:table-cell office:value-type="float" office:value="-0.0199">
            <text:p>-0.0199</text:p>
          </table:table-cell>
          <table:table-cell office:value-type="float" office:value="0.99481">
            <text:p>0.99481</text:p>
          </table:table-cell>
          <table:table-cell office:value-type="float" office:value="-0.02">
            <text:p>-0.0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11159">
            <text:p>-3.11159</text:p>
          </table:table-cell>
          <table:table-cell office:value-type="float" office:value="-0.1">
            <text:p>-0.1</text:p>
          </table:table-cell>
          <table:table-cell office:value-type="float" office:value="0.09979">
            <text:p>0.09979</text:p>
          </table:table-cell>
          <table:table-cell office:value-type="float" office:value="-0.02985">
            <text:p>-0.02985</text:p>
          </table:table-cell>
          <table:table-cell office:value-type="float" office:value="0.99456">
            <text:p>0.99456</text:p>
          </table:table-cell>
          <table:table-cell office:value-type="float" office:value="-0.03">
            <text:p>-0.0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10159">
            <text:p>-3.10159</text:p>
          </table:table-cell>
          <table:table-cell office:value-type="float" office:value="-0.1">
            <text:p>-0.1</text:p>
          </table:table-cell>
          <table:table-cell office:value-type="float" office:value="0.09975">
            <text:p>0.09975</text:p>
          </table:table-cell>
          <table:table-cell office:value-type="float" office:value="-0.03979">
            <text:p>-0.03979</text:p>
          </table:table-cell>
          <table:table-cell office:value-type="float" office:value="0.99422">
            <text:p>0.99422</text:p>
          </table:table-cell>
          <table:table-cell office:value-type="float" office:value="-0.04">
            <text:p>-0.0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9159">
            <text:p>-3.09159</text:p>
          </table:table-cell>
          <table:table-cell office:value-type="float" office:value="-0.1">
            <text:p>-0.1</text:p>
          </table:table-cell>
          <table:table-cell office:value-type="float" office:value="0.09971">
            <text:p>0.09971</text:p>
          </table:table-cell>
          <table:table-cell office:value-type="float" office:value="-0.04973">
            <text:p>-0.04973</text:p>
          </table:table-cell>
          <table:table-cell office:value-type="float" office:value="0.99377">
            <text:p>0.99377</text:p>
          </table:table-cell>
          <table:table-cell office:value-type="float" office:value="-0.05">
            <text:p>-0.0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8159">
            <text:p>-3.08159</text:p>
          </table:table-cell>
          <table:table-cell office:value-type="float" office:value="-0.1">
            <text:p>-0.1</text:p>
          </table:table-cell>
          <table:table-cell office:value-type="float" office:value="0.09966">
            <text:p>0.09966</text:p>
          </table:table-cell>
          <table:table-cell office:value-type="float" office:value="-0.05967">
            <text:p>-0.05967</text:p>
          </table:table-cell>
          <table:table-cell office:value-type="float" office:value="0.99323">
            <text:p>0.99323</text:p>
          </table:table-cell>
          <table:table-cell office:value-type="float" office:value="-0.06">
            <text:p>-0.0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7159">
            <text:p>-3.07159</text:p>
          </table:table-cell>
          <table:table-cell office:value-type="float" office:value="-0.1">
            <text:p>-0.1</text:p>
          </table:table-cell>
          <table:table-cell office:value-type="float" office:value="0.09959">
            <text:p>0.09959</text:p>
          </table:table-cell>
          <table:table-cell office:value-type="float" office:value="-0.0696">
            <text:p>-0.0696</text:p>
          </table:table-cell>
          <table:table-cell office:value-type="float" office:value="0.99259">
            <text:p>0.99259</text:p>
          </table:table-cell>
          <table:table-cell office:value-type="float" office:value="-0.07">
            <text:p>-0.0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6159">
            <text:p>-3.06159</text:p>
          </table:table-cell>
          <table:table-cell office:value-type="float" office:value="-0.1">
            <text:p>-0.1</text:p>
          </table:table-cell>
          <table:table-cell office:value-type="float" office:value="0.09952">
            <text:p>0.09952</text:p>
          </table:table-cell>
          <table:table-cell office:value-type="float" office:value="-0.07952">
            <text:p>-0.07952</text:p>
          </table:table-cell>
          <table:table-cell office:value-type="float" office:value="0.99185">
            <text:p>0.99185</text:p>
          </table:table-cell>
          <table:table-cell office:value-type="float" office:value="-0.08">
            <text:p>-0.0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5159">
            <text:p>-3.05159</text:p>
          </table:table-cell>
          <table:table-cell office:value-type="float" office:value="-0.1">
            <text:p>-0.1</text:p>
          </table:table-cell>
          <table:table-cell office:value-type="float" office:value="0.09943">
            <text:p>0.09943</text:p>
          </table:table-cell>
          <table:table-cell office:value-type="float" office:value="-0.08943">
            <text:p>-0.08943</text:p>
          </table:table-cell>
          <table:table-cell office:value-type="float" office:value="0.99102">
            <text:p>0.99102</text:p>
          </table:table-cell>
          <table:table-cell office:value-type="float" office:value="-0.09">
            <text:p>-0.0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4159">
            <text:p>-3.04159</text:p>
          </table:table-cell>
          <table:table-cell office:value-type="float" office:value="-0.1">
            <text:p>-0.1</text:p>
          </table:table-cell>
          <table:table-cell office:value-type="float" office:value="0.09934">
            <text:p>0.09934</text:p>
          </table:table-cell>
          <table:table-cell office:value-type="float" office:value="-0.09934">
            <text:p>-0.09934</text:p>
          </table:table-cell>
          <table:table-cell office:value-type="float" office:value="0.99008">
            <text:p>0.99008</text:p>
          </table:table-cell>
          <table:table-cell table:number-columns-repeated="2" office:value-type="float" office:value="-0.1">
            <text:p>-0.1</text:p>
          </table:table-cell>
        </table:table-row>
        <table:table-row table:style-name="ro1">
          <table:table-cell office:value-type="float" office:value="-3.03159">
            <text:p>-3.03159</text:p>
          </table:table-cell>
          <table:table-cell office:value-type="float" office:value="-0.1">
            <text:p>-0.1</text:p>
          </table:table-cell>
          <table:table-cell office:value-type="float" office:value="0.09924">
            <text:p>0.09924</text:p>
          </table:table-cell>
          <table:table-cell office:value-type="float" office:value="-0.10924">
            <text:p>-0.10924</text:p>
          </table:table-cell>
          <table:table-cell office:value-type="float" office:value="0.98905">
            <text:p>0.98905</text:p>
          </table:table-cell>
          <table:table-cell office:value-type="float" office:value="-0.11">
            <text:p>-0.1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2159">
            <text:p>-3.02159</text:p>
          </table:table-cell>
          <table:table-cell office:value-type="float" office:value="-0.1">
            <text:p>-0.1</text:p>
          </table:table-cell>
          <table:table-cell office:value-type="float" office:value="0.09912">
            <text:p>0.09912</text:p>
          </table:table-cell>
          <table:table-cell office:value-type="float" office:value="-0.11912">
            <text:p>-0.11912</text:p>
          </table:table-cell>
          <table:table-cell office:value-type="float" office:value="0.98792">
            <text:p>0.98792</text:p>
          </table:table-cell>
          <table:table-cell office:value-type="float" office:value="-0.12">
            <text:p>-0.1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1159">
            <text:p>-3.01159</text:p>
          </table:table-cell>
          <table:table-cell office:value-type="float" office:value="-0.1">
            <text:p>-0.1</text:p>
          </table:table-cell>
          <table:table-cell office:value-type="float" office:value="0.099">
            <text:p>0.099</text:p>
          </table:table-cell>
          <table:table-cell office:value-type="float" office:value="-0.129">
            <text:p>-0.129</text:p>
          </table:table-cell>
          <table:table-cell office:value-type="float" office:value="0.98669">
            <text:p>0.98669</text:p>
          </table:table-cell>
          <table:table-cell office:value-type="float" office:value="-0.13">
            <text:p>-0.1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3.00159">
            <text:p>-3.00159</text:p>
          </table:table-cell>
          <table:table-cell office:value-type="float" office:value="-0.1">
            <text:p>-0.1</text:p>
          </table:table-cell>
          <table:table-cell office:value-type="float" office:value="0.09887">
            <text:p>0.09887</text:p>
          </table:table-cell>
          <table:table-cell office:value-type="float" office:value="-0.13886">
            <text:p>-0.13886</text:p>
          </table:table-cell>
          <table:table-cell office:value-type="float" office:value="0.98536">
            <text:p>0.98536</text:p>
          </table:table-cell>
          <table:table-cell office:value-type="float" office:value="-0.14">
            <text:p>-0.1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9159">
            <text:p>-2.99159</text:p>
          </table:table-cell>
          <table:table-cell office:value-type="float" office:value="-0.1">
            <text:p>-0.1</text:p>
          </table:table-cell>
          <table:table-cell office:value-type="float" office:value="0.09872">
            <text:p>0.09872</text:p>
          </table:table-cell>
          <table:table-cell office:value-type="float" office:value="-0.14871">
            <text:p>-0.14871</text:p>
          </table:table-cell>
          <table:table-cell office:value-type="float" office:value="0.98394">
            <text:p>0.98394</text:p>
          </table:table-cell>
          <table:table-cell office:value-type="float" office:value="-0.15">
            <text:p>-0.1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8159">
            <text:p>-2.98159</text:p>
          </table:table-cell>
          <table:table-cell office:value-type="float" office:value="-0.1">
            <text:p>-0.1</text:p>
          </table:table-cell>
          <table:table-cell office:value-type="float" office:value="0.09857">
            <text:p>0.09857</text:p>
          </table:table-cell>
          <table:table-cell office:value-type="float" office:value="-0.15854">
            <text:p>-0.15854</text:p>
          </table:table-cell>
          <table:table-cell office:value-type="float" office:value="0.98242">
            <text:p>0.98242</text:p>
          </table:table-cell>
          <table:table-cell office:value-type="float" office:value="-0.16">
            <text:p>-0.1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7159">
            <text:p>-2.97159</text:p>
          </table:table-cell>
          <table:table-cell office:value-type="float" office:value="-0.1">
            <text:p>-0.1</text:p>
          </table:table-cell>
          <table:table-cell office:value-type="float" office:value="0.09841">
            <text:p>0.09841</text:p>
          </table:table-cell>
          <table:table-cell office:value-type="float" office:value="-0.16836">
            <text:p>-0.16836</text:p>
          </table:table-cell>
          <table:table-cell office:value-type="float" office:value="0.9808">
            <text:p>0.9808</text:p>
          </table:table-cell>
          <table:table-cell office:value-type="float" office:value="-0.17">
            <text:p>-0.1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6159">
            <text:p>-2.96159</text:p>
          </table:table-cell>
          <table:table-cell office:value-type="float" office:value="-0.1">
            <text:p>-0.1</text:p>
          </table:table-cell>
          <table:table-cell office:value-type="float" office:value="0.09824">
            <text:p>0.09824</text:p>
          </table:table-cell>
          <table:table-cell office:value-type="float" office:value="-0.17816">
            <text:p>-0.17816</text:p>
          </table:table-cell>
          <table:table-cell office:value-type="float" office:value="0.97908">
            <text:p>0.97908</text:p>
          </table:table-cell>
          <table:table-cell office:value-type="float" office:value="-0.18">
            <text:p>-0.1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5159">
            <text:p>-2.95159</text:p>
          </table:table-cell>
          <table:table-cell office:value-type="float" office:value="-0.1">
            <text:p>-0.1</text:p>
          </table:table-cell>
          <table:table-cell office:value-type="float" office:value="0.09805">
            <text:p>0.09805</text:p>
          </table:table-cell>
          <table:table-cell office:value-type="float" office:value="-0.18795">
            <text:p>-0.18795</text:p>
          </table:table-cell>
          <table:table-cell office:value-type="float" office:value="0.97727">
            <text:p>0.97727</text:p>
          </table:table-cell>
          <table:table-cell office:value-type="float" office:value="-0.19">
            <text:p>-0.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4159">
            <text:p>-2.94159</text:p>
          </table:table-cell>
          <table:table-cell office:value-type="float" office:value="-0.1">
            <text:p>-0.1</text:p>
          </table:table-cell>
          <table:table-cell office:value-type="float" office:value="0.09786">
            <text:p>0.09786</text:p>
          </table:table-cell>
          <table:table-cell office:value-type="float" office:value="-0.19772">
            <text:p>-0.19772</text:p>
          </table:table-cell>
          <table:table-cell office:value-type="float" office:value="0.97536">
            <text:p>0.97536</text:p>
          </table:table-cell>
          <table:table-cell office:value-type="float" office:value="-0.2">
            <text:p>-0.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3159">
            <text:p>-2.93159</text:p>
          </table:table-cell>
          <table:table-cell office:value-type="float" office:value="-0.1">
            <text:p>-0.1</text:p>
          </table:table-cell>
          <table:table-cell office:value-type="float" office:value="0.09766">
            <text:p>0.09766</text:p>
          </table:table-cell>
          <table:table-cell office:value-type="float" office:value="-0.20746">
            <text:p>-0.20746</text:p>
          </table:table-cell>
          <table:table-cell office:value-type="float" office:value="0.97336">
            <text:p>0.97336</text:p>
          </table:table-cell>
          <table:table-cell office:value-type="float" office:value="-0.21">
            <text:p>-0.2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2159">
            <text:p>-2.92159</text:p>
          </table:table-cell>
          <table:table-cell office:value-type="float" office:value="-0.1">
            <text:p>-0.1</text:p>
          </table:table-cell>
          <table:table-cell office:value-type="float" office:value="0.09745">
            <text:p>0.09745</text:p>
          </table:table-cell>
          <table:table-cell office:value-type="float" office:value="-0.21719">
            <text:p>-0.21719</text:p>
          </table:table-cell>
          <table:table-cell office:value-type="float" office:value="0.97125">
            <text:p>0.97125</text:p>
          </table:table-cell>
          <table:table-cell office:value-type="float" office:value="-0.22">
            <text:p>-0.2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1159">
            <text:p>-2.91159</text:p>
          </table:table-cell>
          <table:table-cell office:value-type="float" office:value="-0.1">
            <text:p>-0.1</text:p>
          </table:table-cell>
          <table:table-cell office:value-type="float" office:value="0.09723">
            <text:p>0.09723</text:p>
          </table:table-cell>
          <table:table-cell office:value-type="float" office:value="-0.2269">
            <text:p>-0.2269</text:p>
          </table:table-cell>
          <table:table-cell office:value-type="float" office:value="0.96905">
            <text:p>0.96905</text:p>
          </table:table-cell>
          <table:table-cell office:value-type="float" office:value="-0.23">
            <text:p>-0.2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90159">
            <text:p>-2.90159</text:p>
          </table:table-cell>
          <table:table-cell office:value-type="float" office:value="-0.1">
            <text:p>-0.1</text:p>
          </table:table-cell>
          <table:table-cell office:value-type="float" office:value="0.097">
            <text:p>0.097</text:p>
          </table:table-cell>
          <table:table-cell office:value-type="float" office:value="-0.23658">
            <text:p>-0.23658</text:p>
          </table:table-cell>
          <table:table-cell office:value-type="float" office:value="0.96676">
            <text:p>0.96676</text:p>
          </table:table-cell>
          <table:table-cell office:value-type="float" office:value="-0.24">
            <text:p>-0.2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9159">
            <text:p>-2.89159</text:p>
          </table:table-cell>
          <table:table-cell office:value-type="float" office:value="-0.1">
            <text:p>-0.1</text:p>
          </table:table-cell>
          <table:table-cell office:value-type="float" office:value="0.09676">
            <text:p>0.09676</text:p>
          </table:table-cell>
          <table:table-cell office:value-type="float" office:value="-0.24624">
            <text:p>-0.24624</text:p>
          </table:table-cell>
          <table:table-cell office:value-type="float" office:value="0.96437">
            <text:p>0.96437</text:p>
          </table:table-cell>
          <table:table-cell office:value-type="float" office:value="-0.25">
            <text:p>-0.2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8159">
            <text:p>-2.88159</text:p>
          </table:table-cell>
          <table:table-cell office:value-type="float" office:value="-0.1">
            <text:p>-0.1</text:p>
          </table:table-cell>
          <table:table-cell office:value-type="float" office:value="0.09651">
            <text:p>0.09651</text:p>
          </table:table-cell>
          <table:table-cell office:value-type="float" office:value="-0.25588">
            <text:p>-0.25588</text:p>
          </table:table-cell>
          <table:table-cell office:value-type="float" office:value="0.96188">
            <text:p>0.96188</text:p>
          </table:table-cell>
          <table:table-cell office:value-type="float" office:value="-0.26">
            <text:p>-0.2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7159">
            <text:p>-2.87159</text:p>
          </table:table-cell>
          <table:table-cell office:value-type="float" office:value="-0.1">
            <text:p>-0.1</text:p>
          </table:table-cell>
          <table:table-cell office:value-type="float" office:value="0.09625">
            <text:p>0.09625</text:p>
          </table:table-cell>
          <table:table-cell office:value-type="float" office:value="-0.26549">
            <text:p>-0.26549</text:p>
          </table:table-cell>
          <table:table-cell office:value-type="float" office:value="0.9593">
            <text:p>0.9593</text:p>
          </table:table-cell>
          <table:table-cell office:value-type="float" office:value="-0.27">
            <text:p>-0.2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6159">
            <text:p>-2.86159</text:p>
          </table:table-cell>
          <table:table-cell office:value-type="float" office:value="-0.1">
            <text:p>-0.1</text:p>
          </table:table-cell>
          <table:table-cell office:value-type="float" office:value="0.09598">
            <text:p>0.09598</text:p>
          </table:table-cell>
          <table:table-cell office:value-type="float" office:value="-0.27508">
            <text:p>-0.27508</text:p>
          </table:table-cell>
          <table:table-cell office:value-type="float" office:value="0.95662">
            <text:p>0.95662</text:p>
          </table:table-cell>
          <table:table-cell office:value-type="float" office:value="-0.28">
            <text:p>-0.2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5159">
            <text:p>-2.85159</text:p>
          </table:table-cell>
          <table:table-cell office:value-type="float" office:value="-0.1">
            <text:p>-0.1</text:p>
          </table:table-cell>
          <table:table-cell office:value-type="float" office:value="0.0957">
            <text:p>0.0957</text:p>
          </table:table-cell>
          <table:table-cell office:value-type="float" office:value="-0.28464">
            <text:p>-0.28464</text:p>
          </table:table-cell>
          <table:table-cell office:value-type="float" office:value="0.95385">
            <text:p>0.95385</text:p>
          </table:table-cell>
          <table:table-cell office:value-type="float" office:value="-0.29">
            <text:p>-0.2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4159">
            <text:p>-2.84159</text:p>
          </table:table-cell>
          <table:table-cell office:value-type="float" office:value="-0.1">
            <text:p>-0.1</text:p>
          </table:table-cell>
          <table:table-cell office:value-type="float" office:value="0.09542">
            <text:p>0.09542</text:p>
          </table:table-cell>
          <table:table-cell office:value-type="float" office:value="-0.29417">
            <text:p>-0.29417</text:p>
          </table:table-cell>
          <table:table-cell office:value-type="float" office:value="0.95098">
            <text:p>0.95098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3159">
            <text:p>-2.83159</text:p>
          </table:table-cell>
          <table:table-cell office:value-type="float" office:value="-0.1">
            <text:p>-0.1</text:p>
          </table:table-cell>
          <table:table-cell office:value-type="float" office:value="0.09512">
            <text:p>0.09512</text:p>
          </table:table-cell>
          <table:table-cell office:value-type="float" office:value="-0.30368">
            <text:p>-0.30368</text:p>
          </table:table-cell>
          <table:table-cell office:value-type="float" office:value="0.94802">
            <text:p>0.94802</text:p>
          </table:table-cell>
          <table:table-cell office:value-type="float" office:value="-0.31">
            <text:p>-0.3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2159">
            <text:p>-2.82159</text:p>
          </table:table-cell>
          <table:table-cell office:value-type="float" office:value="-0.1">
            <text:p>-0.1</text:p>
          </table:table-cell>
          <table:table-cell office:value-type="float" office:value="0.09481">
            <text:p>0.09481</text:p>
          </table:table-cell>
          <table:table-cell office:value-type="float" office:value="-0.31315">
            <text:p>-0.31315</text:p>
          </table:table-cell>
          <table:table-cell office:value-type="float" office:value="0.94496">
            <text:p>0.94496</text:p>
          </table:table-cell>
          <table:table-cell office:value-type="float" office:value="-0.32">
            <text:p>-0.3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1159">
            <text:p>-2.81159</text:p>
          </table:table-cell>
          <table:table-cell office:value-type="float" office:value="-0.1">
            <text:p>-0.1</text:p>
          </table:table-cell>
          <table:table-cell office:value-type="float" office:value="0.0945">
            <text:p>0.0945</text:p>
          </table:table-cell>
          <table:table-cell office:value-type="float" office:value="-0.32259">
            <text:p>-0.32259</text:p>
          </table:table-cell>
          <table:table-cell office:value-type="float" office:value="0.94181">
            <text:p>0.94181</text:p>
          </table:table-cell>
          <table:table-cell office:value-type="float" office:value="-0.33">
            <text:p>-0.3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80159">
            <text:p>-2.80159</text:p>
          </table:table-cell>
          <table:table-cell office:value-type="float" office:value="-0.1">
            <text:p>-0.1</text:p>
          </table:table-cell>
          <table:table-cell office:value-type="float" office:value="0.09417">
            <text:p>0.09417</text:p>
          </table:table-cell>
          <table:table-cell office:value-type="float" office:value="-0.33201">
            <text:p>-0.33201</text:p>
          </table:table-cell>
          <table:table-cell office:value-type="float" office:value="0.93857">
            <text:p>0.93857</text:p>
          </table:table-cell>
          <table:table-cell office:value-type="float" office:value="-0.34">
            <text:p>-0.3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9159">
            <text:p>-2.79159</text:p>
          </table:table-cell>
          <table:table-cell office:value-type="float" office:value="-0.1">
            <text:p>-0.1</text:p>
          </table:table-cell>
          <table:table-cell office:value-type="float" office:value="0.09384">
            <text:p>0.09384</text:p>
          </table:table-cell>
          <table:table-cell office:value-type="float" office:value="-0.34138">
            <text:p>-0.34138</text:p>
          </table:table-cell>
          <table:table-cell office:value-type="float" office:value="0.93523">
            <text:p>0.93523</text:p>
          </table:table-cell>
          <table:table-cell office:value-type="float" office:value="-0.35">
            <text:p>-0.3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8159">
            <text:p>-2.78159</text:p>
          </table:table-cell>
          <table:table-cell office:value-type="float" office:value="-0.1">
            <text:p>-0.1</text:p>
          </table:table-cell>
          <table:table-cell office:value-type="float" office:value="0.09349">
            <text:p>0.09349</text:p>
          </table:table-cell>
          <table:table-cell office:value-type="float" office:value="-0.35073">
            <text:p>-0.35073</text:p>
          </table:table-cell>
          <table:table-cell office:value-type="float" office:value="0.9318">
            <text:p>0.9318</text:p>
          </table:table-cell>
          <table:table-cell office:value-type="float" office:value="-0.36">
            <text:p>-0.3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7159">
            <text:p>-2.77159</text:p>
          </table:table-cell>
          <table:table-cell office:value-type="float" office:value="-0.1">
            <text:p>-0.1</text:p>
          </table:table-cell>
          <table:table-cell office:value-type="float" office:value="0.09314">
            <text:p>0.09314</text:p>
          </table:table-cell>
          <table:table-cell office:value-type="float" office:value="-0.36004">
            <text:p>-0.36004</text:p>
          </table:table-cell>
          <table:table-cell office:value-type="float" office:value="0.92827">
            <text:p>0.92827</text:p>
          </table:table-cell>
          <table:table-cell office:value-type="float" office:value="-0.37">
            <text:p>-0.3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6159">
            <text:p>-2.76159</text:p>
          </table:table-cell>
          <table:table-cell office:value-type="float" office:value="-0.1">
            <text:p>-0.1</text:p>
          </table:table-cell>
          <table:table-cell office:value-type="float" office:value="0.09278">
            <text:p>0.09278</text:p>
          </table:table-cell>
          <table:table-cell office:value-type="float" office:value="-0.36932">
            <text:p>-0.36932</text:p>
          </table:table-cell>
          <table:table-cell office:value-type="float" office:value="0.92466">
            <text:p>0.92466</text:p>
          </table:table-cell>
          <table:table-cell office:value-type="float" office:value="-0.38">
            <text:p>-0.3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5159">
            <text:p>-2.75159</text:p>
          </table:table-cell>
          <table:table-cell office:value-type="float" office:value="-0.1">
            <text:p>-0.1</text:p>
          </table:table-cell>
          <table:table-cell office:value-type="float" office:value="0.0924">
            <text:p>0.0924</text:p>
          </table:table-cell>
          <table:table-cell office:value-type="float" office:value="-0.37856">
            <text:p>-0.37856</text:p>
          </table:table-cell>
          <table:table-cell office:value-type="float" office:value="0.92095">
            <text:p>0.92095</text:p>
          </table:table-cell>
          <table:table-cell office:value-type="float" office:value="-0.39">
            <text:p>-0.3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4159">
            <text:p>-2.74159</text:p>
          </table:table-cell>
          <table:table-cell office:value-type="float" office:value="-0.1">
            <text:p>-0.1</text:p>
          </table:table-cell>
          <table:table-cell office:value-type="float" office:value="0.09202">
            <text:p>0.09202</text:p>
          </table:table-cell>
          <table:table-cell office:value-type="float" office:value="-0.38777">
            <text:p>-0.38777</text:p>
          </table:table-cell>
          <table:table-cell office:value-type="float" office:value="0.91715">
            <text:p>0.91715</text:p>
          </table:table-cell>
          <table:table-cell office:value-type="float" office:value="-0.4">
            <text:p>-0.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3159">
            <text:p>-2.73159</text:p>
          </table:table-cell>
          <table:table-cell office:value-type="float" office:value="-0.1">
            <text:p>-0.1</text:p>
          </table:table-cell>
          <table:table-cell office:value-type="float" office:value="0.09163">
            <text:p>0.09163</text:p>
          </table:table-cell>
          <table:table-cell office:value-type="float" office:value="-0.39693">
            <text:p>-0.39693</text:p>
          </table:table-cell>
          <table:table-cell office:value-type="float" office:value="0.91326">
            <text:p>0.91326</text:p>
          </table:table-cell>
          <table:table-cell office:value-type="float" office:value="-0.41">
            <text:p>-0.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2159">
            <text:p>-2.72159</text:p>
          </table:table-cell>
          <table:table-cell office:value-type="float" office:value="-0.1">
            <text:p>-0.1</text:p>
          </table:table-cell>
          <table:table-cell office:value-type="float" office:value="0.09123">
            <text:p>0.09123</text:p>
          </table:table-cell>
          <table:table-cell office:value-type="float" office:value="-0.40606">
            <text:p>-0.40606</text:p>
          </table:table-cell>
          <table:table-cell office:value-type="float" office:value="0.90928">
            <text:p>0.90928</text:p>
          </table:table-cell>
          <table:table-cell office:value-type="float" office:value="-0.42">
            <text:p>-0.4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1159">
            <text:p>-2.71159</text:p>
          </table:table-cell>
          <table:table-cell office:value-type="float" office:value="-0.1">
            <text:p>-0.1</text:p>
          </table:table-cell>
          <table:table-cell office:value-type="float" office:value="0.09082">
            <text:p>0.09082</text:p>
          </table:table-cell>
          <table:table-cell office:value-type="float" office:value="-0.41515">
            <text:p>-0.41515</text:p>
          </table:table-cell>
          <table:table-cell office:value-type="float" office:value="0.90521">
            <text:p>0.90521</text:p>
          </table:table-cell>
          <table:table-cell office:value-type="float" office:value="-0.43">
            <text:p>-0.4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70159">
            <text:p>-2.70159</text:p>
          </table:table-cell>
          <table:table-cell office:value-type="float" office:value="-0.1">
            <text:p>-0.1</text:p>
          </table:table-cell>
          <table:table-cell office:value-type="float" office:value="0.09041">
            <text:p>0.09041</text:p>
          </table:table-cell>
          <table:table-cell office:value-type="float" office:value="-0.4242">
            <text:p>-0.4242</text:p>
          </table:table-cell>
          <table:table-cell office:value-type="float" office:value="0.90105">
            <text:p>0.90105</text:p>
          </table:table-cell>
          <table:table-cell office:value-type="float" office:value="-0.44">
            <text:p>-0.4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9159">
            <text:p>-2.69159</text:p>
          </table:table-cell>
          <table:table-cell office:value-type="float" office:value="-0.1">
            <text:p>-0.1</text:p>
          </table:table-cell>
          <table:table-cell office:value-type="float" office:value="0.08998">
            <text:p>0.08998</text:p>
          </table:table-cell>
          <table:table-cell office:value-type="float" office:value="-0.4332">
            <text:p>-0.4332</text:p>
          </table:table-cell>
          <table:table-cell office:value-type="float" office:value="0.89679">
            <text:p>0.89679</text:p>
          </table:table-cell>
          <table:table-cell office:value-type="float" office:value="-0.45">
            <text:p>-0.4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8159">
            <text:p>-2.68159</text:p>
          </table:table-cell>
          <table:table-cell office:value-type="float" office:value="-0.1">
            <text:p>-0.1</text:p>
          </table:table-cell>
          <table:table-cell office:value-type="float" office:value="0.08954">
            <text:p>0.08954</text:p>
          </table:table-cell>
          <table:table-cell office:value-type="float" office:value="-0.44216">
            <text:p>-0.44216</text:p>
          </table:table-cell>
          <table:table-cell office:value-type="float" office:value="0.89245">
            <text:p>0.89245</text:p>
          </table:table-cell>
          <table:table-cell office:value-type="float" office:value="-0.46">
            <text:p>-0.4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7159">
            <text:p>-2.67159</text:p>
          </table:table-cell>
          <table:table-cell office:value-type="float" office:value="-0.1">
            <text:p>-0.1</text:p>
          </table:table-cell>
          <table:table-cell office:value-type="float" office:value="0.0891">
            <text:p>0.0891</text:p>
          </table:table-cell>
          <table:table-cell office:value-type="float" office:value="-0.45109">
            <text:p>-0.45109</text:p>
          </table:table-cell>
          <table:table-cell office:value-type="float" office:value="0.88802">
            <text:p>0.88802</text:p>
          </table:table-cell>
          <table:table-cell office:value-type="float" office:value="-0.47">
            <text:p>-0.4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6159">
            <text:p>-2.66159</text:p>
          </table:table-cell>
          <table:table-cell office:value-type="float" office:value="-0.1">
            <text:p>-0.1</text:p>
          </table:table-cell>
          <table:table-cell office:value-type="float" office:value="0.08865">
            <text:p>0.08865</text:p>
          </table:table-cell>
          <table:table-cell office:value-type="float" office:value="-0.45996">
            <text:p>-0.45996</text:p>
          </table:table-cell>
          <table:table-cell office:value-type="float" office:value="0.8835">
            <text:p>0.8835</text:p>
          </table:table-cell>
          <table:table-cell office:value-type="float" office:value="-0.48">
            <text:p>-0.4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5159">
            <text:p>-2.65159</text:p>
          </table:table-cell>
          <table:table-cell office:value-type="float" office:value="-0.1">
            <text:p>-0.1</text:p>
          </table:table-cell>
          <table:table-cell office:value-type="float" office:value="0.08818">
            <text:p>0.08818</text:p>
          </table:table-cell>
          <table:table-cell office:value-type="float" office:value="-0.46879">
            <text:p>-0.46879</text:p>
          </table:table-cell>
          <table:table-cell office:value-type="float" office:value="0.8789">
            <text:p>0.8789</text:p>
          </table:table-cell>
          <table:table-cell office:value-type="float" office:value="-0.49">
            <text:p>-0.4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4159">
            <text:p>-2.64159</text:p>
          </table:table-cell>
          <table:table-cell office:value-type="float" office:value="-0.1">
            <text:p>-0.1</text:p>
          </table:table-cell>
          <table:table-cell office:value-type="float" office:value="0.08771">
            <text:p>0.08771</text:p>
          </table:table-cell>
          <table:table-cell office:value-type="float" office:value="-0.47758">
            <text:p>-0.47758</text:p>
          </table:table-cell>
          <table:table-cell office:value-type="float" office:value="0.8742">
            <text:p>0.8742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3159">
            <text:p>-2.63159</text:p>
          </table:table-cell>
          <table:table-cell office:value-type="float" office:value="-0.1">
            <text:p>-0.1</text:p>
          </table:table-cell>
          <table:table-cell office:value-type="float" office:value="0.08723">
            <text:p>0.08723</text:p>
          </table:table-cell>
          <table:table-cell office:value-type="float" office:value="-0.48632">
            <text:p>-0.48632</text:p>
          </table:table-cell>
          <table:table-cell office:value-type="float" office:value="0.86942">
            <text:p>0.86942</text:p>
          </table:table-cell>
          <table:table-cell office:value-type="float" office:value="-0.51">
            <text:p>-0.5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2159">
            <text:p>-2.62159</text:p>
          </table:table-cell>
          <table:table-cell office:value-type="float" office:value="-0.1">
            <text:p>-0.1</text:p>
          </table:table-cell>
          <table:table-cell office:value-type="float" office:value="0.08674">
            <text:p>0.08674</text:p>
          </table:table-cell>
          <table:table-cell office:value-type="float" office:value="-0.49501">
            <text:p>-0.49501</text:p>
          </table:table-cell>
          <table:table-cell office:value-type="float" office:value="0.86455">
            <text:p>0.86455</text:p>
          </table:table-cell>
          <table:table-cell office:value-type="float" office:value="-0.52">
            <text:p>-0.5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1159">
            <text:p>-2.61159</text:p>
          </table:table-cell>
          <table:table-cell office:value-type="float" office:value="-0.1">
            <text:p>-0.1</text:p>
          </table:table-cell>
          <table:table-cell office:value-type="float" office:value="0.08625">
            <text:p>0.08625</text:p>
          </table:table-cell>
          <table:table-cell office:value-type="float" office:value="-0.50365">
            <text:p>-0.50365</text:p>
          </table:table-cell>
          <table:table-cell office:value-type="float" office:value="0.85959">
            <text:p>0.85959</text:p>
          </table:table-cell>
          <table:table-cell office:value-type="float" office:value="-0.53">
            <text:p>-0.5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60159">
            <text:p>-2.60159</text:p>
          </table:table-cell>
          <table:table-cell office:value-type="float" office:value="-0.1">
            <text:p>-0.1</text:p>
          </table:table-cell>
          <table:table-cell office:value-type="float" office:value="0.08574">
            <text:p>0.08574</text:p>
          </table:table-cell>
          <table:table-cell office:value-type="float" office:value="-0.51224">
            <text:p>-0.51224</text:p>
          </table:table-cell>
          <table:table-cell office:value-type="float" office:value="0.85455">
            <text:p>0.85455</text:p>
          </table:table-cell>
          <table:table-cell office:value-type="float" office:value="-0.54">
            <text:p>-0.5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9159">
            <text:p>-2.59159</text:p>
          </table:table-cell>
          <table:table-cell office:value-type="float" office:value="-0.1">
            <text:p>-0.1</text:p>
          </table:table-cell>
          <table:table-cell office:value-type="float" office:value="0.08523">
            <text:p>0.08523</text:p>
          </table:table-cell>
          <table:table-cell office:value-type="float" office:value="-0.52079">
            <text:p>-0.52079</text:p>
          </table:table-cell>
          <table:table-cell office:value-type="float" office:value="0.84942">
            <text:p>0.84942</text:p>
          </table:table-cell>
          <table:table-cell office:value-type="float" office:value="-0.55">
            <text:p>-0.5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8159">
            <text:p>-2.58159</text:p>
          </table:table-cell>
          <table:table-cell office:value-type="float" office:value="-0.1">
            <text:p>-0.1</text:p>
          </table:table-cell>
          <table:table-cell office:value-type="float" office:value="0.0847">
            <text:p>0.0847</text:p>
          </table:table-cell>
          <table:table-cell office:value-type="float" office:value="-0.52928">
            <text:p>-0.52928</text:p>
          </table:table-cell>
          <table:table-cell office:value-type="float" office:value="0.84421">
            <text:p>0.84421</text:p>
          </table:table-cell>
          <table:table-cell office:value-type="float" office:value="-0.56">
            <text:p>-0.5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7159">
            <text:p>-2.57159</text:p>
          </table:table-cell>
          <table:table-cell office:value-type="float" office:value="-0.1">
            <text:p>-0.1</text:p>
          </table:table-cell>
          <table:table-cell office:value-type="float" office:value="0.08417">
            <text:p>0.08417</text:p>
          </table:table-cell>
          <table:table-cell office:value-type="float" office:value="-0.53772">
            <text:p>-0.53772</text:p>
          </table:table-cell>
          <table:table-cell office:value-type="float" office:value="0.83891">
            <text:p>0.83891</text:p>
          </table:table-cell>
          <table:table-cell office:value-type="float" office:value="-0.57">
            <text:p>-0.5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6159">
            <text:p>-2.56159</text:p>
          </table:table-cell>
          <table:table-cell office:value-type="float" office:value="-0.1">
            <text:p>-0.1</text:p>
          </table:table-cell>
          <table:table-cell office:value-type="float" office:value="0.08363">
            <text:p>0.08363</text:p>
          </table:table-cell>
          <table:table-cell office:value-type="float" office:value="-0.5461">
            <text:p>-0.5461</text:p>
          </table:table-cell>
          <table:table-cell office:value-type="float" office:value="0.83353">
            <text:p>0.83353</text:p>
          </table:table-cell>
          <table:table-cell office:value-type="float" office:value="-0.58">
            <text:p>-0.5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5159">
            <text:p>-2.55159</text:p>
          </table:table-cell>
          <table:table-cell office:value-type="float" office:value="-0.1">
            <text:p>-0.1</text:p>
          </table:table-cell>
          <table:table-cell office:value-type="float" office:value="0.08308">
            <text:p>0.08308</text:p>
          </table:table-cell>
          <table:table-cell office:value-type="float" office:value="-0.55444">
            <text:p>-0.55444</text:p>
          </table:table-cell>
          <table:table-cell office:value-type="float" office:value="0.82807">
            <text:p>0.82807</text:p>
          </table:table-cell>
          <table:table-cell office:value-type="float" office:value="-0.59">
            <text:p>-0.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4159">
            <text:p>-2.54159</text:p>
          </table:table-cell>
          <table:table-cell office:value-type="float" office:value="-0.1">
            <text:p>-0.1</text:p>
          </table:table-cell>
          <table:table-cell office:value-type="float" office:value="0.08253">
            <text:p>0.08253</text:p>
          </table:table-cell>
          <table:table-cell office:value-type="float" office:value="-0.56272">
            <text:p>-0.56272</text:p>
          </table:table-cell>
          <table:table-cell office:value-type="float" office:value="0.82252">
            <text:p>0.82252</text:p>
          </table:table-cell>
          <table:table-cell office:value-type="float" office:value="-0.6">
            <text:p>-0.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3159">
            <text:p>-2.53159</text:p>
          </table:table-cell>
          <table:table-cell office:value-type="float" office:value="-0.1">
            <text:p>-0.1</text:p>
          </table:table-cell>
          <table:table-cell office:value-type="float" office:value="0.08196">
            <text:p>0.08196</text:p>
          </table:table-cell>
          <table:table-cell office:value-type="float" office:value="-0.57094">
            <text:p>-0.57094</text:p>
          </table:table-cell>
          <table:table-cell office:value-type="float" office:value="0.81689">
            <text:p>0.81689</text:p>
          </table:table-cell>
          <table:table-cell office:value-type="float" office:value="-0.61">
            <text:p>-0.6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2159">
            <text:p>-2.52159</text:p>
          </table:table-cell>
          <table:table-cell office:value-type="float" office:value="-0.1">
            <text:p>-0.1</text:p>
          </table:table-cell>
          <table:table-cell office:value-type="float" office:value="0.08139">
            <text:p>0.08139</text:p>
          </table:table-cell>
          <table:table-cell office:value-type="float" office:value="-0.57911">
            <text:p>-0.57911</text:p>
          </table:table-cell>
          <table:table-cell office:value-type="float" office:value="0.81118">
            <text:p>0.81118</text:p>
          </table:table-cell>
          <table:table-cell office:value-type="float" office:value="-0.62">
            <text:p>-0.6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1159">
            <text:p>-2.51159</text:p>
          </table:table-cell>
          <table:table-cell office:value-type="float" office:value="-0.1">
            <text:p>-0.1</text:p>
          </table:table-cell>
          <table:table-cell office:value-type="float" office:value="0.08081">
            <text:p>0.08081</text:p>
          </table:table-cell>
          <table:table-cell office:value-type="float" office:value="-0.58722">
            <text:p>-0.58722</text:p>
          </table:table-cell>
          <table:table-cell office:value-type="float" office:value="0.80539">
            <text:p>0.80539</text:p>
          </table:table-cell>
          <table:table-cell office:value-type="float" office:value="-0.63">
            <text:p>-0.6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50159">
            <text:p>-2.50159</text:p>
          </table:table-cell>
          <table:table-cell office:value-type="float" office:value="-0.1">
            <text:p>-0.1</text:p>
          </table:table-cell>
          <table:table-cell office:value-type="float" office:value="0.08022">
            <text:p>0.08022</text:p>
          </table:table-cell>
          <table:table-cell office:value-type="float" office:value="-0.59527">
            <text:p>-0.59527</text:p>
          </table:table-cell>
          <table:table-cell office:value-type="float" office:value="0.79951">
            <text:p>0.79951</text:p>
          </table:table-cell>
          <table:table-cell office:value-type="float" office:value="-0.64">
            <text:p>-0.6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9159">
            <text:p>-2.49159</text:p>
          </table:table-cell>
          <table:table-cell office:value-type="float" office:value="-0.1">
            <text:p>-0.1</text:p>
          </table:table-cell>
          <table:table-cell office:value-type="float" office:value="0.07962">
            <text:p>0.07962</text:p>
          </table:table-cell>
          <table:table-cell office:value-type="float" office:value="-0.60327">
            <text:p>-0.60327</text:p>
          </table:table-cell>
          <table:table-cell office:value-type="float" office:value="0.79356">
            <text:p>0.79356</text:p>
          </table:table-cell>
          <table:table-cell office:value-type="float" office:value="-0.65">
            <text:p>-0.6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8159">
            <text:p>-2.48159</text:p>
          </table:table-cell>
          <table:table-cell office:value-type="float" office:value="-0.1">
            <text:p>-0.1</text:p>
          </table:table-cell>
          <table:table-cell office:value-type="float" office:value="0.07902">
            <text:p>0.07902</text:p>
          </table:table-cell>
          <table:table-cell office:value-type="float" office:value="-0.6112">
            <text:p>-0.6112</text:p>
          </table:table-cell>
          <table:table-cell office:value-type="float" office:value="0.78752">
            <text:p>0.78752</text:p>
          </table:table-cell>
          <table:table-cell office:value-type="float" office:value="-0.66">
            <text:p>-0.6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7159">
            <text:p>-2.47159</text:p>
          </table:table-cell>
          <table:table-cell office:value-type="float" office:value="-0.1">
            <text:p>-0.1</text:p>
          </table:table-cell>
          <table:table-cell office:value-type="float" office:value="0.0784">
            <text:p>0.0784</text:p>
          </table:table-cell>
          <table:table-cell office:value-type="float" office:value="-0.61907">
            <text:p>-0.61907</text:p>
          </table:table-cell>
          <table:table-cell office:value-type="float" office:value="0.78141">
            <text:p>0.78141</text:p>
          </table:table-cell>
          <table:table-cell office:value-type="float" office:value="-0.67">
            <text:p>-0.6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6159">
            <text:p>-2.46159</text:p>
          </table:table-cell>
          <table:table-cell office:value-type="float" office:value="-0.1">
            <text:p>-0.1</text:p>
          </table:table-cell>
          <table:table-cell office:value-type="float" office:value="0.07778">
            <text:p>0.07778</text:p>
          </table:table-cell>
          <table:table-cell office:value-type="float" office:value="-0.62689">
            <text:p>-0.62689</text:p>
          </table:table-cell>
          <table:table-cell office:value-type="float" office:value="0.77522">
            <text:p>0.77522</text:p>
          </table:table-cell>
          <table:table-cell office:value-type="float" office:value="-0.68">
            <text:p>-0.6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5159">
            <text:p>-2.45159</text:p>
          </table:table-cell>
          <table:table-cell office:value-type="float" office:value="-0.1">
            <text:p>-0.1</text:p>
          </table:table-cell>
          <table:table-cell office:value-type="float" office:value="0.07715">
            <text:p>0.07715</text:p>
          </table:table-cell>
          <table:table-cell office:value-type="float" office:value="-0.63464">
            <text:p>-0.63464</text:p>
          </table:table-cell>
          <table:table-cell office:value-type="float" office:value="0.76895">
            <text:p>0.76895</text:p>
          </table:table-cell>
          <table:table-cell office:value-type="float" office:value="-0.69">
            <text:p>-0.6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4159">
            <text:p>-2.44159</text:p>
          </table:table-cell>
          <table:table-cell office:value-type="float" office:value="-0.1">
            <text:p>-0.1</text:p>
          </table:table-cell>
          <table:table-cell office:value-type="float" office:value="0.07652">
            <text:p>0.07652</text:p>
          </table:table-cell>
          <table:table-cell office:value-type="float" office:value="-0.64233">
            <text:p>-0.64233</text:p>
          </table:table-cell>
          <table:table-cell office:value-type="float" office:value="0.7626">
            <text:p>0.7626</text:p>
          </table:table-cell>
          <table:table-cell office:value-type="float" office:value="-0.7">
            <text:p>-0.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3159">
            <text:p>-2.43159</text:p>
          </table:table-cell>
          <table:table-cell office:value-type="float" office:value="-0.1">
            <text:p>-0.1</text:p>
          </table:table-cell>
          <table:table-cell office:value-type="float" office:value="0.07587">
            <text:p>0.07587</text:p>
          </table:table-cell>
          <table:table-cell office:value-type="float" office:value="-0.64995">
            <text:p>-0.64995</text:p>
          </table:table-cell>
          <table:table-cell office:value-type="float" office:value="0.75618">
            <text:p>0.75618</text:p>
          </table:table-cell>
          <table:table-cell office:value-type="float" office:value="-0.71">
            <text:p>-0.7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2159">
            <text:p>-2.42159</text:p>
          </table:table-cell>
          <table:table-cell office:value-type="float" office:value="-0.1">
            <text:p>-0.1</text:p>
          </table:table-cell>
          <table:table-cell office:value-type="float" office:value="0.07522">
            <text:p>0.07522</text:p>
          </table:table-cell>
          <table:table-cell office:value-type="float" office:value="-0.65752">
            <text:p>-0.65752</text:p>
          </table:table-cell>
          <table:table-cell office:value-type="float" office:value="0.74968">
            <text:p>0.74968</text:p>
          </table:table-cell>
          <table:table-cell office:value-type="float" office:value="-0.72">
            <text:p>-0.7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1159">
            <text:p>-2.41159</text:p>
          </table:table-cell>
          <table:table-cell office:value-type="float" office:value="-0.1">
            <text:p>-0.1</text:p>
          </table:table-cell>
          <table:table-cell office:value-type="float" office:value="0.07456">
            <text:p>0.07456</text:p>
          </table:table-cell>
          <table:table-cell office:value-type="float" office:value="-0.66501">
            <text:p>-0.66501</text:p>
          </table:table-cell>
          <table:table-cell office:value-type="float" office:value="0.7431">
            <text:p>0.7431</text:p>
          </table:table-cell>
          <table:table-cell office:value-type="float" office:value="-0.73">
            <text:p>-0.7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40159">
            <text:p>-2.40159</text:p>
          </table:table-cell>
          <table:table-cell office:value-type="float" office:value="-0.1">
            <text:p>-0.1</text:p>
          </table:table-cell>
          <table:table-cell office:value-type="float" office:value="0.07389">
            <text:p>0.07389</text:p>
          </table:table-cell>
          <table:table-cell office:value-type="float" office:value="-0.67244">
            <text:p>-0.67244</text:p>
          </table:table-cell>
          <table:table-cell office:value-type="float" office:value="0.73645">
            <text:p>0.73645</text:p>
          </table:table-cell>
          <table:table-cell office:value-type="float" office:value="-0.74">
            <text:p>-0.7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9159">
            <text:p>-2.39159</text:p>
          </table:table-cell>
          <table:table-cell office:value-type="float" office:value="-0.1">
            <text:p>-0.1</text:p>
          </table:table-cell>
          <table:table-cell office:value-type="float" office:value="0.07322">
            <text:p>0.07322</text:p>
          </table:table-cell>
          <table:table-cell office:value-type="float" office:value="-0.67981">
            <text:p>-0.67981</text:p>
          </table:table-cell>
          <table:table-cell office:value-type="float" office:value="0.72973">
            <text:p>0.72973</text:p>
          </table:table-cell>
          <table:table-cell office:value-type="float" office:value="-0.75">
            <text:p>-0.7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8159">
            <text:p>-2.38159</text:p>
          </table:table-cell>
          <table:table-cell office:value-type="float" office:value="-0.1">
            <text:p>-0.1</text:p>
          </table:table-cell>
          <table:table-cell office:value-type="float" office:value="0.07253">
            <text:p>0.07253</text:p>
          </table:table-cell>
          <table:table-cell office:value-type="float" office:value="-0.68711">
            <text:p>-0.68711</text:p>
          </table:table-cell>
          <table:table-cell office:value-type="float" office:value="0.72293">
            <text:p>0.72293</text:p>
          </table:table-cell>
          <table:table-cell office:value-type="float" office:value="-0.76">
            <text:p>-0.7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7159">
            <text:p>-2.37159</text:p>
          </table:table-cell>
          <table:table-cell office:value-type="float" office:value="-0.1">
            <text:p>-0.1</text:p>
          </table:table-cell>
          <table:table-cell office:value-type="float" office:value="0.07185">
            <text:p>0.07185</text:p>
          </table:table-cell>
          <table:table-cell office:value-type="float" office:value="-0.69434">
            <text:p>-0.69434</text:p>
          </table:table-cell>
          <table:table-cell office:value-type="float" office:value="0.71606">
            <text:p>0.71606</text:p>
          </table:table-cell>
          <table:table-cell office:value-type="float" office:value="-0.77">
            <text:p>-0.7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6159">
            <text:p>-2.36159</text:p>
          </table:table-cell>
          <table:table-cell office:value-type="float" office:value="-0.1">
            <text:p>-0.1</text:p>
          </table:table-cell>
          <table:table-cell office:value-type="float" office:value="0.07115">
            <text:p>0.07115</text:p>
          </table:table-cell>
          <table:table-cell office:value-type="float" office:value="-0.7015">
            <text:p>-0.7015</text:p>
          </table:table-cell>
          <table:table-cell office:value-type="float" office:value="0.70911">
            <text:p>0.70911</text:p>
          </table:table-cell>
          <table:table-cell office:value-type="float" office:value="-0.78">
            <text:p>-0.7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5159">
            <text:p>-2.35159</text:p>
          </table:table-cell>
          <table:table-cell office:value-type="float" office:value="-0.1">
            <text:p>-0.1</text:p>
          </table:table-cell>
          <table:table-cell office:value-type="float" office:value="0.07044">
            <text:p>0.07044</text:p>
          </table:table-cell>
          <table:table-cell office:value-type="float" office:value="-0.70859">
            <text:p>-0.70859</text:p>
          </table:table-cell>
          <table:table-cell office:value-type="float" office:value="0.7021">
            <text:p>0.7021</text:p>
          </table:table-cell>
          <table:table-cell office:value-type="float" office:value="-0.79">
            <text:p>-0.7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4159">
            <text:p>-2.34159</text:p>
          </table:table-cell>
          <table:table-cell office:value-type="float" office:value="-0.1">
            <text:p>-0.1</text:p>
          </table:table-cell>
          <table:table-cell office:value-type="float" office:value="0.06973">
            <text:p>0.06973</text:p>
          </table:table-cell>
          <table:table-cell office:value-type="float" office:value="-0.71561">
            <text:p>-0.71561</text:p>
          </table:table-cell>
          <table:table-cell office:value-type="float" office:value="0.69501">
            <text:p>0.6950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3159">
            <text:p>-2.33159</text:p>
          </table:table-cell>
          <table:table-cell office:value-type="float" office:value="-0.1">
            <text:p>-0.1</text:p>
          </table:table-cell>
          <table:table-cell office:value-type="float" office:value="0.06902">
            <text:p>0.06902</text:p>
          </table:table-cell>
          <table:table-cell office:value-type="float" office:value="-0.72256">
            <text:p>-0.72256</text:p>
          </table:table-cell>
          <table:table-cell office:value-type="float" office:value="0.68785">
            <text:p>0.68785</text:p>
          </table:table-cell>
          <table:table-cell office:value-type="float" office:value="-0.81">
            <text:p>-0.8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2159">
            <text:p>-2.32159</text:p>
          </table:table-cell>
          <table:table-cell office:value-type="float" office:value="-0.1">
            <text:p>-0.1</text:p>
          </table:table-cell>
          <table:table-cell office:value-type="float" office:value="0.06829">
            <text:p>0.06829</text:p>
          </table:table-cell>
          <table:table-cell office:value-type="float" office:value="-0.72944">
            <text:p>-0.72944</text:p>
          </table:table-cell>
          <table:table-cell office:value-type="float" office:value="0.68063">
            <text:p>0.68063</text:p>
          </table:table-cell>
          <table:table-cell office:value-type="float" office:value="-0.82">
            <text:p>-0.8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1159">
            <text:p>-2.31159</text:p>
          </table:table-cell>
          <table:table-cell office:value-type="float" office:value="-0.1">
            <text:p>-0.1</text:p>
          </table:table-cell>
          <table:table-cell office:value-type="float" office:value="0.06756">
            <text:p>0.06756</text:p>
          </table:table-cell>
          <table:table-cell office:value-type="float" office:value="-0.73625">
            <text:p>-0.73625</text:p>
          </table:table-cell>
          <table:table-cell office:value-type="float" office:value="0.67333">
            <text:p>0.67333</text:p>
          </table:table-cell>
          <table:table-cell office:value-type="float" office:value="-0.83">
            <text:p>-0.8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30159">
            <text:p>-2.30159</text:p>
          </table:table-cell>
          <table:table-cell office:value-type="float" office:value="-0.1">
            <text:p>-0.1</text:p>
          </table:table-cell>
          <table:table-cell office:value-type="float" office:value="0.06682">
            <text:p>0.06682</text:p>
          </table:table-cell>
          <table:table-cell office:value-type="float" office:value="-0.74298">
            <text:p>-0.74298</text:p>
          </table:table-cell>
          <table:table-cell office:value-type="float" office:value="0.66597">
            <text:p>0.66597</text:p>
          </table:table-cell>
          <table:table-cell office:value-type="float" office:value="-0.84">
            <text:p>-0.8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9159">
            <text:p>-2.29159</text:p>
          </table:table-cell>
          <table:table-cell office:value-type="float" office:value="-0.1">
            <text:p>-0.1</text:p>
          </table:table-cell>
          <table:table-cell office:value-type="float" office:value="0.06607">
            <text:p>0.06607</text:p>
          </table:table-cell>
          <table:table-cell office:value-type="float" office:value="-0.74964">
            <text:p>-0.74964</text:p>
          </table:table-cell>
          <table:table-cell office:value-type="float" office:value="0.65854">
            <text:p>0.65854</text:p>
          </table:table-cell>
          <table:table-cell office:value-type="float" office:value="-0.85">
            <text:p>-0.8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8159">
            <text:p>-2.28159</text:p>
          </table:table-cell>
          <table:table-cell office:value-type="float" office:value="-0.1">
            <text:p>-0.1</text:p>
          </table:table-cell>
          <table:table-cell office:value-type="float" office:value="0.06532">
            <text:p>0.06532</text:p>
          </table:table-cell>
          <table:table-cell office:value-type="float" office:value="-0.75622">
            <text:p>-0.75622</text:p>
          </table:table-cell>
          <table:table-cell office:value-type="float" office:value="0.65104">
            <text:p>0.65104</text:p>
          </table:table-cell>
          <table:table-cell office:value-type="float" office:value="-0.86">
            <text:p>-0.8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7159">
            <text:p>-2.27159</text:p>
          </table:table-cell>
          <table:table-cell office:value-type="float" office:value="-0.1">
            <text:p>-0.1</text:p>
          </table:table-cell>
          <table:table-cell office:value-type="float" office:value="0.06456">
            <text:p>0.06456</text:p>
          </table:table-cell>
          <table:table-cell office:value-type="float" office:value="-0.76273">
            <text:p>-0.76273</text:p>
          </table:table-cell>
          <table:table-cell office:value-type="float" office:value="0.64348">
            <text:p>0.64348</text:p>
          </table:table-cell>
          <table:table-cell office:value-type="float" office:value="-0.87">
            <text:p>-0.8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6159">
            <text:p>-2.26159</text:p>
          </table:table-cell>
          <table:table-cell office:value-type="float" office:value="-0.1">
            <text:p>-0.1</text:p>
          </table:table-cell>
          <table:table-cell office:value-type="float" office:value="0.0638">
            <text:p>0.0638</text:p>
          </table:table-cell>
          <table:table-cell office:value-type="float" office:value="-0.76917">
            <text:p>-0.76917</text:p>
          </table:table-cell>
          <table:table-cell office:value-type="float" office:value="0.63585">
            <text:p>0.63585</text:p>
          </table:table-cell>
          <table:table-cell office:value-type="float" office:value="-0.88">
            <text:p>-0.8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5159">
            <text:p>-2.25159</text:p>
          </table:table-cell>
          <table:table-cell office:value-type="float" office:value="-0.1">
            <text:p>-0.1</text:p>
          </table:table-cell>
          <table:table-cell office:value-type="float" office:value="0.06303">
            <text:p>0.06303</text:p>
          </table:table-cell>
          <table:table-cell office:value-type="float" office:value="-0.77553">
            <text:p>-0.77553</text:p>
          </table:table-cell>
          <table:table-cell office:value-type="float" office:value="0.62816">
            <text:p>0.62816</text:p>
          </table:table-cell>
          <table:table-cell office:value-type="float" office:value="-0.89">
            <text:p>-0.8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4159">
            <text:p>-2.24159</text:p>
          </table:table-cell>
          <table:table-cell office:value-type="float" office:value="-0.1">
            <text:p>-0.1</text:p>
          </table:table-cell>
          <table:table-cell office:value-type="float" office:value="0.06225">
            <text:p>0.06225</text:p>
          </table:table-cell>
          <table:table-cell office:value-type="float" office:value="-0.78181">
            <text:p>-0.78181</text:p>
          </table:table-cell>
          <table:table-cell office:value-type="float" office:value="0.6204">
            <text:p>0.6204</text:p>
          </table:table-cell>
          <table:table-cell office:value-type="float" office:value="-0.9">
            <text:p>-0.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3159">
            <text:p>-2.23159</text:p>
          </table:table-cell>
          <table:table-cell office:value-type="float" office:value="-0.1">
            <text:p>-0.1</text:p>
          </table:table-cell>
          <table:table-cell office:value-type="float" office:value="0.06146">
            <text:p>0.06146</text:p>
          </table:table-cell>
          <table:table-cell office:value-type="float" office:value="-0.78801">
            <text:p>-0.78801</text:p>
          </table:table-cell>
          <table:table-cell office:value-type="float" office:value="0.61259">
            <text:p>0.61259</text:p>
          </table:table-cell>
          <table:table-cell office:value-type="float" office:value="-0.91">
            <text:p>-0.9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2159">
            <text:p>-2.22159</text:p>
          </table:table-cell>
          <table:table-cell office:value-type="float" office:value="-0.1">
            <text:p>-0.1</text:p>
          </table:table-cell>
          <table:table-cell office:value-type="float" office:value="0.06067">
            <text:p>0.06067</text:p>
          </table:table-cell>
          <table:table-cell office:value-type="float" office:value="-0.79414">
            <text:p>-0.79414</text:p>
          </table:table-cell>
          <table:table-cell office:value-type="float" office:value="0.6047">
            <text:p>0.6047</text:p>
          </table:table-cell>
          <table:table-cell office:value-type="float" office:value="-0.92">
            <text:p>-0.9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1159">
            <text:p>-2.21159</text:p>
          </table:table-cell>
          <table:table-cell office:value-type="float" office:value="-0.1">
            <text:p>-0.1</text:p>
          </table:table-cell>
          <table:table-cell office:value-type="float" office:value="0.05988">
            <text:p>0.05988</text:p>
          </table:table-cell>
          <table:table-cell office:value-type="float" office:value="-0.80018">
            <text:p>-0.80018</text:p>
          </table:table-cell>
          <table:table-cell office:value-type="float" office:value="0.59676">
            <text:p>0.59676</text:p>
          </table:table-cell>
          <table:table-cell office:value-type="float" office:value="-0.93">
            <text:p>-0.9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20159">
            <text:p>-2.20159</text:p>
          </table:table-cell>
          <table:table-cell office:value-type="float" office:value="-0.1">
            <text:p>-0.1</text:p>
          </table:table-cell>
          <table:table-cell office:value-type="float" office:value="0.05907">
            <text:p>0.05907</text:p>
          </table:table-cell>
          <table:table-cell office:value-type="float" office:value="-0.80615">
            <text:p>-0.80615</text:p>
          </table:table-cell>
          <table:table-cell office:value-type="float" office:value="0.58876">
            <text:p>0.58876</text:p>
          </table:table-cell>
          <table:table-cell office:value-type="float" office:value="-0.94">
            <text:p>-0.9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9159">
            <text:p>-2.19159</text:p>
          </table:table-cell>
          <table:table-cell office:value-type="float" office:value="-0.1">
            <text:p>-0.1</text:p>
          </table:table-cell>
          <table:table-cell office:value-type="float" office:value="0.05826">
            <text:p>0.05826</text:p>
          </table:table-cell>
          <table:table-cell office:value-type="float" office:value="-0.81203">
            <text:p>-0.81203</text:p>
          </table:table-cell>
          <table:table-cell office:value-type="float" office:value="0.58069">
            <text:p>0.58069</text:p>
          </table:table-cell>
          <table:table-cell office:value-type="float" office:value="-0.95">
            <text:p>-0.9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8159">
            <text:p>-2.18159</text:p>
          </table:table-cell>
          <table:table-cell office:value-type="float" office:value="-0.1">
            <text:p>-0.1</text:p>
          </table:table-cell>
          <table:table-cell office:value-type="float" office:value="0.05745">
            <text:p>0.05745</text:p>
          </table:table-cell>
          <table:table-cell office:value-type="float" office:value="-0.81784">
            <text:p>-0.81784</text:p>
          </table:table-cell>
          <table:table-cell office:value-type="float" office:value="0.57257">
            <text:p>0.57257</text:p>
          </table:table-cell>
          <table:table-cell office:value-type="float" office:value="-0.96">
            <text:p>-0.9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7159">
            <text:p>-2.17159</text:p>
          </table:table-cell>
          <table:table-cell office:value-type="float" office:value="-0.1">
            <text:p>-0.1</text:p>
          </table:table-cell>
          <table:table-cell office:value-type="float" office:value="0.05663">
            <text:p>0.05663</text:p>
          </table:table-cell>
          <table:table-cell office:value-type="float" office:value="-0.82356">
            <text:p>-0.82356</text:p>
          </table:table-cell>
          <table:table-cell office:value-type="float" office:value="0.56439">
            <text:p>0.56439</text:p>
          </table:table-cell>
          <table:table-cell office:value-type="float" office:value="-0.97">
            <text:p>-0.9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6159">
            <text:p>-2.16159</text:p>
          </table:table-cell>
          <table:table-cell office:value-type="float" office:value="-0.1">
            <text:p>-0.1</text:p>
          </table:table-cell>
          <table:table-cell office:value-type="float" office:value="0.0558">
            <text:p>0.0558</text:p>
          </table:table-cell>
          <table:table-cell office:value-type="float" office:value="-0.8292">
            <text:p>-0.8292</text:p>
          </table:table-cell>
          <table:table-cell office:value-type="float" office:value="0.55615">
            <text:p>0.55615</text:p>
          </table:table-cell>
          <table:table-cell office:value-type="float" office:value="-0.98">
            <text:p>-0.9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5159">
            <text:p>-2.15159</text:p>
          </table:table-cell>
          <table:table-cell office:value-type="float" office:value="-0.1">
            <text:p>-0.1</text:p>
          </table:table-cell>
          <table:table-cell office:value-type="float" office:value="0.05497">
            <text:p>0.05497</text:p>
          </table:table-cell>
          <table:table-cell office:value-type="float" office:value="-0.83476">
            <text:p>-0.83476</text:p>
          </table:table-cell>
          <table:table-cell office:value-type="float" office:value="0.54786">
            <text:p>0.54786</text:p>
          </table:table-cell>
          <table:table-cell office:value-type="float" office:value="-0.99">
            <text:p>-0.9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4159">
            <text:p>-2.14159</text:p>
          </table:table-cell>
          <table:table-cell office:value-type="float" office:value="-0.1">
            <text:p>-0.1</text:p>
          </table:table-cell>
          <table:table-cell office:value-type="float" office:value="0.05413">
            <text:p>0.05413</text:p>
          </table:table-cell>
          <table:table-cell office:value-type="float" office:value="-0.84024">
            <text:p>-0.84024</text:p>
          </table:table-cell>
          <table:table-cell office:value-type="float" office:value="0.53951">
            <text:p>0.53951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3159">
            <text:p>-2.13159</text:p>
          </table:table-cell>
          <table:table-cell office:value-type="float" office:value="-0.1">
            <text:p>-0.1</text:p>
          </table:table-cell>
          <table:table-cell office:value-type="float" office:value="0.05329">
            <text:p>0.05329</text:p>
          </table:table-cell>
          <table:table-cell office:value-type="float" office:value="-0.84563">
            <text:p>-0.84563</text:p>
          </table:table-cell>
          <table:table-cell office:value-type="float" office:value="0.53111">
            <text:p>0.53111</text:p>
          </table:table-cell>
          <table:table-cell office:value-type="float" office:value="-1.01">
            <text:p>-1.0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2159">
            <text:p>-2.12159</text:p>
          </table:table-cell>
          <table:table-cell office:value-type="float" office:value="-0.1">
            <text:p>-0.1</text:p>
          </table:table-cell>
          <table:table-cell office:value-type="float" office:value="0.05244">
            <text:p>0.05244</text:p>
          </table:table-cell>
          <table:table-cell office:value-type="float" office:value="-0.85094">
            <text:p>-0.85094</text:p>
          </table:table-cell>
          <table:table-cell office:value-type="float" office:value="0.52265">
            <text:p>0.52265</text:p>
          </table:table-cell>
          <table:table-cell office:value-type="float" office:value="-1.02">
            <text:p>-1.0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1159">
            <text:p>-2.11159</text:p>
          </table:table-cell>
          <table:table-cell office:value-type="float" office:value="-0.1">
            <text:p>-0.1</text:p>
          </table:table-cell>
          <table:table-cell office:value-type="float" office:value="0.05159">
            <text:p>0.05159</text:p>
          </table:table-cell>
          <table:table-cell office:value-type="float" office:value="-0.85616">
            <text:p>-0.85616</text:p>
          </table:table-cell>
          <table:table-cell office:value-type="float" office:value="0.51413">
            <text:p>0.51413</text:p>
          </table:table-cell>
          <table:table-cell office:value-type="float" office:value="-1.03">
            <text:p>-1.0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10159">
            <text:p>-2.10159</text:p>
          </table:table-cell>
          <table:table-cell office:value-type="float" office:value="-0.1">
            <text:p>-0.1</text:p>
          </table:table-cell>
          <table:table-cell office:value-type="float" office:value="0.05073">
            <text:p>0.05073</text:p>
          </table:table-cell>
          <table:table-cell office:value-type="float" office:value="-0.86129">
            <text:p>-0.86129</text:p>
          </table:table-cell>
          <table:table-cell office:value-type="float" office:value="0.50557">
            <text:p>0.50557</text:p>
          </table:table-cell>
          <table:table-cell office:value-type="float" office:value="-1.04">
            <text:p>-1.0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9159">
            <text:p>-2.09159</text:p>
          </table:table-cell>
          <table:table-cell office:value-type="float" office:value="-0.1">
            <text:p>-0.1</text:p>
          </table:table-cell>
          <table:table-cell office:value-type="float" office:value="0.04986">
            <text:p>0.04986</text:p>
          </table:table-cell>
          <table:table-cell office:value-type="float" office:value="-0.86634">
            <text:p>-0.86634</text:p>
          </table:table-cell>
          <table:table-cell office:value-type="float" office:value="0.49695">
            <text:p>0.49695</text:p>
          </table:table-cell>
          <table:table-cell office:value-type="float" office:value="-1.05">
            <text:p>-1.0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8159">
            <text:p>-2.08159</text:p>
          </table:table-cell>
          <table:table-cell office:value-type="float" office:value="-0.1">
            <text:p>-0.1</text:p>
          </table:table-cell>
          <table:table-cell office:value-type="float" office:value="0.04899">
            <text:p>0.04899</text:p>
          </table:table-cell>
          <table:table-cell office:value-type="float" office:value="-0.87131">
            <text:p>-0.87131</text:p>
          </table:table-cell>
          <table:table-cell office:value-type="float" office:value="0.48829">
            <text:p>0.48829</text:p>
          </table:table-cell>
          <table:table-cell office:value-type="float" office:value="-1.06">
            <text:p>-1.0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7159">
            <text:p>-2.07159</text:p>
          </table:table-cell>
          <table:table-cell office:value-type="float" office:value="-0.1">
            <text:p>-0.1</text:p>
          </table:table-cell>
          <table:table-cell office:value-type="float" office:value="0.04812">
            <text:p>0.04812</text:p>
          </table:table-cell>
          <table:table-cell office:value-type="float" office:value="-0.87618">
            <text:p>-0.87618</text:p>
          </table:table-cell>
          <table:table-cell office:value-type="float" office:value="0.47957">
            <text:p>0.47957</text:p>
          </table:table-cell>
          <table:table-cell office:value-type="float" office:value="-1.07">
            <text:p>-1.0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6159">
            <text:p>-2.06159</text:p>
          </table:table-cell>
          <table:table-cell office:value-type="float" office:value="-0.1">
            <text:p>-0.1</text:p>
          </table:table-cell>
          <table:table-cell office:value-type="float" office:value="0.04724">
            <text:p>0.04724</text:p>
          </table:table-cell>
          <table:table-cell office:value-type="float" office:value="-0.88097">
            <text:p>-0.88097</text:p>
          </table:table-cell>
          <table:table-cell office:value-type="float" office:value="0.4708">
            <text:p>0.4708</text:p>
          </table:table-cell>
          <table:table-cell office:value-type="float" office:value="-1.08">
            <text:p>-1.0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5159">
            <text:p>-2.05159</text:p>
          </table:table-cell>
          <table:table-cell office:value-type="float" office:value="-0.1">
            <text:p>-0.1</text:p>
          </table:table-cell>
          <table:table-cell office:value-type="float" office:value="0.04635">
            <text:p>0.04635</text:p>
          </table:table-cell>
          <table:table-cell office:value-type="float" office:value="-0.88567">
            <text:p>-0.88567</text:p>
          </table:table-cell>
          <table:table-cell office:value-type="float" office:value="0.46199">
            <text:p>0.46199</text:p>
          </table:table-cell>
          <table:table-cell office:value-type="float" office:value="-1.09">
            <text:p>-1.0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4159">
            <text:p>-2.04159</text:p>
          </table:table-cell>
          <table:table-cell office:value-type="float" office:value="-0.1">
            <text:p>-0.1</text:p>
          </table:table-cell>
          <table:table-cell office:value-type="float" office:value="0.04546">
            <text:p>0.04546</text:p>
          </table:table-cell>
          <table:table-cell office:value-type="float" office:value="-0.89029">
            <text:p>-0.89029</text:p>
          </table:table-cell>
          <table:table-cell office:value-type="float" office:value="0.45313">
            <text:p>0.45313</text:p>
          </table:table-cell>
          <table:table-cell office:value-type="float" office:value="-1.1">
            <text:p>-1.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3159">
            <text:p>-2.03159</text:p>
          </table:table-cell>
          <table:table-cell office:value-type="float" office:value="-0.1">
            <text:p>-0.1</text:p>
          </table:table-cell>
          <table:table-cell office:value-type="float" office:value="0.04457">
            <text:p>0.04457</text:p>
          </table:table-cell>
          <table:table-cell office:value-type="float" office:value="-0.89481">
            <text:p>-0.89481</text:p>
          </table:table-cell>
          <table:table-cell office:value-type="float" office:value="0.44422">
            <text:p>0.44422</text:p>
          </table:table-cell>
          <table:table-cell office:value-type="float" office:value="-1.11">
            <text:p>-1.1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2159">
            <text:p>-2.02159</text:p>
          </table:table-cell>
          <table:table-cell office:value-type="float" office:value="-0.1">
            <text:p>-0.1</text:p>
          </table:table-cell>
          <table:table-cell office:value-type="float" office:value="0.04367">
            <text:p>0.04367</text:p>
          </table:table-cell>
          <table:table-cell office:value-type="float" office:value="-0.89924">
            <text:p>-0.89924</text:p>
          </table:table-cell>
          <table:table-cell office:value-type="float" office:value="0.43527">
            <text:p>0.43527</text:p>
          </table:table-cell>
          <table:table-cell office:value-type="float" office:value="-1.12">
            <text:p>-1.1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1159">
            <text:p>-2.01159</text:p>
          </table:table-cell>
          <table:table-cell office:value-type="float" office:value="-0.1">
            <text:p>-0.1</text:p>
          </table:table-cell>
          <table:table-cell office:value-type="float" office:value="0.04277">
            <text:p>0.04277</text:p>
          </table:table-cell>
          <table:table-cell office:value-type="float" office:value="-0.90358">
            <text:p>-0.90358</text:p>
          </table:table-cell>
          <table:table-cell office:value-type="float" office:value="0.42627">
            <text:p>0.42627</text:p>
          </table:table-cell>
          <table:table-cell office:value-type="float" office:value="-1.13">
            <text:p>-1.1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2.00159">
            <text:p>-2.00159</text:p>
          </table:table-cell>
          <table:table-cell office:value-type="float" office:value="-0.1">
            <text:p>-0.1</text:p>
          </table:table-cell>
          <table:table-cell office:value-type="float" office:value="0.04186">
            <text:p>0.04186</text:p>
          </table:table-cell>
          <table:table-cell office:value-type="float" office:value="-0.90784">
            <text:p>-0.90784</text:p>
          </table:table-cell>
          <table:table-cell office:value-type="float" office:value="0.41723">
            <text:p>0.41723</text:p>
          </table:table-cell>
          <table:table-cell office:value-type="float" office:value="-1.14">
            <text:p>-1.1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9159">
            <text:p>-1.99159</text:p>
          </table:table-cell>
          <table:table-cell office:value-type="float" office:value="-0.1">
            <text:p>-0.1</text:p>
          </table:table-cell>
          <table:table-cell office:value-type="float" office:value="0.04095">
            <text:p>0.04095</text:p>
          </table:table-cell>
          <table:table-cell office:value-type="float" office:value="-0.912">
            <text:p>-0.912</text:p>
          </table:table-cell>
          <table:table-cell office:value-type="float" office:value="0.40814">
            <text:p>0.40814</text:p>
          </table:table-cell>
          <table:table-cell office:value-type="float" office:value="-1.15">
            <text:p>-1.1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8159">
            <text:p>-1.98159</text:p>
          </table:table-cell>
          <table:table-cell office:value-type="float" office:value="-0.1">
            <text:p>-0.1</text:p>
          </table:table-cell>
          <table:table-cell office:value-type="float" office:value="0.04004">
            <text:p>0.04004</text:p>
          </table:table-cell>
          <table:table-cell office:value-type="float" office:value="-0.91607">
            <text:p>-0.91607</text:p>
          </table:table-cell>
          <table:table-cell office:value-type="float" office:value="0.39902">
            <text:p>0.39902</text:p>
          </table:table-cell>
          <table:table-cell office:value-type="float" office:value="-1.16">
            <text:p>-1.1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7159">
            <text:p>-1.97159</text:p>
          </table:table-cell>
          <table:table-cell office:value-type="float" office:value="-0.1">
            <text:p>-0.1</text:p>
          </table:table-cell>
          <table:table-cell office:value-type="float" office:value="0.03912">
            <text:p>0.03912</text:p>
          </table:table-cell>
          <table:table-cell office:value-type="float" office:value="-0.92005">
            <text:p>-0.92005</text:p>
          </table:table-cell>
          <table:table-cell office:value-type="float" office:value="0.38985">
            <text:p>0.38985</text:p>
          </table:table-cell>
          <table:table-cell office:value-type="float" office:value="-1.17">
            <text:p>-1.1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6159">
            <text:p>-1.96159</text:p>
          </table:table-cell>
          <table:table-cell office:value-type="float" office:value="-0.1">
            <text:p>-0.1</text:p>
          </table:table-cell>
          <table:table-cell office:value-type="float" office:value="0.03819">
            <text:p>0.03819</text:p>
          </table:table-cell>
          <table:table-cell office:value-type="float" office:value="-0.92393">
            <text:p>-0.92393</text:p>
          </table:table-cell>
          <table:table-cell office:value-type="float" office:value="0.38065">
            <text:p>0.38065</text:p>
          </table:table-cell>
          <table:table-cell office:value-type="float" office:value="-1.18">
            <text:p>-1.1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5159">
            <text:p>-1.95159</text:p>
          </table:table-cell>
          <table:table-cell office:value-type="float" office:value="-0.1">
            <text:p>-0.1</text:p>
          </table:table-cell>
          <table:table-cell office:value-type="float" office:value="0.03726">
            <text:p>0.03726</text:p>
          </table:table-cell>
          <table:table-cell office:value-type="float" office:value="-0.92772">
            <text:p>-0.92772</text:p>
          </table:table-cell>
          <table:table-cell office:value-type="float" office:value="0.3714">
            <text:p>0.3714</text:p>
          </table:table-cell>
          <table:table-cell office:value-type="float" office:value="-1.19">
            <text:p>-1.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4159">
            <text:p>-1.94159</text:p>
          </table:table-cell>
          <table:table-cell office:value-type="float" office:value="-0.1">
            <text:p>-0.1</text:p>
          </table:table-cell>
          <table:table-cell office:value-type="float" office:value="0.03633">
            <text:p>0.03633</text:p>
          </table:table-cell>
          <table:table-cell office:value-type="float" office:value="-0.93142">
            <text:p>-0.93142</text:p>
          </table:table-cell>
          <table:table-cell office:value-type="float" office:value="0.36212">
            <text:p>0.36212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3159">
            <text:p>-1.93159</text:p>
          </table:table-cell>
          <table:table-cell office:value-type="float" office:value="-0.1">
            <text:p>-0.1</text:p>
          </table:table-cell>
          <table:table-cell office:value-type="float" office:value="0.0354">
            <text:p>0.0354</text:p>
          </table:table-cell>
          <table:table-cell office:value-type="float" office:value="-0.93503">
            <text:p>-0.93503</text:p>
          </table:table-cell>
          <table:table-cell office:value-type="float" office:value="0.3528">
            <text:p>0.3528</text:p>
          </table:table-cell>
          <table:table-cell office:value-type="float" office:value="-1.21">
            <text:p>-1.2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2159">
            <text:p>-1.92159</text:p>
          </table:table-cell>
          <table:table-cell office:value-type="float" office:value="-0.1">
            <text:p>-0.1</text:p>
          </table:table-cell>
          <table:table-cell office:value-type="float" office:value="0.03446">
            <text:p>0.03446</text:p>
          </table:table-cell>
          <table:table-cell office:value-type="float" office:value="-0.93854">
            <text:p>-0.93854</text:p>
          </table:table-cell>
          <table:table-cell office:value-type="float" office:value="0.34344">
            <text:p>0.34344</text:p>
          </table:table-cell>
          <table:table-cell office:value-type="float" office:value="-1.22">
            <text:p>-1.2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1159">
            <text:p>-1.91159</text:p>
          </table:table-cell>
          <table:table-cell office:value-type="float" office:value="-0.1">
            <text:p>-0.1</text:p>
          </table:table-cell>
          <table:table-cell office:value-type="float" office:value="0.03352">
            <text:p>0.03352</text:p>
          </table:table-cell>
          <table:table-cell office:value-type="float" office:value="-0.94196">
            <text:p>-0.94196</text:p>
          </table:table-cell>
          <table:table-cell office:value-type="float" office:value="0.33405">
            <text:p>0.33405</text:p>
          </table:table-cell>
          <table:table-cell office:value-type="float" office:value="-1.23">
            <text:p>-1.2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90159">
            <text:p>-1.90159</text:p>
          </table:table-cell>
          <table:table-cell office:value-type="float" office:value="-0.1">
            <text:p>-0.1</text:p>
          </table:table-cell>
          <table:table-cell office:value-type="float" office:value="0.03257">
            <text:p>0.03257</text:p>
          </table:table-cell>
          <table:table-cell office:value-type="float" office:value="-0.94528">
            <text:p>-0.94528</text:p>
          </table:table-cell>
          <table:table-cell office:value-type="float" office:value="0.32462">
            <text:p>0.32462</text:p>
          </table:table-cell>
          <table:table-cell office:value-type="float" office:value="-1.24">
            <text:p>-1.2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9159">
            <text:p>-1.89159</text:p>
          </table:table-cell>
          <table:table-cell office:value-type="float" office:value="-0.1">
            <text:p>-0.1</text:p>
          </table:table-cell>
          <table:table-cell office:value-type="float" office:value="0.03162">
            <text:p>0.03162</text:p>
          </table:table-cell>
          <table:table-cell office:value-type="float" office:value="-0.94851">
            <text:p>-0.94851</text:p>
          </table:table-cell>
          <table:table-cell office:value-type="float" office:value="0.31516">
            <text:p>0.31516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8159">
            <text:p>-1.88159</text:p>
          </table:table-cell>
          <table:table-cell office:value-type="float" office:value="-0.1">
            <text:p>-0.1</text:p>
          </table:table-cell>
          <table:table-cell office:value-type="float" office:value="0.03067">
            <text:p>0.03067</text:p>
          </table:table-cell>
          <table:table-cell office:value-type="float" office:value="-0.95164">
            <text:p>-0.95164</text:p>
          </table:table-cell>
          <table:table-cell office:value-type="float" office:value="0.30567">
            <text:p>0.30567</text:p>
          </table:table-cell>
          <table:table-cell office:value-type="float" office:value="-1.26">
            <text:p>-1.2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7159">
            <text:p>-1.87159</text:p>
          </table:table-cell>
          <table:table-cell office:value-type="float" office:value="-0.1">
            <text:p>-0.1</text:p>
          </table:table-cell>
          <table:table-cell office:value-type="float" office:value="0.02971">
            <text:p>0.02971</text:p>
          </table:table-cell>
          <table:table-cell office:value-type="float" office:value="-0.95468">
            <text:p>-0.95468</text:p>
          </table:table-cell>
          <table:table-cell office:value-type="float" office:value="0.29615">
            <text:p>0.29615</text:p>
          </table:table-cell>
          <table:table-cell office:value-type="float" office:value="-1.27">
            <text:p>-1.2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6159">
            <text:p>-1.86159</text:p>
          </table:table-cell>
          <table:table-cell office:value-type="float" office:value="-0.1">
            <text:p>-0.1</text:p>
          </table:table-cell>
          <table:table-cell office:value-type="float" office:value="0.02876">
            <text:p>0.02876</text:p>
          </table:table-cell>
          <table:table-cell office:value-type="float" office:value="-0.95762">
            <text:p>-0.95762</text:p>
          </table:table-cell>
          <table:table-cell office:value-type="float" office:value="0.2866">
            <text:p>0.2866</text:p>
          </table:table-cell>
          <table:table-cell office:value-type="float" office:value="-1.28">
            <text:p>-1.2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5159">
            <text:p>-1.85159</text:p>
          </table:table-cell>
          <table:table-cell office:value-type="float" office:value="-0.1">
            <text:p>-0.1</text:p>
          </table:table-cell>
          <table:table-cell office:value-type="float" office:value="0.02779">
            <text:p>0.02779</text:p>
          </table:table-cell>
          <table:table-cell office:value-type="float" office:value="-0.96046">
            <text:p>-0.96046</text:p>
          </table:table-cell>
          <table:table-cell office:value-type="float" office:value="0.27701">
            <text:p>0.27701</text:p>
          </table:table-cell>
          <table:table-cell office:value-type="float" office:value="-1.29">
            <text:p>-1.2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4159">
            <text:p>-1.84159</text:p>
          </table:table-cell>
          <table:table-cell office:value-type="float" office:value="-0.1">
            <text:p>-0.1</text:p>
          </table:table-cell>
          <table:table-cell office:value-type="float" office:value="0.02683">
            <text:p>0.02683</text:p>
          </table:table-cell>
          <table:table-cell office:value-type="float" office:value="-0.96321">
            <text:p>-0.96321</text:p>
          </table:table-cell>
          <table:table-cell office:value-type="float" office:value="0.2674">
            <text:p>0.2674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3159">
            <text:p>-1.83159</text:p>
          </table:table-cell>
          <table:table-cell office:value-type="float" office:value="-0.1">
            <text:p>-0.1</text:p>
          </table:table-cell>
          <table:table-cell office:value-type="float" office:value="0.02586">
            <text:p>0.02586</text:p>
          </table:table-cell>
          <table:table-cell office:value-type="float" office:value="-0.96586">
            <text:p>-0.96586</text:p>
          </table:table-cell>
          <table:table-cell office:value-type="float" office:value="0.25776">
            <text:p>0.25776</text:p>
          </table:table-cell>
          <table:table-cell office:value-type="float" office:value="-1.31">
            <text:p>-1.3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2159">
            <text:p>-1.82159</text:p>
          </table:table-cell>
          <table:table-cell office:value-type="float" office:value="-0.1">
            <text:p>-0.1</text:p>
          </table:table-cell>
          <table:table-cell office:value-type="float" office:value="0.02489">
            <text:p>0.02489</text:p>
          </table:table-cell>
          <table:table-cell office:value-type="float" office:value="-0.96841">
            <text:p>-0.96841</text:p>
          </table:table-cell>
          <table:table-cell office:value-type="float" office:value="0.2481">
            <text:p>0.2481</text:p>
          </table:table-cell>
          <table:table-cell office:value-type="float" office:value="-1.32">
            <text:p>-1.3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1159">
            <text:p>-1.81159</text:p>
          </table:table-cell>
          <table:table-cell office:value-type="float" office:value="-0.1">
            <text:p>-0.1</text:p>
          </table:table-cell>
          <table:table-cell office:value-type="float" office:value="0.02392">
            <text:p>0.02392</text:p>
          </table:table-cell>
          <table:table-cell office:value-type="float" office:value="-0.97087">
            <text:p>-0.97087</text:p>
          </table:table-cell>
          <table:table-cell office:value-type="float" office:value="0.23841">
            <text:p>0.23841</text:p>
          </table:table-cell>
          <table:table-cell office:value-type="float" office:value="-1.33">
            <text:p>-1.3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80159">
            <text:p>-1.80159</text:p>
          </table:table-cell>
          <table:table-cell office:value-type="float" office:value="-0.1">
            <text:p>-0.1</text:p>
          </table:table-cell>
          <table:table-cell office:value-type="float" office:value="0.02295">
            <text:p>0.02295</text:p>
          </table:table-cell>
          <table:table-cell office:value-type="float" office:value="-0.97323">
            <text:p>-0.97323</text:p>
          </table:table-cell>
          <table:table-cell office:value-type="float" office:value="0.22869">
            <text:p>0.22869</text:p>
          </table:table-cell>
          <table:table-cell office:value-type="float" office:value="-1.34">
            <text:p>-1.3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9159">
            <text:p>-1.79159</text:p>
          </table:table-cell>
          <table:table-cell office:value-type="float" office:value="-0.1">
            <text:p>-0.1</text:p>
          </table:table-cell>
          <table:table-cell office:value-type="float" office:value="0.02197">
            <text:p>0.02197</text:p>
          </table:table-cell>
          <table:table-cell office:value-type="float" office:value="-0.97549">
            <text:p>-0.97549</text:p>
          </table:table-cell>
          <table:table-cell office:value-type="float" office:value="0.21895">
            <text:p>0.21895</text:p>
          </table:table-cell>
          <table:table-cell office:value-type="float" office:value="-1.35">
            <text:p>-1.3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8159">
            <text:p>-1.78159</text:p>
          </table:table-cell>
          <table:table-cell office:value-type="float" office:value="-0.1">
            <text:p>-0.1</text:p>
          </table:table-cell>
          <table:table-cell office:value-type="float" office:value="0.02099">
            <text:p>0.02099</text:p>
          </table:table-cell>
          <table:table-cell office:value-type="float" office:value="-0.97765">
            <text:p>-0.97765</text:p>
          </table:table-cell>
          <table:table-cell office:value-type="float" office:value="0.20919">
            <text:p>0.20919</text:p>
          </table:table-cell>
          <table:table-cell office:value-type="float" office:value="-1.36">
            <text:p>-1.3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7159">
            <text:p>-1.77159</text:p>
          </table:table-cell>
          <table:table-cell office:value-type="float" office:value="-0.1">
            <text:p>-0.1</text:p>
          </table:table-cell>
          <table:table-cell office:value-type="float" office:value="0.02001">
            <text:p>0.02001</text:p>
          </table:table-cell>
          <table:table-cell office:value-type="float" office:value="-0.97971">
            <text:p>-0.97971</text:p>
          </table:table-cell>
          <table:table-cell office:value-type="float" office:value="0.19941">
            <text:p>0.19941</text:p>
          </table:table-cell>
          <table:table-cell office:value-type="float" office:value="-1.37">
            <text:p>-1.3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6159">
            <text:p>-1.76159</text:p>
          </table:table-cell>
          <table:table-cell office:value-type="float" office:value="-0.1">
            <text:p>-0.1</text:p>
          </table:table-cell>
          <table:table-cell office:value-type="float" office:value="0.01902">
            <text:p>0.01902</text:p>
          </table:table-cell>
          <table:table-cell office:value-type="float" office:value="-0.98168">
            <text:p>-0.98168</text:p>
          </table:table-cell>
          <table:table-cell office:value-type="float" office:value="0.18961">
            <text:p>0.18961</text:p>
          </table:table-cell>
          <table:table-cell office:value-type="float" office:value="-1.38">
            <text:p>-1.3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5159">
            <text:p>-1.75159</text:p>
          </table:table-cell>
          <table:table-cell office:value-type="float" office:value="-0.1">
            <text:p>-0.1</text:p>
          </table:table-cell>
          <table:table-cell office:value-type="float" office:value="0.01804">
            <text:p>0.01804</text:p>
          </table:table-cell>
          <table:table-cell office:value-type="float" office:value="-0.98354">
            <text:p>-0.98354</text:p>
          </table:table-cell>
          <table:table-cell office:value-type="float" office:value="0.17978">
            <text:p>0.17978</text:p>
          </table:table-cell>
          <table:table-cell office:value-type="float" office:value="-1.39">
            <text:p>-1.3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4159">
            <text:p>-1.74159</text:p>
          </table:table-cell>
          <table:table-cell office:value-type="float" office:value="-0.1">
            <text:p>-0.1</text:p>
          </table:table-cell>
          <table:table-cell office:value-type="float" office:value="0.01705">
            <text:p>0.01705</text:p>
          </table:table-cell>
          <table:table-cell office:value-type="float" office:value="-0.98531">
            <text:p>-0.98531</text:p>
          </table:table-cell>
          <table:table-cell office:value-type="float" office:value="0.16994">
            <text:p>0.16994</text:p>
          </table:table-cell>
          <table:table-cell office:value-type="float" office:value="-1.4">
            <text:p>-1.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3159">
            <text:p>-1.73159</text:p>
          </table:table-cell>
          <table:table-cell office:value-type="float" office:value="-0.1">
            <text:p>-0.1</text:p>
          </table:table-cell>
          <table:table-cell office:value-type="float" office:value="0.01606">
            <text:p>0.01606</text:p>
          </table:table-cell>
          <table:table-cell office:value-type="float" office:value="-0.98697">
            <text:p>-0.98697</text:p>
          </table:table-cell>
          <table:table-cell office:value-type="float" office:value="0.16008">
            <text:p>0.16008</text:p>
          </table:table-cell>
          <table:table-cell office:value-type="float" office:value="-1.41">
            <text:p>-1.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2159">
            <text:p>-1.72159</text:p>
          </table:table-cell>
          <table:table-cell office:value-type="float" office:value="-0.1">
            <text:p>-0.1</text:p>
          </table:table-cell>
          <table:table-cell office:value-type="float" office:value="0.01507">
            <text:p>0.01507</text:p>
          </table:table-cell>
          <table:table-cell office:value-type="float" office:value="-0.98854">
            <text:p>-0.98854</text:p>
          </table:table-cell>
          <table:table-cell office:value-type="float" office:value="0.15021">
            <text:p>0.15021</text:p>
          </table:table-cell>
          <table:table-cell office:value-type="float" office:value="-1.42">
            <text:p>-1.4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1159">
            <text:p>-1.71159</text:p>
          </table:table-cell>
          <table:table-cell office:value-type="float" office:value="-0.1">
            <text:p>-0.1</text:p>
          </table:table-cell>
          <table:table-cell office:value-type="float" office:value="0.01408">
            <text:p>0.01408</text:p>
          </table:table-cell>
          <table:table-cell office:value-type="float" office:value="-0.99001">
            <text:p>-0.99001</text:p>
          </table:table-cell>
          <table:table-cell office:value-type="float" office:value="0.14032">
            <text:p>0.14032</text:p>
          </table:table-cell>
          <table:table-cell office:value-type="float" office:value="-1.43">
            <text:p>-1.4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70159">
            <text:p>-1.70159</text:p>
          </table:table-cell>
          <table:table-cell office:value-type="float" office:value="-0.1">
            <text:p>-0.1</text:p>
          </table:table-cell>
          <table:table-cell office:value-type="float" office:value="0.01308">
            <text:p>0.01308</text:p>
          </table:table-cell>
          <table:table-cell office:value-type="float" office:value="-0.99137">
            <text:p>-0.99137</text:p>
          </table:table-cell>
          <table:table-cell office:value-type="float" office:value="0.13041">
            <text:p>0.13041</text:p>
          </table:table-cell>
          <table:table-cell office:value-type="float" office:value="-1.44">
            <text:p>-1.4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9159">
            <text:p>-1.69159</text:p>
          </table:table-cell>
          <table:table-cell office:value-type="float" office:value="-0.1">
            <text:p>-0.1</text:p>
          </table:table-cell>
          <table:table-cell office:value-type="float" office:value="0.01209">
            <text:p>0.01209</text:p>
          </table:table-cell>
          <table:table-cell office:value-type="float" office:value="-0.99264">
            <text:p>-0.99264</text:p>
          </table:table-cell>
          <table:table-cell office:value-type="float" office:value="0.12049">
            <text:p>0.12049</text:p>
          </table:table-cell>
          <table:table-cell office:value-type="float" office:value="-1.45">
            <text:p>-1.4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8159">
            <text:p>-1.68159</text:p>
          </table:table-cell>
          <table:table-cell office:value-type="float" office:value="-0.1">
            <text:p>-0.1</text:p>
          </table:table-cell>
          <table:table-cell office:value-type="float" office:value="0.01109">
            <text:p>0.01109</text:p>
          </table:table-cell>
          <table:table-cell office:value-type="float" office:value="-0.99381">
            <text:p>-0.99381</text:p>
          </table:table-cell>
          <table:table-cell office:value-type="float" office:value="0.11056">
            <text:p>0.11056</text:p>
          </table:table-cell>
          <table:table-cell office:value-type="float" office:value="-1.46">
            <text:p>-1.4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7159">
            <text:p>-1.67159</text:p>
          </table:table-cell>
          <table:table-cell office:value-type="float" office:value="-0.1">
            <text:p>-0.1</text:p>
          </table:table-cell>
          <table:table-cell office:value-type="float" office:value="0.0101">
            <text:p>0.0101</text:p>
          </table:table-cell>
          <table:table-cell office:value-type="float" office:value="-0.99487">
            <text:p>-0.99487</text:p>
          </table:table-cell>
          <table:table-cell office:value-type="float" office:value="0.10062">
            <text:p>0.10062</text:p>
          </table:table-cell>
          <table:table-cell office:value-type="float" office:value="-1.47">
            <text:p>-1.47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6159">
            <text:p>-1.66159</text:p>
          </table:table-cell>
          <table:table-cell office:value-type="float" office:value="-0.1">
            <text:p>-0.1</text:p>
          </table:table-cell>
          <table:table-cell office:value-type="float" office:value="0.0091">
            <text:p>0.0091</text:p>
          </table:table-cell>
          <table:table-cell office:value-type="float" office:value="-0.99584">
            <text:p>-0.99584</text:p>
          </table:table-cell>
          <table:table-cell office:value-type="float" office:value="0.09067">
            <text:p>0.09067</text:p>
          </table:table-cell>
          <table:table-cell office:value-type="float" office:value="-1.48">
            <text:p>-1.48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5159">
            <text:p>-1.65159</text:p>
          </table:table-cell>
          <table:table-cell office:value-type="float" office:value="-0.1">
            <text:p>-0.1</text:p>
          </table:table-cell>
          <table:table-cell office:value-type="float" office:value="0.0081">
            <text:p>0.0081</text:p>
          </table:table-cell>
          <table:table-cell office:value-type="float" office:value="-0.99671">
            <text:p>-0.99671</text:p>
          </table:table-cell>
          <table:table-cell office:value-type="float" office:value="0.08071">
            <text:p>0.08071</text:p>
          </table:table-cell>
          <table:table-cell office:value-type="float" office:value="-1.49">
            <text:p>-1.4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4159">
            <text:p>-1.64159</text:p>
          </table:table-cell>
          <table:table-cell office:value-type="float" office:value="-0.1">
            <text:p>-0.1</text:p>
          </table:table-cell>
          <table:table-cell office:value-type="float" office:value="0.0071">
            <text:p>0.0071</text:p>
          </table:table-cell>
          <table:table-cell office:value-type="float" office:value="-0.99747">
            <text:p>-0.99747</text:p>
          </table:table-cell>
          <table:table-cell office:value-type="float" office:value="0.07074">
            <text:p>0.07074</text:p>
          </table:table-cell>
          <table:table-cell office:value-type="float" office:value="-1.5">
            <text:p>-1.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3159">
            <text:p>-1.63159</text:p>
          </table:table-cell>
          <table:table-cell office:value-type="float" office:value="-0.1">
            <text:p>-0.1</text:p>
          </table:table-cell>
          <table:table-cell office:value-type="float" office:value="0.0061">
            <text:p>0.0061</text:p>
          </table:table-cell>
          <table:table-cell office:value-type="float" office:value="-0.99813">
            <text:p>-0.99813</text:p>
          </table:table-cell>
          <table:table-cell office:value-type="float" office:value="0.06076">
            <text:p>0.06076</text:p>
          </table:table-cell>
          <table:table-cell office:value-type="float" office:value="-1.51">
            <text:p>-1.5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2159">
            <text:p>-1.62159</text:p>
          </table:table-cell>
          <table:table-cell office:value-type="float" office:value="-0.1">
            <text:p>-0.1</text:p>
          </table:table-cell>
          <table:table-cell office:value-type="float" office:value="0.00509">
            <text:p>0.00509</text:p>
          </table:table-cell>
          <table:table-cell office:value-type="float" office:value="-0.9987">
            <text:p>-0.9987</text:p>
          </table:table-cell>
          <table:table-cell office:value-type="float" office:value="0.05077">
            <text:p>0.05077</text:p>
          </table:table-cell>
          <table:table-cell office:value-type="float" office:value="-1.52">
            <text:p>-1.5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1159">
            <text:p>-1.61159</text:p>
          </table:table-cell>
          <table:table-cell office:value-type="float" office:value="-0.1">
            <text:p>-0.1</text:p>
          </table:table-cell>
          <table:table-cell office:value-type="float" office:value="0.00409">
            <text:p>0.00409</text:p>
          </table:table-cell>
          <table:table-cell office:value-type="float" office:value="-0.99916">
            <text:p>-0.99916</text:p>
          </table:table-cell>
          <table:table-cell office:value-type="float" office:value="0.04078">
            <text:p>0.04078</text:p>
          </table:table-cell>
          <table:table-cell office:value-type="float" office:value="-1.53">
            <text:p>-1.53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60159">
            <text:p>-1.60159</text:p>
          </table:table-cell>
          <table:table-cell office:value-type="float" office:value="-0.1">
            <text:p>-0.1</text:p>
          </table:table-cell>
          <table:table-cell office:value-type="float" office:value="0.00309">
            <text:p>0.00309</text:p>
          </table:table-cell>
          <table:table-cell office:value-type="float" office:value="-0.99952">
            <text:p>-0.99952</text:p>
          </table:table-cell>
          <table:table-cell office:value-type="float" office:value="0.03079">
            <text:p>0.03079</text:p>
          </table:table-cell>
          <table:table-cell office:value-type="float" office:value="-1.54">
            <text:p>-1.54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9159">
            <text:p>-1.59159</text:p>
          </table:table-cell>
          <table:table-cell office:value-type="float" office:value="-0.1">
            <text:p>-0.1</text:p>
          </table:table-cell>
          <table:table-cell office:value-type="float" office:value="0.00209">
            <text:p>0.00209</text:p>
          </table:table-cell>
          <table:table-cell office:value-type="float" office:value="-0.99978">
            <text:p>-0.99978</text:p>
          </table:table-cell>
          <table:table-cell office:value-type="float" office:value="0.02079">
            <text:p>0.02079</text:p>
          </table:table-cell>
          <table:table-cell office:value-type="float" office:value="-1.55">
            <text:p>-1.55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8159">
            <text:p>-1.58159</text:p>
          </table:table-cell>
          <table:table-cell office:value-type="float" office:value="-0.1">
            <text:p>-0.1</text:p>
          </table:table-cell>
          <table:table-cell office:value-type="float" office:value="0.00108">
            <text:p>0.00108</text:p>
          </table:table-cell>
          <table:table-cell office:value-type="float" office:value="-0.99994">
            <text:p>-0.99994</text:p>
          </table:table-cell>
          <table:table-cell office:value-type="float" office:value="0.0108">
            <text:p>0.0108</text:p>
          </table:table-cell>
          <table:table-cell office:value-type="float" office:value="-1.56">
            <text:p>-1.5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7159">
            <text:p>-1.57159</text:p>
          </table:table-cell>
          <table:table-cell office:value-type="float" office:value="-0.1">
            <text:p>-0.1</text:p>
          </table:table-cell>
          <table:table-cell office:value-type="float" office:value="-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-1.56159">
            <text:p>-1.56159</text:p>
          </table:table-cell>
          <table:table-cell office:value-type="float" office:value="-0.1">
            <text:p>-0.1</text:p>
          </table:table-cell>
          <table:table-cell office:value-type="float" office:value="-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-1.55159">
            <text:p>-1.55159</text:p>
          </table:table-cell>
          <table:table-cell office:value-type="float" office:value="-0.1">
            <text:p>-0.1</text:p>
          </table:table-cell>
          <table:table-cell office:value-type="float" office:value="0.00193">
            <text:p>0.00193</text:p>
          </table:table-cell>
          <table:table-cell office:value-type="float" office:value="-0.99981">
            <text:p>-0.99981</text:p>
          </table:table-cell>
          <table:table-cell office:value-type="float" office:value="0.0192">
            <text:p>0.0192</text:p>
          </table:table-cell>
          <table:table-cell office:value-type="float" office:value="-1.55159">
            <text:p>-1.5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4159">
            <text:p>-1.54159</text:p>
          </table:table-cell>
          <table:table-cell office:value-type="float" office:value="-0.1">
            <text:p>-0.1</text:p>
          </table:table-cell>
          <table:table-cell office:value-type="float" office:value="0.00293">
            <text:p>0.00293</text:p>
          </table:table-cell>
          <table:table-cell office:value-type="float" office:value="-0.99957">
            <text:p>-0.99957</text:p>
          </table:table-cell>
          <table:table-cell office:value-type="float" office:value="0.0292">
            <text:p>0.0292</text:p>
          </table:table-cell>
          <table:table-cell office:value-type="float" office:value="-1.54159">
            <text:p>-1.5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3159">
            <text:p>-1.53159</text:p>
          </table:table-cell>
          <table:table-cell office:value-type="float" office:value="-0.1">
            <text:p>-0.1</text:p>
          </table:table-cell>
          <table:table-cell office:value-type="float" office:value="0.00393">
            <text:p>0.00393</text:p>
          </table:table-cell>
          <table:table-cell office:value-type="float" office:value="-0.99922">
            <text:p>-0.99922</text:p>
          </table:table-cell>
          <table:table-cell office:value-type="float" office:value="0.03919">
            <text:p>0.03919</text:p>
          </table:table-cell>
          <table:table-cell office:value-type="float" office:value="-1.53159">
            <text:p>-1.5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2159">
            <text:p>-1.52159</text:p>
          </table:table-cell>
          <table:table-cell office:value-type="float" office:value="-0.1">
            <text:p>-0.1</text:p>
          </table:table-cell>
          <table:table-cell office:value-type="float" office:value="0.00493">
            <text:p>0.00493</text:p>
          </table:table-cell>
          <table:table-cell office:value-type="float" office:value="-0.99878">
            <text:p>-0.99878</text:p>
          </table:table-cell>
          <table:table-cell office:value-type="float" office:value="0.04918">
            <text:p>0.04918</text:p>
          </table:table-cell>
          <table:table-cell office:value-type="float" office:value="-1.52159">
            <text:p>-1.5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1159">
            <text:p>-1.51159</text:p>
          </table:table-cell>
          <table:table-cell office:value-type="float" office:value="-0.1">
            <text:p>-0.1</text:p>
          </table:table-cell>
          <table:table-cell office:value-type="float" office:value="0.00594">
            <text:p>0.00594</text:p>
          </table:table-cell>
          <table:table-cell office:value-type="float" office:value="-0.99823">
            <text:p>-0.99823</text:p>
          </table:table-cell>
          <table:table-cell office:value-type="float" office:value="0.05917">
            <text:p>0.05917</text:p>
          </table:table-cell>
          <table:table-cell office:value-type="float" office:value="-1.51159">
            <text:p>-1.5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50159">
            <text:p>-1.50159</text:p>
          </table:table-cell>
          <table:table-cell office:value-type="float" office:value="-0.1">
            <text:p>-0.1</text:p>
          </table:table-cell>
          <table:table-cell office:value-type="float" office:value="0.00694">
            <text:p>0.00694</text:p>
          </table:table-cell>
          <table:table-cell office:value-type="float" office:value="-0.99758">
            <text:p>-0.99758</text:p>
          </table:table-cell>
          <table:table-cell office:value-type="float" office:value="0.06915">
            <text:p>0.06915</text:p>
          </table:table-cell>
          <table:table-cell office:value-type="float" office:value="-1.50159">
            <text:p>-1.5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9159">
            <text:p>-1.49159</text:p>
          </table:table-cell>
          <table:table-cell office:value-type="float" office:value="-0.1">
            <text:p>-0.1</text:p>
          </table:table-cell>
          <table:table-cell office:value-type="float" office:value="0.00794">
            <text:p>0.00794</text:p>
          </table:table-cell>
          <table:table-cell office:value-type="float" office:value="-0.99683">
            <text:p>-0.99683</text:p>
          </table:table-cell>
          <table:table-cell office:value-type="float" office:value="0.07912">
            <text:p>0.07912</text:p>
          </table:table-cell>
          <table:table-cell office:value-type="float" office:value="-1.49159">
            <text:p>-1.4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8159">
            <text:p>-1.48159</text:p>
          </table:table-cell>
          <table:table-cell office:value-type="float" office:value="-0.1">
            <text:p>-0.1</text:p>
          </table:table-cell>
          <table:table-cell office:value-type="float" office:value="0.00894">
            <text:p>0.00894</text:p>
          </table:table-cell>
          <table:table-cell office:value-type="float" office:value="-0.99598">
            <text:p>-0.99598</text:p>
          </table:table-cell>
          <table:table-cell office:value-type="float" office:value="0.08908">
            <text:p>0.08908</text:p>
          </table:table-cell>
          <table:table-cell office:value-type="float" office:value="-1.48159">
            <text:p>-1.4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7159">
            <text:p>-1.47159</text:p>
          </table:table-cell>
          <table:table-cell office:value-type="float" office:value="-0.1">
            <text:p>-0.1</text:p>
          </table:table-cell>
          <table:table-cell office:value-type="float" office:value="0.00994">
            <text:p>0.00994</text:p>
          </table:table-cell>
          <table:table-cell office:value-type="float" office:value="-0.99503">
            <text:p>-0.99503</text:p>
          </table:table-cell>
          <table:table-cell office:value-type="float" office:value="0.09904">
            <text:p>0.09904</text:p>
          </table:table-cell>
          <table:table-cell office:value-type="float" office:value="-1.47159">
            <text:p>-1.4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6159">
            <text:p>-1.46159</text:p>
          </table:table-cell>
          <table:table-cell office:value-type="float" office:value="-0.1">
            <text:p>-0.1</text:p>
          </table:table-cell>
          <table:table-cell office:value-type="float" office:value="0.01093">
            <text:p>0.01093</text:p>
          </table:table-cell>
          <table:table-cell office:value-type="float" office:value="-0.99398">
            <text:p>-0.99398</text:p>
          </table:table-cell>
          <table:table-cell office:value-type="float" office:value="0.10898">
            <text:p>0.10898</text:p>
          </table:table-cell>
          <table:table-cell office:value-type="float" office:value="-1.46159">
            <text:p>-1.4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5159">
            <text:p>-1.45159</text:p>
          </table:table-cell>
          <table:table-cell office:value-type="float" office:value="-0.1">
            <text:p>-0.1</text:p>
          </table:table-cell>
          <table:table-cell office:value-type="float" office:value="0.01193">
            <text:p>0.01193</text:p>
          </table:table-cell>
          <table:table-cell office:value-type="float" office:value="-0.99283">
            <text:p>-0.99283</text:p>
          </table:table-cell>
          <table:table-cell office:value-type="float" office:value="0.11891">
            <text:p>0.11891</text:p>
          </table:table-cell>
          <table:table-cell office:value-type="float" office:value="-1.45159">
            <text:p>-1.4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4159">
            <text:p>-1.44159</text:p>
          </table:table-cell>
          <table:table-cell office:value-type="float" office:value="-0.1">
            <text:p>-0.1</text:p>
          </table:table-cell>
          <table:table-cell office:value-type="float" office:value="0.01293">
            <text:p>0.01293</text:p>
          </table:table-cell>
          <table:table-cell office:value-type="float" office:value="-0.99158">
            <text:p>-0.99158</text:p>
          </table:table-cell>
          <table:table-cell office:value-type="float" office:value="0.12883">
            <text:p>0.12883</text:p>
          </table:table-cell>
          <table:table-cell office:value-type="float" office:value="-1.44159">
            <text:p>-1.4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3159">
            <text:p>-1.43159</text:p>
          </table:table-cell>
          <table:table-cell office:value-type="float" office:value="-0.1">
            <text:p>-0.1</text:p>
          </table:table-cell>
          <table:table-cell office:value-type="float" office:value="0.01392">
            <text:p>0.01392</text:p>
          </table:table-cell>
          <table:table-cell office:value-type="float" office:value="-0.99023">
            <text:p>-0.99023</text:p>
          </table:table-cell>
          <table:table-cell office:value-type="float" office:value="0.13874">
            <text:p>0.13874</text:p>
          </table:table-cell>
          <table:table-cell office:value-type="float" office:value="-1.43159">
            <text:p>-1.4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2159">
            <text:p>-1.42159</text:p>
          </table:table-cell>
          <table:table-cell office:value-type="float" office:value="-0.1">
            <text:p>-0.1</text:p>
          </table:table-cell>
          <table:table-cell office:value-type="float" office:value="0.01491">
            <text:p>0.01491</text:p>
          </table:table-cell>
          <table:table-cell office:value-type="float" office:value="-0.98878">
            <text:p>-0.98878</text:p>
          </table:table-cell>
          <table:table-cell office:value-type="float" office:value="0.14863">
            <text:p>0.14863</text:p>
          </table:table-cell>
          <table:table-cell office:value-type="float" office:value="-1.42159">
            <text:p>-1.4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1159">
            <text:p>-1.41159</text:p>
          </table:table-cell>
          <table:table-cell office:value-type="float" office:value="-0.1">
            <text:p>-0.1</text:p>
          </table:table-cell>
          <table:table-cell office:value-type="float" office:value="0.0159">
            <text:p>0.0159</text:p>
          </table:table-cell>
          <table:table-cell office:value-type="float" office:value="-0.98723">
            <text:p>-0.98723</text:p>
          </table:table-cell>
          <table:table-cell office:value-type="float" office:value="0.15851">
            <text:p>0.15851</text:p>
          </table:table-cell>
          <table:table-cell office:value-type="float" office:value="-1.41159">
            <text:p>-1.4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40159">
            <text:p>-1.40159</text:p>
          </table:table-cell>
          <table:table-cell office:value-type="float" office:value="-0.1">
            <text:p>-0.1</text:p>
          </table:table-cell>
          <table:table-cell office:value-type="float" office:value="0.01689">
            <text:p>0.01689</text:p>
          </table:table-cell>
          <table:table-cell office:value-type="float" office:value="-0.98558">
            <text:p>-0.98558</text:p>
          </table:table-cell>
          <table:table-cell office:value-type="float" office:value="0.16837">
            <text:p>0.16837</text:p>
          </table:table-cell>
          <table:table-cell office:value-type="float" office:value="-1.40159">
            <text:p>-1.4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9159">
            <text:p>-1.39159</text:p>
          </table:table-cell>
          <table:table-cell office:value-type="float" office:value="-0.1">
            <text:p>-0.1</text:p>
          </table:table-cell>
          <table:table-cell office:value-type="float" office:value="0.01788">
            <text:p>0.01788</text:p>
          </table:table-cell>
          <table:table-cell office:value-type="float" office:value="-0.98383">
            <text:p>-0.98383</text:p>
          </table:table-cell>
          <table:table-cell office:value-type="float" office:value="0.17822">
            <text:p>0.17822</text:p>
          </table:table-cell>
          <table:table-cell office:value-type="float" office:value="-1.39159">
            <text:p>-1.3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8159">
            <text:p>-1.38159</text:p>
          </table:table-cell>
          <table:table-cell office:value-type="float" office:value="-0.1">
            <text:p>-0.1</text:p>
          </table:table-cell>
          <table:table-cell office:value-type="float" office:value="0.01887">
            <text:p>0.01887</text:p>
          </table:table-cell>
          <table:table-cell office:value-type="float" office:value="-0.98198">
            <text:p>-0.98198</text:p>
          </table:table-cell>
          <table:table-cell office:value-type="float" office:value="0.18804">
            <text:p>0.18804</text:p>
          </table:table-cell>
          <table:table-cell office:value-type="float" office:value="-1.38159">
            <text:p>-1.3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7159">
            <text:p>-1.37159</text:p>
          </table:table-cell>
          <table:table-cell office:value-type="float" office:value="-0.1">
            <text:p>-0.1</text:p>
          </table:table-cell>
          <table:table-cell office:value-type="float" office:value="0.01985">
            <text:p>0.01985</text:p>
          </table:table-cell>
          <table:table-cell office:value-type="float" office:value="-0.98003">
            <text:p>-0.98003</text:p>
          </table:table-cell>
          <table:table-cell office:value-type="float" office:value="0.19785">
            <text:p>0.19785</text:p>
          </table:table-cell>
          <table:table-cell office:value-type="float" office:value="-1.37159">
            <text:p>-1.3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6159">
            <text:p>-1.36159</text:p>
          </table:table-cell>
          <table:table-cell office:value-type="float" office:value="-0.1">
            <text:p>-0.1</text:p>
          </table:table-cell>
          <table:table-cell office:value-type="float" office:value="0.02083">
            <text:p>0.02083</text:p>
          </table:table-cell>
          <table:table-cell office:value-type="float" office:value="-0.97798">
            <text:p>-0.97798</text:p>
          </table:table-cell>
          <table:table-cell office:value-type="float" office:value="0.20764">
            <text:p>0.20764</text:p>
          </table:table-cell>
          <table:table-cell office:value-type="float" office:value="-1.36159">
            <text:p>-1.3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5159">
            <text:p>-1.35159</text:p>
          </table:table-cell>
          <table:table-cell office:value-type="float" office:value="-0.1">
            <text:p>-0.1</text:p>
          </table:table-cell>
          <table:table-cell office:value-type="float" office:value="0.02181">
            <text:p>0.02181</text:p>
          </table:table-cell>
          <table:table-cell office:value-type="float" office:value="-0.97584">
            <text:p>-0.97584</text:p>
          </table:table-cell>
          <table:table-cell office:value-type="float" office:value="0.2174">
            <text:p>0.2174</text:p>
          </table:table-cell>
          <table:table-cell office:value-type="float" office:value="-1.35159">
            <text:p>-1.3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4159">
            <text:p>-1.34159</text:p>
          </table:table-cell>
          <table:table-cell office:value-type="float" office:value="-0.1">
            <text:p>-0.1</text:p>
          </table:table-cell>
          <table:table-cell office:value-type="float" office:value="0.02279">
            <text:p>0.02279</text:p>
          </table:table-cell>
          <table:table-cell office:value-type="float" office:value="-0.97359">
            <text:p>-0.97359</text:p>
          </table:table-cell>
          <table:table-cell office:value-type="float" office:value="0.22714">
            <text:p>0.22714</text:p>
          </table:table-cell>
          <table:table-cell office:value-type="float" office:value="-1.34159">
            <text:p>-1.3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3159">
            <text:p>-1.33159</text:p>
          </table:table-cell>
          <table:table-cell office:value-type="float" office:value="-0.1">
            <text:p>-0.1</text:p>
          </table:table-cell>
          <table:table-cell office:value-type="float" office:value="0.02377">
            <text:p>0.02377</text:p>
          </table:table-cell>
          <table:table-cell office:value-type="float" office:value="-0.97125">
            <text:p>-0.97125</text:p>
          </table:table-cell>
          <table:table-cell office:value-type="float" office:value="0.23686">
            <text:p>0.23686</text:p>
          </table:table-cell>
          <table:table-cell office:value-type="float" office:value="-1.33159">
            <text:p>-1.3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2159">
            <text:p>-1.32159</text:p>
          </table:table-cell>
          <table:table-cell office:value-type="float" office:value="-0.1">
            <text:p>-0.1</text:p>
          </table:table-cell>
          <table:table-cell office:value-type="float" office:value="0.02474">
            <text:p>0.02474</text:p>
          </table:table-cell>
          <table:table-cell office:value-type="float" office:value="-0.96881">
            <text:p>-0.96881</text:p>
          </table:table-cell>
          <table:table-cell office:value-type="float" office:value="0.24656">
            <text:p>0.24656</text:p>
          </table:table-cell>
          <table:table-cell office:value-type="float" office:value="-1.32159">
            <text:p>-1.3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1159">
            <text:p>-1.31159</text:p>
          </table:table-cell>
          <table:table-cell office:value-type="float" office:value="-0.1">
            <text:p>-0.1</text:p>
          </table:table-cell>
          <table:table-cell office:value-type="float" office:value="0.02571">
            <text:p>0.02571</text:p>
          </table:table-cell>
          <table:table-cell office:value-type="float" office:value="-0.96627">
            <text:p>-0.96627</text:p>
          </table:table-cell>
          <table:table-cell office:value-type="float" office:value="0.25623">
            <text:p>0.25623</text:p>
          </table:table-cell>
          <table:table-cell office:value-type="float" office:value="-1.31159">
            <text:p>-1.3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30159">
            <text:p>-1.30159</text:p>
          </table:table-cell>
          <table:table-cell office:value-type="float" office:value="-0.1">
            <text:p>-0.1</text:p>
          </table:table-cell>
          <table:table-cell office:value-type="float" office:value="0.02668">
            <text:p>0.02668</text:p>
          </table:table-cell>
          <table:table-cell office:value-type="float" office:value="-0.96364">
            <text:p>-0.96364</text:p>
          </table:table-cell>
          <table:table-cell office:value-type="float" office:value="0.26587">
            <text:p>0.26587</text:p>
          </table:table-cell>
          <table:table-cell office:value-type="float" office:value="-1.30159">
            <text:p>-1.3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9159">
            <text:p>-1.29159</text:p>
          </table:table-cell>
          <table:table-cell office:value-type="float" office:value="-0.1">
            <text:p>-0.1</text:p>
          </table:table-cell>
          <table:table-cell office:value-type="float" office:value="0.02764">
            <text:p>0.02764</text:p>
          </table:table-cell>
          <table:table-cell office:value-type="float" office:value="-0.96091">
            <text:p>-0.96091</text:p>
          </table:table-cell>
          <table:table-cell office:value-type="float" office:value="0.27548">
            <text:p>0.27548</text:p>
          </table:table-cell>
          <table:table-cell office:value-type="float" office:value="-1.29159">
            <text:p>-1.2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8159">
            <text:p>-1.28159</text:p>
          </table:table-cell>
          <table:table-cell office:value-type="float" office:value="-0.1">
            <text:p>-0.1</text:p>
          </table:table-cell>
          <table:table-cell office:value-type="float" office:value="0.0286">
            <text:p>0.0286</text:p>
          </table:table-cell>
          <table:table-cell office:value-type="float" office:value="-0.95808">
            <text:p>-0.95808</text:p>
          </table:table-cell>
          <table:table-cell office:value-type="float" office:value="0.28507">
            <text:p>0.28507</text:p>
          </table:table-cell>
          <table:table-cell office:value-type="float" office:value="-1.28159">
            <text:p>-1.2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7159">
            <text:p>-1.27159</text:p>
          </table:table-cell>
          <table:table-cell office:value-type="float" office:value="-0.1">
            <text:p>-0.1</text:p>
          </table:table-cell>
          <table:table-cell office:value-type="float" office:value="0.02956">
            <text:p>0.02956</text:p>
          </table:table-cell>
          <table:table-cell office:value-type="float" office:value="-0.95515">
            <text:p>-0.95515</text:p>
          </table:table-cell>
          <table:table-cell office:value-type="float" office:value="0.29463">
            <text:p>0.29463</text:p>
          </table:table-cell>
          <table:table-cell office:value-type="float" office:value="-1.27159">
            <text:p>-1.2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6159">
            <text:p>-1.26159</text:p>
          </table:table-cell>
          <table:table-cell office:value-type="float" office:value="-0.1">
            <text:p>-0.1</text:p>
          </table:table-cell>
          <table:table-cell office:value-type="float" office:value="0.03052">
            <text:p>0.03052</text:p>
          </table:table-cell>
          <table:table-cell office:value-type="float" office:value="-0.95213">
            <text:p>-0.95213</text:p>
          </table:table-cell>
          <table:table-cell office:value-type="float" office:value="0.30416">
            <text:p>0.30416</text:p>
          </table:table-cell>
          <table:table-cell office:value-type="float" office:value="-1.26159">
            <text:p>-1.2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5159">
            <text:p>-1.25159</text:p>
          </table:table-cell>
          <table:table-cell office:value-type="float" office:value="-0.1">
            <text:p>-0.1</text:p>
          </table:table-cell>
          <table:table-cell office:value-type="float" office:value="0.03147">
            <text:p>0.03147</text:p>
          </table:table-cell>
          <table:table-cell office:value-type="float" office:value="-0.94902">
            <text:p>-0.94902</text:p>
          </table:table-cell>
          <table:table-cell office:value-type="float" office:value="0.31366">
            <text:p>0.31366</text:p>
          </table:table-cell>
          <table:table-cell office:value-type="float" office:value="-1.25159">
            <text:p>-1.2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4159">
            <text:p>-1.24159</text:p>
          </table:table-cell>
          <table:table-cell office:value-type="float" office:value="-0.1">
            <text:p>-0.1</text:p>
          </table:table-cell>
          <table:table-cell office:value-type="float" office:value="0.03242">
            <text:p>0.03242</text:p>
          </table:table-cell>
          <table:table-cell office:value-type="float" office:value="-0.9458">
            <text:p>-0.9458</text:p>
          </table:table-cell>
          <table:table-cell office:value-type="float" office:value="0.32312">
            <text:p>0.32312</text:p>
          </table:table-cell>
          <table:table-cell office:value-type="float" office:value="-1.24159">
            <text:p>-1.2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3159">
            <text:p>-1.23159</text:p>
          </table:table-cell>
          <table:table-cell office:value-type="float" office:value="-0.1">
            <text:p>-0.1</text:p>
          </table:table-cell>
          <table:table-cell office:value-type="float" office:value="0.03337">
            <text:p>0.03337</text:p>
          </table:table-cell>
          <table:table-cell office:value-type="float" office:value="-0.94249">
            <text:p>-0.94249</text:p>
          </table:table-cell>
          <table:table-cell office:value-type="float" office:value="0.33255">
            <text:p>0.33255</text:p>
          </table:table-cell>
          <table:table-cell office:value-type="float" office:value="-1.23159">
            <text:p>-1.2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2159">
            <text:p>-1.22159</text:p>
          </table:table-cell>
          <table:table-cell office:value-type="float" office:value="-0.1">
            <text:p>-0.1</text:p>
          </table:table-cell>
          <table:table-cell office:value-type="float" office:value="0.03431">
            <text:p>0.03431</text:p>
          </table:table-cell>
          <table:table-cell office:value-type="float" office:value="-0.93909">
            <text:p>-0.93909</text:p>
          </table:table-cell>
          <table:table-cell office:value-type="float" office:value="0.34195">
            <text:p>0.34195</text:p>
          </table:table-cell>
          <table:table-cell office:value-type="float" office:value="-1.22159">
            <text:p>-1.2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1159">
            <text:p>-1.21159</text:p>
          </table:table-cell>
          <table:table-cell office:value-type="float" office:value="-0.1">
            <text:p>-0.1</text:p>
          </table:table-cell>
          <table:table-cell office:value-type="float" office:value="0.03525">
            <text:p>0.03525</text:p>
          </table:table-cell>
          <table:table-cell office:value-type="float" office:value="-0.9356">
            <text:p>-0.9356</text:p>
          </table:table-cell>
          <table:table-cell office:value-type="float" office:value="0.35131">
            <text:p>0.35131</text:p>
          </table:table-cell>
          <table:table-cell office:value-type="float" office:value="-1.21159">
            <text:p>-1.2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20159">
            <text:p>-1.20159</text:p>
          </table:table-cell>
          <table:table-cell office:value-type="float" office:value="-0.1">
            <text:p>-0.1</text:p>
          </table:table-cell>
          <table:table-cell office:value-type="float" office:value="0.03618">
            <text:p>0.03618</text:p>
          </table:table-cell>
          <table:table-cell office:value-type="float" office:value="-0.932">
            <text:p>-0.932</text:p>
          </table:table-cell>
          <table:table-cell office:value-type="float" office:value="0.36064">
            <text:p>0.36064</text:p>
          </table:table-cell>
          <table:table-cell office:value-type="float" office:value="-1.20159">
            <text:p>-1.2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9159">
            <text:p>-1.19159</text:p>
          </table:table-cell>
          <table:table-cell office:value-type="float" office:value="-0.1">
            <text:p>-0.1</text:p>
          </table:table-cell>
          <table:table-cell office:value-type="float" office:value="0.03712">
            <text:p>0.03712</text:p>
          </table:table-cell>
          <table:table-cell office:value-type="float" office:value="-0.92832">
            <text:p>-0.92832</text:p>
          </table:table-cell>
          <table:table-cell office:value-type="float" office:value="0.36993">
            <text:p>0.36993</text:p>
          </table:table-cell>
          <table:table-cell office:value-type="float" office:value="-1.19159">
            <text:p>-1.1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8159">
            <text:p>-1.18159</text:p>
          </table:table-cell>
          <table:table-cell office:value-type="float" office:value="-0.1">
            <text:p>-0.1</text:p>
          </table:table-cell>
          <table:table-cell office:value-type="float" office:value="0.03804">
            <text:p>0.03804</text:p>
          </table:table-cell>
          <table:table-cell office:value-type="float" office:value="-0.92454">
            <text:p>-0.92454</text:p>
          </table:table-cell>
          <table:table-cell office:value-type="float" office:value="0.37918">
            <text:p>0.37918</text:p>
          </table:table-cell>
          <table:table-cell office:value-type="float" office:value="-1.18159">
            <text:p>-1.1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7159">
            <text:p>-1.17159</text:p>
          </table:table-cell>
          <table:table-cell office:value-type="float" office:value="-0.1">
            <text:p>-0.1</text:p>
          </table:table-cell>
          <table:table-cell office:value-type="float" office:value="0.03897">
            <text:p>0.03897</text:p>
          </table:table-cell>
          <table:table-cell office:value-type="float" office:value="-0.92067">
            <text:p>-0.92067</text:p>
          </table:table-cell>
          <table:table-cell office:value-type="float" office:value="0.38839">
            <text:p>0.38839</text:p>
          </table:table-cell>
          <table:table-cell office:value-type="float" office:value="-1.17159">
            <text:p>-1.1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6159">
            <text:p>-1.16159</text:p>
          </table:table-cell>
          <table:table-cell office:value-type="float" office:value="-0.1">
            <text:p>-0.1</text:p>
          </table:table-cell>
          <table:table-cell office:value-type="float" office:value="0.03989">
            <text:p>0.03989</text:p>
          </table:table-cell>
          <table:table-cell office:value-type="float" office:value="-0.91671">
            <text:p>-0.91671</text:p>
          </table:table-cell>
          <table:table-cell office:value-type="float" office:value="0.39756">
            <text:p>0.39756</text:p>
          </table:table-cell>
          <table:table-cell office:value-type="float" office:value="-1.16159">
            <text:p>-1.1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5159">
            <text:p>-1.15159</text:p>
          </table:table-cell>
          <table:table-cell office:value-type="float" office:value="-0.1">
            <text:p>-0.1</text:p>
          </table:table-cell>
          <table:table-cell office:value-type="float" office:value="0.04081">
            <text:p>0.04081</text:p>
          </table:table-cell>
          <table:table-cell office:value-type="float" office:value="-0.91265">
            <text:p>-0.91265</text:p>
          </table:table-cell>
          <table:table-cell office:value-type="float" office:value="0.40669">
            <text:p>0.40669</text:p>
          </table:table-cell>
          <table:table-cell office:value-type="float" office:value="-1.15159">
            <text:p>-1.1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4159">
            <text:p>-1.14159</text:p>
          </table:table-cell>
          <table:table-cell office:value-type="float" office:value="-0.1">
            <text:p>-0.1</text:p>
          </table:table-cell>
          <table:table-cell office:value-type="float" office:value="0.04172">
            <text:p>0.04172</text:p>
          </table:table-cell>
          <table:table-cell office:value-type="float" office:value="-0.90851">
            <text:p>-0.90851</text:p>
          </table:table-cell>
          <table:table-cell office:value-type="float" office:value="0.41578">
            <text:p>0.41578</text:p>
          </table:table-cell>
          <table:table-cell office:value-type="float" office:value="-1.14159">
            <text:p>-1.1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3159">
            <text:p>-1.13159</text:p>
          </table:table-cell>
          <table:table-cell office:value-type="float" office:value="-0.1">
            <text:p>-0.1</text:p>
          </table:table-cell>
          <table:table-cell office:value-type="float" office:value="0.04263">
            <text:p>0.04263</text:p>
          </table:table-cell>
          <table:table-cell office:value-type="float" office:value="-0.90427">
            <text:p>-0.90427</text:p>
          </table:table-cell>
          <table:table-cell office:value-type="float" office:value="0.42483">
            <text:p>0.42483</text:p>
          </table:table-cell>
          <table:table-cell office:value-type="float" office:value="-1.13159">
            <text:p>-1.1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2159">
            <text:p>-1.12159</text:p>
          </table:table-cell>
          <table:table-cell office:value-type="float" office:value="-0.1">
            <text:p>-0.1</text:p>
          </table:table-cell>
          <table:table-cell office:value-type="float" office:value="0.04353">
            <text:p>0.04353</text:p>
          </table:table-cell>
          <table:table-cell office:value-type="float" office:value="-0.89994">
            <text:p>-0.89994</text:p>
          </table:table-cell>
          <table:table-cell office:value-type="float" office:value="0.43384">
            <text:p>0.43384</text:p>
          </table:table-cell>
          <table:table-cell office:value-type="float" office:value="-1.12159">
            <text:p>-1.1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1159">
            <text:p>-1.11159</text:p>
          </table:table-cell>
          <table:table-cell office:value-type="float" office:value="-0.1">
            <text:p>-0.1</text:p>
          </table:table-cell>
          <table:table-cell office:value-type="float" office:value="0.04443">
            <text:p>0.04443</text:p>
          </table:table-cell>
          <table:table-cell office:value-type="float" office:value="-0.89552">
            <text:p>-0.89552</text:p>
          </table:table-cell>
          <table:table-cell office:value-type="float" office:value="0.4428">
            <text:p>0.4428</text:p>
          </table:table-cell>
          <table:table-cell office:value-type="float" office:value="-1.11159">
            <text:p>-1.1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10159">
            <text:p>-1.10159</text:p>
          </table:table-cell>
          <table:table-cell office:value-type="float" office:value="-0.1">
            <text:p>-0.1</text:p>
          </table:table-cell>
          <table:table-cell office:value-type="float" office:value="0.04532">
            <text:p>0.04532</text:p>
          </table:table-cell>
          <table:table-cell office:value-type="float" office:value="-0.89101">
            <text:p>-0.89101</text:p>
          </table:table-cell>
          <table:table-cell office:value-type="float" office:value="0.45171">
            <text:p>0.45171</text:p>
          </table:table-cell>
          <table:table-cell office:value-type="float" office:value="-1.10159">
            <text:p>-1.1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9159">
            <text:p>-1.09159</text:p>
          </table:table-cell>
          <table:table-cell office:value-type="float" office:value="-0.1">
            <text:p>-0.1</text:p>
          </table:table-cell>
          <table:table-cell office:value-type="float" office:value="0.04621">
            <text:p>0.04621</text:p>
          </table:table-cell>
          <table:table-cell office:value-type="float" office:value="-0.88641">
            <text:p>-0.88641</text:p>
          </table:table-cell>
          <table:table-cell office:value-type="float" office:value="0.46058">
            <text:p>0.46058</text:p>
          </table:table-cell>
          <table:table-cell office:value-type="float" office:value="-1.09159">
            <text:p>-1.0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8159">
            <text:p>-1.08159</text:p>
          </table:table-cell>
          <table:table-cell office:value-type="float" office:value="-0.1">
            <text:p>-0.1</text:p>
          </table:table-cell>
          <table:table-cell office:value-type="float" office:value="0.0471">
            <text:p>0.0471</text:p>
          </table:table-cell>
          <table:table-cell office:value-type="float" office:value="-0.88173">
            <text:p>-0.88173</text:p>
          </table:table-cell>
          <table:table-cell office:value-type="float" office:value="0.4694">
            <text:p>0.4694</text:p>
          </table:table-cell>
          <table:table-cell office:value-type="float" office:value="-1.08159">
            <text:p>-1.0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7159">
            <text:p>-1.07159</text:p>
          </table:table-cell>
          <table:table-cell office:value-type="float" office:value="-0.1">
            <text:p>-0.1</text:p>
          </table:table-cell>
          <table:table-cell office:value-type="float" office:value="0.04798">
            <text:p>0.04798</text:p>
          </table:table-cell>
          <table:table-cell office:value-type="float" office:value="-0.87695">
            <text:p>-0.87695</text:p>
          </table:table-cell>
          <table:table-cell office:value-type="float" office:value="0.47818">
            <text:p>0.47818</text:p>
          </table:table-cell>
          <table:table-cell office:value-type="float" office:value="-1.07159">
            <text:p>-1.0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6159">
            <text:p>-1.06159</text:p>
          </table:table-cell>
          <table:table-cell office:value-type="float" office:value="-0.1">
            <text:p>-0.1</text:p>
          </table:table-cell>
          <table:table-cell office:value-type="float" office:value="0.04885">
            <text:p>0.04885</text:p>
          </table:table-cell>
          <table:table-cell office:value-type="float" office:value="-0.87209">
            <text:p>-0.87209</text:p>
          </table:table-cell>
          <table:table-cell office:value-type="float" office:value="0.4869">
            <text:p>0.4869</text:p>
          </table:table-cell>
          <table:table-cell office:value-type="float" office:value="-1.06159">
            <text:p>-1.0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5159">
            <text:p>-1.05159</text:p>
          </table:table-cell>
          <table:table-cell office:value-type="float" office:value="-0.1">
            <text:p>-0.1</text:p>
          </table:table-cell>
          <table:table-cell office:value-type="float" office:value="0.04972">
            <text:p>0.04972</text:p>
          </table:table-cell>
          <table:table-cell office:value-type="float" office:value="-0.86714">
            <text:p>-0.86714</text:p>
          </table:table-cell>
          <table:table-cell office:value-type="float" office:value="0.49558">
            <text:p>0.49558</text:p>
          </table:table-cell>
          <table:table-cell office:value-type="float" office:value="-1.05159">
            <text:p>-1.0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4159">
            <text:p>-1.04159</text:p>
          </table:table-cell>
          <table:table-cell office:value-type="float" office:value="-0.1">
            <text:p>-0.1</text:p>
          </table:table-cell>
          <table:table-cell office:value-type="float" office:value="0.05059">
            <text:p>0.05059</text:p>
          </table:table-cell>
          <table:table-cell office:value-type="float" office:value="-0.8621">
            <text:p>-0.8621</text:p>
          </table:table-cell>
          <table:table-cell office:value-type="float" office:value="0.5042">
            <text:p>0.5042</text:p>
          </table:table-cell>
          <table:table-cell office:value-type="float" office:value="-1.04159">
            <text:p>-1.0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3159">
            <text:p>-1.03159</text:p>
          </table:table-cell>
          <table:table-cell office:value-type="float" office:value="-0.1">
            <text:p>-0.1</text:p>
          </table:table-cell>
          <table:table-cell office:value-type="float" office:value="0.05145">
            <text:p>0.05145</text:p>
          </table:table-cell>
          <table:table-cell office:value-type="float" office:value="-0.85698">
            <text:p>-0.85698</text:p>
          </table:table-cell>
          <table:table-cell office:value-type="float" office:value="0.51277">
            <text:p>0.51277</text:p>
          </table:table-cell>
          <table:table-cell office:value-type="float" office:value="-1.03159">
            <text:p>-1.0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2159">
            <text:p>-1.02159</text:p>
          </table:table-cell>
          <table:table-cell office:value-type="float" office:value="-0.1">
            <text:p>-0.1</text:p>
          </table:table-cell>
          <table:table-cell office:value-type="float" office:value="0.0523">
            <text:p>0.0523</text:p>
          </table:table-cell>
          <table:table-cell office:value-type="float" office:value="-0.85177">
            <text:p>-0.85177</text:p>
          </table:table-cell>
          <table:table-cell office:value-type="float" office:value="0.52129">
            <text:p>0.52129</text:p>
          </table:table-cell>
          <table:table-cell office:value-type="float" office:value="-1.02159">
            <text:p>-1.0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1159">
            <text:p>-1.01159</text:p>
          </table:table-cell>
          <table:table-cell office:value-type="float" office:value="-0.1">
            <text:p>-0.1</text:p>
          </table:table-cell>
          <table:table-cell office:value-type="float" office:value="0.05315">
            <text:p>0.05315</text:p>
          </table:table-cell>
          <table:table-cell office:value-type="float" office:value="-0.84648">
            <text:p>-0.84648</text:p>
          </table:table-cell>
          <table:table-cell office:value-type="float" office:value="0.52976">
            <text:p>0.52976</text:p>
          </table:table-cell>
          <table:table-cell office:value-type="float" office:value="-1.01159">
            <text:p>-1.0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1.00159">
            <text:p>-1.00159</text:p>
          </table:table-cell>
          <table:table-cell office:value-type="float" office:value="-0.1">
            <text:p>-0.1</text:p>
          </table:table-cell>
          <table:table-cell office:value-type="float" office:value="0.054">
            <text:p>0.054</text:p>
          </table:table-cell>
          <table:table-cell office:value-type="float" office:value="-0.8411">
            <text:p>-0.8411</text:p>
          </table:table-cell>
          <table:table-cell office:value-type="float" office:value="0.53818">
            <text:p>0.53818</text:p>
          </table:table-cell>
          <table:table-cell office:value-type="float" office:value="-1.00159">
            <text:p>-1.0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9159">
            <text:p>-0.99159</text:p>
          </table:table-cell>
          <table:table-cell office:value-type="float" office:value="-0.1">
            <text:p>-0.1</text:p>
          </table:table-cell>
          <table:table-cell office:value-type="float" office:value="0.05484">
            <text:p>0.05484</text:p>
          </table:table-cell>
          <table:table-cell office:value-type="float" office:value="-0.83564">
            <text:p>-0.83564</text:p>
          </table:table-cell>
          <table:table-cell office:value-type="float" office:value="0.54653">
            <text:p>0.54653</text:p>
          </table:table-cell>
          <table:table-cell office:value-type="float" office:value="-0.99159">
            <text:p>-0.9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8159">
            <text:p>-0.98159</text:p>
          </table:table-cell>
          <table:table-cell office:value-type="float" office:value="-0.1">
            <text:p>-0.1</text:p>
          </table:table-cell>
          <table:table-cell office:value-type="float" office:value="0.05567">
            <text:p>0.05567</text:p>
          </table:table-cell>
          <table:table-cell office:value-type="float" office:value="-0.83009">
            <text:p>-0.83009</text:p>
          </table:table-cell>
          <table:table-cell office:value-type="float" office:value="0.55484">
            <text:p>0.55484</text:p>
          </table:table-cell>
          <table:table-cell office:value-type="float" office:value="-0.98159">
            <text:p>-0.9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7159">
            <text:p>-0.97159</text:p>
          </table:table-cell>
          <table:table-cell office:value-type="float" office:value="-0.1">
            <text:p>-0.1</text:p>
          </table:table-cell>
          <table:table-cell office:value-type="float" office:value="0.0565">
            <text:p>0.0565</text:p>
          </table:table-cell>
          <table:table-cell office:value-type="float" office:value="-0.82447">
            <text:p>-0.82447</text:p>
          </table:table-cell>
          <table:table-cell office:value-type="float" office:value="0.56308">
            <text:p>0.56308</text:p>
          </table:table-cell>
          <table:table-cell office:value-type="float" office:value="-0.97159">
            <text:p>-0.9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6159">
            <text:p>-0.96159</text:p>
          </table:table-cell>
          <table:table-cell office:value-type="float" office:value="-0.1">
            <text:p>-0.1</text:p>
          </table:table-cell>
          <table:table-cell office:value-type="float" office:value="0.05732">
            <text:p>0.05732</text:p>
          </table:table-cell>
          <table:table-cell office:value-type="float" office:value="-0.81876">
            <text:p>-0.81876</text:p>
          </table:table-cell>
          <table:table-cell office:value-type="float" office:value="0.57127">
            <text:p>0.57127</text:p>
          </table:table-cell>
          <table:table-cell office:value-type="float" office:value="-0.96159">
            <text:p>-0.9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5159">
            <text:p>-0.95159</text:p>
          </table:table-cell>
          <table:table-cell office:value-type="float" office:value="-0.1">
            <text:p>-0.1</text:p>
          </table:table-cell>
          <table:table-cell office:value-type="float" office:value="0.05813">
            <text:p>0.05813</text:p>
          </table:table-cell>
          <table:table-cell office:value-type="float" office:value="-0.81296">
            <text:p>-0.81296</text:p>
          </table:table-cell>
          <table:table-cell office:value-type="float" office:value="0.57941">
            <text:p>0.57941</text:p>
          </table:table-cell>
          <table:table-cell office:value-type="float" office:value="-0.95159">
            <text:p>-0.9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4159">
            <text:p>-0.94159</text:p>
          </table:table-cell>
          <table:table-cell office:value-type="float" office:value="-0.1">
            <text:p>-0.1</text:p>
          </table:table-cell>
          <table:table-cell office:value-type="float" office:value="0.05894">
            <text:p>0.05894</text:p>
          </table:table-cell>
          <table:table-cell office:value-type="float" office:value="-0.80709">
            <text:p>-0.80709</text:p>
          </table:table-cell>
          <table:table-cell office:value-type="float" office:value="0.58748">
            <text:p>0.58748</text:p>
          </table:table-cell>
          <table:table-cell office:value-type="float" office:value="-0.94159">
            <text:p>-0.9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3159">
            <text:p>-0.93159</text:p>
          </table:table-cell>
          <table:table-cell office:value-type="float" office:value="-0.1">
            <text:p>-0.1</text:p>
          </table:table-cell>
          <table:table-cell office:value-type="float" office:value="0.05975">
            <text:p>0.05975</text:p>
          </table:table-cell>
          <table:table-cell office:value-type="float" office:value="-0.80114">
            <text:p>-0.80114</text:p>
          </table:table-cell>
          <table:table-cell office:value-type="float" office:value="0.59549">
            <text:p>0.59549</text:p>
          </table:table-cell>
          <table:table-cell office:value-type="float" office:value="-0.93159">
            <text:p>-0.9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2159">
            <text:p>-0.92159</text:p>
          </table:table-cell>
          <table:table-cell office:value-type="float" office:value="-0.1">
            <text:p>-0.1</text:p>
          </table:table-cell>
          <table:table-cell office:value-type="float" office:value="0.06055">
            <text:p>0.06055</text:p>
          </table:table-cell>
          <table:table-cell office:value-type="float" office:value="-0.7951">
            <text:p>-0.7951</text:p>
          </table:table-cell>
          <table:table-cell office:value-type="float" office:value="0.60344">
            <text:p>0.60344</text:p>
          </table:table-cell>
          <table:table-cell office:value-type="float" office:value="-0.92159">
            <text:p>-0.9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1159">
            <text:p>-0.91159</text:p>
          </table:table-cell>
          <table:table-cell office:value-type="float" office:value="-0.1">
            <text:p>-0.1</text:p>
          </table:table-cell>
          <table:table-cell office:value-type="float" office:value="0.06134">
            <text:p>0.06134</text:p>
          </table:table-cell>
          <table:table-cell office:value-type="float" office:value="-0.78899">
            <text:p>-0.78899</text:p>
          </table:table-cell>
          <table:table-cell office:value-type="float" office:value="0.61133">
            <text:p>0.61133</text:p>
          </table:table-cell>
          <table:table-cell office:value-type="float" office:value="-0.91159">
            <text:p>-0.9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90159">
            <text:p>-0.90159</text:p>
          </table:table-cell>
          <table:table-cell office:value-type="float" office:value="-0.1">
            <text:p>-0.1</text:p>
          </table:table-cell>
          <table:table-cell office:value-type="float" office:value="0.06212">
            <text:p>0.06212</text:p>
          </table:table-cell>
          <table:table-cell office:value-type="float" office:value="-0.7828">
            <text:p>-0.7828</text:p>
          </table:table-cell>
          <table:table-cell office:value-type="float" office:value="0.61916">
            <text:p>0.61916</text:p>
          </table:table-cell>
          <table:table-cell office:value-type="float" office:value="-0.90159">
            <text:p>-0.9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9159">
            <text:p>-0.89159</text:p>
          </table:table-cell>
          <table:table-cell office:value-type="float" office:value="-0.1">
            <text:p>-0.1</text:p>
          </table:table-cell>
          <table:table-cell office:value-type="float" office:value="0.0629">
            <text:p>0.0629</text:p>
          </table:table-cell>
          <table:table-cell office:value-type="float" office:value="-0.77653">
            <text:p>-0.77653</text:p>
          </table:table-cell>
          <table:table-cell office:value-type="float" office:value="0.62693">
            <text:p>0.62693</text:p>
          </table:table-cell>
          <table:table-cell office:value-type="float" office:value="-0.89159">
            <text:p>-0.8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8159">
            <text:p>-0.88159</text:p>
          </table:table-cell>
          <table:table-cell office:value-type="float" office:value="-0.1">
            <text:p>-0.1</text:p>
          </table:table-cell>
          <table:table-cell office:value-type="float" office:value="0.06368">
            <text:p>0.06368</text:p>
          </table:table-cell>
          <table:table-cell office:value-type="float" office:value="-0.77019">
            <text:p>-0.77019</text:p>
          </table:table-cell>
          <table:table-cell office:value-type="float" office:value="0.63463">
            <text:p>0.63463</text:p>
          </table:table-cell>
          <table:table-cell office:value-type="float" office:value="-0.88159">
            <text:p>-0.8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7159">
            <text:p>-0.87159</text:p>
          </table:table-cell>
          <table:table-cell office:value-type="float" office:value="-0.1">
            <text:p>-0.1</text:p>
          </table:table-cell>
          <table:table-cell office:value-type="float" office:value="0.06444">
            <text:p>0.06444</text:p>
          </table:table-cell>
          <table:table-cell office:value-type="float" office:value="-0.76376">
            <text:p>-0.76376</text:p>
          </table:table-cell>
          <table:table-cell office:value-type="float" office:value="0.64227">
            <text:p>0.64227</text:p>
          </table:table-cell>
          <table:table-cell office:value-type="float" office:value="-0.87159">
            <text:p>-0.8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6159">
            <text:p>-0.86159</text:p>
          </table:table-cell>
          <table:table-cell office:value-type="float" office:value="-0.1">
            <text:p>-0.1</text:p>
          </table:table-cell>
          <table:table-cell office:value-type="float" office:value="0.0652">
            <text:p>0.0652</text:p>
          </table:table-cell>
          <table:table-cell office:value-type="float" office:value="-0.75727">
            <text:p>-0.75727</text:p>
          </table:table-cell>
          <table:table-cell office:value-type="float" office:value="0.64984">
            <text:p>0.64984</text:p>
          </table:table-cell>
          <table:table-cell office:value-type="float" office:value="-0.86159">
            <text:p>-0.8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5159">
            <text:p>-0.85159</text:p>
          </table:table-cell>
          <table:table-cell office:value-type="float" office:value="-0.1">
            <text:p>-0.1</text:p>
          </table:table-cell>
          <table:table-cell office:value-type="float" office:value="0.06596">
            <text:p>0.06596</text:p>
          </table:table-cell>
          <table:table-cell office:value-type="float" office:value="-0.75069">
            <text:p>-0.75069</text:p>
          </table:table-cell>
          <table:table-cell office:value-type="float" office:value="0.65735">
            <text:p>0.65735</text:p>
          </table:table-cell>
          <table:table-cell office:value-type="float" office:value="-0.85159">
            <text:p>-0.8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4159">
            <text:p>-0.84159</text:p>
          </table:table-cell>
          <table:table-cell office:value-type="float" office:value="-0.1">
            <text:p>-0.1</text:p>
          </table:table-cell>
          <table:table-cell office:value-type="float" office:value="0.0667">
            <text:p>0.0667</text:p>
          </table:table-cell>
          <table:table-cell office:value-type="float" office:value="-0.74404">
            <text:p>-0.74404</text:p>
          </table:table-cell>
          <table:table-cell office:value-type="float" office:value="0.66479">
            <text:p>0.66479</text:p>
          </table:table-cell>
          <table:table-cell office:value-type="float" office:value="-0.84159">
            <text:p>-0.8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3159">
            <text:p>-0.83159</text:p>
          </table:table-cell>
          <table:table-cell office:value-type="float" office:value="-0.1">
            <text:p>-0.1</text:p>
          </table:table-cell>
          <table:table-cell office:value-type="float" office:value="0.06744">
            <text:p>0.06744</text:p>
          </table:table-cell>
          <table:table-cell office:value-type="float" office:value="-0.73732">
            <text:p>-0.73732</text:p>
          </table:table-cell>
          <table:table-cell office:value-type="float" office:value="0.67217">
            <text:p>0.67217</text:p>
          </table:table-cell>
          <table:table-cell office:value-type="float" office:value="-0.83159">
            <text:p>-0.8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2159">
            <text:p>-0.82159</text:p>
          </table:table-cell>
          <table:table-cell office:value-type="float" office:value="-0.1">
            <text:p>-0.1</text:p>
          </table:table-cell>
          <table:table-cell office:value-type="float" office:value="0.06817">
            <text:p>0.06817</text:p>
          </table:table-cell>
          <table:table-cell office:value-type="float" office:value="-0.73053">
            <text:p>-0.73053</text:p>
          </table:table-cell>
          <table:table-cell office:value-type="float" office:value="0.67947">
            <text:p>0.67947</text:p>
          </table:table-cell>
          <table:table-cell office:value-type="float" office:value="-0.82159">
            <text:p>-0.8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1159">
            <text:p>-0.81159</text:p>
          </table:table-cell>
          <table:table-cell office:value-type="float" office:value="-0.1">
            <text:p>-0.1</text:p>
          </table:table-cell>
          <table:table-cell office:value-type="float" office:value="0.0689">
            <text:p>0.0689</text:p>
          </table:table-cell>
          <table:table-cell office:value-type="float" office:value="-0.72366">
            <text:p>-0.72366</text:p>
          </table:table-cell>
          <table:table-cell office:value-type="float" office:value="0.68671">
            <text:p>0.68671</text:p>
          </table:table-cell>
          <table:table-cell office:value-type="float" office:value="-0.81159">
            <text:p>-0.8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80159">
            <text:p>-0.80159</text:p>
          </table:table-cell>
          <table:table-cell office:value-type="float" office:value="-0.1">
            <text:p>-0.1</text:p>
          </table:table-cell>
          <table:table-cell office:value-type="float" office:value="0.06962">
            <text:p>0.06962</text:p>
          </table:table-cell>
          <table:table-cell office:value-type="float" office:value="-0.71672">
            <text:p>-0.71672</text:p>
          </table:table-cell>
          <table:table-cell office:value-type="float" office:value="0.69388">
            <text:p>0.69388</text:p>
          </table:table-cell>
          <table:table-cell office:value-type="float" office:value="-0.80159">
            <text:p>-0.8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9159">
            <text:p>-0.79159</text:p>
          </table:table-cell>
          <table:table-cell office:value-type="float" office:value="-0.1">
            <text:p>-0.1</text:p>
          </table:table-cell>
          <table:table-cell office:value-type="float" office:value="0.07033">
            <text:p>0.07033</text:p>
          </table:table-cell>
          <table:table-cell office:value-type="float" office:value="-0.70971">
            <text:p>-0.70971</text:p>
          </table:table-cell>
          <table:table-cell office:value-type="float" office:value="0.70097">
            <text:p>0.70097</text:p>
          </table:table-cell>
          <table:table-cell office:value-type="float" office:value="-0.79159">
            <text:p>-0.7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8159">
            <text:p>-0.78159</text:p>
          </table:table-cell>
          <table:table-cell office:value-type="float" office:value="-0.1">
            <text:p>-0.1</text:p>
          </table:table-cell>
          <table:table-cell office:value-type="float" office:value="0.07104">
            <text:p>0.07104</text:p>
          </table:table-cell>
          <table:table-cell office:value-type="float" office:value="-0.70263">
            <text:p>-0.70263</text:p>
          </table:table-cell>
          <table:table-cell office:value-type="float" office:value="0.708">
            <text:p>0.708</text:p>
          </table:table-cell>
          <table:table-cell office:value-type="float" office:value="-0.78159">
            <text:p>-0.7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7159">
            <text:p>-0.77159</text:p>
          </table:table-cell>
          <table:table-cell office:value-type="float" office:value="-0.1">
            <text:p>-0.1</text:p>
          </table:table-cell>
          <table:table-cell office:value-type="float" office:value="0.07173">
            <text:p>0.07173</text:p>
          </table:table-cell>
          <table:table-cell office:value-type="float" office:value="-0.69548">
            <text:p>-0.69548</text:p>
          </table:table-cell>
          <table:table-cell office:value-type="float" office:value="0.71495">
            <text:p>0.71495</text:p>
          </table:table-cell>
          <table:table-cell office:value-type="float" office:value="-0.77159">
            <text:p>-0.7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6159">
            <text:p>-0.76159</text:p>
          </table:table-cell>
          <table:table-cell office:value-type="float" office:value="-0.1">
            <text:p>-0.1</text:p>
          </table:table-cell>
          <table:table-cell office:value-type="float" office:value="0.07243">
            <text:p>0.07243</text:p>
          </table:table-cell>
          <table:table-cell office:value-type="float" office:value="-0.68826">
            <text:p>-0.68826</text:p>
          </table:table-cell>
          <table:table-cell office:value-type="float" office:value="0.72184">
            <text:p>0.72184</text:p>
          </table:table-cell>
          <table:table-cell office:value-type="float" office:value="-0.76159">
            <text:p>-0.7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5159">
            <text:p>-0.75159</text:p>
          </table:table-cell>
          <table:table-cell office:value-type="float" office:value="-0.1">
            <text:p>-0.1</text:p>
          </table:table-cell>
          <table:table-cell office:value-type="float" office:value="0.07311">
            <text:p>0.07311</text:p>
          </table:table-cell>
          <table:table-cell office:value-type="float" office:value="-0.68098">
            <text:p>-0.68098</text:p>
          </table:table-cell>
          <table:table-cell office:value-type="float" office:value="0.72865">
            <text:p>0.72865</text:p>
          </table:table-cell>
          <table:table-cell office:value-type="float" office:value="-0.75159">
            <text:p>-0.7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4159">
            <text:p>-0.74159</text:p>
          </table:table-cell>
          <table:table-cell office:value-type="float" office:value="-0.1">
            <text:p>-0.1</text:p>
          </table:table-cell>
          <table:table-cell office:value-type="float" office:value="0.07378">
            <text:p>0.07378</text:p>
          </table:table-cell>
          <table:table-cell office:value-type="float" office:value="-0.67362">
            <text:p>-0.67362</text:p>
          </table:table-cell>
          <table:table-cell office:value-type="float" office:value="0.73538">
            <text:p>0.73538</text:p>
          </table:table-cell>
          <table:table-cell office:value-type="float" office:value="-0.74159">
            <text:p>-0.7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3159">
            <text:p>-0.73159</text:p>
          </table:table-cell>
          <table:table-cell office:value-type="float" office:value="-0.1">
            <text:p>-0.1</text:p>
          </table:table-cell>
          <table:table-cell office:value-type="float" office:value="0.07445">
            <text:p>0.07445</text:p>
          </table:table-cell>
          <table:table-cell office:value-type="float" office:value="-0.6662">
            <text:p>-0.6662</text:p>
          </table:table-cell>
          <table:table-cell office:value-type="float" office:value="0.74205">
            <text:p>0.74205</text:p>
          </table:table-cell>
          <table:table-cell office:value-type="float" office:value="-0.73159">
            <text:p>-0.7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2159">
            <text:p>-0.72159</text:p>
          </table:table-cell>
          <table:table-cell office:value-type="float" office:value="-0.1">
            <text:p>-0.1</text:p>
          </table:table-cell>
          <table:table-cell office:value-type="float" office:value="0.07511">
            <text:p>0.07511</text:p>
          </table:table-cell>
          <table:table-cell office:value-type="float" office:value="-0.65872">
            <text:p>-0.65872</text:p>
          </table:table-cell>
          <table:table-cell office:value-type="float" office:value="0.74863">
            <text:p>0.74863</text:p>
          </table:table-cell>
          <table:table-cell office:value-type="float" office:value="-0.72159">
            <text:p>-0.7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1159">
            <text:p>-0.71159</text:p>
          </table:table-cell>
          <table:table-cell office:value-type="float" office:value="-0.1">
            <text:p>-0.1</text:p>
          </table:table-cell>
          <table:table-cell office:value-type="float" office:value="0.07577">
            <text:p>0.07577</text:p>
          </table:table-cell>
          <table:table-cell office:value-type="float" office:value="-0.65116">
            <text:p>-0.65116</text:p>
          </table:table-cell>
          <table:table-cell office:value-type="float" office:value="0.75515">
            <text:p>0.75515</text:p>
          </table:table-cell>
          <table:table-cell office:value-type="float" office:value="-0.71159">
            <text:p>-0.7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70159">
            <text:p>-0.70159</text:p>
          </table:table-cell>
          <table:table-cell office:value-type="float" office:value="-0.1">
            <text:p>-0.1</text:p>
          </table:table-cell>
          <table:table-cell office:value-type="float" office:value="0.07641">
            <text:p>0.07641</text:p>
          </table:table-cell>
          <table:table-cell office:value-type="float" office:value="-0.64355">
            <text:p>-0.64355</text:p>
          </table:table-cell>
          <table:table-cell office:value-type="float" office:value="0.76158">
            <text:p>0.76158</text:p>
          </table:table-cell>
          <table:table-cell office:value-type="float" office:value="-0.70159">
            <text:p>-0.7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9159">
            <text:p>-0.69159</text:p>
          </table:table-cell>
          <table:table-cell office:value-type="float" office:value="-0.1">
            <text:p>-0.1</text:p>
          </table:table-cell>
          <table:table-cell office:value-type="float" office:value="0.07705">
            <text:p>0.07705</text:p>
          </table:table-cell>
          <table:table-cell office:value-type="float" office:value="-0.63587">
            <text:p>-0.63587</text:p>
          </table:table-cell>
          <table:table-cell office:value-type="float" office:value="0.76794">
            <text:p>0.76794</text:p>
          </table:table-cell>
          <table:table-cell office:value-type="float" office:value="-0.69159">
            <text:p>-0.6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8159">
            <text:p>-0.68159</text:p>
          </table:table-cell>
          <table:table-cell office:value-type="float" office:value="-0.1">
            <text:p>-0.1</text:p>
          </table:table-cell>
          <table:table-cell office:value-type="float" office:value="0.07768">
            <text:p>0.07768</text:p>
          </table:table-cell>
          <table:table-cell office:value-type="float" office:value="-0.62813">
            <text:p>-0.62813</text:p>
          </table:table-cell>
          <table:table-cell office:value-type="float" office:value="0.77422">
            <text:p>0.77422</text:p>
          </table:table-cell>
          <table:table-cell office:value-type="float" office:value="-0.68159">
            <text:p>-0.6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7159">
            <text:p>-0.67159</text:p>
          </table:table-cell>
          <table:table-cell office:value-type="float" office:value="-0.1">
            <text:p>-0.1</text:p>
          </table:table-cell>
          <table:table-cell office:value-type="float" office:value="0.0783">
            <text:p>0.0783</text:p>
          </table:table-cell>
          <table:table-cell office:value-type="float" office:value="-0.62032">
            <text:p>-0.62032</text:p>
          </table:table-cell>
          <table:table-cell office:value-type="float" office:value="0.78043">
            <text:p>0.78043</text:p>
          </table:table-cell>
          <table:table-cell office:value-type="float" office:value="-0.67159">
            <text:p>-0.6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6159">
            <text:p>-0.66159</text:p>
          </table:table-cell>
          <table:table-cell office:value-type="float" office:value="-0.1">
            <text:p>-0.1</text:p>
          </table:table-cell>
          <table:table-cell office:value-type="float" office:value="0.07892">
            <text:p>0.07892</text:p>
          </table:table-cell>
          <table:table-cell office:value-type="float" office:value="-0.61246">
            <text:p>-0.61246</text:p>
          </table:table-cell>
          <table:table-cell office:value-type="float" office:value="0.78655">
            <text:p>0.78655</text:p>
          </table:table-cell>
          <table:table-cell office:value-type="float" office:value="-0.66159">
            <text:p>-0.6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5159">
            <text:p>-0.65159</text:p>
          </table:table-cell>
          <table:table-cell office:value-type="float" office:value="-0.1">
            <text:p>-0.1</text:p>
          </table:table-cell>
          <table:table-cell office:value-type="float" office:value="0.07953">
            <text:p>0.07953</text:p>
          </table:table-cell>
          <table:table-cell office:value-type="float" office:value="-0.60453">
            <text:p>-0.60453</text:p>
          </table:table-cell>
          <table:table-cell office:value-type="float" office:value="0.7926">
            <text:p>0.7926</text:p>
          </table:table-cell>
          <table:table-cell office:value-type="float" office:value="-0.65159">
            <text:p>-0.6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4159">
            <text:p>-0.64159</text:p>
          </table:table-cell>
          <table:table-cell office:value-type="float" office:value="-0.1">
            <text:p>-0.1</text:p>
          </table:table-cell>
          <table:table-cell office:value-type="float" office:value="0.08012">
            <text:p>0.08012</text:p>
          </table:table-cell>
          <table:table-cell office:value-type="float" office:value="-0.59655">
            <text:p>-0.59655</text:p>
          </table:table-cell>
          <table:table-cell office:value-type="float" office:value="0.79857">
            <text:p>0.79857</text:p>
          </table:table-cell>
          <table:table-cell office:value-type="float" office:value="-0.64159">
            <text:p>-0.6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3159">
            <text:p>-0.63159</text:p>
          </table:table-cell>
          <table:table-cell office:value-type="float" office:value="-0.1">
            <text:p>-0.1</text:p>
          </table:table-cell>
          <table:table-cell office:value-type="float" office:value="0.08071">
            <text:p>0.08071</text:p>
          </table:table-cell>
          <table:table-cell office:value-type="float" office:value="-0.5885">
            <text:p>-0.5885</text:p>
          </table:table-cell>
          <table:table-cell office:value-type="float" office:value="0.80445">
            <text:p>0.80445</text:p>
          </table:table-cell>
          <table:table-cell office:value-type="float" office:value="-0.63159">
            <text:p>-0.6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2159">
            <text:p>-0.62159</text:p>
          </table:table-cell>
          <table:table-cell office:value-type="float" office:value="-0.1">
            <text:p>-0.1</text:p>
          </table:table-cell>
          <table:table-cell office:value-type="float" office:value="0.0813">
            <text:p>0.0813</text:p>
          </table:table-cell>
          <table:table-cell office:value-type="float" office:value="-0.5804">
            <text:p>-0.5804</text:p>
          </table:table-cell>
          <table:table-cell office:value-type="float" office:value="0.81026">
            <text:p>0.81026</text:p>
          </table:table-cell>
          <table:table-cell office:value-type="float" office:value="-0.62159">
            <text:p>-0.6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1159">
            <text:p>-0.61159</text:p>
          </table:table-cell>
          <table:table-cell office:value-type="float" office:value="-0.1">
            <text:p>-0.1</text:p>
          </table:table-cell>
          <table:table-cell office:value-type="float" office:value="0.08187">
            <text:p>0.08187</text:p>
          </table:table-cell>
          <table:table-cell office:value-type="float" office:value="-0.57224">
            <text:p>-0.57224</text:p>
          </table:table-cell>
          <table:table-cell office:value-type="float" office:value="0.81599">
            <text:p>0.81599</text:p>
          </table:table-cell>
          <table:table-cell office:value-type="float" office:value="-0.61159">
            <text:p>-0.6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60159">
            <text:p>-0.60159</text:p>
          </table:table-cell>
          <table:table-cell office:value-type="float" office:value="-0.1">
            <text:p>-0.1</text:p>
          </table:table-cell>
          <table:table-cell office:value-type="float" office:value="0.08244">
            <text:p>0.08244</text:p>
          </table:table-cell>
          <table:table-cell office:value-type="float" office:value="-0.56403">
            <text:p>-0.56403</text:p>
          </table:table-cell>
          <table:table-cell office:value-type="float" office:value="0.82163">
            <text:p>0.82163</text:p>
          </table:table-cell>
          <table:table-cell office:value-type="float" office:value="-0.60159">
            <text:p>-0.6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9159">
            <text:p>-0.59159</text:p>
          </table:table-cell>
          <table:table-cell office:value-type="float" office:value="-0.1">
            <text:p>-0.1</text:p>
          </table:table-cell>
          <table:table-cell office:value-type="float" office:value="0.083">
            <text:p>0.083</text:p>
          </table:table-cell>
          <table:table-cell office:value-type="float" office:value="-0.55576">
            <text:p>-0.55576</text:p>
          </table:table-cell>
          <table:table-cell office:value-type="float" office:value="0.82719">
            <text:p>0.82719</text:p>
          </table:table-cell>
          <table:table-cell office:value-type="float" office:value="-0.59159">
            <text:p>-0.5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8159">
            <text:p>-0.58159</text:p>
          </table:table-cell>
          <table:table-cell office:value-type="float" office:value="-0.1">
            <text:p>-0.1</text:p>
          </table:table-cell>
          <table:table-cell office:value-type="float" office:value="0.08355">
            <text:p>0.08355</text:p>
          </table:table-cell>
          <table:table-cell office:value-type="float" office:value="-0.54743">
            <text:p>-0.54743</text:p>
          </table:table-cell>
          <table:table-cell office:value-type="float" office:value="0.83267">
            <text:p>0.83267</text:p>
          </table:table-cell>
          <table:table-cell office:value-type="float" office:value="-0.58159">
            <text:p>-0.5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7159">
            <text:p>-0.57159</text:p>
          </table:table-cell>
          <table:table-cell office:value-type="float" office:value="-0.1">
            <text:p>-0.1</text:p>
          </table:table-cell>
          <table:table-cell office:value-type="float" office:value="0.08409">
            <text:p>0.08409</text:p>
          </table:table-cell>
          <table:table-cell office:value-type="float" office:value="-0.53906">
            <text:p>-0.53906</text:p>
          </table:table-cell>
          <table:table-cell office:value-type="float" office:value="0.83806">
            <text:p>0.83806</text:p>
          </table:table-cell>
          <table:table-cell office:value-type="float" office:value="-0.57159">
            <text:p>-0.5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6159">
            <text:p>-0.56159</text:p>
          </table:table-cell>
          <table:table-cell office:value-type="float" office:value="-0.1">
            <text:p>-0.1</text:p>
          </table:table-cell>
          <table:table-cell office:value-type="float" office:value="0.08462">
            <text:p>0.08462</text:p>
          </table:table-cell>
          <table:table-cell office:value-type="float" office:value="-0.53062">
            <text:p>-0.53062</text:p>
          </table:table-cell>
          <table:table-cell office:value-type="float" office:value="0.84337">
            <text:p>0.84337</text:p>
          </table:table-cell>
          <table:table-cell office:value-type="float" office:value="-0.56159">
            <text:p>-0.5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5159">
            <text:p>-0.55159</text:p>
          </table:table-cell>
          <table:table-cell office:value-type="float" office:value="-0.1">
            <text:p>-0.1</text:p>
          </table:table-cell>
          <table:table-cell office:value-type="float" office:value="0.08514">
            <text:p>0.08514</text:p>
          </table:table-cell>
          <table:table-cell office:value-type="float" office:value="-0.52214">
            <text:p>-0.52214</text:p>
          </table:table-cell>
          <table:table-cell office:value-type="float" office:value="0.8486">
            <text:p>0.8486</text:p>
          </table:table-cell>
          <table:table-cell office:value-type="float" office:value="-0.55159">
            <text:p>-0.5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4159">
            <text:p>-0.54159</text:p>
          </table:table-cell>
          <table:table-cell office:value-type="float" office:value="-0.1">
            <text:p>-0.1</text:p>
          </table:table-cell>
          <table:table-cell office:value-type="float" office:value="0.08566">
            <text:p>0.08566</text:p>
          </table:table-cell>
          <table:table-cell office:value-type="float" office:value="-0.51361">
            <text:p>-0.51361</text:p>
          </table:table-cell>
          <table:table-cell office:value-type="float" office:value="0.85374">
            <text:p>0.85374</text:p>
          </table:table-cell>
          <table:table-cell office:value-type="float" office:value="-0.54159">
            <text:p>-0.5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3159">
            <text:p>-0.53159</text:p>
          </table:table-cell>
          <table:table-cell office:value-type="float" office:value="-0.1">
            <text:p>-0.1</text:p>
          </table:table-cell>
          <table:table-cell office:value-type="float" office:value="0.08617">
            <text:p>0.08617</text:p>
          </table:table-cell>
          <table:table-cell office:value-type="float" office:value="-0.50502">
            <text:p>-0.50502</text:p>
          </table:table-cell>
          <table:table-cell office:value-type="float" office:value="0.85879">
            <text:p>0.85879</text:p>
          </table:table-cell>
          <table:table-cell office:value-type="float" office:value="-0.53159">
            <text:p>-0.5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2159">
            <text:p>-0.52159</text:p>
          </table:table-cell>
          <table:table-cell office:value-type="float" office:value="-0.1">
            <text:p>-0.1</text:p>
          </table:table-cell>
          <table:table-cell office:value-type="float" office:value="0.08667">
            <text:p>0.08667</text:p>
          </table:table-cell>
          <table:table-cell office:value-type="float" office:value="-0.49639">
            <text:p>-0.49639</text:p>
          </table:table-cell>
          <table:table-cell office:value-type="float" office:value="0.86376">
            <text:p>0.86376</text:p>
          </table:table-cell>
          <table:table-cell office:value-type="float" office:value="-0.52159">
            <text:p>-0.5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1159">
            <text:p>-0.51159</text:p>
          </table:table-cell>
          <table:table-cell office:value-type="float" office:value="-0.1">
            <text:p>-0.1</text:p>
          </table:table-cell>
          <table:table-cell office:value-type="float" office:value="0.08716">
            <text:p>0.08716</text:p>
          </table:table-cell>
          <table:table-cell office:value-type="float" office:value="-0.4877">
            <text:p>-0.4877</text:p>
          </table:table-cell>
          <table:table-cell office:value-type="float" office:value="0.86865">
            <text:p>0.86865</text:p>
          </table:table-cell>
          <table:table-cell office:value-type="float" office:value="-0.51159">
            <text:p>-0.5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50159">
            <text:p>-0.50159</text:p>
          </table:table-cell>
          <table:table-cell office:value-type="float" office:value="-0.1">
            <text:p>-0.1</text:p>
          </table:table-cell>
          <table:table-cell office:value-type="float" office:value="0.08764">
            <text:p>0.08764</text:p>
          </table:table-cell>
          <table:table-cell office:value-type="float" office:value="-0.47897">
            <text:p>-0.47897</text:p>
          </table:table-cell>
          <table:table-cell office:value-type="float" office:value="0.87344">
            <text:p>0.87344</text:p>
          </table:table-cell>
          <table:table-cell office:value-type="float" office:value="-0.50159">
            <text:p>-0.5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9159">
            <text:p>-0.49159</text:p>
          </table:table-cell>
          <table:table-cell office:value-type="float" office:value="-0.1">
            <text:p>-0.1</text:p>
          </table:table-cell>
          <table:table-cell office:value-type="float" office:value="0.08811">
            <text:p>0.08811</text:p>
          </table:table-cell>
          <table:table-cell office:value-type="float" office:value="-0.47019">
            <text:p>-0.47019</text:p>
          </table:table-cell>
          <table:table-cell office:value-type="float" office:value="0.87815">
            <text:p>0.87815</text:p>
          </table:table-cell>
          <table:table-cell office:value-type="float" office:value="-0.49159">
            <text:p>-0.4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8159">
            <text:p>-0.48159</text:p>
          </table:table-cell>
          <table:table-cell office:value-type="float" office:value="-0.1">
            <text:p>-0.1</text:p>
          </table:table-cell>
          <table:table-cell office:value-type="float" office:value="0.08857">
            <text:p>0.08857</text:p>
          </table:table-cell>
          <table:table-cell office:value-type="float" office:value="-0.46137">
            <text:p>-0.46137</text:p>
          </table:table-cell>
          <table:table-cell office:value-type="float" office:value="0.88278">
            <text:p>0.88278</text:p>
          </table:table-cell>
          <table:table-cell office:value-type="float" office:value="-0.48159">
            <text:p>-0.4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7159">
            <text:p>-0.47159</text:p>
          </table:table-cell>
          <table:table-cell office:value-type="float" office:value="-0.1">
            <text:p>-0.1</text:p>
          </table:table-cell>
          <table:table-cell office:value-type="float" office:value="0.08903">
            <text:p>0.08903</text:p>
          </table:table-cell>
          <table:table-cell office:value-type="float" office:value="-0.4525">
            <text:p>-0.4525</text:p>
          </table:table-cell>
          <table:table-cell office:value-type="float" office:value="0.88731">
            <text:p>0.88731</text:p>
          </table:table-cell>
          <table:table-cell office:value-type="float" office:value="-0.47159">
            <text:p>-0.4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6159">
            <text:p>-0.46159</text:p>
          </table:table-cell>
          <table:table-cell office:value-type="float" office:value="-0.1">
            <text:p>-0.1</text:p>
          </table:table-cell>
          <table:table-cell office:value-type="float" office:value="0.08947">
            <text:p>0.08947</text:p>
          </table:table-cell>
          <table:table-cell office:value-type="float" office:value="-0.44359">
            <text:p>-0.44359</text:p>
          </table:table-cell>
          <table:table-cell office:value-type="float" office:value="0.89175">
            <text:p>0.89175</text:p>
          </table:table-cell>
          <table:table-cell office:value-type="float" office:value="-0.46159">
            <text:p>-0.4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5159">
            <text:p>-0.45159</text:p>
          </table:table-cell>
          <table:table-cell office:value-type="float" office:value="-0.1">
            <text:p>-0.1</text:p>
          </table:table-cell>
          <table:table-cell office:value-type="float" office:value="0.08991">
            <text:p>0.08991</text:p>
          </table:table-cell>
          <table:table-cell office:value-type="float" office:value="-0.43463">
            <text:p>-0.43463</text:p>
          </table:table-cell>
          <table:table-cell office:value-type="float" office:value="0.89611">
            <text:p>0.89611</text:p>
          </table:table-cell>
          <table:table-cell office:value-type="float" office:value="-0.45159">
            <text:p>-0.4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4159">
            <text:p>-0.44159</text:p>
          </table:table-cell>
          <table:table-cell office:value-type="float" office:value="-0.1">
            <text:p>-0.1</text:p>
          </table:table-cell>
          <table:table-cell office:value-type="float" office:value="0.09034">
            <text:p>0.09034</text:p>
          </table:table-cell>
          <table:table-cell office:value-type="float" office:value="-0.42563">
            <text:p>-0.42563</text:p>
          </table:table-cell>
          <table:table-cell office:value-type="float" office:value="0.90038">
            <text:p>0.90038</text:p>
          </table:table-cell>
          <table:table-cell office:value-type="float" office:value="-0.44159">
            <text:p>-0.4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3159">
            <text:p>-0.43159</text:p>
          </table:table-cell>
          <table:table-cell office:value-type="float" office:value="-0.1">
            <text:p>-0.1</text:p>
          </table:table-cell>
          <table:table-cell office:value-type="float" office:value="0.09076">
            <text:p>0.09076</text:p>
          </table:table-cell>
          <table:table-cell office:value-type="float" office:value="-0.41659">
            <text:p>-0.41659</text:p>
          </table:table-cell>
          <table:table-cell office:value-type="float" office:value="0.90455">
            <text:p>0.90455</text:p>
          </table:table-cell>
          <table:table-cell office:value-type="float" office:value="-0.43159">
            <text:p>-0.4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2159">
            <text:p>-0.42159</text:p>
          </table:table-cell>
          <table:table-cell office:value-type="float" office:value="-0.1">
            <text:p>-0.1</text:p>
          </table:table-cell>
          <table:table-cell office:value-type="float" office:value="0.09117">
            <text:p>0.09117</text:p>
          </table:table-cell>
          <table:table-cell office:value-type="float" office:value="-0.40751">
            <text:p>-0.40751</text:p>
          </table:table-cell>
          <table:table-cell office:value-type="float" office:value="0.90864">
            <text:p>0.90864</text:p>
          </table:table-cell>
          <table:table-cell office:value-type="float" office:value="-0.42159">
            <text:p>-0.4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1159">
            <text:p>-0.41159</text:p>
          </table:table-cell>
          <table:table-cell office:value-type="float" office:value="-0.1">
            <text:p>-0.1</text:p>
          </table:table-cell>
          <table:table-cell office:value-type="float" office:value="0.09157">
            <text:p>0.09157</text:p>
          </table:table-cell>
          <table:table-cell office:value-type="float" office:value="-0.39839">
            <text:p>-0.39839</text:p>
          </table:table-cell>
          <table:table-cell office:value-type="float" office:value="0.91263">
            <text:p>0.91263</text:p>
          </table:table-cell>
          <table:table-cell office:value-type="float" office:value="-0.41159">
            <text:p>-0.4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40159">
            <text:p>-0.40159</text:p>
          </table:table-cell>
          <table:table-cell office:value-type="float" office:value="-0.1">
            <text:p>-0.1</text:p>
          </table:table-cell>
          <table:table-cell office:value-type="float" office:value="0.09196">
            <text:p>0.09196</text:p>
          </table:table-cell>
          <table:table-cell office:value-type="float" office:value="-0.38923">
            <text:p>-0.38923</text:p>
          </table:table-cell>
          <table:table-cell office:value-type="float" office:value="0.91654">
            <text:p>0.91654</text:p>
          </table:table-cell>
          <table:table-cell office:value-type="float" office:value="-0.40159">
            <text:p>-0.4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9159">
            <text:p>-0.39159</text:p>
          </table:table-cell>
          <table:table-cell office:value-type="float" office:value="-0.1">
            <text:p>-0.1</text:p>
          </table:table-cell>
          <table:table-cell office:value-type="float" office:value="0.09234">
            <text:p>0.09234</text:p>
          </table:table-cell>
          <table:table-cell office:value-type="float" office:value="-0.38003">
            <text:p>-0.38003</text:p>
          </table:table-cell>
          <table:table-cell office:value-type="float" office:value="0.92035">
            <text:p>0.92035</text:p>
          </table:table-cell>
          <table:table-cell office:value-type="float" office:value="-0.39159">
            <text:p>-0.3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8159">
            <text:p>-0.38159</text:p>
          </table:table-cell>
          <table:table-cell office:value-type="float" office:value="-0.1">
            <text:p>-0.1</text:p>
          </table:table-cell>
          <table:table-cell office:value-type="float" office:value="0.09272">
            <text:p>0.09272</text:p>
          </table:table-cell>
          <table:table-cell office:value-type="float" office:value="-0.37079">
            <text:p>-0.37079</text:p>
          </table:table-cell>
          <table:table-cell office:value-type="float" office:value="0.92408">
            <text:p>0.92408</text:p>
          </table:table-cell>
          <table:table-cell office:value-type="float" office:value="-0.38159">
            <text:p>-0.3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7159">
            <text:p>-0.37159</text:p>
          </table:table-cell>
          <table:table-cell office:value-type="float" office:value="-0.1">
            <text:p>-0.1</text:p>
          </table:table-cell>
          <table:table-cell office:value-type="float" office:value="0.09308">
            <text:p>0.09308</text:p>
          </table:table-cell>
          <table:table-cell office:value-type="float" office:value="-0.36152">
            <text:p>-0.36152</text:p>
          </table:table-cell>
          <table:table-cell office:value-type="float" office:value="0.92771">
            <text:p>0.92771</text:p>
          </table:table-cell>
          <table:table-cell office:value-type="float" office:value="-0.37159">
            <text:p>-0.3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6159">
            <text:p>-0.36159</text:p>
          </table:table-cell>
          <table:table-cell office:value-type="float" office:value="-0.1">
            <text:p>-0.1</text:p>
          </table:table-cell>
          <table:table-cell office:value-type="float" office:value="0.09344">
            <text:p>0.09344</text:p>
          </table:table-cell>
          <table:table-cell office:value-type="float" office:value="-0.35222">
            <text:p>-0.35222</text:p>
          </table:table-cell>
          <table:table-cell office:value-type="float" office:value="0.93124">
            <text:p>0.93124</text:p>
          </table:table-cell>
          <table:table-cell office:value-type="float" office:value="-0.36159">
            <text:p>-0.3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5159">
            <text:p>-0.35159</text:p>
          </table:table-cell>
          <table:table-cell office:value-type="float" office:value="-0.1">
            <text:p>-0.1</text:p>
          </table:table-cell>
          <table:table-cell office:value-type="float" office:value="0.09378">
            <text:p>0.09378</text:p>
          </table:table-cell>
          <table:table-cell office:value-type="float" office:value="-0.34288">
            <text:p>-0.34288</text:p>
          </table:table-cell>
          <table:table-cell office:value-type="float" office:value="0.93469">
            <text:p>0.93469</text:p>
          </table:table-cell>
          <table:table-cell office:value-type="float" office:value="-0.35159">
            <text:p>-0.3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4159">
            <text:p>-0.34159</text:p>
          </table:table-cell>
          <table:table-cell office:value-type="float" office:value="-0.1">
            <text:p>-0.1</text:p>
          </table:table-cell>
          <table:table-cell office:value-type="float" office:value="0.09412">
            <text:p>0.09412</text:p>
          </table:table-cell>
          <table:table-cell office:value-type="float" office:value="-0.3335">
            <text:p>-0.3335</text:p>
          </table:table-cell>
          <table:table-cell office:value-type="float" office:value="0.93804">
            <text:p>0.93804</text:p>
          </table:table-cell>
          <table:table-cell office:value-type="float" office:value="-0.34159">
            <text:p>-0.3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3159">
            <text:p>-0.33159</text:p>
          </table:table-cell>
          <table:table-cell office:value-type="float" office:value="-0.1">
            <text:p>-0.1</text:p>
          </table:table-cell>
          <table:table-cell office:value-type="float" office:value="0.09444">
            <text:p>0.09444</text:p>
          </table:table-cell>
          <table:table-cell office:value-type="float" office:value="-0.32409">
            <text:p>-0.32409</text:p>
          </table:table-cell>
          <table:table-cell office:value-type="float" office:value="0.9413">
            <text:p>0.9413</text:p>
          </table:table-cell>
          <table:table-cell office:value-type="float" office:value="-0.33159">
            <text:p>-0.3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2159">
            <text:p>-0.32159</text:p>
          </table:table-cell>
          <table:table-cell office:value-type="float" office:value="-0.1">
            <text:p>-0.1</text:p>
          </table:table-cell>
          <table:table-cell office:value-type="float" office:value="0.09476">
            <text:p>0.09476</text:p>
          </table:table-cell>
          <table:table-cell office:value-type="float" office:value="-0.31466">
            <text:p>-0.31466</text:p>
          </table:table-cell>
          <table:table-cell office:value-type="float" office:value="0.94446">
            <text:p>0.94446</text:p>
          </table:table-cell>
          <table:table-cell office:value-type="float" office:value="-0.32159">
            <text:p>-0.3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1159">
            <text:p>-0.31159</text:p>
          </table:table-cell>
          <table:table-cell office:value-type="float" office:value="-0.1">
            <text:p>-0.1</text:p>
          </table:table-cell>
          <table:table-cell office:value-type="float" office:value="0.09507">
            <text:p>0.09507</text:p>
          </table:table-cell>
          <table:table-cell office:value-type="float" office:value="-0.30519">
            <text:p>-0.30519</text:p>
          </table:table-cell>
          <table:table-cell office:value-type="float" office:value="0.94754">
            <text:p>0.94754</text:p>
          </table:table-cell>
          <table:table-cell office:value-type="float" office:value="-0.31159">
            <text:p>-0.3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30159">
            <text:p>-0.30159</text:p>
          </table:table-cell>
          <table:table-cell office:value-type="float" office:value="-0.1">
            <text:p>-0.1</text:p>
          </table:table-cell>
          <table:table-cell office:value-type="float" office:value="0.09537">
            <text:p>0.09537</text:p>
          </table:table-cell>
          <table:table-cell office:value-type="float" office:value="-0.29569">
            <text:p>-0.29569</text:p>
          </table:table-cell>
          <table:table-cell office:value-type="float" office:value="0.95051">
            <text:p>0.95051</text:p>
          </table:table-cell>
          <table:table-cell office:value-type="float" office:value="-0.30159">
            <text:p>-0.3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9159">
            <text:p>-0.29159</text:p>
          </table:table-cell>
          <table:table-cell office:value-type="float" office:value="-0.1">
            <text:p>-0.1</text:p>
          </table:table-cell>
          <table:table-cell office:value-type="float" office:value="0.09566">
            <text:p>0.09566</text:p>
          </table:table-cell>
          <table:table-cell office:value-type="float" office:value="-0.28616">
            <text:p>-0.28616</text:p>
          </table:table-cell>
          <table:table-cell office:value-type="float" office:value="0.9534">
            <text:p>0.9534</text:p>
          </table:table-cell>
          <table:table-cell office:value-type="float" office:value="-0.29159">
            <text:p>-0.2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8159">
            <text:p>-0.28159</text:p>
          </table:table-cell>
          <table:table-cell office:value-type="float" office:value="-0.1">
            <text:p>-0.1</text:p>
          </table:table-cell>
          <table:table-cell office:value-type="float" office:value="0.09594">
            <text:p>0.09594</text:p>
          </table:table-cell>
          <table:table-cell office:value-type="float" office:value="-0.2766">
            <text:p>-0.2766</text:p>
          </table:table-cell>
          <table:table-cell office:value-type="float" office:value="0.95618">
            <text:p>0.95618</text:p>
          </table:table-cell>
          <table:table-cell office:value-type="float" office:value="-0.28159">
            <text:p>-0.2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7159">
            <text:p>-0.27159</text:p>
          </table:table-cell>
          <table:table-cell office:value-type="float" office:value="-0.1">
            <text:p>-0.1</text:p>
          </table:table-cell>
          <table:table-cell office:value-type="float" office:value="0.09621">
            <text:p>0.09621</text:p>
          </table:table-cell>
          <table:table-cell office:value-type="float" office:value="-0.26702">
            <text:p>-0.26702</text:p>
          </table:table-cell>
          <table:table-cell office:value-type="float" office:value="0.95888">
            <text:p>0.95888</text:p>
          </table:table-cell>
          <table:table-cell office:value-type="float" office:value="-0.27159">
            <text:p>-0.2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6159">
            <text:p>-0.26159</text:p>
          </table:table-cell>
          <table:table-cell office:value-type="float" office:value="-0.1">
            <text:p>-0.1</text:p>
          </table:table-cell>
          <table:table-cell office:value-type="float" office:value="0.09647">
            <text:p>0.09647</text:p>
          </table:table-cell>
          <table:table-cell office:value-type="float" office:value="-0.25741">
            <text:p>-0.25741</text:p>
          </table:table-cell>
          <table:table-cell office:value-type="float" office:value="0.96147">
            <text:p>0.96147</text:p>
          </table:table-cell>
          <table:table-cell office:value-type="float" office:value="-0.26159">
            <text:p>-0.2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5159">
            <text:p>-0.25159</text:p>
          </table:table-cell>
          <table:table-cell office:value-type="float" office:value="-0.1">
            <text:p>-0.1</text:p>
          </table:table-cell>
          <table:table-cell office:value-type="float" office:value="0.09672">
            <text:p>0.09672</text:p>
          </table:table-cell>
          <table:table-cell office:value-type="float" office:value="-0.24778">
            <text:p>-0.24778</text:p>
          </table:table-cell>
          <table:table-cell office:value-type="float" office:value="0.96398">
            <text:p>0.96398</text:p>
          </table:table-cell>
          <table:table-cell office:value-type="float" office:value="-0.25159">
            <text:p>-0.2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4159">
            <text:p>-0.24159</text:p>
          </table:table-cell>
          <table:table-cell office:value-type="float" office:value="-0.1">
            <text:p>-0.1</text:p>
          </table:table-cell>
          <table:table-cell office:value-type="float" office:value="0.09696">
            <text:p>0.09696</text:p>
          </table:table-cell>
          <table:table-cell office:value-type="float" office:value="-0.23812">
            <text:p>-0.23812</text:p>
          </table:table-cell>
          <table:table-cell office:value-type="float" office:value="0.96638">
            <text:p>0.96638</text:p>
          </table:table-cell>
          <table:table-cell office:value-type="float" office:value="-0.24159">
            <text:p>-0.2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3159">
            <text:p>-0.23159</text:p>
          </table:table-cell>
          <table:table-cell office:value-type="float" office:value="-0.1">
            <text:p>-0.1</text:p>
          </table:table-cell>
          <table:table-cell office:value-type="float" office:value="0.09719">
            <text:p>0.09719</text:p>
          </table:table-cell>
          <table:table-cell office:value-type="float" office:value="-0.22844">
            <text:p>-0.22844</text:p>
          </table:table-cell>
          <table:table-cell office:value-type="float" office:value="0.96869">
            <text:p>0.96869</text:p>
          </table:table-cell>
          <table:table-cell office:value-type="float" office:value="-0.23159">
            <text:p>-0.2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2159">
            <text:p>-0.22159</text:p>
          </table:table-cell>
          <table:table-cell office:value-type="float" office:value="-0.1">
            <text:p>-0.1</text:p>
          </table:table-cell>
          <table:table-cell office:value-type="float" office:value="0.09742">
            <text:p>0.09742</text:p>
          </table:table-cell>
          <table:table-cell office:value-type="float" office:value="-0.21874">
            <text:p>-0.21874</text:p>
          </table:table-cell>
          <table:table-cell office:value-type="float" office:value="0.97091">
            <text:p>0.97091</text:p>
          </table:table-cell>
          <table:table-cell office:value-type="float" office:value="-0.22159">
            <text:p>-0.2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1159">
            <text:p>-0.21159</text:p>
          </table:table-cell>
          <table:table-cell office:value-type="float" office:value="-0.1">
            <text:p>-0.1</text:p>
          </table:table-cell>
          <table:table-cell office:value-type="float" office:value="0.09763">
            <text:p>0.09763</text:p>
          </table:table-cell>
          <table:table-cell office:value-type="float" office:value="-0.20901">
            <text:p>-0.20901</text:p>
          </table:table-cell>
          <table:table-cell office:value-type="float" office:value="0.97303">
            <text:p>0.97303</text:p>
          </table:table-cell>
          <table:table-cell office:value-type="float" office:value="-0.21159">
            <text:p>-0.2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20159">
            <text:p>-0.20159</text:p>
          </table:table-cell>
          <table:table-cell office:value-type="float" office:value="-0.1">
            <text:p>-0.1</text:p>
          </table:table-cell>
          <table:table-cell office:value-type="float" office:value="0.09783">
            <text:p>0.09783</text:p>
          </table:table-cell>
          <table:table-cell office:value-type="float" office:value="-0.19927">
            <text:p>-0.19927</text:p>
          </table:table-cell>
          <table:table-cell office:value-type="float" office:value="0.97505">
            <text:p>0.97505</text:p>
          </table:table-cell>
          <table:table-cell office:value-type="float" office:value="-0.20159">
            <text:p>-0.2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9159">
            <text:p>-0.19159</text:p>
          </table:table-cell>
          <table:table-cell office:value-type="float" office:value="-0.1">
            <text:p>-0.1</text:p>
          </table:table-cell>
          <table:table-cell office:value-type="float" office:value="0.09802">
            <text:p>0.09802</text:p>
          </table:table-cell>
          <table:table-cell office:value-type="float" office:value="-0.18951">
            <text:p>-0.18951</text:p>
          </table:table-cell>
          <table:table-cell office:value-type="float" office:value="0.97697">
            <text:p>0.97697</text:p>
          </table:table-cell>
          <table:table-cell office:value-type="float" office:value="-0.19159">
            <text:p>-0.1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8159">
            <text:p>-0.18159</text:p>
          </table:table-cell>
          <table:table-cell office:value-type="float" office:value="-0.1">
            <text:p>-0.1</text:p>
          </table:table-cell>
          <table:table-cell office:value-type="float" office:value="0.09821">
            <text:p>0.09821</text:p>
          </table:table-cell>
          <table:table-cell office:value-type="float" office:value="-0.17972">
            <text:p>-0.17972</text:p>
          </table:table-cell>
          <table:table-cell office:value-type="float" office:value="0.9788">
            <text:p>0.9788</text:p>
          </table:table-cell>
          <table:table-cell office:value-type="float" office:value="-0.18159">
            <text:p>-0.1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7159">
            <text:p>-0.17159</text:p>
          </table:table-cell>
          <table:table-cell office:value-type="float" office:value="-0.1">
            <text:p>-0.1</text:p>
          </table:table-cell>
          <table:table-cell office:value-type="float" office:value="0.09838">
            <text:p>0.09838</text:p>
          </table:table-cell>
          <table:table-cell office:value-type="float" office:value="-0.16992">
            <text:p>-0.16992</text:p>
          </table:table-cell>
          <table:table-cell office:value-type="float" office:value="0.98053">
            <text:p>0.98053</text:p>
          </table:table-cell>
          <table:table-cell office:value-type="float" office:value="-0.17159">
            <text:p>-0.1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6159">
            <text:p>-0.16159</text:p>
          </table:table-cell>
          <table:table-cell office:value-type="float" office:value="-0.1">
            <text:p>-0.1</text:p>
          </table:table-cell>
          <table:table-cell office:value-type="float" office:value="0.09855">
            <text:p>0.09855</text:p>
          </table:table-cell>
          <table:table-cell office:value-type="float" office:value="-0.16011">
            <text:p>-0.16011</text:p>
          </table:table-cell>
          <table:table-cell office:value-type="float" office:value="0.98217">
            <text:p>0.98217</text:p>
          </table:table-cell>
          <table:table-cell office:value-type="float" office:value="-0.16159">
            <text:p>-0.1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5159">
            <text:p>-0.15159</text:p>
          </table:table-cell>
          <table:table-cell office:value-type="float" office:value="-0.1">
            <text:p>-0.1</text:p>
          </table:table-cell>
          <table:table-cell office:value-type="float" office:value="0.0987">
            <text:p>0.0987</text:p>
          </table:table-cell>
          <table:table-cell office:value-type="float" office:value="-0.15028">
            <text:p>-0.15028</text:p>
          </table:table-cell>
          <table:table-cell office:value-type="float" office:value="0.98371">
            <text:p>0.98371</text:p>
          </table:table-cell>
          <table:table-cell office:value-type="float" office:value="-0.15159">
            <text:p>-0.1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4159">
            <text:p>-0.14159</text:p>
          </table:table-cell>
          <table:table-cell office:value-type="float" office:value="-0.1">
            <text:p>-0.1</text:p>
          </table:table-cell>
          <table:table-cell office:value-type="float" office:value="0.09884">
            <text:p>0.09884</text:p>
          </table:table-cell>
          <table:table-cell office:value-type="float" office:value="-0.14043">
            <text:p>-0.14043</text:p>
          </table:table-cell>
          <table:table-cell office:value-type="float" office:value="0.98514">
            <text:p>0.98514</text:p>
          </table:table-cell>
          <table:table-cell office:value-type="float" office:value="-0.14159">
            <text:p>-0.1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3159">
            <text:p>-0.13159</text:p>
          </table:table-cell>
          <table:table-cell office:value-type="float" office:value="-0.1">
            <text:p>-0.1</text:p>
          </table:table-cell>
          <table:table-cell office:value-type="float" office:value="0.09898">
            <text:p>0.09898</text:p>
          </table:table-cell>
          <table:table-cell office:value-type="float" office:value="-0.13057">
            <text:p>-0.13057</text:p>
          </table:table-cell>
          <table:table-cell office:value-type="float" office:value="0.98649">
            <text:p>0.98649</text:p>
          </table:table-cell>
          <table:table-cell office:value-type="float" office:value="-0.13159">
            <text:p>-0.1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2159">
            <text:p>-0.12159</text:p>
          </table:table-cell>
          <table:table-cell office:value-type="float" office:value="-0.1">
            <text:p>-0.1</text:p>
          </table:table-cell>
          <table:table-cell office:value-type="float" office:value="0.0991">
            <text:p>0.0991</text:p>
          </table:table-cell>
          <table:table-cell office:value-type="float" office:value="-0.1207">
            <text:p>-0.1207</text:p>
          </table:table-cell>
          <table:table-cell office:value-type="float" office:value="0.98773">
            <text:p>0.98773</text:p>
          </table:table-cell>
          <table:table-cell office:value-type="float" office:value="-0.12159">
            <text:p>-0.1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1159">
            <text:p>-0.11159</text:p>
          </table:table-cell>
          <table:table-cell office:value-type="float" office:value="-0.1">
            <text:p>-0.1</text:p>
          </table:table-cell>
          <table:table-cell office:value-type="float" office:value="0.09922">
            <text:p>0.09922</text:p>
          </table:table-cell>
          <table:table-cell office:value-type="float" office:value="-0.11081">
            <text:p>-0.11081</text:p>
          </table:table-cell>
          <table:table-cell office:value-type="float" office:value="0.98888">
            <text:p>0.98888</text:p>
          </table:table-cell>
          <table:table-cell office:value-type="float" office:value="-0.11159">
            <text:p>-0.1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10159">
            <text:p>-0.10159</text:p>
          </table:table-cell>
          <table:table-cell office:value-type="float" office:value="-0.1">
            <text:p>-0.1</text:p>
          </table:table-cell>
          <table:table-cell office:value-type="float" office:value="0.09932">
            <text:p>0.09932</text:p>
          </table:table-cell>
          <table:table-cell office:value-type="float" office:value="-0.10092">
            <text:p>-0.10092</text:p>
          </table:table-cell>
          <table:table-cell office:value-type="float" office:value="0.98992">
            <text:p>0.98992</text:p>
          </table:table-cell>
          <table:table-cell office:value-type="float" office:value="-0.10159">
            <text:p>-0.1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9159">
            <text:p>-0.09159</text:p>
          </table:table-cell>
          <table:table-cell office:value-type="float" office:value="-0.1">
            <text:p>-0.1</text:p>
          </table:table-cell>
          <table:table-cell office:value-type="float" office:value="0.09942">
            <text:p>0.09942</text:p>
          </table:table-cell>
          <table:table-cell office:value-type="float" office:value="-0.09101">
            <text:p>-0.09101</text:p>
          </table:table-cell>
          <table:table-cell office:value-type="float" office:value="0.99087">
            <text:p>0.99087</text:p>
          </table:table-cell>
          <table:table-cell office:value-type="float" office:value="-0.09159">
            <text:p>-0.09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8159">
            <text:p>-0.08159</text:p>
          </table:table-cell>
          <table:table-cell office:value-type="float" office:value="-0.1">
            <text:p>-0.1</text:p>
          </table:table-cell>
          <table:table-cell office:value-type="float" office:value="0.0995">
            <text:p>0.0995</text:p>
          </table:table-cell>
          <table:table-cell office:value-type="float" office:value="-0.0811">
            <text:p>-0.0811</text:p>
          </table:table-cell>
          <table:table-cell office:value-type="float" office:value="0.99173">
            <text:p>0.99173</text:p>
          </table:table-cell>
          <table:table-cell office:value-type="float" office:value="-0.08159">
            <text:p>-0.08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7159">
            <text:p>-0.07159</text:p>
          </table:table-cell>
          <table:table-cell office:value-type="float" office:value="-0.1">
            <text:p>-0.1</text:p>
          </table:table-cell>
          <table:table-cell office:value-type="float" office:value="0.09958">
            <text:p>0.09958</text:p>
          </table:table-cell>
          <table:table-cell office:value-type="float" office:value="-0.07118">
            <text:p>-0.07118</text:p>
          </table:table-cell>
          <table:table-cell office:value-type="float" office:value="0.99248">
            <text:p>0.99248</text:p>
          </table:table-cell>
          <table:table-cell office:value-type="float" office:value="-0.07159">
            <text:p>-0.07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6159">
            <text:p>-0.06159</text:p>
          </table:table-cell>
          <table:table-cell office:value-type="float" office:value="-0.1">
            <text:p>-0.1</text:p>
          </table:table-cell>
          <table:table-cell office:value-type="float" office:value="0.09965">
            <text:p>0.09965</text:p>
          </table:table-cell>
          <table:table-cell office:value-type="float" office:value="-0.06125">
            <text:p>-0.06125</text:p>
          </table:table-cell>
          <table:table-cell office:value-type="float" office:value="0.99314">
            <text:p>0.99314</text:p>
          </table:table-cell>
          <table:table-cell office:value-type="float" office:value="-0.06159">
            <text:p>-0.06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5159">
            <text:p>-0.05159</text:p>
          </table:table-cell>
          <table:table-cell office:value-type="float" office:value="-0.1">
            <text:p>-0.1</text:p>
          </table:table-cell>
          <table:table-cell office:value-type="float" office:value="0.0997">
            <text:p>0.0997</text:p>
          </table:table-cell>
          <table:table-cell office:value-type="float" office:value="-0.05131">
            <text:p>-0.05131</text:p>
          </table:table-cell>
          <table:table-cell office:value-type="float" office:value="0.99369">
            <text:p>0.99369</text:p>
          </table:table-cell>
          <table:table-cell office:value-type="float" office:value="-0.05159">
            <text:p>-0.05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4159">
            <text:p>-0.04159</text:p>
          </table:table-cell>
          <table:table-cell office:value-type="float" office:value="-0.1">
            <text:p>-0.1</text:p>
          </table:table-cell>
          <table:table-cell office:value-type="float" office:value="0.09975">
            <text:p>0.09975</text:p>
          </table:table-cell>
          <table:table-cell office:value-type="float" office:value="-0.04137">
            <text:p>-0.04137</text:p>
          </table:table-cell>
          <table:table-cell office:value-type="float" office:value="0.99415">
            <text:p>0.99415</text:p>
          </table:table-cell>
          <table:table-cell office:value-type="float" office:value="-0.04159">
            <text:p>-0.04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3159">
            <text:p>-0.03159</text:p>
          </table:table-cell>
          <table:table-cell office:value-type="float" office:value="-0.1">
            <text:p>-0.1</text:p>
          </table:table-cell>
          <table:table-cell office:value-type="float" office:value="0.09978">
            <text:p>0.09978</text:p>
          </table:table-cell>
          <table:table-cell office:value-type="float" office:value="-0.03143">
            <text:p>-0.03143</text:p>
          </table:table-cell>
          <table:table-cell office:value-type="float" office:value="0.99451">
            <text:p>0.99451</text:p>
          </table:table-cell>
          <table:table-cell office:value-type="float" office:value="-0.03159">
            <text:p>-0.03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2159">
            <text:p>-0.02159</text:p>
          </table:table-cell>
          <table:table-cell office:value-type="float" office:value="-0.1">
            <text:p>-0.1</text:p>
          </table:table-cell>
          <table:table-cell office:value-type="float" office:value="0.09981">
            <text:p>0.09981</text:p>
          </table:table-cell>
          <table:table-cell office:value-type="float" office:value="-0.02148">
            <text:p>-0.02148</text:p>
          </table:table-cell>
          <table:table-cell office:value-type="float" office:value="0.99477">
            <text:p>0.99477</text:p>
          </table:table-cell>
          <table:table-cell office:value-type="float" office:value="-0.02159">
            <text:p>-0.02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1159">
            <text:p>-0.01159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-0.01153">
            <text:p>-0.01153</text:p>
          </table:table-cell>
          <table:table-cell office:value-type="float" office:value="0.99494">
            <text:p>0.99494</text:p>
          </table:table-cell>
          <table:table-cell office:value-type="float" office:value="-0.01159">
            <text:p>-0.01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-0.00159">
            <text:p>-0.00159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-0.00158">
            <text:p>-0.00158</text:p>
          </table:table-cell>
          <table:table-cell office:value-type="float" office:value="0.995">
            <text:p>0.995</text:p>
          </table:table-cell>
          <table:table-cell office:value-type="float" office:value="-0.00159">
            <text:p>-0.0015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0841">
            <text:p>0.00841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0.00837">
            <text:p>0.00837</text:p>
          </table:table-cell>
          <table:table-cell office:value-type="float" office:value="0.99497">
            <text:p>0.99497</text:p>
          </table:table-cell>
          <table:table-cell office:value-type="float" office:value="0.00841">
            <text:p>0.0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1841">
            <text:p>0.01841</text:p>
          </table:table-cell>
          <table:table-cell office:value-type="float" office:value="-0.1">
            <text:p>-0.1</text:p>
          </table:table-cell>
          <table:table-cell office:value-type="float" office:value="0.09982">
            <text:p>0.09982</text:p>
          </table:table-cell>
          <table:table-cell office:value-type="float" office:value="0.01831">
            <text:p>0.01831</text:p>
          </table:table-cell>
          <table:table-cell office:value-type="float" office:value="0.99484">
            <text:p>0.99484</text:p>
          </table:table-cell>
          <table:table-cell office:value-type="float" office:value="0.01841">
            <text:p>0.0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2841">
            <text:p>0.02841</text:p>
          </table:table-cell>
          <table:table-cell office:value-type="float" office:value="-0.1">
            <text:p>-0.1</text:p>
          </table:table-cell>
          <table:table-cell office:value-type="float" office:value="0.09979">
            <text:p>0.09979</text:p>
          </table:table-cell>
          <table:table-cell office:value-type="float" office:value="0.02826">
            <text:p>0.02826</text:p>
          </table:table-cell>
          <table:table-cell office:value-type="float" office:value="0.99461">
            <text:p>0.99461</text:p>
          </table:table-cell>
          <table:table-cell office:value-type="float" office:value="0.02841">
            <text:p>0.0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3841">
            <text:p>0.03841</text:p>
          </table:table-cell>
          <table:table-cell office:value-type="float" office:value="-0.1">
            <text:p>-0.1</text:p>
          </table:table-cell>
          <table:table-cell office:value-type="float" office:value="0.09976">
            <text:p>0.09976</text:p>
          </table:table-cell>
          <table:table-cell office:value-type="float" office:value="0.03821">
            <text:p>0.03821</text:p>
          </table:table-cell>
          <table:table-cell office:value-type="float" office:value="0.99428">
            <text:p>0.99428</text:p>
          </table:table-cell>
          <table:table-cell office:value-type="float" office:value="0.03841">
            <text:p>0.0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4841">
            <text:p>0.04841</text:p>
          </table:table-cell>
          <table:table-cell office:value-type="float" office:value="-0.1">
            <text:p>-0.1</text:p>
          </table:table-cell>
          <table:table-cell office:value-type="float" office:value="0.09972">
            <text:p>0.09972</text:p>
          </table:table-cell>
          <table:table-cell office:value-type="float" office:value="0.04815">
            <text:p>0.04815</text:p>
          </table:table-cell>
          <table:table-cell office:value-type="float" office:value="0.99385">
            <text:p>0.99385</text:p>
          </table:table-cell>
          <table:table-cell office:value-type="float" office:value="0.04841">
            <text:p>0.0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5841">
            <text:p>0.05841</text:p>
          </table:table-cell>
          <table:table-cell office:value-type="float" office:value="-0.1">
            <text:p>-0.1</text:p>
          </table:table-cell>
          <table:table-cell office:value-type="float" office:value="0.09966">
            <text:p>0.09966</text:p>
          </table:table-cell>
          <table:table-cell office:value-type="float" office:value="0.05808">
            <text:p>0.05808</text:p>
          </table:table-cell>
          <table:table-cell office:value-type="float" office:value="0.99332">
            <text:p>0.99332</text:p>
          </table:table-cell>
          <table:table-cell office:value-type="float" office:value="0.05841">
            <text:p>0.0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6841">
            <text:p>0.06841</text:p>
          </table:table-cell>
          <table:table-cell office:value-type="float" office:value="-0.1">
            <text:p>-0.1</text:p>
          </table:table-cell>
          <table:table-cell office:value-type="float" office:value="0.0996">
            <text:p>0.0996</text:p>
          </table:table-cell>
          <table:table-cell office:value-type="float" office:value="0.06801">
            <text:p>0.06801</text:p>
          </table:table-cell>
          <table:table-cell office:value-type="float" office:value="0.9927">
            <text:p>0.9927</text:p>
          </table:table-cell>
          <table:table-cell office:value-type="float" office:value="0.06841">
            <text:p>0.0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7841">
            <text:p>0.07841</text:p>
          </table:table-cell>
          <table:table-cell office:value-type="float" office:value="-0.1">
            <text:p>-0.1</text:p>
          </table:table-cell>
          <table:table-cell office:value-type="float" office:value="0.09953">
            <text:p>0.09953</text:p>
          </table:table-cell>
          <table:table-cell office:value-type="float" office:value="0.07794">
            <text:p>0.07794</text:p>
          </table:table-cell>
          <table:table-cell office:value-type="float" office:value="0.99198">
            <text:p>0.99198</text:p>
          </table:table-cell>
          <table:table-cell office:value-type="float" office:value="0.07841">
            <text:p>0.0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8841">
            <text:p>0.08841</text:p>
          </table:table-cell>
          <table:table-cell office:value-type="float" office:value="-0.1">
            <text:p>-0.1</text:p>
          </table:table-cell>
          <table:table-cell office:value-type="float" office:value="0.09945">
            <text:p>0.09945</text:p>
          </table:table-cell>
          <table:table-cell office:value-type="float" office:value="0.08785">
            <text:p>0.08785</text:p>
          </table:table-cell>
          <table:table-cell office:value-type="float" office:value="0.99116">
            <text:p>0.99116</text:p>
          </table:table-cell>
          <table:table-cell office:value-type="float" office:value="0.08841">
            <text:p>0.0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09841">
            <text:p>0.09841</text:p>
          </table:table-cell>
          <table:table-cell office:value-type="float" office:value="-0.1">
            <text:p>-0.1</text:p>
          </table:table-cell>
          <table:table-cell office:value-type="float" office:value="0.09936">
            <text:p>0.09936</text:p>
          </table:table-cell>
          <table:table-cell office:value-type="float" office:value="0.09776">
            <text:p>0.09776</text:p>
          </table:table-cell>
          <table:table-cell office:value-type="float" office:value="0.99024">
            <text:p>0.99024</text:p>
          </table:table-cell>
          <table:table-cell office:value-type="float" office:value="0.09841">
            <text:p>0.0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0841">
            <text:p>0.10841</text:p>
          </table:table-cell>
          <table:table-cell office:value-type="float" office:value="-0.1">
            <text:p>-0.1</text:p>
          </table:table-cell>
          <table:table-cell office:value-type="float" office:value="0.09925">
            <text:p>0.09925</text:p>
          </table:table-cell>
          <table:table-cell office:value-type="float" office:value="0.10766">
            <text:p>0.10766</text:p>
          </table:table-cell>
          <table:table-cell office:value-type="float" office:value="0.98922">
            <text:p>0.98922</text:p>
          </table:table-cell>
          <table:table-cell office:value-type="float" office:value="0.10841">
            <text:p>0.1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1841">
            <text:p>0.11841</text:p>
          </table:table-cell>
          <table:table-cell office:value-type="float" office:value="-0.1">
            <text:p>-0.1</text:p>
          </table:table-cell>
          <table:table-cell office:value-type="float" office:value="0.09914">
            <text:p>0.09914</text:p>
          </table:table-cell>
          <table:table-cell office:value-type="float" office:value="0.11755">
            <text:p>0.11755</text:p>
          </table:table-cell>
          <table:table-cell office:value-type="float" office:value="0.98811">
            <text:p>0.98811</text:p>
          </table:table-cell>
          <table:table-cell office:value-type="float" office:value="0.11841">
            <text:p>0.1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2841">
            <text:p>0.12841</text:p>
          </table:table-cell>
          <table:table-cell office:value-type="float" office:value="-0.1">
            <text:p>-0.1</text:p>
          </table:table-cell>
          <table:table-cell office:value-type="float" office:value="0.09902">
            <text:p>0.09902</text:p>
          </table:table-cell>
          <table:table-cell office:value-type="float" office:value="0.12743">
            <text:p>0.12743</text:p>
          </table:table-cell>
          <table:table-cell office:value-type="float" office:value="0.98689">
            <text:p>0.98689</text:p>
          </table:table-cell>
          <table:table-cell office:value-type="float" office:value="0.12841">
            <text:p>0.1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3841">
            <text:p>0.13841</text:p>
          </table:table-cell>
          <table:table-cell office:value-type="float" office:value="-0.1">
            <text:p>-0.1</text:p>
          </table:table-cell>
          <table:table-cell office:value-type="float" office:value="0.09889">
            <text:p>0.09889</text:p>
          </table:table-cell>
          <table:table-cell office:value-type="float" office:value="0.13729">
            <text:p>0.13729</text:p>
          </table:table-cell>
          <table:table-cell office:value-type="float" office:value="0.98558">
            <text:p>0.98558</text:p>
          </table:table-cell>
          <table:table-cell office:value-type="float" office:value="0.13841">
            <text:p>0.1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4841">
            <text:p>0.14841</text:p>
          </table:table-cell>
          <table:table-cell office:value-type="float" office:value="-0.1">
            <text:p>-0.1</text:p>
          </table:table-cell>
          <table:table-cell office:value-type="float" office:value="0.09875">
            <text:p>0.09875</text:p>
          </table:table-cell>
          <table:table-cell office:value-type="float" office:value="0.14714">
            <text:p>0.14714</text:p>
          </table:table-cell>
          <table:table-cell office:value-type="float" office:value="0.98417">
            <text:p>0.98417</text:p>
          </table:table-cell>
          <table:table-cell office:value-type="float" office:value="0.14841">
            <text:p>0.1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5841">
            <text:p>0.15841</text:p>
          </table:table-cell>
          <table:table-cell office:value-type="float" office:value="-0.1">
            <text:p>-0.1</text:p>
          </table:table-cell>
          <table:table-cell office:value-type="float" office:value="0.0986">
            <text:p>0.0986</text:p>
          </table:table-cell>
          <table:table-cell office:value-type="float" office:value="0.15698">
            <text:p>0.15698</text:p>
          </table:table-cell>
          <table:table-cell office:value-type="float" office:value="0.98267">
            <text:p>0.98267</text:p>
          </table:table-cell>
          <table:table-cell office:value-type="float" office:value="0.15841">
            <text:p>0.1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6841">
            <text:p>0.16841</text:p>
          </table:table-cell>
          <table:table-cell office:value-type="float" office:value="-0.1">
            <text:p>-0.1</text:p>
          </table:table-cell>
          <table:table-cell office:value-type="float" office:value="0.09843">
            <text:p>0.09843</text:p>
          </table:table-cell>
          <table:table-cell office:value-type="float" office:value="0.1668">
            <text:p>0.1668</text:p>
          </table:table-cell>
          <table:table-cell office:value-type="float" office:value="0.98107">
            <text:p>0.98107</text:p>
          </table:table-cell>
          <table:table-cell office:value-type="float" office:value="0.16841">
            <text:p>0.1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7841">
            <text:p>0.17841</text:p>
          </table:table-cell>
          <table:table-cell office:value-type="float" office:value="-0.1">
            <text:p>-0.1</text:p>
          </table:table-cell>
          <table:table-cell office:value-type="float" office:value="0.09826">
            <text:p>0.09826</text:p>
          </table:table-cell>
          <table:table-cell office:value-type="float" office:value="0.1766">
            <text:p>0.1766</text:p>
          </table:table-cell>
          <table:table-cell office:value-type="float" office:value="0.97936">
            <text:p>0.97936</text:p>
          </table:table-cell>
          <table:table-cell office:value-type="float" office:value="0.17841">
            <text:p>0.1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8841">
            <text:p>0.18841</text:p>
          </table:table-cell>
          <table:table-cell office:value-type="float" office:value="-0.1">
            <text:p>-0.1</text:p>
          </table:table-cell>
          <table:table-cell office:value-type="float" office:value="0.09808">
            <text:p>0.09808</text:p>
          </table:table-cell>
          <table:table-cell office:value-type="float" office:value="0.18639">
            <text:p>0.18639</text:p>
          </table:table-cell>
          <table:table-cell office:value-type="float" office:value="0.97757">
            <text:p>0.97757</text:p>
          </table:table-cell>
          <table:table-cell office:value-type="float" office:value="0.18841">
            <text:p>0.1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19841">
            <text:p>0.19841</text:p>
          </table:table-cell>
          <table:table-cell office:value-type="float" office:value="-0.1">
            <text:p>-0.1</text:p>
          </table:table-cell>
          <table:table-cell office:value-type="float" office:value="0.09789">
            <text:p>0.09789</text:p>
          </table:table-cell>
          <table:table-cell office:value-type="float" office:value="0.19616">
            <text:p>0.19616</text:p>
          </table:table-cell>
          <table:table-cell office:value-type="float" office:value="0.97567">
            <text:p>0.97567</text:p>
          </table:table-cell>
          <table:table-cell office:value-type="float" office:value="0.19841">
            <text:p>0.1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0841">
            <text:p>0.20841</text:p>
          </table:table-cell>
          <table:table-cell office:value-type="float" office:value="-0.1">
            <text:p>-0.1</text:p>
          </table:table-cell>
          <table:table-cell office:value-type="float" office:value="0.09769">
            <text:p>0.09769</text:p>
          </table:table-cell>
          <table:table-cell office:value-type="float" office:value="0.20591">
            <text:p>0.20591</text:p>
          </table:table-cell>
          <table:table-cell office:value-type="float" office:value="0.97368">
            <text:p>0.97368</text:p>
          </table:table-cell>
          <table:table-cell office:value-type="float" office:value="0.20841">
            <text:p>0.2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1841">
            <text:p>0.21841</text:p>
          </table:table-cell>
          <table:table-cell office:value-type="float" office:value="-0.1">
            <text:p>-0.1</text:p>
          </table:table-cell>
          <table:table-cell office:value-type="float" office:value="0.09748">
            <text:p>0.09748</text:p>
          </table:table-cell>
          <table:table-cell office:value-type="float" office:value="0.21564">
            <text:p>0.21564</text:p>
          </table:table-cell>
          <table:table-cell office:value-type="float" office:value="0.97159">
            <text:p>0.97159</text:p>
          </table:table-cell>
          <table:table-cell office:value-type="float" office:value="0.21841">
            <text:p>0.2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2841">
            <text:p>0.22841</text:p>
          </table:table-cell>
          <table:table-cell office:value-type="float" office:value="-0.1">
            <text:p>-0.1</text:p>
          </table:table-cell>
          <table:table-cell office:value-type="float" office:value="0.09727">
            <text:p>0.09727</text:p>
          </table:table-cell>
          <table:table-cell office:value-type="float" office:value="0.22535">
            <text:p>0.22535</text:p>
          </table:table-cell>
          <table:table-cell office:value-type="float" office:value="0.96941">
            <text:p>0.96941</text:p>
          </table:table-cell>
          <table:table-cell office:value-type="float" office:value="0.22841">
            <text:p>0.2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3841">
            <text:p>0.23841</text:p>
          </table:table-cell>
          <table:table-cell office:value-type="float" office:value="-0.1">
            <text:p>-0.1</text:p>
          </table:table-cell>
          <table:table-cell office:value-type="float" office:value="0.09704">
            <text:p>0.09704</text:p>
          </table:table-cell>
          <table:table-cell office:value-type="float" office:value="0.23504">
            <text:p>0.23504</text:p>
          </table:table-cell>
          <table:table-cell office:value-type="float" office:value="0.96713">
            <text:p>0.96713</text:p>
          </table:table-cell>
          <table:table-cell office:value-type="float" office:value="0.23841">
            <text:p>0.2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4841">
            <text:p>0.24841</text:p>
          </table:table-cell>
          <table:table-cell office:value-type="float" office:value="-0.1">
            <text:p>-0.1</text:p>
          </table:table-cell>
          <table:table-cell office:value-type="float" office:value="0.0968">
            <text:p>0.0968</text:p>
          </table:table-cell>
          <table:table-cell office:value-type="float" office:value="0.24471">
            <text:p>0.24471</text:p>
          </table:table-cell>
          <table:table-cell office:value-type="float" office:value="0.96475">
            <text:p>0.96475</text:p>
          </table:table-cell>
          <table:table-cell office:value-type="float" office:value="0.24841">
            <text:p>0.2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5841">
            <text:p>0.25841</text:p>
          </table:table-cell>
          <table:table-cell office:value-type="float" office:value="-0.1">
            <text:p>-0.1</text:p>
          </table:table-cell>
          <table:table-cell office:value-type="float" office:value="0.09655">
            <text:p>0.09655</text:p>
          </table:table-cell>
          <table:table-cell office:value-type="float" office:value="0.25435">
            <text:p>0.25435</text:p>
          </table:table-cell>
          <table:table-cell office:value-type="float" office:value="0.96228">
            <text:p>0.96228</text:p>
          </table:table-cell>
          <table:table-cell office:value-type="float" office:value="0.25841">
            <text:p>0.2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6841">
            <text:p>0.26841</text:p>
          </table:table-cell>
          <table:table-cell office:value-type="float" office:value="-0.1">
            <text:p>-0.1</text:p>
          </table:table-cell>
          <table:table-cell office:value-type="float" office:value="0.09629">
            <text:p>0.09629</text:p>
          </table:table-cell>
          <table:table-cell office:value-type="float" office:value="0.26396">
            <text:p>0.26396</text:p>
          </table:table-cell>
          <table:table-cell office:value-type="float" office:value="0.95971">
            <text:p>0.95971</text:p>
          </table:table-cell>
          <table:table-cell office:value-type="float" office:value="0.26841">
            <text:p>0.2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7841">
            <text:p>0.27841</text:p>
          </table:table-cell>
          <table:table-cell office:value-type="float" office:value="-0.1">
            <text:p>-0.1</text:p>
          </table:table-cell>
          <table:table-cell office:value-type="float" office:value="0.09603">
            <text:p>0.09603</text:p>
          </table:table-cell>
          <table:table-cell office:value-type="float" office:value="0.27355">
            <text:p>0.27355</text:p>
          </table:table-cell>
          <table:table-cell office:value-type="float" office:value="0.95705">
            <text:p>0.95705</text:p>
          </table:table-cell>
          <table:table-cell office:value-type="float" office:value="0.27841">
            <text:p>0.2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8841">
            <text:p>0.28841</text:p>
          </table:table-cell>
          <table:table-cell office:value-type="float" office:value="-0.1">
            <text:p>-0.1</text:p>
          </table:table-cell>
          <table:table-cell office:value-type="float" office:value="0.09575">
            <text:p>0.09575</text:p>
          </table:table-cell>
          <table:table-cell office:value-type="float" office:value="0.28312">
            <text:p>0.28312</text:p>
          </table:table-cell>
          <table:table-cell office:value-type="float" office:value="0.95429">
            <text:p>0.95429</text:p>
          </table:table-cell>
          <table:table-cell office:value-type="float" office:value="0.28841">
            <text:p>0.2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29841">
            <text:p>0.29841</text:p>
          </table:table-cell>
          <table:table-cell office:value-type="float" office:value="-0.1">
            <text:p>-0.1</text:p>
          </table:table-cell>
          <table:table-cell office:value-type="float" office:value="0.09546">
            <text:p>0.09546</text:p>
          </table:table-cell>
          <table:table-cell office:value-type="float" office:value="0.29266">
            <text:p>0.29266</text:p>
          </table:table-cell>
          <table:table-cell office:value-type="float" office:value="0.95144">
            <text:p>0.95144</text:p>
          </table:table-cell>
          <table:table-cell office:value-type="float" office:value="0.29841">
            <text:p>0.2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0841">
            <text:p>0.30841</text:p>
          </table:table-cell>
          <table:table-cell office:value-type="float" office:value="-0.1">
            <text:p>-0.1</text:p>
          </table:table-cell>
          <table:table-cell office:value-type="float" office:value="0.09517">
            <text:p>0.09517</text:p>
          </table:table-cell>
          <table:table-cell office:value-type="float" office:value="0.30216">
            <text:p>0.30216</text:p>
          </table:table-cell>
          <table:table-cell office:value-type="float" office:value="0.94849">
            <text:p>0.94849</text:p>
          </table:table-cell>
          <table:table-cell office:value-type="float" office:value="0.30841">
            <text:p>0.3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1841">
            <text:p>0.31841</text:p>
          </table:table-cell>
          <table:table-cell office:value-type="float" office:value="-0.1">
            <text:p>-0.1</text:p>
          </table:table-cell>
          <table:table-cell office:value-type="float" office:value="0.09486">
            <text:p>0.09486</text:p>
          </table:table-cell>
          <table:table-cell office:value-type="float" office:value="0.31164">
            <text:p>0.31164</text:p>
          </table:table-cell>
          <table:table-cell office:value-type="float" office:value="0.94545">
            <text:p>0.94545</text:p>
          </table:table-cell>
          <table:table-cell office:value-type="float" office:value="0.31841">
            <text:p>0.3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2841">
            <text:p>0.32841</text:p>
          </table:table-cell>
          <table:table-cell office:value-type="float" office:value="-0.1">
            <text:p>-0.1</text:p>
          </table:table-cell>
          <table:table-cell office:value-type="float" office:value="0.09455">
            <text:p>0.09455</text:p>
          </table:table-cell>
          <table:table-cell office:value-type="float" office:value="0.32109">
            <text:p>0.32109</text:p>
          </table:table-cell>
          <table:table-cell office:value-type="float" office:value="0.94232">
            <text:p>0.94232</text:p>
          </table:table-cell>
          <table:table-cell office:value-type="float" office:value="0.32841">
            <text:p>0.3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3841">
            <text:p>0.33841</text:p>
          </table:table-cell>
          <table:table-cell office:value-type="float" office:value="-0.1">
            <text:p>-0.1</text:p>
          </table:table-cell>
          <table:table-cell office:value-type="float" office:value="0.09422">
            <text:p>0.09422</text:p>
          </table:table-cell>
          <table:table-cell office:value-type="float" office:value="0.33051">
            <text:p>0.33051</text:p>
          </table:table-cell>
          <table:table-cell office:value-type="float" office:value="0.93909">
            <text:p>0.93909</text:p>
          </table:table-cell>
          <table:table-cell office:value-type="float" office:value="0.33841">
            <text:p>0.3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4841">
            <text:p>0.34841</text:p>
          </table:table-cell>
          <table:table-cell office:value-type="float" office:value="-0.1">
            <text:p>-0.1</text:p>
          </table:table-cell>
          <table:table-cell office:value-type="float" office:value="0.09389">
            <text:p>0.09389</text:p>
          </table:table-cell>
          <table:table-cell office:value-type="float" office:value="0.33989">
            <text:p>0.33989</text:p>
          </table:table-cell>
          <table:table-cell office:value-type="float" office:value="0.93577">
            <text:p>0.93577</text:p>
          </table:table-cell>
          <table:table-cell office:value-type="float" office:value="0.34841">
            <text:p>0.3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5841">
            <text:p>0.35841</text:p>
          </table:table-cell>
          <table:table-cell office:value-type="float" office:value="-0.1">
            <text:p>-0.1</text:p>
          </table:table-cell>
          <table:table-cell office:value-type="float" office:value="0.09355">
            <text:p>0.09355</text:p>
          </table:table-cell>
          <table:table-cell office:value-type="float" office:value="0.34924">
            <text:p>0.34924</text:p>
          </table:table-cell>
          <table:table-cell office:value-type="float" office:value="0.93235">
            <text:p>0.93235</text:p>
          </table:table-cell>
          <table:table-cell office:value-type="float" office:value="0.35841">
            <text:p>0.3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6841">
            <text:p>0.36841</text:p>
          </table:table-cell>
          <table:table-cell office:value-type="float" office:value="-0.1">
            <text:p>-0.1</text:p>
          </table:table-cell>
          <table:table-cell office:value-type="float" office:value="0.0932">
            <text:p>0.0932</text:p>
          </table:table-cell>
          <table:table-cell office:value-type="float" office:value="0.35856">
            <text:p>0.35856</text:p>
          </table:table-cell>
          <table:table-cell office:value-type="float" office:value="0.92884">
            <text:p>0.92884</text:p>
          </table:table-cell>
          <table:table-cell office:value-type="float" office:value="0.36841">
            <text:p>0.3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7841">
            <text:p>0.37841</text:p>
          </table:table-cell>
          <table:table-cell office:value-type="float" office:value="-0.1">
            <text:p>-0.1</text:p>
          </table:table-cell>
          <table:table-cell office:value-type="float" office:value="0.09283">
            <text:p>0.09283</text:p>
          </table:table-cell>
          <table:table-cell office:value-type="float" office:value="0.36785">
            <text:p>0.36785</text:p>
          </table:table-cell>
          <table:table-cell office:value-type="float" office:value="0.92524">
            <text:p>0.92524</text:p>
          </table:table-cell>
          <table:table-cell office:value-type="float" office:value="0.37841">
            <text:p>0.3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8841">
            <text:p>0.38841</text:p>
          </table:table-cell>
          <table:table-cell office:value-type="float" office:value="-0.1">
            <text:p>-0.1</text:p>
          </table:table-cell>
          <table:table-cell office:value-type="float" office:value="0.09246">
            <text:p>0.09246</text:p>
          </table:table-cell>
          <table:table-cell office:value-type="float" office:value="0.37709">
            <text:p>0.37709</text:p>
          </table:table-cell>
          <table:table-cell office:value-type="float" office:value="0.92155">
            <text:p>0.92155</text:p>
          </table:table-cell>
          <table:table-cell office:value-type="float" office:value="0.38841">
            <text:p>0.3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39841">
            <text:p>0.39841</text:p>
          </table:table-cell>
          <table:table-cell office:value-type="float" office:value="-0.1">
            <text:p>-0.1</text:p>
          </table:table-cell>
          <table:table-cell office:value-type="float" office:value="0.09208">
            <text:p>0.09208</text:p>
          </table:table-cell>
          <table:table-cell office:value-type="float" office:value="0.3863">
            <text:p>0.3863</text:p>
          </table:table-cell>
          <table:table-cell office:value-type="float" office:value="0.91776">
            <text:p>0.91776</text:p>
          </table:table-cell>
          <table:table-cell office:value-type="float" office:value="0.39841">
            <text:p>0.3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0841">
            <text:p>0.40841</text:p>
          </table:table-cell>
          <table:table-cell office:value-type="float" office:value="-0.1">
            <text:p>-0.1</text:p>
          </table:table-cell>
          <table:table-cell office:value-type="float" office:value="0.09169">
            <text:p>0.09169</text:p>
          </table:table-cell>
          <table:table-cell office:value-type="float" office:value="0.39548">
            <text:p>0.39548</text:p>
          </table:table-cell>
          <table:table-cell office:value-type="float" office:value="0.91389">
            <text:p>0.91389</text:p>
          </table:table-cell>
          <table:table-cell office:value-type="float" office:value="0.40841">
            <text:p>0.4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1841">
            <text:p>0.41841</text:p>
          </table:table-cell>
          <table:table-cell office:value-type="float" office:value="-0.1">
            <text:p>-0.1</text:p>
          </table:table-cell>
          <table:table-cell office:value-type="float" office:value="0.0913">
            <text:p>0.0913</text:p>
          </table:table-cell>
          <table:table-cell office:value-type="float" office:value="0.40461">
            <text:p>0.40461</text:p>
          </table:table-cell>
          <table:table-cell office:value-type="float" office:value="0.90992">
            <text:p>0.90992</text:p>
          </table:table-cell>
          <table:table-cell office:value-type="float" office:value="0.41841">
            <text:p>0.4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2841">
            <text:p>0.42841</text:p>
          </table:table-cell>
          <table:table-cell office:value-type="float" office:value="-0.1">
            <text:p>-0.1</text:p>
          </table:table-cell>
          <table:table-cell office:value-type="float" office:value="0.09089">
            <text:p>0.09089</text:p>
          </table:table-cell>
          <table:table-cell office:value-type="float" office:value="0.4137">
            <text:p>0.4137</text:p>
          </table:table-cell>
          <table:table-cell office:value-type="float" office:value="0.90586">
            <text:p>0.90586</text:p>
          </table:table-cell>
          <table:table-cell office:value-type="float" office:value="0.42841">
            <text:p>0.4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3841">
            <text:p>0.43841</text:p>
          </table:table-cell>
          <table:table-cell office:value-type="float" office:value="-0.1">
            <text:p>-0.1</text:p>
          </table:table-cell>
          <table:table-cell office:value-type="float" office:value="0.09047">
            <text:p>0.09047</text:p>
          </table:table-cell>
          <table:table-cell office:value-type="float" office:value="0.42276">
            <text:p>0.42276</text:p>
          </table:table-cell>
          <table:table-cell office:value-type="float" office:value="0.90172">
            <text:p>0.90172</text:p>
          </table:table-cell>
          <table:table-cell office:value-type="float" office:value="0.43841">
            <text:p>0.4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4841">
            <text:p>0.44841</text:p>
          </table:table-cell>
          <table:table-cell office:value-type="float" office:value="-0.1">
            <text:p>-0.1</text:p>
          </table:table-cell>
          <table:table-cell office:value-type="float" office:value="0.09005">
            <text:p>0.09005</text:p>
          </table:table-cell>
          <table:table-cell office:value-type="float" office:value="0.43177">
            <text:p>0.43177</text:p>
          </table:table-cell>
          <table:table-cell office:value-type="float" office:value="0.89748">
            <text:p>0.89748</text:p>
          </table:table-cell>
          <table:table-cell office:value-type="float" office:value="0.44841">
            <text:p>0.4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5841">
            <text:p>0.45841</text:p>
          </table:table-cell>
          <table:table-cell office:value-type="float" office:value="-0.1">
            <text:p>-0.1</text:p>
          </table:table-cell>
          <table:table-cell office:value-type="float" office:value="0.08961">
            <text:p>0.08961</text:p>
          </table:table-cell>
          <table:table-cell office:value-type="float" office:value="0.44074">
            <text:p>0.44074</text:p>
          </table:table-cell>
          <table:table-cell office:value-type="float" office:value="0.89315">
            <text:p>0.89315</text:p>
          </table:table-cell>
          <table:table-cell office:value-type="float" office:value="0.45841">
            <text:p>0.4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6841">
            <text:p>0.46841</text:p>
          </table:table-cell>
          <table:table-cell office:value-type="float" office:value="-0.1">
            <text:p>-0.1</text:p>
          </table:table-cell>
          <table:table-cell office:value-type="float" office:value="0.08917">
            <text:p>0.08917</text:p>
          </table:table-cell>
          <table:table-cell office:value-type="float" office:value="0.44967">
            <text:p>0.44967</text:p>
          </table:table-cell>
          <table:table-cell office:value-type="float" office:value="0.88873">
            <text:p>0.88873</text:p>
          </table:table-cell>
          <table:table-cell office:value-type="float" office:value="0.46841">
            <text:p>0.4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7841">
            <text:p>0.47841</text:p>
          </table:table-cell>
          <table:table-cell office:value-type="float" office:value="-0.1">
            <text:p>-0.1</text:p>
          </table:table-cell>
          <table:table-cell office:value-type="float" office:value="0.08872">
            <text:p>0.08872</text:p>
          </table:table-cell>
          <table:table-cell office:value-type="float" office:value="0.45855">
            <text:p>0.45855</text:p>
          </table:table-cell>
          <table:table-cell office:value-type="float" office:value="0.88423">
            <text:p>0.88423</text:p>
          </table:table-cell>
          <table:table-cell office:value-type="float" office:value="0.47841">
            <text:p>0.4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8841">
            <text:p>0.48841</text:p>
          </table:table-cell>
          <table:table-cell office:value-type="float" office:value="-0.1">
            <text:p>-0.1</text:p>
          </table:table-cell>
          <table:table-cell office:value-type="float" office:value="0.08826">
            <text:p>0.08826</text:p>
          </table:table-cell>
          <table:table-cell office:value-type="float" office:value="0.46739">
            <text:p>0.46739</text:p>
          </table:table-cell>
          <table:table-cell office:value-type="float" office:value="0.87964">
            <text:p>0.87964</text:p>
          </table:table-cell>
          <table:table-cell office:value-type="float" office:value="0.48841">
            <text:p>0.4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49841">
            <text:p>0.49841</text:p>
          </table:table-cell>
          <table:table-cell office:value-type="float" office:value="-0.1">
            <text:p>-0.1</text:p>
          </table:table-cell>
          <table:table-cell office:value-type="float" office:value="0.08779">
            <text:p>0.08779</text:p>
          </table:table-cell>
          <table:table-cell office:value-type="float" office:value="0.47618">
            <text:p>0.47618</text:p>
          </table:table-cell>
          <table:table-cell office:value-type="float" office:value="0.87495">
            <text:p>0.87495</text:p>
          </table:table-cell>
          <table:table-cell office:value-type="float" office:value="0.49841">
            <text:p>0.4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0841">
            <text:p>0.50841</text:p>
          </table:table-cell>
          <table:table-cell office:value-type="float" office:value="-0.1">
            <text:p>-0.1</text:p>
          </table:table-cell>
          <table:table-cell office:value-type="float" office:value="0.08731">
            <text:p>0.08731</text:p>
          </table:table-cell>
          <table:table-cell office:value-type="float" office:value="0.48493">
            <text:p>0.48493</text:p>
          </table:table-cell>
          <table:table-cell office:value-type="float" office:value="0.87019">
            <text:p>0.87019</text:p>
          </table:table-cell>
          <table:table-cell office:value-type="float" office:value="0.50841">
            <text:p>0.5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1841">
            <text:p>0.51841</text:p>
          </table:table-cell>
          <table:table-cell office:value-type="float" office:value="-0.1">
            <text:p>-0.1</text:p>
          </table:table-cell>
          <table:table-cell office:value-type="float" office:value="0.08682">
            <text:p>0.08682</text:p>
          </table:table-cell>
          <table:table-cell office:value-type="float" office:value="0.49363">
            <text:p>0.49363</text:p>
          </table:table-cell>
          <table:table-cell office:value-type="float" office:value="0.86533">
            <text:p>0.86533</text:p>
          </table:table-cell>
          <table:table-cell office:value-type="float" office:value="0.51841">
            <text:p>0.5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2841">
            <text:p>0.52841</text:p>
          </table:table-cell>
          <table:table-cell office:value-type="float" office:value="-0.1">
            <text:p>-0.1</text:p>
          </table:table-cell>
          <table:table-cell office:value-type="float" office:value="0.08633">
            <text:p>0.08633</text:p>
          </table:table-cell>
          <table:table-cell office:value-type="float" office:value="0.50228">
            <text:p>0.50228</text:p>
          </table:table-cell>
          <table:table-cell office:value-type="float" office:value="0.86039">
            <text:p>0.86039</text:p>
          </table:table-cell>
          <table:table-cell office:value-type="float" office:value="0.52841">
            <text:p>0.5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3841">
            <text:p>0.53841</text:p>
          </table:table-cell>
          <table:table-cell office:value-type="float" office:value="-0.1">
            <text:p>-0.1</text:p>
          </table:table-cell>
          <table:table-cell office:value-type="float" office:value="0.08582">
            <text:p>0.08582</text:p>
          </table:table-cell>
          <table:table-cell office:value-type="float" office:value="0.51088">
            <text:p>0.51088</text:p>
          </table:table-cell>
          <table:table-cell office:value-type="float" office:value="0.85536">
            <text:p>0.85536</text:p>
          </table:table-cell>
          <table:table-cell office:value-type="float" office:value="0.53841">
            <text:p>0.5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4841">
            <text:p>0.54841</text:p>
          </table:table-cell>
          <table:table-cell office:value-type="float" office:value="-0.1">
            <text:p>-0.1</text:p>
          </table:table-cell>
          <table:table-cell office:value-type="float" office:value="0.08531">
            <text:p>0.08531</text:p>
          </table:table-cell>
          <table:table-cell office:value-type="float" office:value="0.51943">
            <text:p>0.51943</text:p>
          </table:table-cell>
          <table:table-cell office:value-type="float" office:value="0.85025">
            <text:p>0.85025</text:p>
          </table:table-cell>
          <table:table-cell office:value-type="float" office:value="0.54841">
            <text:p>0.5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5841">
            <text:p>0.55841</text:p>
          </table:table-cell>
          <table:table-cell office:value-type="float" office:value="-0.1">
            <text:p>-0.1</text:p>
          </table:table-cell>
          <table:table-cell office:value-type="float" office:value="0.08479">
            <text:p>0.08479</text:p>
          </table:table-cell>
          <table:table-cell office:value-type="float" office:value="0.52793">
            <text:p>0.52793</text:p>
          </table:table-cell>
          <table:table-cell office:value-type="float" office:value="0.84505">
            <text:p>0.84505</text:p>
          </table:table-cell>
          <table:table-cell office:value-type="float" office:value="0.55841">
            <text:p>0.5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6841">
            <text:p>0.56841</text:p>
          </table:table-cell>
          <table:table-cell office:value-type="float" office:value="-0.1">
            <text:p>-0.1</text:p>
          </table:table-cell>
          <table:table-cell office:value-type="float" office:value="0.08426">
            <text:p>0.08426</text:p>
          </table:table-cell>
          <table:table-cell office:value-type="float" office:value="0.53638">
            <text:p>0.53638</text:p>
          </table:table-cell>
          <table:table-cell office:value-type="float" office:value="0.83976">
            <text:p>0.83976</text:p>
          </table:table-cell>
          <table:table-cell office:value-type="float" office:value="0.56841">
            <text:p>0.5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7841">
            <text:p>0.57841</text:p>
          </table:table-cell>
          <table:table-cell office:value-type="float" office:value="-0.1">
            <text:p>-0.1</text:p>
          </table:table-cell>
          <table:table-cell office:value-type="float" office:value="0.08372">
            <text:p>0.08372</text:p>
          </table:table-cell>
          <table:table-cell office:value-type="float" office:value="0.54477">
            <text:p>0.54477</text:p>
          </table:table-cell>
          <table:table-cell office:value-type="float" office:value="0.83439">
            <text:p>0.83439</text:p>
          </table:table-cell>
          <table:table-cell office:value-type="float" office:value="0.57841">
            <text:p>0.5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8841">
            <text:p>0.58841</text:p>
          </table:table-cell>
          <table:table-cell office:value-type="float" office:value="-0.1">
            <text:p>-0.1</text:p>
          </table:table-cell>
          <table:table-cell office:value-type="float" office:value="0.08317">
            <text:p>0.08317</text:p>
          </table:table-cell>
          <table:table-cell office:value-type="float" office:value="0.55311">
            <text:p>0.55311</text:p>
          </table:table-cell>
          <table:table-cell office:value-type="float" office:value="0.82894">
            <text:p>0.82894</text:p>
          </table:table-cell>
          <table:table-cell office:value-type="float" office:value="0.58841">
            <text:p>0.5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59841">
            <text:p>0.59841</text:p>
          </table:table-cell>
          <table:table-cell office:value-type="float" office:value="-0.1">
            <text:p>-0.1</text:p>
          </table:table-cell>
          <table:table-cell office:value-type="float" office:value="0.08262">
            <text:p>0.08262</text:p>
          </table:table-cell>
          <table:table-cell office:value-type="float" office:value="0.5614">
            <text:p>0.5614</text:p>
          </table:table-cell>
          <table:table-cell office:value-type="float" office:value="0.82341">
            <text:p>0.82341</text:p>
          </table:table-cell>
          <table:table-cell office:value-type="float" office:value="0.59841">
            <text:p>0.5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0841">
            <text:p>0.60841</text:p>
          </table:table-cell>
          <table:table-cell office:value-type="float" office:value="-0.1">
            <text:p>-0.1</text:p>
          </table:table-cell>
          <table:table-cell office:value-type="float" office:value="0.08205">
            <text:p>0.08205</text:p>
          </table:table-cell>
          <table:table-cell office:value-type="float" office:value="0.56963">
            <text:p>0.56963</text:p>
          </table:table-cell>
          <table:table-cell office:value-type="float" office:value="0.81779">
            <text:p>0.81779</text:p>
          </table:table-cell>
          <table:table-cell office:value-type="float" office:value="0.60841">
            <text:p>0.6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1841">
            <text:p>0.61841</text:p>
          </table:table-cell>
          <table:table-cell office:value-type="float" office:value="-0.1">
            <text:p>-0.1</text:p>
          </table:table-cell>
          <table:table-cell office:value-type="float" office:value="0.08148">
            <text:p>0.08148</text:p>
          </table:table-cell>
          <table:table-cell office:value-type="float" office:value="0.57781">
            <text:p>0.57781</text:p>
          </table:table-cell>
          <table:table-cell office:value-type="float" office:value="0.81209">
            <text:p>0.81209</text:p>
          </table:table-cell>
          <table:table-cell office:value-type="float" office:value="0.61841">
            <text:p>0.6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2841">
            <text:p>0.62841</text:p>
          </table:table-cell>
          <table:table-cell office:value-type="float" office:value="-0.1">
            <text:p>-0.1</text:p>
          </table:table-cell>
          <table:table-cell office:value-type="float" office:value="0.0809">
            <text:p>0.0809</text:p>
          </table:table-cell>
          <table:table-cell office:value-type="float" office:value="0.58593">
            <text:p>0.58593</text:p>
          </table:table-cell>
          <table:table-cell office:value-type="float" office:value="0.80631">
            <text:p>0.80631</text:p>
          </table:table-cell>
          <table:table-cell office:value-type="float" office:value="0.62841">
            <text:p>0.6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3841">
            <text:p>0.63841</text:p>
          </table:table-cell>
          <table:table-cell office:value-type="float" office:value="-0.1">
            <text:p>-0.1</text:p>
          </table:table-cell>
          <table:table-cell office:value-type="float" office:value="0.08031">
            <text:p>0.08031</text:p>
          </table:table-cell>
          <table:table-cell office:value-type="float" office:value="0.59399">
            <text:p>0.59399</text:p>
          </table:table-cell>
          <table:table-cell office:value-type="float" office:value="0.80045">
            <text:p>0.80045</text:p>
          </table:table-cell>
          <table:table-cell office:value-type="float" office:value="0.63841">
            <text:p>0.6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4841">
            <text:p>0.64841</text:p>
          </table:table-cell>
          <table:table-cell office:value-type="float" office:value="-0.1">
            <text:p>-0.1</text:p>
          </table:table-cell>
          <table:table-cell office:value-type="float" office:value="0.07972">
            <text:p>0.07972</text:p>
          </table:table-cell>
          <table:table-cell office:value-type="float" office:value="0.602">
            <text:p>0.602</text:p>
          </table:table-cell>
          <table:table-cell office:value-type="float" office:value="0.79451">
            <text:p>0.79451</text:p>
          </table:table-cell>
          <table:table-cell office:value-type="float" office:value="0.64841">
            <text:p>0.6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5841">
            <text:p>0.65841</text:p>
          </table:table-cell>
          <table:table-cell office:value-type="float" office:value="-0.1">
            <text:p>-0.1</text:p>
          </table:table-cell>
          <table:table-cell office:value-type="float" office:value="0.07911">
            <text:p>0.07911</text:p>
          </table:table-cell>
          <table:table-cell office:value-type="float" office:value="0.60994">
            <text:p>0.60994</text:p>
          </table:table-cell>
          <table:table-cell office:value-type="float" office:value="0.78849">
            <text:p>0.78849</text:p>
          </table:table-cell>
          <table:table-cell office:value-type="float" office:value="0.65841">
            <text:p>0.6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6841">
            <text:p>0.66841</text:p>
          </table:table-cell>
          <table:table-cell office:value-type="float" office:value="-0.1">
            <text:p>-0.1</text:p>
          </table:table-cell>
          <table:table-cell office:value-type="float" office:value="0.0785">
            <text:p>0.0785</text:p>
          </table:table-cell>
          <table:table-cell office:value-type="float" office:value="0.61782">
            <text:p>0.61782</text:p>
          </table:table-cell>
          <table:table-cell office:value-type="float" office:value="0.78239">
            <text:p>0.78239</text:p>
          </table:table-cell>
          <table:table-cell office:value-type="float" office:value="0.66841">
            <text:p>0.6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7841">
            <text:p>0.67841</text:p>
          </table:table-cell>
          <table:table-cell office:value-type="float" office:value="-0.1">
            <text:p>-0.1</text:p>
          </table:table-cell>
          <table:table-cell office:value-type="float" office:value="0.07788">
            <text:p>0.07788</text:p>
          </table:table-cell>
          <table:table-cell office:value-type="float" office:value="0.62565">
            <text:p>0.62565</text:p>
          </table:table-cell>
          <table:table-cell office:value-type="float" office:value="0.77621">
            <text:p>0.77621</text:p>
          </table:table-cell>
          <table:table-cell office:value-type="float" office:value="0.67841">
            <text:p>0.6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8841">
            <text:p>0.68841</text:p>
          </table:table-cell>
          <table:table-cell office:value-type="float" office:value="-0.1">
            <text:p>-0.1</text:p>
          </table:table-cell>
          <table:table-cell office:value-type="float" office:value="0.07725">
            <text:p>0.07725</text:p>
          </table:table-cell>
          <table:table-cell office:value-type="float" office:value="0.63341">
            <text:p>0.63341</text:p>
          </table:table-cell>
          <table:table-cell office:value-type="float" office:value="0.76995">
            <text:p>0.76995</text:p>
          </table:table-cell>
          <table:table-cell office:value-type="float" office:value="0.68841">
            <text:p>0.6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69841">
            <text:p>0.69841</text:p>
          </table:table-cell>
          <table:table-cell office:value-type="float" office:value="-0.1">
            <text:p>-0.1</text:p>
          </table:table-cell>
          <table:table-cell office:value-type="float" office:value="0.07662">
            <text:p>0.07662</text:p>
          </table:table-cell>
          <table:table-cell office:value-type="float" office:value="0.64111">
            <text:p>0.64111</text:p>
          </table:table-cell>
          <table:table-cell office:value-type="float" office:value="0.76362">
            <text:p>0.76362</text:p>
          </table:table-cell>
          <table:table-cell office:value-type="float" office:value="0.69841">
            <text:p>0.6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0841">
            <text:p>0.70841</text:p>
          </table:table-cell>
          <table:table-cell office:value-type="float" office:value="-0.1">
            <text:p>-0.1</text:p>
          </table:table-cell>
          <table:table-cell office:value-type="float" office:value="0.07597">
            <text:p>0.07597</text:p>
          </table:table-cell>
          <table:table-cell office:value-type="float" office:value="0.64874">
            <text:p>0.64874</text:p>
          </table:table-cell>
          <table:table-cell office:value-type="float" office:value="0.7572">
            <text:p>0.7572</text:p>
          </table:table-cell>
          <table:table-cell office:value-type="float" office:value="0.70841">
            <text:p>0.7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1841">
            <text:p>0.71841</text:p>
          </table:table-cell>
          <table:table-cell office:value-type="float" office:value="-0.1">
            <text:p>-0.1</text:p>
          </table:table-cell>
          <table:table-cell office:value-type="float" office:value="0.07532">
            <text:p>0.07532</text:p>
          </table:table-cell>
          <table:table-cell office:value-type="float" office:value="0.65632">
            <text:p>0.65632</text:p>
          </table:table-cell>
          <table:table-cell office:value-type="float" office:value="0.75072">
            <text:p>0.75072</text:p>
          </table:table-cell>
          <table:table-cell office:value-type="float" office:value="0.71841">
            <text:p>0.7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2841">
            <text:p>0.72841</text:p>
          </table:table-cell>
          <table:table-cell office:value-type="float" office:value="-0.1">
            <text:p>-0.1</text:p>
          </table:table-cell>
          <table:table-cell office:value-type="float" office:value="0.07466">
            <text:p>0.07466</text:p>
          </table:table-cell>
          <table:table-cell office:value-type="float" office:value="0.66382">
            <text:p>0.66382</text:p>
          </table:table-cell>
          <table:table-cell office:value-type="float" office:value="0.74415">
            <text:p>0.74415</text:p>
          </table:table-cell>
          <table:table-cell office:value-type="float" office:value="0.72841">
            <text:p>0.7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3841">
            <text:p>0.73841</text:p>
          </table:table-cell>
          <table:table-cell office:value-type="float" office:value="-0.1">
            <text:p>-0.1</text:p>
          </table:table-cell>
          <table:table-cell office:value-type="float" office:value="0.074">
            <text:p>0.074</text:p>
          </table:table-cell>
          <table:table-cell office:value-type="float" office:value="0.67127">
            <text:p>0.67127</text:p>
          </table:table-cell>
          <table:table-cell office:value-type="float" office:value="0.73751">
            <text:p>0.73751</text:p>
          </table:table-cell>
          <table:table-cell office:value-type="float" office:value="0.73841">
            <text:p>0.7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4841">
            <text:p>0.74841</text:p>
          </table:table-cell>
          <table:table-cell office:value-type="float" office:value="-0.1">
            <text:p>-0.1</text:p>
          </table:table-cell>
          <table:table-cell office:value-type="float" office:value="0.07332">
            <text:p>0.07332</text:p>
          </table:table-cell>
          <table:table-cell office:value-type="float" office:value="0.67864">
            <text:p>0.67864</text:p>
          </table:table-cell>
          <table:table-cell office:value-type="float" office:value="0.7308">
            <text:p>0.7308</text:p>
          </table:table-cell>
          <table:table-cell office:value-type="float" office:value="0.74841">
            <text:p>0.7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5841">
            <text:p>0.75841</text:p>
          </table:table-cell>
          <table:table-cell office:value-type="float" office:value="-0.1">
            <text:p>-0.1</text:p>
          </table:table-cell>
          <table:table-cell office:value-type="float" office:value="0.07264">
            <text:p>0.07264</text:p>
          </table:table-cell>
          <table:table-cell office:value-type="float" office:value="0.68595">
            <text:p>0.68595</text:p>
          </table:table-cell>
          <table:table-cell office:value-type="float" office:value="0.72401">
            <text:p>0.72401</text:p>
          </table:table-cell>
          <table:table-cell office:value-type="float" office:value="0.75841">
            <text:p>0.7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6841">
            <text:p>0.76841</text:p>
          </table:table-cell>
          <table:table-cell office:value-type="float" office:value="-0.1">
            <text:p>-0.1</text:p>
          </table:table-cell>
          <table:table-cell office:value-type="float" office:value="0.07196">
            <text:p>0.07196</text:p>
          </table:table-cell>
          <table:table-cell office:value-type="float" office:value="0.69319">
            <text:p>0.69319</text:p>
          </table:table-cell>
          <table:table-cell office:value-type="float" office:value="0.71715">
            <text:p>0.71715</text:p>
          </table:table-cell>
          <table:table-cell office:value-type="float" office:value="0.76841">
            <text:p>0.7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7841">
            <text:p>0.77841</text:p>
          </table:table-cell>
          <table:table-cell office:value-type="float" office:value="-0.1">
            <text:p>-0.1</text:p>
          </table:table-cell>
          <table:table-cell office:value-type="float" office:value="0.07126">
            <text:p>0.07126</text:p>
          </table:table-cell>
          <table:table-cell office:value-type="float" office:value="0.70036">
            <text:p>0.70036</text:p>
          </table:table-cell>
          <table:table-cell office:value-type="float" office:value="0.71022">
            <text:p>0.71022</text:p>
          </table:table-cell>
          <table:table-cell office:value-type="float" office:value="0.77841">
            <text:p>0.7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8841">
            <text:p>0.78841</text:p>
          </table:table-cell>
          <table:table-cell office:value-type="float" office:value="-0.1">
            <text:p>-0.1</text:p>
          </table:table-cell>
          <table:table-cell office:value-type="float" office:value="0.07056">
            <text:p>0.07056</text:p>
          </table:table-cell>
          <table:table-cell office:value-type="float" office:value="0.70746">
            <text:p>0.70746</text:p>
          </table:table-cell>
          <table:table-cell office:value-type="float" office:value="0.70322">
            <text:p>0.70322</text:p>
          </table:table-cell>
          <table:table-cell office:value-type="float" office:value="0.78841">
            <text:p>0.7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79841">
            <text:p>0.79841</text:p>
          </table:table-cell>
          <table:table-cell office:value-type="float" office:value="-0.1">
            <text:p>-0.1</text:p>
          </table:table-cell>
          <table:table-cell office:value-type="float" office:value="0.06985">
            <text:p>0.06985</text:p>
          </table:table-cell>
          <table:table-cell office:value-type="float" office:value="0.7145">
            <text:p>0.7145</text:p>
          </table:table-cell>
          <table:table-cell office:value-type="float" office:value="0.69614">
            <text:p>0.69614</text:p>
          </table:table-cell>
          <table:table-cell office:value-type="float" office:value="0.79841">
            <text:p>0.7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0841">
            <text:p>0.80841</text:p>
          </table:table-cell>
          <table:table-cell office:value-type="float" office:value="-0.1">
            <text:p>-0.1</text:p>
          </table:table-cell>
          <table:table-cell office:value-type="float" office:value="0.06913">
            <text:p>0.06913</text:p>
          </table:table-cell>
          <table:table-cell office:value-type="float" office:value="0.72146">
            <text:p>0.72146</text:p>
          </table:table-cell>
          <table:table-cell office:value-type="float" office:value="0.689">
            <text:p>0.689</text:p>
          </table:table-cell>
          <table:table-cell office:value-type="float" office:value="0.80841">
            <text:p>0.8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1841">
            <text:p>0.81841</text:p>
          </table:table-cell>
          <table:table-cell office:value-type="float" office:value="-0.1">
            <text:p>-0.1</text:p>
          </table:table-cell>
          <table:table-cell office:value-type="float" office:value="0.06841">
            <text:p>0.06841</text:p>
          </table:table-cell>
          <table:table-cell office:value-type="float" office:value="0.72835">
            <text:p>0.72835</text:p>
          </table:table-cell>
          <table:table-cell office:value-type="float" office:value="0.68178">
            <text:p>0.68178</text:p>
          </table:table-cell>
          <table:table-cell office:value-type="float" office:value="0.81841">
            <text:p>0.8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2841">
            <text:p>0.82841</text:p>
          </table:table-cell>
          <table:table-cell office:value-type="float" office:value="-0.1">
            <text:p>-0.1</text:p>
          </table:table-cell>
          <table:table-cell office:value-type="float" office:value="0.06768">
            <text:p>0.06768</text:p>
          </table:table-cell>
          <table:table-cell office:value-type="float" office:value="0.73517">
            <text:p>0.73517</text:p>
          </table:table-cell>
          <table:table-cell office:value-type="float" office:value="0.6745">
            <text:p>0.6745</text:p>
          </table:table-cell>
          <table:table-cell office:value-type="float" office:value="0.82841">
            <text:p>0.8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3841">
            <text:p>0.83841</text:p>
          </table:table-cell>
          <table:table-cell office:value-type="float" office:value="-0.1">
            <text:p>-0.1</text:p>
          </table:table-cell>
          <table:table-cell office:value-type="float" office:value="0.06694">
            <text:p>0.06694</text:p>
          </table:table-cell>
          <table:table-cell office:value-type="float" office:value="0.74191">
            <text:p>0.74191</text:p>
          </table:table-cell>
          <table:table-cell office:value-type="float" office:value="0.66715">
            <text:p>0.66715</text:p>
          </table:table-cell>
          <table:table-cell office:value-type="float" office:value="0.83841">
            <text:p>0.8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4841">
            <text:p>0.84841</text:p>
          </table:table-cell>
          <table:table-cell office:value-type="float" office:value="-0.1">
            <text:p>-0.1</text:p>
          </table:table-cell>
          <table:table-cell office:value-type="float" office:value="0.06619">
            <text:p>0.06619</text:p>
          </table:table-cell>
          <table:table-cell office:value-type="float" office:value="0.74858">
            <text:p>0.74858</text:p>
          </table:table-cell>
          <table:table-cell office:value-type="float" office:value="0.65973">
            <text:p>0.65973</text:p>
          </table:table-cell>
          <table:table-cell office:value-type="float" office:value="0.84841">
            <text:p>0.8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5841">
            <text:p>0.85841</text:p>
          </table:table-cell>
          <table:table-cell office:value-type="float" office:value="-0.1">
            <text:p>-0.1</text:p>
          </table:table-cell>
          <table:table-cell office:value-type="float" office:value="0.06544">
            <text:p>0.06544</text:p>
          </table:table-cell>
          <table:table-cell office:value-type="float" office:value="0.75518">
            <text:p>0.75518</text:p>
          </table:table-cell>
          <table:table-cell office:value-type="float" office:value="0.65224">
            <text:p>0.65224</text:p>
          </table:table-cell>
          <table:table-cell office:value-type="float" office:value="0.85841">
            <text:p>0.8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6841">
            <text:p>0.86841</text:p>
          </table:table-cell>
          <table:table-cell office:value-type="float" office:value="-0.1">
            <text:p>-0.1</text:p>
          </table:table-cell>
          <table:table-cell office:value-type="float" office:value="0.06468">
            <text:p>0.06468</text:p>
          </table:table-cell>
          <table:table-cell office:value-type="float" office:value="0.7617">
            <text:p>0.7617</text:p>
          </table:table-cell>
          <table:table-cell office:value-type="float" office:value="0.64469">
            <text:p>0.64469</text:p>
          </table:table-cell>
          <table:table-cell office:value-type="float" office:value="0.86841">
            <text:p>0.8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7841">
            <text:p>0.87841</text:p>
          </table:table-cell>
          <table:table-cell office:value-type="float" office:value="-0.1">
            <text:p>-0.1</text:p>
          </table:table-cell>
          <table:table-cell office:value-type="float" office:value="0.06392">
            <text:p>0.06392</text:p>
          </table:table-cell>
          <table:table-cell office:value-type="float" office:value="0.76815">
            <text:p>0.76815</text:p>
          </table:table-cell>
          <table:table-cell office:value-type="float" office:value="0.63707">
            <text:p>0.63707</text:p>
          </table:table-cell>
          <table:table-cell office:value-type="float" office:value="0.87841">
            <text:p>0.8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8841">
            <text:p>0.88841</text:p>
          </table:table-cell>
          <table:table-cell office:value-type="float" office:value="-0.1">
            <text:p>-0.1</text:p>
          </table:table-cell>
          <table:table-cell office:value-type="float" office:value="0.06315">
            <text:p>0.06315</text:p>
          </table:table-cell>
          <table:table-cell office:value-type="float" office:value="0.77452">
            <text:p>0.77452</text:p>
          </table:table-cell>
          <table:table-cell office:value-type="float" office:value="0.62939">
            <text:p>0.62939</text:p>
          </table:table-cell>
          <table:table-cell office:value-type="float" office:value="0.88841">
            <text:p>0.8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89841">
            <text:p>0.89841</text:p>
          </table:table-cell>
          <table:table-cell office:value-type="float" office:value="-0.1">
            <text:p>-0.1</text:p>
          </table:table-cell>
          <table:table-cell office:value-type="float" office:value="0.06237">
            <text:p>0.06237</text:p>
          </table:table-cell>
          <table:table-cell office:value-type="float" office:value="0.78081">
            <text:p>0.78081</text:p>
          </table:table-cell>
          <table:table-cell office:value-type="float" office:value="0.62164">
            <text:p>0.62164</text:p>
          </table:table-cell>
          <table:table-cell office:value-type="float" office:value="0.89841">
            <text:p>0.8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0841">
            <text:p>0.90841</text:p>
          </table:table-cell>
          <table:table-cell office:value-type="float" office:value="-0.1">
            <text:p>-0.1</text:p>
          </table:table-cell>
          <table:table-cell office:value-type="float" office:value="0.06159">
            <text:p>0.06159</text:p>
          </table:table-cell>
          <table:table-cell office:value-type="float" office:value="0.78703">
            <text:p>0.78703</text:p>
          </table:table-cell>
          <table:table-cell office:value-type="float" office:value="0.61383">
            <text:p>0.61383</text:p>
          </table:table-cell>
          <table:table-cell office:value-type="float" office:value="0.90841">
            <text:p>0.9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1841">
            <text:p>0.91841</text:p>
          </table:table-cell>
          <table:table-cell office:value-type="float" office:value="-0.1">
            <text:p>-0.1</text:p>
          </table:table-cell>
          <table:table-cell office:value-type="float" office:value="0.0608">
            <text:p>0.0608</text:p>
          </table:table-cell>
          <table:table-cell office:value-type="float" office:value="0.79317">
            <text:p>0.79317</text:p>
          </table:table-cell>
          <table:table-cell office:value-type="float" office:value="0.60596">
            <text:p>0.60596</text:p>
          </table:table-cell>
          <table:table-cell office:value-type="float" office:value="0.91841">
            <text:p>0.9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2841">
            <text:p>0.92841</text:p>
          </table:table-cell>
          <table:table-cell office:value-type="float" office:value="-0.1">
            <text:p>-0.1</text:p>
          </table:table-cell>
          <table:table-cell office:value-type="float" office:value="0.06">
            <text:p>0.06</text:p>
          </table:table-cell>
          <table:table-cell office:value-type="float" office:value="0.79922">
            <text:p>0.79922</text:p>
          </table:table-cell>
          <table:table-cell office:value-type="float" office:value="0.59803">
            <text:p>0.59803</text:p>
          </table:table-cell>
          <table:table-cell office:value-type="float" office:value="0.92841">
            <text:p>0.9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3841">
            <text:p>0.93841</text:p>
          </table:table-cell>
          <table:table-cell office:value-type="float" office:value="-0.1">
            <text:p>-0.1</text:p>
          </table:table-cell>
          <table:table-cell office:value-type="float" office:value="0.0592">
            <text:p>0.0592</text:p>
          </table:table-cell>
          <table:table-cell office:value-type="float" office:value="0.8052">
            <text:p>0.8052</text:p>
          </table:table-cell>
          <table:table-cell office:value-type="float" office:value="0.59004">
            <text:p>0.59004</text:p>
          </table:table-cell>
          <table:table-cell office:value-type="float" office:value="0.93841">
            <text:p>0.9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4841">
            <text:p>0.94841</text:p>
          </table:table-cell>
          <table:table-cell office:value-type="float" office:value="-0.1">
            <text:p>-0.1</text:p>
          </table:table-cell>
          <table:table-cell office:value-type="float" office:value="0.05839">
            <text:p>0.05839</text:p>
          </table:table-cell>
          <table:table-cell office:value-type="float" office:value="0.8111">
            <text:p>0.8111</text:p>
          </table:table-cell>
          <table:table-cell office:value-type="float" office:value="0.58198">
            <text:p>0.58198</text:p>
          </table:table-cell>
          <table:table-cell office:value-type="float" office:value="0.94841">
            <text:p>0.9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5841">
            <text:p>0.95841</text:p>
          </table:table-cell>
          <table:table-cell office:value-type="float" office:value="-0.1">
            <text:p>-0.1</text:p>
          </table:table-cell>
          <table:table-cell office:value-type="float" office:value="0.05758">
            <text:p>0.05758</text:p>
          </table:table-cell>
          <table:table-cell office:value-type="float" office:value="0.81692">
            <text:p>0.81692</text:p>
          </table:table-cell>
          <table:table-cell office:value-type="float" office:value="0.57387">
            <text:p>0.57387</text:p>
          </table:table-cell>
          <table:table-cell office:value-type="float" office:value="0.95841">
            <text:p>0.9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6841">
            <text:p>0.96841</text:p>
          </table:table-cell>
          <table:table-cell office:value-type="float" office:value="-0.1">
            <text:p>-0.1</text:p>
          </table:table-cell>
          <table:table-cell office:value-type="float" office:value="0.05676">
            <text:p>0.05676</text:p>
          </table:table-cell>
          <table:table-cell office:value-type="float" office:value="0.82266">
            <text:p>0.82266</text:p>
          </table:table-cell>
          <table:table-cell office:value-type="float" office:value="0.5657">
            <text:p>0.5657</text:p>
          </table:table-cell>
          <table:table-cell office:value-type="float" office:value="0.96841">
            <text:p>0.9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7841">
            <text:p>0.97841</text:p>
          </table:table-cell>
          <table:table-cell office:value-type="float" office:value="-0.1">
            <text:p>-0.1</text:p>
          </table:table-cell>
          <table:table-cell office:value-type="float" office:value="0.05593">
            <text:p>0.05593</text:p>
          </table:table-cell>
          <table:table-cell office:value-type="float" office:value="0.82831">
            <text:p>0.82831</text:p>
          </table:table-cell>
          <table:table-cell office:value-type="float" office:value="0.55747">
            <text:p>0.55747</text:p>
          </table:table-cell>
          <table:table-cell office:value-type="float" office:value="0.97841">
            <text:p>0.9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8841">
            <text:p>0.98841</text:p>
          </table:table-cell>
          <table:table-cell office:value-type="float" office:value="-0.1">
            <text:p>-0.1</text:p>
          </table:table-cell>
          <table:table-cell office:value-type="float" office:value="0.0551">
            <text:p>0.0551</text:p>
          </table:table-cell>
          <table:table-cell office:value-type="float" office:value="0.83388">
            <text:p>0.83388</text:p>
          </table:table-cell>
          <table:table-cell office:value-type="float" office:value="0.54919">
            <text:p>0.54919</text:p>
          </table:table-cell>
          <table:table-cell office:value-type="float" office:value="0.98841">
            <text:p>0.9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0.99841">
            <text:p>0.99841</text:p>
          </table:table-cell>
          <table:table-cell office:value-type="float" office:value="-0.1">
            <text:p>-0.1</text:p>
          </table:table-cell>
          <table:table-cell office:value-type="float" office:value="0.05427">
            <text:p>0.05427</text:p>
          </table:table-cell>
          <table:table-cell office:value-type="float" office:value="0.83937">
            <text:p>0.83937</text:p>
          </table:table-cell>
          <table:table-cell office:value-type="float" office:value="0.54084">
            <text:p>0.54084</text:p>
          </table:table-cell>
          <table:table-cell office:value-type="float" office:value="0.99841">
            <text:p>0.9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0841">
            <text:p>1.00841</text:p>
          </table:table-cell>
          <table:table-cell office:value-type="float" office:value="-0.1">
            <text:p>-0.1</text:p>
          </table:table-cell>
          <table:table-cell office:value-type="float" office:value="0.05342">
            <text:p>0.05342</text:p>
          </table:table-cell>
          <table:table-cell office:value-type="float" office:value="0.84478">
            <text:p>0.84478</text:p>
          </table:table-cell>
          <table:table-cell office:value-type="float" office:value="0.53245">
            <text:p>0.53245</text:p>
          </table:table-cell>
          <table:table-cell office:value-type="float" office:value="1.00841">
            <text:p>1.0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1841">
            <text:p>1.01841</text:p>
          </table:table-cell>
          <table:table-cell office:value-type="float" office:value="-0.1">
            <text:p>-0.1</text:p>
          </table:table-cell>
          <table:table-cell office:value-type="float" office:value="0.05258">
            <text:p>0.05258</text:p>
          </table:table-cell>
          <table:table-cell office:value-type="float" office:value="0.8501">
            <text:p>0.8501</text:p>
          </table:table-cell>
          <table:table-cell office:value-type="float" office:value="0.524">
            <text:p>0.524</text:p>
          </table:table-cell>
          <table:table-cell office:value-type="float" office:value="1.01841">
            <text:p>1.0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2841">
            <text:p>1.02841</text:p>
          </table:table-cell>
          <table:table-cell office:value-type="float" office:value="-0.1">
            <text:p>-0.1</text:p>
          </table:table-cell>
          <table:table-cell office:value-type="float" office:value="0.05172">
            <text:p>0.05172</text:p>
          </table:table-cell>
          <table:table-cell office:value-type="float" office:value="0.85533">
            <text:p>0.85533</text:p>
          </table:table-cell>
          <table:table-cell office:value-type="float" office:value="0.51549">
            <text:p>0.51549</text:p>
          </table:table-cell>
          <table:table-cell office:value-type="float" office:value="1.02841">
            <text:p>1.0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3841">
            <text:p>1.03841</text:p>
          </table:table-cell>
          <table:table-cell office:value-type="float" office:value="-0.1">
            <text:p>-0.1</text:p>
          </table:table-cell>
          <table:table-cell office:value-type="float" office:value="0.05086">
            <text:p>0.05086</text:p>
          </table:table-cell>
          <table:table-cell office:value-type="float" office:value="0.86048">
            <text:p>0.86048</text:p>
          </table:table-cell>
          <table:table-cell office:value-type="float" office:value="0.50694">
            <text:p>0.50694</text:p>
          </table:table-cell>
          <table:table-cell office:value-type="float" office:value="1.03841">
            <text:p>1.0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4841">
            <text:p>1.04841</text:p>
          </table:table-cell>
          <table:table-cell office:value-type="float" office:value="-0.1">
            <text:p>-0.1</text:p>
          </table:table-cell>
          <table:table-cell office:value-type="float" office:value="0.05">
            <text:p>0.05</text:p>
          </table:table-cell>
          <table:table-cell office:value-type="float" office:value="0.86555">
            <text:p>0.86555</text:p>
          </table:table-cell>
          <table:table-cell office:value-type="float" office:value="0.49833">
            <text:p>0.49833</text:p>
          </table:table-cell>
          <table:table-cell office:value-type="float" office:value="1.04841">
            <text:p>1.0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5841">
            <text:p>1.05841</text:p>
          </table:table-cell>
          <table:table-cell office:value-type="float" office:value="-0.1">
            <text:p>-0.1</text:p>
          </table:table-cell>
          <table:table-cell office:value-type="float" office:value="0.04913">
            <text:p>0.04913</text:p>
          </table:table-cell>
          <table:table-cell office:value-type="float" office:value="0.87052">
            <text:p>0.87052</text:p>
          </table:table-cell>
          <table:table-cell office:value-type="float" office:value="0.48967">
            <text:p>0.48967</text:p>
          </table:table-cell>
          <table:table-cell office:value-type="float" office:value="1.05841">
            <text:p>1.0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6841">
            <text:p>1.06841</text:p>
          </table:table-cell>
          <table:table-cell office:value-type="float" office:value="-0.1">
            <text:p>-0.1</text:p>
          </table:table-cell>
          <table:table-cell office:value-type="float" office:value="0.04826">
            <text:p>0.04826</text:p>
          </table:table-cell>
          <table:table-cell office:value-type="float" office:value="0.87541">
            <text:p>0.87541</text:p>
          </table:table-cell>
          <table:table-cell office:value-type="float" office:value="0.48096">
            <text:p>0.48096</text:p>
          </table:table-cell>
          <table:table-cell office:value-type="float" office:value="1.06841">
            <text:p>1.0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7841">
            <text:p>1.07841</text:p>
          </table:table-cell>
          <table:table-cell office:value-type="float" office:value="-0.1">
            <text:p>-0.1</text:p>
          </table:table-cell>
          <table:table-cell office:value-type="float" office:value="0.04738">
            <text:p>0.04738</text:p>
          </table:table-cell>
          <table:table-cell office:value-type="float" office:value="0.88022">
            <text:p>0.88022</text:p>
          </table:table-cell>
          <table:table-cell office:value-type="float" office:value="0.4722">
            <text:p>0.4722</text:p>
          </table:table-cell>
          <table:table-cell office:value-type="float" office:value="1.07841">
            <text:p>1.0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8841">
            <text:p>1.08841</text:p>
          </table:table-cell>
          <table:table-cell office:value-type="float" office:value="-0.1">
            <text:p>-0.1</text:p>
          </table:table-cell>
          <table:table-cell office:value-type="float" office:value="0.04649">
            <text:p>0.04649</text:p>
          </table:table-cell>
          <table:table-cell office:value-type="float" office:value="0.88493">
            <text:p>0.88493</text:p>
          </table:table-cell>
          <table:table-cell office:value-type="float" office:value="0.4634">
            <text:p>0.4634</text:p>
          </table:table-cell>
          <table:table-cell office:value-type="float" office:value="1.08841">
            <text:p>1.0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09841">
            <text:p>1.09841</text:p>
          </table:table-cell>
          <table:table-cell office:value-type="float" office:value="-0.1">
            <text:p>-0.1</text:p>
          </table:table-cell>
          <table:table-cell office:value-type="float" office:value="0.04561">
            <text:p>0.04561</text:p>
          </table:table-cell>
          <table:table-cell office:value-type="float" office:value="0.88956">
            <text:p>0.88956</text:p>
          </table:table-cell>
          <table:table-cell office:value-type="float" office:value="0.45454">
            <text:p>0.45454</text:p>
          </table:table-cell>
          <table:table-cell office:value-type="float" office:value="1.09841">
            <text:p>1.0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0841">
            <text:p>1.10841</text:p>
          </table:table-cell>
          <table:table-cell office:value-type="float" office:value="-0.1">
            <text:p>-0.1</text:p>
          </table:table-cell>
          <table:table-cell office:value-type="float" office:value="0.04471">
            <text:p>0.04471</text:p>
          </table:table-cell>
          <table:table-cell office:value-type="float" office:value="0.89409">
            <text:p>0.89409</text:p>
          </table:table-cell>
          <table:table-cell office:value-type="float" office:value="0.44564">
            <text:p>0.44564</text:p>
          </table:table-cell>
          <table:table-cell office:value-type="float" office:value="1.10841">
            <text:p>1.1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1841">
            <text:p>1.11841</text:p>
          </table:table-cell>
          <table:table-cell office:value-type="float" office:value="-0.1">
            <text:p>-0.1</text:p>
          </table:table-cell>
          <table:table-cell office:value-type="float" office:value="0.04382">
            <text:p>0.04382</text:p>
          </table:table-cell>
          <table:table-cell office:value-type="float" office:value="0.89854">
            <text:p>0.89854</text:p>
          </table:table-cell>
          <table:table-cell office:value-type="float" office:value="0.4367">
            <text:p>0.4367</text:p>
          </table:table-cell>
          <table:table-cell office:value-type="float" office:value="1.11841">
            <text:p>1.1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2841">
            <text:p>1.12841</text:p>
          </table:table-cell>
          <table:table-cell office:value-type="float" office:value="-0.1">
            <text:p>-0.1</text:p>
          </table:table-cell>
          <table:table-cell office:value-type="float" office:value="0.04291">
            <text:p>0.04291</text:p>
          </table:table-cell>
          <table:table-cell office:value-type="float" office:value="0.9029">
            <text:p>0.9029</text:p>
          </table:table-cell>
          <table:table-cell office:value-type="float" office:value="0.42771">
            <text:p>0.42771</text:p>
          </table:table-cell>
          <table:table-cell office:value-type="float" office:value="1.12841">
            <text:p>1.1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3841">
            <text:p>1.13841</text:p>
          </table:table-cell>
          <table:table-cell office:value-type="float" office:value="-0.1">
            <text:p>-0.1</text:p>
          </table:table-cell>
          <table:table-cell office:value-type="float" office:value="0.04201">
            <text:p>0.04201</text:p>
          </table:table-cell>
          <table:table-cell office:value-type="float" office:value="0.90717">
            <text:p>0.90717</text:p>
          </table:table-cell>
          <table:table-cell office:value-type="float" office:value="0.41867">
            <text:p>0.41867</text:p>
          </table:table-cell>
          <table:table-cell office:value-type="float" office:value="1.13841">
            <text:p>1.1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4841">
            <text:p>1.14841</text:p>
          </table:table-cell>
          <table:table-cell office:value-type="float" office:value="-0.1">
            <text:p>-0.1</text:p>
          </table:table-cell>
          <table:table-cell office:value-type="float" office:value="0.0411">
            <text:p>0.0411</text:p>
          </table:table-cell>
          <table:table-cell office:value-type="float" office:value="0.91134">
            <text:p>0.91134</text:p>
          </table:table-cell>
          <table:table-cell office:value-type="float" office:value="0.40959">
            <text:p>0.40959</text:p>
          </table:table-cell>
          <table:table-cell office:value-type="float" office:value="1.14841">
            <text:p>1.1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5841">
            <text:p>1.15841</text:p>
          </table:table-cell>
          <table:table-cell office:value-type="float" office:value="-0.1">
            <text:p>-0.1</text:p>
          </table:table-cell>
          <table:table-cell office:value-type="float" office:value="0.04018">
            <text:p>0.04018</text:p>
          </table:table-cell>
          <table:table-cell office:value-type="float" office:value="0.91543">
            <text:p>0.91543</text:p>
          </table:table-cell>
          <table:table-cell office:value-type="float" office:value="0.40048">
            <text:p>0.40048</text:p>
          </table:table-cell>
          <table:table-cell office:value-type="float" office:value="1.15841">
            <text:p>1.1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6841">
            <text:p>1.16841</text:p>
          </table:table-cell>
          <table:table-cell office:value-type="float" office:value="-0.1">
            <text:p>-0.1</text:p>
          </table:table-cell>
          <table:table-cell office:value-type="float" office:value="0.03926">
            <text:p>0.03926</text:p>
          </table:table-cell>
          <table:table-cell office:value-type="float" office:value="0.91942">
            <text:p>0.91942</text:p>
          </table:table-cell>
          <table:table-cell office:value-type="float" office:value="0.39132">
            <text:p>0.39132</text:p>
          </table:table-cell>
          <table:table-cell office:value-type="float" office:value="1.16841">
            <text:p>1.1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7841">
            <text:p>1.17841</text:p>
          </table:table-cell>
          <table:table-cell office:value-type="float" office:value="-0.1">
            <text:p>-0.1</text:p>
          </table:table-cell>
          <table:table-cell office:value-type="float" office:value="0.03834">
            <text:p>0.03834</text:p>
          </table:table-cell>
          <table:table-cell office:value-type="float" office:value="0.92332">
            <text:p>0.92332</text:p>
          </table:table-cell>
          <table:table-cell office:value-type="float" office:value="0.38212">
            <text:p>0.38212</text:p>
          </table:table-cell>
          <table:table-cell office:value-type="float" office:value="1.17841">
            <text:p>1.1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8841">
            <text:p>1.18841</text:p>
          </table:table-cell>
          <table:table-cell office:value-type="float" office:value="-0.1">
            <text:p>-0.1</text:p>
          </table:table-cell>
          <table:table-cell office:value-type="float" office:value="0.03741">
            <text:p>0.03741</text:p>
          </table:table-cell>
          <table:table-cell office:value-type="float" office:value="0.92713">
            <text:p>0.92713</text:p>
          </table:table-cell>
          <table:table-cell office:value-type="float" office:value="0.37288">
            <text:p>0.37288</text:p>
          </table:table-cell>
          <table:table-cell office:value-type="float" office:value="1.18841">
            <text:p>1.1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19841">
            <text:p>1.19841</text:p>
          </table:table-cell>
          <table:table-cell office:value-type="float" office:value="-0.1">
            <text:p>-0.1</text:p>
          </table:table-cell>
          <table:table-cell office:value-type="float" office:value="0.03648">
            <text:p>0.03648</text:p>
          </table:table-cell>
          <table:table-cell office:value-type="float" office:value="0.93084">
            <text:p>0.93084</text:p>
          </table:table-cell>
          <table:table-cell office:value-type="float" office:value="0.3636">
            <text:p>0.3636</text:p>
          </table:table-cell>
          <table:table-cell office:value-type="float" office:value="1.19841">
            <text:p>1.1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0841">
            <text:p>1.20841</text:p>
          </table:table-cell>
          <table:table-cell office:value-type="float" office:value="-0.1">
            <text:p>-0.1</text:p>
          </table:table-cell>
          <table:table-cell office:value-type="float" office:value="0.03555">
            <text:p>0.03555</text:p>
          </table:table-cell>
          <table:table-cell office:value-type="float" office:value="0.93446">
            <text:p>0.93446</text:p>
          </table:table-cell>
          <table:table-cell office:value-type="float" office:value="0.35429">
            <text:p>0.35429</text:p>
          </table:table-cell>
          <table:table-cell office:value-type="float" office:value="1.20841">
            <text:p>1.2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1841">
            <text:p>1.21841</text:p>
          </table:table-cell>
          <table:table-cell office:value-type="float" office:value="-0.1">
            <text:p>-0.1</text:p>
          </table:table-cell>
          <table:table-cell office:value-type="float" office:value="0.03461">
            <text:p>0.03461</text:p>
          </table:table-cell>
          <table:table-cell office:value-type="float" office:value="0.93799">
            <text:p>0.93799</text:p>
          </table:table-cell>
          <table:table-cell office:value-type="float" office:value="0.34493">
            <text:p>0.34493</text:p>
          </table:table-cell>
          <table:table-cell office:value-type="float" office:value="1.21841">
            <text:p>1.2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2841">
            <text:p>1.22841</text:p>
          </table:table-cell>
          <table:table-cell office:value-type="float" office:value="-0.1">
            <text:p>-0.1</text:p>
          </table:table-cell>
          <table:table-cell office:value-type="float" office:value="0.03367">
            <text:p>0.03367</text:p>
          </table:table-cell>
          <table:table-cell office:value-type="float" office:value="0.94142">
            <text:p>0.94142</text:p>
          </table:table-cell>
          <table:table-cell office:value-type="float" office:value="0.33555">
            <text:p>0.33555</text:p>
          </table:table-cell>
          <table:table-cell office:value-type="float" office:value="1.22841">
            <text:p>1.2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3841">
            <text:p>1.23841</text:p>
          </table:table-cell>
          <table:table-cell office:value-type="float" office:value="-0.1">
            <text:p>-0.1</text:p>
          </table:table-cell>
          <table:table-cell office:value-type="float" office:value="0.03272">
            <text:p>0.03272</text:p>
          </table:table-cell>
          <table:table-cell office:value-type="float" office:value="0.94476">
            <text:p>0.94476</text:p>
          </table:table-cell>
          <table:table-cell office:value-type="float" office:value="0.32613">
            <text:p>0.32613</text:p>
          </table:table-cell>
          <table:table-cell office:value-type="float" office:value="1.23841">
            <text:p>1.2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4841">
            <text:p>1.24841</text:p>
          </table:table-cell>
          <table:table-cell office:value-type="float" office:value="-0.1">
            <text:p>-0.1</text:p>
          </table:table-cell>
          <table:table-cell office:value-type="float" office:value="0.03177">
            <text:p>0.03177</text:p>
          </table:table-cell>
          <table:table-cell office:value-type="float" office:value="0.948">
            <text:p>0.948</text:p>
          </table:table-cell>
          <table:table-cell office:value-type="float" office:value="0.31667">
            <text:p>0.31667</text:p>
          </table:table-cell>
          <table:table-cell office:value-type="float" office:value="1.24841">
            <text:p>1.2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5841">
            <text:p>1.25841</text:p>
          </table:table-cell>
          <table:table-cell office:value-type="float" office:value="-0.1">
            <text:p>-0.1</text:p>
          </table:table-cell>
          <table:table-cell office:value-type="float" office:value="0.03082">
            <text:p>0.03082</text:p>
          </table:table-cell>
          <table:table-cell office:value-type="float" office:value="0.95115">
            <text:p>0.95115</text:p>
          </table:table-cell>
          <table:table-cell office:value-type="float" office:value="0.30719">
            <text:p>0.30719</text:p>
          </table:table-cell>
          <table:table-cell office:value-type="float" office:value="1.25841">
            <text:p>1.2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6841">
            <text:p>1.26841</text:p>
          </table:table-cell>
          <table:table-cell office:value-type="float" office:value="-0.1">
            <text:p>-0.1</text:p>
          </table:table-cell>
          <table:table-cell office:value-type="float" office:value="0.02987">
            <text:p>0.02987</text:p>
          </table:table-cell>
          <table:table-cell office:value-type="float" office:value="0.9542">
            <text:p>0.9542</text:p>
          </table:table-cell>
          <table:table-cell office:value-type="float" office:value="0.29767">
            <text:p>0.29767</text:p>
          </table:table-cell>
          <table:table-cell office:value-type="float" office:value="1.26841">
            <text:p>1.2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7841">
            <text:p>1.27841</text:p>
          </table:table-cell>
          <table:table-cell office:value-type="float" office:value="-0.1">
            <text:p>-0.1</text:p>
          </table:table-cell>
          <table:table-cell office:value-type="float" office:value="0.02891">
            <text:p>0.02891</text:p>
          </table:table-cell>
          <table:table-cell office:value-type="float" office:value="0.95716">
            <text:p>0.95716</text:p>
          </table:table-cell>
          <table:table-cell office:value-type="float" office:value="0.28812">
            <text:p>0.28812</text:p>
          </table:table-cell>
          <table:table-cell office:value-type="float" office:value="1.27841">
            <text:p>1.2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8841">
            <text:p>1.28841</text:p>
          </table:table-cell>
          <table:table-cell office:value-type="float" office:value="-0.1">
            <text:p>-0.1</text:p>
          </table:table-cell>
          <table:table-cell office:value-type="float" office:value="0.02795">
            <text:p>0.02795</text:p>
          </table:table-cell>
          <table:table-cell office:value-type="float" office:value="0.96002">
            <text:p>0.96002</text:p>
          </table:table-cell>
          <table:table-cell office:value-type="float" office:value="0.27854">
            <text:p>0.27854</text:p>
          </table:table-cell>
          <table:table-cell office:value-type="float" office:value="1.28841">
            <text:p>1.2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29841">
            <text:p>1.29841</text:p>
          </table:table-cell>
          <table:table-cell office:value-type="float" office:value="-0.1">
            <text:p>-0.1</text:p>
          </table:table-cell>
          <table:table-cell office:value-type="float" office:value="0.02698">
            <text:p>0.02698</text:p>
          </table:table-cell>
          <table:table-cell office:value-type="float" office:value="0.96278">
            <text:p>0.96278</text:p>
          </table:table-cell>
          <table:table-cell office:value-type="float" office:value="0.26894">
            <text:p>0.26894</text:p>
          </table:table-cell>
          <table:table-cell office:value-type="float" office:value="1.29841">
            <text:p>1.2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0841">
            <text:p>1.30841</text:p>
          </table:table-cell>
          <table:table-cell office:value-type="float" office:value="-0.1">
            <text:p>-0.1</text:p>
          </table:table-cell>
          <table:table-cell office:value-type="float" office:value="0.02602">
            <text:p>0.02602</text:p>
          </table:table-cell>
          <table:table-cell office:value-type="float" office:value="0.96545">
            <text:p>0.96545</text:p>
          </table:table-cell>
          <table:table-cell office:value-type="float" office:value="0.2593">
            <text:p>0.2593</text:p>
          </table:table-cell>
          <table:table-cell office:value-type="float" office:value="1.30841">
            <text:p>1.3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1841">
            <text:p>1.31841</text:p>
          </table:table-cell>
          <table:table-cell office:value-type="float" office:value="-0.1">
            <text:p>-0.1</text:p>
          </table:table-cell>
          <table:table-cell office:value-type="float" office:value="0.02505">
            <text:p>0.02505</text:p>
          </table:table-cell>
          <table:table-cell office:value-type="float" office:value="0.96801">
            <text:p>0.96801</text:p>
          </table:table-cell>
          <table:table-cell office:value-type="float" office:value="0.24964">
            <text:p>0.24964</text:p>
          </table:table-cell>
          <table:table-cell office:value-type="float" office:value="1.31841">
            <text:p>1.3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2841">
            <text:p>1.32841</text:p>
          </table:table-cell>
          <table:table-cell office:value-type="float" office:value="-0.1">
            <text:p>-0.1</text:p>
          </table:table-cell>
          <table:table-cell office:value-type="float" office:value="0.02408">
            <text:p>0.02408</text:p>
          </table:table-cell>
          <table:table-cell office:value-type="float" office:value="0.97049">
            <text:p>0.97049</text:p>
          </table:table-cell>
          <table:table-cell office:value-type="float" office:value="0.23995">
            <text:p>0.23995</text:p>
          </table:table-cell>
          <table:table-cell office:value-type="float" office:value="1.32841">
            <text:p>1.3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3841">
            <text:p>1.33841</text:p>
          </table:table-cell>
          <table:table-cell office:value-type="float" office:value="-0.1">
            <text:p>-0.1</text:p>
          </table:table-cell>
          <table:table-cell office:value-type="float" office:value="0.0231">
            <text:p>0.0231</text:p>
          </table:table-cell>
          <table:table-cell office:value-type="float" office:value="0.97286">
            <text:p>0.97286</text:p>
          </table:table-cell>
          <table:table-cell office:value-type="float" office:value="0.23024">
            <text:p>0.23024</text:p>
          </table:table-cell>
          <table:table-cell office:value-type="float" office:value="1.33841">
            <text:p>1.3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4841">
            <text:p>1.34841</text:p>
          </table:table-cell>
          <table:table-cell office:value-type="float" office:value="-0.1">
            <text:p>-0.1</text:p>
          </table:table-cell>
          <table:table-cell office:value-type="float" office:value="0.02212">
            <text:p>0.02212</text:p>
          </table:table-cell>
          <table:table-cell office:value-type="float" office:value="0.97513">
            <text:p>0.97513</text:p>
          </table:table-cell>
          <table:table-cell office:value-type="float" office:value="0.22051">
            <text:p>0.22051</text:p>
          </table:table-cell>
          <table:table-cell office:value-type="float" office:value="1.34841">
            <text:p>1.3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5841">
            <text:p>1.35841</text:p>
          </table:table-cell>
          <table:table-cell office:value-type="float" office:value="-0.1">
            <text:p>-0.1</text:p>
          </table:table-cell>
          <table:table-cell office:value-type="float" office:value="0.02115">
            <text:p>0.02115</text:p>
          </table:table-cell>
          <table:table-cell office:value-type="float" office:value="0.97731">
            <text:p>0.97731</text:p>
          </table:table-cell>
          <table:table-cell office:value-type="float" office:value="0.21075">
            <text:p>0.21075</text:p>
          </table:table-cell>
          <table:table-cell office:value-type="float" office:value="1.35841">
            <text:p>1.3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6841">
            <text:p>1.36841</text:p>
          </table:table-cell>
          <table:table-cell office:value-type="float" office:value="-0.1">
            <text:p>-0.1</text:p>
          </table:table-cell>
          <table:table-cell office:value-type="float" office:value="0.02016">
            <text:p>0.02016</text:p>
          </table:table-cell>
          <table:table-cell office:value-type="float" office:value="0.97939">
            <text:p>0.97939</text:p>
          </table:table-cell>
          <table:table-cell office:value-type="float" office:value="0.20097">
            <text:p>0.20097</text:p>
          </table:table-cell>
          <table:table-cell office:value-type="float" office:value="1.36841">
            <text:p>1.3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7841">
            <text:p>1.37841</text:p>
          </table:table-cell>
          <table:table-cell office:value-type="float" office:value="-0.1">
            <text:p>-0.1</text:p>
          </table:table-cell>
          <table:table-cell office:value-type="float" office:value="0.01918">
            <text:p>0.01918</text:p>
          </table:table-cell>
          <table:table-cell office:value-type="float" office:value="0.98137">
            <text:p>0.98137</text:p>
          </table:table-cell>
          <table:table-cell office:value-type="float" office:value="0.19117">
            <text:p>0.19117</text:p>
          </table:table-cell>
          <table:table-cell office:value-type="float" office:value="1.37841">
            <text:p>1.3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8841">
            <text:p>1.38841</text:p>
          </table:table-cell>
          <table:table-cell office:value-type="float" office:value="-0.1">
            <text:p>-0.1</text:p>
          </table:table-cell>
          <table:table-cell office:value-type="float" office:value="0.0182">
            <text:p>0.0182</text:p>
          </table:table-cell>
          <table:table-cell office:value-type="float" office:value="0.98325">
            <text:p>0.98325</text:p>
          </table:table-cell>
          <table:table-cell office:value-type="float" office:value="0.18135">
            <text:p>0.18135</text:p>
          </table:table-cell>
          <table:table-cell office:value-type="float" office:value="1.38841">
            <text:p>1.3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39841">
            <text:p>1.39841</text:p>
          </table:table-cell>
          <table:table-cell office:value-type="float" office:value="-0.1">
            <text:p>-0.1</text:p>
          </table:table-cell>
          <table:table-cell office:value-type="float" office:value="0.01721">
            <text:p>0.01721</text:p>
          </table:table-cell>
          <table:table-cell office:value-type="float" office:value="0.98503">
            <text:p>0.98503</text:p>
          </table:table-cell>
          <table:table-cell office:value-type="float" office:value="0.17151">
            <text:p>0.17151</text:p>
          </table:table-cell>
          <table:table-cell office:value-type="float" office:value="1.39841">
            <text:p>1.3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0841">
            <text:p>1.40841</text:p>
          </table:table-cell>
          <table:table-cell office:value-type="float" office:value="-0.1">
            <text:p>-0.1</text:p>
          </table:table-cell>
          <table:table-cell office:value-type="float" office:value="0.01622">
            <text:p>0.01622</text:p>
          </table:table-cell>
          <table:table-cell office:value-type="float" office:value="0.98671">
            <text:p>0.98671</text:p>
          </table:table-cell>
          <table:table-cell office:value-type="float" office:value="0.16165">
            <text:p>0.16165</text:p>
          </table:table-cell>
          <table:table-cell office:value-type="float" office:value="1.40841">
            <text:p>1.4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1841">
            <text:p>1.41841</text:p>
          </table:table-cell>
          <table:table-cell office:value-type="float" office:value="-0.1">
            <text:p>-0.1</text:p>
          </table:table-cell>
          <table:table-cell office:value-type="float" office:value="0.01523">
            <text:p>0.01523</text:p>
          </table:table-cell>
          <table:table-cell office:value-type="float" office:value="0.9883">
            <text:p>0.9883</text:p>
          </table:table-cell>
          <table:table-cell office:value-type="float" office:value="0.15178">
            <text:p>0.15178</text:p>
          </table:table-cell>
          <table:table-cell office:value-type="float" office:value="1.41841">
            <text:p>1.4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2841">
            <text:p>1.42841</text:p>
          </table:table-cell>
          <table:table-cell office:value-type="float" office:value="-0.1">
            <text:p>-0.1</text:p>
          </table:table-cell>
          <table:table-cell office:value-type="float" office:value="0.01424">
            <text:p>0.01424</text:p>
          </table:table-cell>
          <table:table-cell office:value-type="float" office:value="0.98978">
            <text:p>0.98978</text:p>
          </table:table-cell>
          <table:table-cell office:value-type="float" office:value="0.14189">
            <text:p>0.14189</text:p>
          </table:table-cell>
          <table:table-cell office:value-type="float" office:value="1.42841">
            <text:p>1.4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3841">
            <text:p>1.43841</text:p>
          </table:table-cell>
          <table:table-cell office:value-type="float" office:value="-0.1">
            <text:p>-0.1</text:p>
          </table:table-cell>
          <table:table-cell office:value-type="float" office:value="0.01324">
            <text:p>0.01324</text:p>
          </table:table-cell>
          <table:table-cell office:value-type="float" office:value="0.99116">
            <text:p>0.99116</text:p>
          </table:table-cell>
          <table:table-cell office:value-type="float" office:value="0.13199">
            <text:p>0.13199</text:p>
          </table:table-cell>
          <table:table-cell office:value-type="float" office:value="1.43841">
            <text:p>1.4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4841">
            <text:p>1.44841</text:p>
          </table:table-cell>
          <table:table-cell office:value-type="float" office:value="-0.1">
            <text:p>-0.1</text:p>
          </table:table-cell>
          <table:table-cell office:value-type="float" office:value="0.01225">
            <text:p>0.01225</text:p>
          </table:table-cell>
          <table:table-cell office:value-type="float" office:value="0.99245">
            <text:p>0.99245</text:p>
          </table:table-cell>
          <table:table-cell office:value-type="float" office:value="0.12207">
            <text:p>0.12207</text:p>
          </table:table-cell>
          <table:table-cell office:value-type="float" office:value="1.44841">
            <text:p>1.4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5841">
            <text:p>1.45841</text:p>
          </table:table-cell>
          <table:table-cell office:value-type="float" office:value="-0.1">
            <text:p>-0.1</text:p>
          </table:table-cell>
          <table:table-cell office:value-type="float" office:value="0.01125">
            <text:p>0.01125</text:p>
          </table:table-cell>
          <table:table-cell office:value-type="float" office:value="0.99363">
            <text:p>0.99363</text:p>
          </table:table-cell>
          <table:table-cell office:value-type="float" office:value="0.11215">
            <text:p>0.11215</text:p>
          </table:table-cell>
          <table:table-cell office:value-type="float" office:value="1.45841">
            <text:p>1.4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6841">
            <text:p>1.46841</text:p>
          </table:table-cell>
          <table:table-cell office:value-type="float" office:value="-0.1">
            <text:p>-0.1</text:p>
          </table:table-cell>
          <table:table-cell office:value-type="float" office:value="0.01025">
            <text:p>0.01025</text:p>
          </table:table-cell>
          <table:table-cell office:value-type="float" office:value="0.99471">
            <text:p>0.99471</text:p>
          </table:table-cell>
          <table:table-cell office:value-type="float" office:value="0.1022">
            <text:p>0.1022</text:p>
          </table:table-cell>
          <table:table-cell office:value-type="float" office:value="1.46841">
            <text:p>1.46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7841">
            <text:p>1.47841</text:p>
          </table:table-cell>
          <table:table-cell office:value-type="float" office:value="-0.1">
            <text:p>-0.1</text:p>
          </table:table-cell>
          <table:table-cell office:value-type="float" office:value="0.00926">
            <text:p>0.00926</text:p>
          </table:table-cell>
          <table:table-cell office:value-type="float" office:value="0.99569">
            <text:p>0.99569</text:p>
          </table:table-cell>
          <table:table-cell office:value-type="float" office:value="0.09225">
            <text:p>0.09225</text:p>
          </table:table-cell>
          <table:table-cell office:value-type="float" office:value="1.47841">
            <text:p>1.47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8841">
            <text:p>1.48841</text:p>
          </table:table-cell>
          <table:table-cell office:value-type="float" office:value="-0.1">
            <text:p>-0.1</text:p>
          </table:table-cell>
          <table:table-cell office:value-type="float" office:value="0.00826">
            <text:p>0.00826</text:p>
          </table:table-cell>
          <table:table-cell office:value-type="float" office:value="0.99657">
            <text:p>0.99657</text:p>
          </table:table-cell>
          <table:table-cell office:value-type="float" office:value="0.08229">
            <text:p>0.08229</text:p>
          </table:table-cell>
          <table:table-cell office:value-type="float" office:value="1.48841">
            <text:p>1.48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49841">
            <text:p>1.49841</text:p>
          </table:table-cell>
          <table:table-cell office:value-type="float" office:value="-0.1">
            <text:p>-0.1</text:p>
          </table:table-cell>
          <table:table-cell office:value-type="float" office:value="0.00726">
            <text:p>0.00726</text:p>
          </table:table-cell>
          <table:table-cell office:value-type="float" office:value="0.99735">
            <text:p>0.99735</text:p>
          </table:table-cell>
          <table:table-cell office:value-type="float" office:value="0.07232">
            <text:p>0.07232</text:p>
          </table:table-cell>
          <table:table-cell office:value-type="float" office:value="1.49841">
            <text:p>1.49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0841">
            <text:p>1.50841</text:p>
          </table:table-cell>
          <table:table-cell office:value-type="float" office:value="-0.1">
            <text:p>-0.1</text:p>
          </table:table-cell>
          <table:table-cell office:value-type="float" office:value="0.00626">
            <text:p>0.00626</text:p>
          </table:table-cell>
          <table:table-cell office:value-type="float" office:value="0.99803">
            <text:p>0.99803</text:p>
          </table:table-cell>
          <table:table-cell office:value-type="float" office:value="0.06235">
            <text:p>0.06235</text:p>
          </table:table-cell>
          <table:table-cell office:value-type="float" office:value="1.50841">
            <text:p>1.50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1841">
            <text:p>1.51841</text:p>
          </table:table-cell>
          <table:table-cell office:value-type="float" office:value="-0.1">
            <text:p>-0.1</text:p>
          </table:table-cell>
          <table:table-cell office:value-type="float" office:value="0.00525">
            <text:p>0.00525</text:p>
          </table:table-cell>
          <table:table-cell office:value-type="float" office:value="0.99861">
            <text:p>0.99861</text:p>
          </table:table-cell>
          <table:table-cell office:value-type="float" office:value="0.05236">
            <text:p>0.05236</text:p>
          </table:table-cell>
          <table:table-cell office:value-type="float" office:value="1.51841">
            <text:p>1.51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2841">
            <text:p>1.52841</text:p>
          </table:table-cell>
          <table:table-cell office:value-type="float" office:value="-0.1">
            <text:p>-0.1</text:p>
          </table:table-cell>
          <table:table-cell office:value-type="float" office:value="0.00425">
            <text:p>0.00425</text:p>
          </table:table-cell>
          <table:table-cell office:value-type="float" office:value="0.99909">
            <text:p>0.99909</text:p>
          </table:table-cell>
          <table:table-cell office:value-type="float" office:value="0.04238">
            <text:p>0.04238</text:p>
          </table:table-cell>
          <table:table-cell office:value-type="float" office:value="1.52841">
            <text:p>1.52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3841">
            <text:p>1.53841</text:p>
          </table:table-cell>
          <table:table-cell office:value-type="float" office:value="-0.1">
            <text:p>-0.1</text:p>
          </table:table-cell>
          <table:table-cell office:value-type="float" office:value="0.00325">
            <text:p>0.00325</text:p>
          </table:table-cell>
          <table:table-cell office:value-type="float" office:value="0.99947">
            <text:p>0.99947</text:p>
          </table:table-cell>
          <table:table-cell office:value-type="float" office:value="0.03238">
            <text:p>0.03238</text:p>
          </table:table-cell>
          <table:table-cell office:value-type="float" office:value="1.53841">
            <text:p>1.53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4841">
            <text:p>1.54841</text:p>
          </table:table-cell>
          <table:table-cell office:value-type="float" office:value="-0.1">
            <text:p>-0.1</text:p>
          </table:table-cell>
          <table:table-cell office:value-type="float" office:value="0.00225">
            <text:p>0.00225</text:p>
          </table:table-cell>
          <table:table-cell office:value-type="float" office:value="0.99975">
            <text:p>0.99975</text:p>
          </table:table-cell>
          <table:table-cell office:value-type="float" office:value="0.02239">
            <text:p>0.02239</text:p>
          </table:table-cell>
          <table:table-cell office:value-type="float" office:value="1.54841">
            <text:p>1.54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5841">
            <text:p>1.55841</text:p>
          </table:table-cell>
          <table:table-cell office:value-type="float" office:value="-0.1">
            <text:p>-0.1</text:p>
          </table:table-cell>
          <table:table-cell office:value-type="float" office:value="0.00124">
            <text:p>0.00124</text:p>
          </table:table-cell>
          <table:table-cell office:value-type="float" office:value="0.99992">
            <text:p>0.99992</text:p>
          </table:table-cell>
          <table:table-cell office:value-type="float" office:value="0.01239">
            <text:p>0.01239</text:p>
          </table:table-cell>
          <table:table-cell office:value-type="float" office:value="1.55841">
            <text:p>1.5584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6841">
            <text:p>1.56841</text:p>
          </table:table-cell>
          <table:table-cell office:value-type="float" office:value="-0.1">
            <text:p>-0.1</text:p>
          </table:table-cell>
          <table:table-cell office:value-type="float" office:value="-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08">
            <text:p>1.5708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1.57841">
            <text:p>1.57841</text:p>
          </table:table-cell>
          <table:table-cell office:value-type="float" office:value="-0.1">
            <text:p>-0.1</text:p>
          </table:table-cell>
          <table:table-cell office:value-type="float" office:value="-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08">
            <text:p>1.5708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1.58841">
            <text:p>1.58841</text:p>
          </table:table-cell>
          <table:table-cell office:value-type="float" office:value="-0.1">
            <text:p>-0.1</text:p>
          </table:table-cell>
          <table:table-cell office:value-type="float" office:value="0.00177">
            <text:p>0.00177</text:p>
          </table:table-cell>
          <table:table-cell office:value-type="float" office:value="0.99984">
            <text:p>0.99984</text:p>
          </table:table-cell>
          <table:table-cell office:value-type="float" office:value="0.01761">
            <text:p>0.01761</text:p>
          </table:table-cell>
          <table:table-cell office:value-type="float" office:value="1.55319">
            <text:p>1.5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59841">
            <text:p>1.59841</text:p>
          </table:table-cell>
          <table:table-cell office:value-type="float" office:value="-0.1">
            <text:p>-0.1</text:p>
          </table:table-cell>
          <table:table-cell office:value-type="float" office:value="0.00277">
            <text:p>0.00277</text:p>
          </table:table-cell>
          <table:table-cell office:value-type="float" office:value="0.99962">
            <text:p>0.99962</text:p>
          </table:table-cell>
          <table:table-cell office:value-type="float" office:value="0.02761">
            <text:p>0.02761</text:p>
          </table:table-cell>
          <table:table-cell office:value-type="float" office:value="1.54319">
            <text:p>1.5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0841">
            <text:p>1.60841</text:p>
          </table:table-cell>
          <table:table-cell office:value-type="float" office:value="-0.1">
            <text:p>-0.1</text:p>
          </table:table-cell>
          <table:table-cell office:value-type="float" office:value="0.00377">
            <text:p>0.00377</text:p>
          </table:table-cell>
          <table:table-cell office:value-type="float" office:value="0.99929">
            <text:p>0.99929</text:p>
          </table:table-cell>
          <table:table-cell office:value-type="float" office:value="0.0376">
            <text:p>0.0376</text:p>
          </table:table-cell>
          <table:table-cell office:value-type="float" office:value="1.53319">
            <text:p>1.5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1841">
            <text:p>1.61841</text:p>
          </table:table-cell>
          <table:table-cell office:value-type="float" office:value="-0.1">
            <text:p>-0.1</text:p>
          </table:table-cell>
          <table:table-cell office:value-type="float" office:value="0.00478">
            <text:p>0.00478</text:p>
          </table:table-cell>
          <table:table-cell office:value-type="float" office:value="0.99886">
            <text:p>0.99886</text:p>
          </table:table-cell>
          <table:table-cell office:value-type="float" office:value="0.04759">
            <text:p>0.04759</text:p>
          </table:table-cell>
          <table:table-cell office:value-type="float" office:value="1.52319">
            <text:p>1.5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2841">
            <text:p>1.62841</text:p>
          </table:table-cell>
          <table:table-cell office:value-type="float" office:value="-0.1">
            <text:p>-0.1</text:p>
          </table:table-cell>
          <table:table-cell office:value-type="float" office:value="0.00578">
            <text:p>0.00578</text:p>
          </table:table-cell>
          <table:table-cell office:value-type="float" office:value="0.99832">
            <text:p>0.99832</text:p>
          </table:table-cell>
          <table:table-cell office:value-type="float" office:value="0.05758">
            <text:p>0.05758</text:p>
          </table:table-cell>
          <table:table-cell office:value-type="float" office:value="1.51319">
            <text:p>1.5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3841">
            <text:p>1.63841</text:p>
          </table:table-cell>
          <table:table-cell office:value-type="float" office:value="-0.1">
            <text:p>-0.1</text:p>
          </table:table-cell>
          <table:table-cell office:value-type="float" office:value="0.00678">
            <text:p>0.00678</text:p>
          </table:table-cell>
          <table:table-cell office:value-type="float" office:value="0.99769">
            <text:p>0.99769</text:p>
          </table:table-cell>
          <table:table-cell office:value-type="float" office:value="0.06756">
            <text:p>0.06756</text:p>
          </table:table-cell>
          <table:table-cell office:value-type="float" office:value="1.50319">
            <text:p>1.5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4841">
            <text:p>1.64841</text:p>
          </table:table-cell>
          <table:table-cell office:value-type="float" office:value="-0.1">
            <text:p>-0.1</text:p>
          </table:table-cell>
          <table:table-cell office:value-type="float" office:value="0.00778">
            <text:p>0.00778</text:p>
          </table:table-cell>
          <table:table-cell office:value-type="float" office:value="0.99696">
            <text:p>0.99696</text:p>
          </table:table-cell>
          <table:table-cell office:value-type="float" office:value="0.07753">
            <text:p>0.07753</text:p>
          </table:table-cell>
          <table:table-cell office:value-type="float" office:value="1.49319">
            <text:p>1.4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5841">
            <text:p>1.65841</text:p>
          </table:table-cell>
          <table:table-cell office:value-type="float" office:value="-0.1">
            <text:p>-0.1</text:p>
          </table:table-cell>
          <table:table-cell office:value-type="float" office:value="0.00878">
            <text:p>0.00878</text:p>
          </table:table-cell>
          <table:table-cell office:value-type="float" office:value="0.99613">
            <text:p>0.99613</text:p>
          </table:table-cell>
          <table:table-cell office:value-type="float" office:value="0.0875">
            <text:p>0.0875</text:p>
          </table:table-cell>
          <table:table-cell office:value-type="float" office:value="1.48319">
            <text:p>1.4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6841">
            <text:p>1.66841</text:p>
          </table:table-cell>
          <table:table-cell office:value-type="float" office:value="-0.1">
            <text:p>-0.1</text:p>
          </table:table-cell>
          <table:table-cell office:value-type="float" office:value="0.00978">
            <text:p>0.00978</text:p>
          </table:table-cell>
          <table:table-cell office:value-type="float" office:value="0.99519">
            <text:p>0.99519</text:p>
          </table:table-cell>
          <table:table-cell office:value-type="float" office:value="0.09745">
            <text:p>0.09745</text:p>
          </table:table-cell>
          <table:table-cell office:value-type="float" office:value="1.47319">
            <text:p>1.4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7841">
            <text:p>1.67841</text:p>
          </table:table-cell>
          <table:table-cell office:value-type="float" office:value="-0.1">
            <text:p>-0.1</text:p>
          </table:table-cell>
          <table:table-cell office:value-type="float" office:value="0.01078">
            <text:p>0.01078</text:p>
          </table:table-cell>
          <table:table-cell office:value-type="float" office:value="0.99416">
            <text:p>0.99416</text:p>
          </table:table-cell>
          <table:table-cell office:value-type="float" office:value="0.1074">
            <text:p>0.1074</text:p>
          </table:table-cell>
          <table:table-cell office:value-type="float" office:value="1.46319">
            <text:p>1.4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8841">
            <text:p>1.68841</text:p>
          </table:table-cell>
          <table:table-cell office:value-type="float" office:value="-0.1">
            <text:p>-0.1</text:p>
          </table:table-cell>
          <table:table-cell office:value-type="float" office:value="0.01177">
            <text:p>0.01177</text:p>
          </table:table-cell>
          <table:table-cell office:value-type="float" office:value="0.99302">
            <text:p>0.99302</text:p>
          </table:table-cell>
          <table:table-cell office:value-type="float" office:value="0.11733">
            <text:p>0.11733</text:p>
          </table:table-cell>
          <table:table-cell office:value-type="float" office:value="1.45319">
            <text:p>1.4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69841">
            <text:p>1.69841</text:p>
          </table:table-cell>
          <table:table-cell office:value-type="float" office:value="-0.1">
            <text:p>-0.1</text:p>
          </table:table-cell>
          <table:table-cell office:value-type="float" office:value="0.01277">
            <text:p>0.01277</text:p>
          </table:table-cell>
          <table:table-cell office:value-type="float" office:value="0.99179">
            <text:p>0.99179</text:p>
          </table:table-cell>
          <table:table-cell office:value-type="float" office:value="0.12725">
            <text:p>0.12725</text:p>
          </table:table-cell>
          <table:table-cell office:value-type="float" office:value="1.44319">
            <text:p>1.4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0841">
            <text:p>1.70841</text:p>
          </table:table-cell>
          <table:table-cell office:value-type="float" office:value="-0.1">
            <text:p>-0.1</text:p>
          </table:table-cell>
          <table:table-cell office:value-type="float" office:value="0.01376">
            <text:p>0.01376</text:p>
          </table:table-cell>
          <table:table-cell office:value-type="float" office:value="0.99045">
            <text:p>0.99045</text:p>
          </table:table-cell>
          <table:table-cell office:value-type="float" office:value="0.13716">
            <text:p>0.13716</text:p>
          </table:table-cell>
          <table:table-cell office:value-type="float" office:value="1.43319">
            <text:p>1.4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1841">
            <text:p>1.71841</text:p>
          </table:table-cell>
          <table:table-cell office:value-type="float" office:value="-0.1">
            <text:p>-0.1</text:p>
          </table:table-cell>
          <table:table-cell office:value-type="float" office:value="0.01476">
            <text:p>0.01476</text:p>
          </table:table-cell>
          <table:table-cell office:value-type="float" office:value="0.98902">
            <text:p>0.98902</text:p>
          </table:table-cell>
          <table:table-cell office:value-type="float" office:value="0.14706">
            <text:p>0.14706</text:p>
          </table:table-cell>
          <table:table-cell office:value-type="float" office:value="1.42319">
            <text:p>1.4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2841">
            <text:p>1.72841</text:p>
          </table:table-cell>
          <table:table-cell office:value-type="float" office:value="-0.1">
            <text:p>-0.1</text:p>
          </table:table-cell>
          <table:table-cell office:value-type="float" office:value="0.01575">
            <text:p>0.01575</text:p>
          </table:table-cell>
          <table:table-cell office:value-type="float" office:value="0.98748">
            <text:p>0.98748</text:p>
          </table:table-cell>
          <table:table-cell office:value-type="float" office:value="0.15694">
            <text:p>0.15694</text:p>
          </table:table-cell>
          <table:table-cell office:value-type="float" office:value="1.41319">
            <text:p>1.4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3841">
            <text:p>1.73841</text:p>
          </table:table-cell>
          <table:table-cell office:value-type="float" office:value="-0.1">
            <text:p>-0.1</text:p>
          </table:table-cell>
          <table:table-cell office:value-type="float" office:value="0.01674">
            <text:p>0.01674</text:p>
          </table:table-cell>
          <table:table-cell office:value-type="float" office:value="0.98585">
            <text:p>0.98585</text:p>
          </table:table-cell>
          <table:table-cell office:value-type="float" office:value="0.1668">
            <text:p>0.1668</text:p>
          </table:table-cell>
          <table:table-cell office:value-type="float" office:value="1.40319">
            <text:p>1.4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4841">
            <text:p>1.74841</text:p>
          </table:table-cell>
          <table:table-cell office:value-type="float" office:value="-0.1">
            <text:p>-0.1</text:p>
          </table:table-cell>
          <table:table-cell office:value-type="float" office:value="0.01772">
            <text:p>0.01772</text:p>
          </table:table-cell>
          <table:table-cell office:value-type="float" office:value="0.98411">
            <text:p>0.98411</text:p>
          </table:table-cell>
          <table:table-cell office:value-type="float" office:value="0.17665">
            <text:p>0.17665</text:p>
          </table:table-cell>
          <table:table-cell office:value-type="float" office:value="1.39319">
            <text:p>1.3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5841">
            <text:p>1.75841</text:p>
          </table:table-cell>
          <table:table-cell office:value-type="float" office:value="-0.1">
            <text:p>-0.1</text:p>
          </table:table-cell>
          <table:table-cell office:value-type="float" office:value="0.01871">
            <text:p>0.01871</text:p>
          </table:table-cell>
          <table:table-cell office:value-type="float" office:value="0.98228">
            <text:p>0.98228</text:p>
          </table:table-cell>
          <table:table-cell office:value-type="float" office:value="0.18648">
            <text:p>0.18648</text:p>
          </table:table-cell>
          <table:table-cell office:value-type="float" office:value="1.38319">
            <text:p>1.3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6841">
            <text:p>1.76841</text:p>
          </table:table-cell>
          <table:table-cell office:value-type="float" office:value="-0.1">
            <text:p>-0.1</text:p>
          </table:table-cell>
          <table:table-cell office:value-type="float" office:value="0.01969">
            <text:p>0.01969</text:p>
          </table:table-cell>
          <table:table-cell office:value-type="float" office:value="0.98035">
            <text:p>0.98035</text:p>
          </table:table-cell>
          <table:table-cell office:value-type="float" office:value="0.19629">
            <text:p>0.19629</text:p>
          </table:table-cell>
          <table:table-cell office:value-type="float" office:value="1.37319">
            <text:p>1.3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7841">
            <text:p>1.77841</text:p>
          </table:table-cell>
          <table:table-cell office:value-type="float" office:value="-0.1">
            <text:p>-0.1</text:p>
          </table:table-cell>
          <table:table-cell office:value-type="float" office:value="0.02068">
            <text:p>0.02068</text:p>
          </table:table-cell>
          <table:table-cell office:value-type="float" office:value="0.97832">
            <text:p>0.97832</text:p>
          </table:table-cell>
          <table:table-cell office:value-type="float" office:value="0.20608">
            <text:p>0.20608</text:p>
          </table:table-cell>
          <table:table-cell office:value-type="float" office:value="1.36319">
            <text:p>1.3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8841">
            <text:p>1.78841</text:p>
          </table:table-cell>
          <table:table-cell office:value-type="float" office:value="-0.1">
            <text:p>-0.1</text:p>
          </table:table-cell>
          <table:table-cell office:value-type="float" office:value="0.02166">
            <text:p>0.02166</text:p>
          </table:table-cell>
          <table:table-cell office:value-type="float" office:value="0.97619">
            <text:p>0.97619</text:p>
          </table:table-cell>
          <table:table-cell office:value-type="float" office:value="0.21585">
            <text:p>0.21585</text:p>
          </table:table-cell>
          <table:table-cell office:value-type="float" office:value="1.35319">
            <text:p>1.3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79841">
            <text:p>1.79841</text:p>
          </table:table-cell>
          <table:table-cell office:value-type="float" office:value="-0.1">
            <text:p>-0.1</text:p>
          </table:table-cell>
          <table:table-cell office:value-type="float" office:value="0.02263">
            <text:p>0.02263</text:p>
          </table:table-cell>
          <table:table-cell office:value-type="float" office:value="0.97396">
            <text:p>0.97396</text:p>
          </table:table-cell>
          <table:table-cell office:value-type="float" office:value="0.22559">
            <text:p>0.22559</text:p>
          </table:table-cell>
          <table:table-cell office:value-type="float" office:value="1.34319">
            <text:p>1.3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0841">
            <text:p>1.80841</text:p>
          </table:table-cell>
          <table:table-cell office:value-type="float" office:value="-0.1">
            <text:p>-0.1</text:p>
          </table:table-cell>
          <table:table-cell office:value-type="float" office:value="0.02361">
            <text:p>0.02361</text:p>
          </table:table-cell>
          <table:table-cell office:value-type="float" office:value="0.97163">
            <text:p>0.97163</text:p>
          </table:table-cell>
          <table:table-cell office:value-type="float" office:value="0.23532">
            <text:p>0.23532</text:p>
          </table:table-cell>
          <table:table-cell office:value-type="float" office:value="1.33319">
            <text:p>1.3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1841">
            <text:p>1.81841</text:p>
          </table:table-cell>
          <table:table-cell office:value-type="float" office:value="-0.1">
            <text:p>-0.1</text:p>
          </table:table-cell>
          <table:table-cell office:value-type="float" office:value="0.02458">
            <text:p>0.02458</text:p>
          </table:table-cell>
          <table:table-cell office:value-type="float" office:value="0.96921">
            <text:p>0.96921</text:p>
          </table:table-cell>
          <table:table-cell office:value-type="float" office:value="0.24501">
            <text:p>0.24501</text:p>
          </table:table-cell>
          <table:table-cell office:value-type="float" office:value="1.32319">
            <text:p>1.3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2841">
            <text:p>1.82841</text:p>
          </table:table-cell>
          <table:table-cell office:value-type="float" office:value="-0.1">
            <text:p>-0.1</text:p>
          </table:table-cell>
          <table:table-cell office:value-type="float" office:value="0.02555">
            <text:p>0.02555</text:p>
          </table:table-cell>
          <table:table-cell office:value-type="float" office:value="0.96669">
            <text:p>0.96669</text:p>
          </table:table-cell>
          <table:table-cell office:value-type="float" office:value="0.25469">
            <text:p>0.25469</text:p>
          </table:table-cell>
          <table:table-cell office:value-type="float" office:value="1.31319">
            <text:p>1.3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3841">
            <text:p>1.83841</text:p>
          </table:table-cell>
          <table:table-cell office:value-type="float" office:value="-0.1">
            <text:p>-0.1</text:p>
          </table:table-cell>
          <table:table-cell office:value-type="float" office:value="0.02652">
            <text:p>0.02652</text:p>
          </table:table-cell>
          <table:table-cell office:value-type="float" office:value="0.96407">
            <text:p>0.96407</text:p>
          </table:table-cell>
          <table:table-cell office:value-type="float" office:value="0.26434">
            <text:p>0.26434</text:p>
          </table:table-cell>
          <table:table-cell office:value-type="float" office:value="1.30319">
            <text:p>1.3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4841">
            <text:p>1.84841</text:p>
          </table:table-cell>
          <table:table-cell office:value-type="float" office:value="-0.1">
            <text:p>-0.1</text:p>
          </table:table-cell>
          <table:table-cell office:value-type="float" office:value="0.02749">
            <text:p>0.02749</text:p>
          </table:table-cell>
          <table:table-cell office:value-type="float" office:value="0.96135">
            <text:p>0.96135</text:p>
          </table:table-cell>
          <table:table-cell office:value-type="float" office:value="0.27396">
            <text:p>0.27396</text:p>
          </table:table-cell>
          <table:table-cell office:value-type="float" office:value="1.29319">
            <text:p>1.2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5841">
            <text:p>1.85841</text:p>
          </table:table-cell>
          <table:table-cell office:value-type="float" office:value="-0.1">
            <text:p>-0.1</text:p>
          </table:table-cell>
          <table:table-cell office:value-type="float" office:value="0.02845">
            <text:p>0.02845</text:p>
          </table:table-cell>
          <table:table-cell office:value-type="float" office:value="0.95854">
            <text:p>0.95854</text:p>
          </table:table-cell>
          <table:table-cell office:value-type="float" office:value="0.28355">
            <text:p>0.28355</text:p>
          </table:table-cell>
          <table:table-cell office:value-type="float" office:value="1.28319">
            <text:p>1.2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6841">
            <text:p>1.86841</text:p>
          </table:table-cell>
          <table:table-cell office:value-type="float" office:value="-0.1">
            <text:p>-0.1</text:p>
          </table:table-cell>
          <table:table-cell office:value-type="float" office:value="0.02941">
            <text:p>0.02941</text:p>
          </table:table-cell>
          <table:table-cell office:value-type="float" office:value="0.95563">
            <text:p>0.95563</text:p>
          </table:table-cell>
          <table:table-cell office:value-type="float" office:value="0.29311">
            <text:p>0.29311</text:p>
          </table:table-cell>
          <table:table-cell office:value-type="float" office:value="1.27319">
            <text:p>1.2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7841">
            <text:p>1.87841</text:p>
          </table:table-cell>
          <table:table-cell office:value-type="float" office:value="-0.1">
            <text:p>-0.1</text:p>
          </table:table-cell>
          <table:table-cell office:value-type="float" office:value="0.03037">
            <text:p>0.03037</text:p>
          </table:table-cell>
          <table:table-cell office:value-type="float" office:value="0.95262">
            <text:p>0.95262</text:p>
          </table:table-cell>
          <table:table-cell office:value-type="float" office:value="0.30264">
            <text:p>0.30264</text:p>
          </table:table-cell>
          <table:table-cell office:value-type="float" office:value="1.26319">
            <text:p>1.2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8841">
            <text:p>1.88841</text:p>
          </table:table-cell>
          <table:table-cell office:value-type="float" office:value="-0.1">
            <text:p>-0.1</text:p>
          </table:table-cell>
          <table:table-cell office:value-type="float" office:value="0.03132">
            <text:p>0.03132</text:p>
          </table:table-cell>
          <table:table-cell office:value-type="float" office:value="0.94952">
            <text:p>0.94952</text:p>
          </table:table-cell>
          <table:table-cell office:value-type="float" office:value="0.31214">
            <text:p>0.31214</text:p>
          </table:table-cell>
          <table:table-cell office:value-type="float" office:value="1.25319">
            <text:p>1.2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89841">
            <text:p>1.89841</text:p>
          </table:table-cell>
          <table:table-cell office:value-type="float" office:value="-0.1">
            <text:p>-0.1</text:p>
          </table:table-cell>
          <table:table-cell office:value-type="float" office:value="0.03227">
            <text:p>0.03227</text:p>
          </table:table-cell>
          <table:table-cell office:value-type="float" office:value="0.94632">
            <text:p>0.94632</text:p>
          </table:table-cell>
          <table:table-cell office:value-type="float" office:value="0.32161">
            <text:p>0.32161</text:p>
          </table:table-cell>
          <table:table-cell office:value-type="float" office:value="1.24319">
            <text:p>1.2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0841">
            <text:p>1.90841</text:p>
          </table:table-cell>
          <table:table-cell office:value-type="float" office:value="-0.1">
            <text:p>-0.1</text:p>
          </table:table-cell>
          <table:table-cell office:value-type="float" office:value="0.03322">
            <text:p>0.03322</text:p>
          </table:table-cell>
          <table:table-cell office:value-type="float" office:value="0.94303">
            <text:p>0.94303</text:p>
          </table:table-cell>
          <table:table-cell office:value-type="float" office:value="0.33105">
            <text:p>0.33105</text:p>
          </table:table-cell>
          <table:table-cell office:value-type="float" office:value="1.23319">
            <text:p>1.2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1841">
            <text:p>1.91841</text:p>
          </table:table-cell>
          <table:table-cell office:value-type="float" office:value="-0.1">
            <text:p>-0.1</text:p>
          </table:table-cell>
          <table:table-cell office:value-type="float" office:value="0.03416">
            <text:p>0.03416</text:p>
          </table:table-cell>
          <table:table-cell office:value-type="float" office:value="0.93964">
            <text:p>0.93964</text:p>
          </table:table-cell>
          <table:table-cell office:value-type="float" office:value="0.34045">
            <text:p>0.34045</text:p>
          </table:table-cell>
          <table:table-cell office:value-type="float" office:value="1.22319">
            <text:p>1.2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2841">
            <text:p>1.92841</text:p>
          </table:table-cell>
          <table:table-cell office:value-type="float" office:value="-0.1">
            <text:p>-0.1</text:p>
          </table:table-cell>
          <table:table-cell office:value-type="float" office:value="0.0351">
            <text:p>0.0351</text:p>
          </table:table-cell>
          <table:table-cell office:value-type="float" office:value="0.93616">
            <text:p>0.93616</text:p>
          </table:table-cell>
          <table:table-cell office:value-type="float" office:value="0.34982">
            <text:p>0.34982</text:p>
          </table:table-cell>
          <table:table-cell office:value-type="float" office:value="1.21319">
            <text:p>1.2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3841">
            <text:p>1.93841</text:p>
          </table:table-cell>
          <table:table-cell office:value-type="float" office:value="-0.1">
            <text:p>-0.1</text:p>
          </table:table-cell>
          <table:table-cell office:value-type="float" office:value="0.03604">
            <text:p>0.03604</text:p>
          </table:table-cell>
          <table:table-cell office:value-type="float" office:value="0.93258">
            <text:p>0.93258</text:p>
          </table:table-cell>
          <table:table-cell office:value-type="float" office:value="0.35915">
            <text:p>0.35915</text:p>
          </table:table-cell>
          <table:table-cell office:value-type="float" office:value="1.20319">
            <text:p>1.2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4841">
            <text:p>1.94841</text:p>
          </table:table-cell>
          <table:table-cell office:value-type="float" office:value="-0.1">
            <text:p>-0.1</text:p>
          </table:table-cell>
          <table:table-cell office:value-type="float" office:value="0.03697">
            <text:p>0.03697</text:p>
          </table:table-cell>
          <table:table-cell office:value-type="float" office:value="0.92891">
            <text:p>0.92891</text:p>
          </table:table-cell>
          <table:table-cell office:value-type="float" office:value="0.36845">
            <text:p>0.36845</text:p>
          </table:table-cell>
          <table:table-cell office:value-type="float" office:value="1.19319">
            <text:p>1.1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5841">
            <text:p>1.95841</text:p>
          </table:table-cell>
          <table:table-cell office:value-type="float" office:value="-0.1">
            <text:p>-0.1</text:p>
          </table:table-cell>
          <table:table-cell office:value-type="float" office:value="0.0379">
            <text:p>0.0379</text:p>
          </table:table-cell>
          <table:table-cell office:value-type="float" office:value="0.92515">
            <text:p>0.92515</text:p>
          </table:table-cell>
          <table:table-cell office:value-type="float" office:value="0.37771">
            <text:p>0.37771</text:p>
          </table:table-cell>
          <table:table-cell office:value-type="float" office:value="1.18319">
            <text:p>1.1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6841">
            <text:p>1.96841</text:p>
          </table:table-cell>
          <table:table-cell office:value-type="float" office:value="-0.1">
            <text:p>-0.1</text:p>
          </table:table-cell>
          <table:table-cell office:value-type="float" office:value="0.03882">
            <text:p>0.03882</text:p>
          </table:table-cell>
          <table:table-cell office:value-type="float" office:value="0.92129">
            <text:p>0.92129</text:p>
          </table:table-cell>
          <table:table-cell office:value-type="float" office:value="0.38692">
            <text:p>0.38692</text:p>
          </table:table-cell>
          <table:table-cell office:value-type="float" office:value="1.17319">
            <text:p>1.1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7841">
            <text:p>1.97841</text:p>
          </table:table-cell>
          <table:table-cell office:value-type="float" office:value="-0.1">
            <text:p>-0.1</text:p>
          </table:table-cell>
          <table:table-cell office:value-type="float" office:value="0.03974">
            <text:p>0.03974</text:p>
          </table:table-cell>
          <table:table-cell office:value-type="float" office:value="0.91735">
            <text:p>0.91735</text:p>
          </table:table-cell>
          <table:table-cell office:value-type="float" office:value="0.3961">
            <text:p>0.3961</text:p>
          </table:table-cell>
          <table:table-cell office:value-type="float" office:value="1.16319">
            <text:p>1.1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8841">
            <text:p>1.98841</text:p>
          </table:table-cell>
          <table:table-cell office:value-type="float" office:value="-0.1">
            <text:p>-0.1</text:p>
          </table:table-cell>
          <table:table-cell office:value-type="float" office:value="0.04066">
            <text:p>0.04066</text:p>
          </table:table-cell>
          <table:table-cell office:value-type="float" office:value="0.9133">
            <text:p>0.9133</text:p>
          </table:table-cell>
          <table:table-cell office:value-type="float" office:value="0.40524">
            <text:p>0.40524</text:p>
          </table:table-cell>
          <table:table-cell office:value-type="float" office:value="1.15319">
            <text:p>1.1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.99841">
            <text:p>1.99841</text:p>
          </table:table-cell>
          <table:table-cell office:value-type="float" office:value="-0.1">
            <text:p>-0.1</text:p>
          </table:table-cell>
          <table:table-cell office:value-type="float" office:value="0.04157">
            <text:p>0.04157</text:p>
          </table:table-cell>
          <table:table-cell office:value-type="float" office:value="0.90917">
            <text:p>0.90917</text:p>
          </table:table-cell>
          <table:table-cell office:value-type="float" office:value="0.41434">
            <text:p>0.41434</text:p>
          </table:table-cell>
          <table:table-cell office:value-type="float" office:value="1.14319">
            <text:p>1.1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0841">
            <text:p>2.00841</text:p>
          </table:table-cell>
          <table:table-cell office:value-type="float" office:value="-0.1">
            <text:p>-0.1</text:p>
          </table:table-cell>
          <table:table-cell office:value-type="float" office:value="0.04248">
            <text:p>0.04248</text:p>
          </table:table-cell>
          <table:table-cell office:value-type="float" office:value="0.90495">
            <text:p>0.90495</text:p>
          </table:table-cell>
          <table:table-cell office:value-type="float" office:value="0.42339">
            <text:p>0.42339</text:p>
          </table:table-cell>
          <table:table-cell office:value-type="float" office:value="1.13319">
            <text:p>1.1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1841">
            <text:p>2.01841</text:p>
          </table:table-cell>
          <table:table-cell office:value-type="float" office:value="-0.1">
            <text:p>-0.1</text:p>
          </table:table-cell>
          <table:table-cell office:value-type="float" office:value="0.04339">
            <text:p>0.04339</text:p>
          </table:table-cell>
          <table:table-cell office:value-type="float" office:value="0.90063">
            <text:p>0.90063</text:p>
          </table:table-cell>
          <table:table-cell office:value-type="float" office:value="0.43241">
            <text:p>0.43241</text:p>
          </table:table-cell>
          <table:table-cell office:value-type="float" office:value="1.12319">
            <text:p>1.1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2841">
            <text:p>2.02841</text:p>
          </table:table-cell>
          <table:table-cell office:value-type="float" office:value="-0.1">
            <text:p>-0.1</text:p>
          </table:table-cell>
          <table:table-cell office:value-type="float" office:value="0.04428">
            <text:p>0.04428</text:p>
          </table:table-cell>
          <table:table-cell office:value-type="float" office:value="0.89623">
            <text:p>0.89623</text:p>
          </table:table-cell>
          <table:table-cell office:value-type="float" office:value="0.44137">
            <text:p>0.44137</text:p>
          </table:table-cell>
          <table:table-cell office:value-type="float" office:value="1.11319">
            <text:p>1.1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3841">
            <text:p>2.03841</text:p>
          </table:table-cell>
          <table:table-cell office:value-type="float" office:value="-0.1">
            <text:p>-0.1</text:p>
          </table:table-cell>
          <table:table-cell office:value-type="float" office:value="0.04518">
            <text:p>0.04518</text:p>
          </table:table-cell>
          <table:table-cell office:value-type="float" office:value="0.89174">
            <text:p>0.89174</text:p>
          </table:table-cell>
          <table:table-cell office:value-type="float" office:value="0.45029">
            <text:p>0.45029</text:p>
          </table:table-cell>
          <table:table-cell office:value-type="float" office:value="1.10319">
            <text:p>1.1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4841">
            <text:p>2.04841</text:p>
          </table:table-cell>
          <table:table-cell office:value-type="float" office:value="-0.1">
            <text:p>-0.1</text:p>
          </table:table-cell>
          <table:table-cell office:value-type="float" office:value="0.04607">
            <text:p>0.04607</text:p>
          </table:table-cell>
          <table:table-cell office:value-type="float" office:value="0.88715">
            <text:p>0.88715</text:p>
          </table:table-cell>
          <table:table-cell office:value-type="float" office:value="0.45917">
            <text:p>0.45917</text:p>
          </table:table-cell>
          <table:table-cell office:value-type="float" office:value="1.09319">
            <text:p>1.0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5841">
            <text:p>2.05841</text:p>
          </table:table-cell>
          <table:table-cell office:value-type="float" office:value="-0.1">
            <text:p>-0.1</text:p>
          </table:table-cell>
          <table:table-cell office:value-type="float" office:value="0.04696">
            <text:p>0.04696</text:p>
          </table:table-cell>
          <table:table-cell office:value-type="float" office:value="0.88248">
            <text:p>0.88248</text:p>
          </table:table-cell>
          <table:table-cell office:value-type="float" office:value="0.468">
            <text:p>0.468</text:p>
          </table:table-cell>
          <table:table-cell office:value-type="float" office:value="1.08319">
            <text:p>1.0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6841">
            <text:p>2.06841</text:p>
          </table:table-cell>
          <table:table-cell office:value-type="float" office:value="-0.1">
            <text:p>-0.1</text:p>
          </table:table-cell>
          <table:table-cell office:value-type="float" office:value="0.04784">
            <text:p>0.04784</text:p>
          </table:table-cell>
          <table:table-cell office:value-type="float" office:value="0.87772">
            <text:p>0.87772</text:p>
          </table:table-cell>
          <table:table-cell office:value-type="float" office:value="0.47678">
            <text:p>0.47678</text:p>
          </table:table-cell>
          <table:table-cell office:value-type="float" office:value="1.07319">
            <text:p>1.0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7841">
            <text:p>2.07841</text:p>
          </table:table-cell>
          <table:table-cell office:value-type="float" office:value="-0.1">
            <text:p>-0.1</text:p>
          </table:table-cell>
          <table:table-cell office:value-type="float" office:value="0.04871">
            <text:p>0.04871</text:p>
          </table:table-cell>
          <table:table-cell office:value-type="float" office:value="0.87287">
            <text:p>0.87287</text:p>
          </table:table-cell>
          <table:table-cell office:value-type="float" office:value="0.48551">
            <text:p>0.48551</text:p>
          </table:table-cell>
          <table:table-cell office:value-type="float" office:value="1.06319">
            <text:p>1.0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8841">
            <text:p>2.08841</text:p>
          </table:table-cell>
          <table:table-cell office:value-type="float" office:value="-0.1">
            <text:p>-0.1</text:p>
          </table:table-cell>
          <table:table-cell office:value-type="float" office:value="0.04959">
            <text:p>0.04959</text:p>
          </table:table-cell>
          <table:table-cell office:value-type="float" office:value="0.86793">
            <text:p>0.86793</text:p>
          </table:table-cell>
          <table:table-cell office:value-type="float" office:value="0.4942">
            <text:p>0.4942</text:p>
          </table:table-cell>
          <table:table-cell office:value-type="float" office:value="1.05319">
            <text:p>1.0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09841">
            <text:p>2.09841</text:p>
          </table:table-cell>
          <table:table-cell office:value-type="float" office:value="-0.1">
            <text:p>-0.1</text:p>
          </table:table-cell>
          <table:table-cell office:value-type="float" office:value="0.05045">
            <text:p>0.05045</text:p>
          </table:table-cell>
          <table:table-cell office:value-type="float" office:value="0.86291">
            <text:p>0.86291</text:p>
          </table:table-cell>
          <table:table-cell office:value-type="float" office:value="0.50283">
            <text:p>0.50283</text:p>
          </table:table-cell>
          <table:table-cell office:value-type="float" office:value="1.04319">
            <text:p>1.0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0841">
            <text:p>2.10841</text:p>
          </table:table-cell>
          <table:table-cell office:value-type="float" office:value="-0.1">
            <text:p>-0.1</text:p>
          </table:table-cell>
          <table:table-cell office:value-type="float" office:value="0.05131">
            <text:p>0.05131</text:p>
          </table:table-cell>
          <table:table-cell office:value-type="float" office:value="0.8578">
            <text:p>0.8578</text:p>
          </table:table-cell>
          <table:table-cell office:value-type="float" office:value="0.51141">
            <text:p>0.51141</text:p>
          </table:table-cell>
          <table:table-cell office:value-type="float" office:value="1.03319">
            <text:p>1.0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1841">
            <text:p>2.11841</text:p>
          </table:table-cell>
          <table:table-cell office:value-type="float" office:value="-0.1">
            <text:p>-0.1</text:p>
          </table:table-cell>
          <table:table-cell office:value-type="float" office:value="0.05217">
            <text:p>0.05217</text:p>
          </table:table-cell>
          <table:table-cell office:value-type="float" office:value="0.85261">
            <text:p>0.85261</text:p>
          </table:table-cell>
          <table:table-cell office:value-type="float" office:value="0.51994">
            <text:p>0.51994</text:p>
          </table:table-cell>
          <table:table-cell office:value-type="float" office:value="1.02319">
            <text:p>1.0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2841">
            <text:p>2.12841</text:p>
          </table:table-cell>
          <table:table-cell office:value-type="float" office:value="-0.1">
            <text:p>-0.1</text:p>
          </table:table-cell>
          <table:table-cell office:value-type="float" office:value="0.05302">
            <text:p>0.05302</text:p>
          </table:table-cell>
          <table:table-cell office:value-type="float" office:value="0.84733">
            <text:p>0.84733</text:p>
          </table:table-cell>
          <table:table-cell office:value-type="float" office:value="0.52842">
            <text:p>0.52842</text:p>
          </table:table-cell>
          <table:table-cell office:value-type="float" office:value="1.01319">
            <text:p>1.0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3841">
            <text:p>2.13841</text:p>
          </table:table-cell>
          <table:table-cell office:value-type="float" office:value="-0.1">
            <text:p>-0.1</text:p>
          </table:table-cell>
          <table:table-cell office:value-type="float" office:value="0.05386">
            <text:p>0.05386</text:p>
          </table:table-cell>
          <table:table-cell office:value-type="float" office:value="0.84196">
            <text:p>0.84196</text:p>
          </table:table-cell>
          <table:table-cell office:value-type="float" office:value="0.53684">
            <text:p>0.53684</text:p>
          </table:table-cell>
          <table:table-cell office:value-type="float" office:value="1.00319">
            <text:p>1.0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4841">
            <text:p>2.14841</text:p>
          </table:table-cell>
          <table:table-cell office:value-type="float" office:value="-0.1">
            <text:p>-0.1</text:p>
          </table:table-cell>
          <table:table-cell office:value-type="float" office:value="0.0547">
            <text:p>0.0547</text:p>
          </table:table-cell>
          <table:table-cell office:value-type="float" office:value="0.83652">
            <text:p>0.83652</text:p>
          </table:table-cell>
          <table:table-cell office:value-type="float" office:value="0.54521">
            <text:p>0.54521</text:p>
          </table:table-cell>
          <table:table-cell office:value-type="float" office:value="0.99319">
            <text:p>0.9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5841">
            <text:p>2.15841</text:p>
          </table:table-cell>
          <table:table-cell office:value-type="float" office:value="-0.1">
            <text:p>-0.1</text:p>
          </table:table-cell>
          <table:table-cell office:value-type="float" office:value="0.05554">
            <text:p>0.05554</text:p>
          </table:table-cell>
          <table:table-cell office:value-type="float" office:value="0.83098">
            <text:p>0.83098</text:p>
          </table:table-cell>
          <table:table-cell office:value-type="float" office:value="0.55352">
            <text:p>0.55352</text:p>
          </table:table-cell>
          <table:table-cell office:value-type="float" office:value="0.98319">
            <text:p>0.9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6841">
            <text:p>2.16841</text:p>
          </table:table-cell>
          <table:table-cell office:value-type="float" office:value="-0.1">
            <text:p>-0.1</text:p>
          </table:table-cell>
          <table:table-cell office:value-type="float" office:value="0.05637">
            <text:p>0.05637</text:p>
          </table:table-cell>
          <table:table-cell office:value-type="float" office:value="0.82537">
            <text:p>0.82537</text:p>
          </table:table-cell>
          <table:table-cell office:value-type="float" office:value="0.56177">
            <text:p>0.56177</text:p>
          </table:table-cell>
          <table:table-cell office:value-type="float" office:value="0.97319">
            <text:p>0.9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7841">
            <text:p>2.17841</text:p>
          </table:table-cell>
          <table:table-cell office:value-type="float" office:value="-0.1">
            <text:p>-0.1</text:p>
          </table:table-cell>
          <table:table-cell office:value-type="float" office:value="0.05719">
            <text:p>0.05719</text:p>
          </table:table-cell>
          <table:table-cell office:value-type="float" office:value="0.81967">
            <text:p>0.81967</text:p>
          </table:table-cell>
          <table:table-cell office:value-type="float" office:value="0.56997">
            <text:p>0.56997</text:p>
          </table:table-cell>
          <table:table-cell office:value-type="float" office:value="0.96319">
            <text:p>0.9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8841">
            <text:p>2.18841</text:p>
          </table:table-cell>
          <table:table-cell office:value-type="float" office:value="-0.1">
            <text:p>-0.1</text:p>
          </table:table-cell>
          <table:table-cell office:value-type="float" office:value="0.058">
            <text:p>0.058</text:p>
          </table:table-cell>
          <table:table-cell office:value-type="float" office:value="0.81389">
            <text:p>0.81389</text:p>
          </table:table-cell>
          <table:table-cell office:value-type="float" office:value="0.57811">
            <text:p>0.57811</text:p>
          </table:table-cell>
          <table:table-cell office:value-type="float" office:value="0.95319">
            <text:p>0.9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19841">
            <text:p>2.19841</text:p>
          </table:table-cell>
          <table:table-cell office:value-type="float" office:value="-0.1">
            <text:p>-0.1</text:p>
          </table:table-cell>
          <table:table-cell office:value-type="float" office:value="0.05882">
            <text:p>0.05882</text:p>
          </table:table-cell>
          <table:table-cell office:value-type="float" office:value="0.80803">
            <text:p>0.80803</text:p>
          </table:table-cell>
          <table:table-cell office:value-type="float" office:value="0.5862">
            <text:p>0.5862</text:p>
          </table:table-cell>
          <table:table-cell office:value-type="float" office:value="0.94319">
            <text:p>0.9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0841">
            <text:p>2.20841</text:p>
          </table:table-cell>
          <table:table-cell office:value-type="float" office:value="-0.1">
            <text:p>-0.1</text:p>
          </table:table-cell>
          <table:table-cell office:value-type="float" office:value="0.05962">
            <text:p>0.05962</text:p>
          </table:table-cell>
          <table:table-cell office:value-type="float" office:value="0.80209">
            <text:p>0.80209</text:p>
          </table:table-cell>
          <table:table-cell office:value-type="float" office:value="0.59422">
            <text:p>0.59422</text:p>
          </table:table-cell>
          <table:table-cell office:value-type="float" office:value="0.93319">
            <text:p>0.9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1841">
            <text:p>2.21841</text:p>
          </table:table-cell>
          <table:table-cell office:value-type="float" office:value="-0.1">
            <text:p>-0.1</text:p>
          </table:table-cell>
          <table:table-cell office:value-type="float" office:value="0.06042">
            <text:p>0.06042</text:p>
          </table:table-cell>
          <table:table-cell office:value-type="float" office:value="0.79607">
            <text:p>0.79607</text:p>
          </table:table-cell>
          <table:table-cell office:value-type="float" office:value="0.60218">
            <text:p>0.60218</text:p>
          </table:table-cell>
          <table:table-cell office:value-type="float" office:value="0.92319">
            <text:p>0.9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2841">
            <text:p>2.22841</text:p>
          </table:table-cell>
          <table:table-cell office:value-type="float" office:value="-0.1">
            <text:p>-0.1</text:p>
          </table:table-cell>
          <table:table-cell office:value-type="float" office:value="0.06121">
            <text:p>0.06121</text:p>
          </table:table-cell>
          <table:table-cell office:value-type="float" office:value="0.78997">
            <text:p>0.78997</text:p>
          </table:table-cell>
          <table:table-cell office:value-type="float" office:value="0.61008">
            <text:p>0.61008</text:p>
          </table:table-cell>
          <table:table-cell office:value-type="float" office:value="0.91319">
            <text:p>0.9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3841">
            <text:p>2.23841</text:p>
          </table:table-cell>
          <table:table-cell office:value-type="float" office:value="-0.1">
            <text:p>-0.1</text:p>
          </table:table-cell>
          <table:table-cell office:value-type="float" office:value="0.062">
            <text:p>0.062</text:p>
          </table:table-cell>
          <table:table-cell office:value-type="float" office:value="0.78379">
            <text:p>0.78379</text:p>
          </table:table-cell>
          <table:table-cell office:value-type="float" office:value="0.61792">
            <text:p>0.61792</text:p>
          </table:table-cell>
          <table:table-cell office:value-type="float" office:value="0.90319">
            <text:p>0.9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4841">
            <text:p>2.24841</text:p>
          </table:table-cell>
          <table:table-cell office:value-type="float" office:value="-0.1">
            <text:p>-0.1</text:p>
          </table:table-cell>
          <table:table-cell office:value-type="float" office:value="0.06278">
            <text:p>0.06278</text:p>
          </table:table-cell>
          <table:table-cell office:value-type="float" office:value="0.77754">
            <text:p>0.77754</text:p>
          </table:table-cell>
          <table:table-cell office:value-type="float" office:value="0.6257">
            <text:p>0.6257</text:p>
          </table:table-cell>
          <table:table-cell office:value-type="float" office:value="0.89319">
            <text:p>0.8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5841">
            <text:p>2.25841</text:p>
          </table:table-cell>
          <table:table-cell office:value-type="float" office:value="-0.1">
            <text:p>-0.1</text:p>
          </table:table-cell>
          <table:table-cell office:value-type="float" office:value="0.06355">
            <text:p>0.06355</text:p>
          </table:table-cell>
          <table:table-cell office:value-type="float" office:value="0.7712">
            <text:p>0.7712</text:p>
          </table:table-cell>
          <table:table-cell office:value-type="float" office:value="0.63341">
            <text:p>0.63341</text:p>
          </table:table-cell>
          <table:table-cell office:value-type="float" office:value="0.88319">
            <text:p>0.8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6841">
            <text:p>2.26841</text:p>
          </table:table-cell>
          <table:table-cell office:value-type="float" office:value="-0.1">
            <text:p>-0.1</text:p>
          </table:table-cell>
          <table:table-cell office:value-type="float" office:value="0.06432">
            <text:p>0.06432</text:p>
          </table:table-cell>
          <table:table-cell office:value-type="float" office:value="0.76479">
            <text:p>0.76479</text:p>
          </table:table-cell>
          <table:table-cell office:value-type="float" office:value="0.64106">
            <text:p>0.64106</text:p>
          </table:table-cell>
          <table:table-cell office:value-type="float" office:value="0.87319">
            <text:p>0.8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7841">
            <text:p>2.27841</text:p>
          </table:table-cell>
          <table:table-cell office:value-type="float" office:value="-0.1">
            <text:p>-0.1</text:p>
          </table:table-cell>
          <table:table-cell office:value-type="float" office:value="0.06508">
            <text:p>0.06508</text:p>
          </table:table-cell>
          <table:table-cell office:value-type="float" office:value="0.75831">
            <text:p>0.75831</text:p>
          </table:table-cell>
          <table:table-cell office:value-type="float" office:value="0.64864">
            <text:p>0.64864</text:p>
          </table:table-cell>
          <table:table-cell office:value-type="float" office:value="0.86319">
            <text:p>0.8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8841">
            <text:p>2.28841</text:p>
          </table:table-cell>
          <table:table-cell office:value-type="float" office:value="-0.1">
            <text:p>-0.1</text:p>
          </table:table-cell>
          <table:table-cell office:value-type="float" office:value="0.06584">
            <text:p>0.06584</text:p>
          </table:table-cell>
          <table:table-cell office:value-type="float" office:value="0.75174">
            <text:p>0.75174</text:p>
          </table:table-cell>
          <table:table-cell office:value-type="float" office:value="0.65616">
            <text:p>0.65616</text:p>
          </table:table-cell>
          <table:table-cell office:value-type="float" office:value="0.85319">
            <text:p>0.8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29841">
            <text:p>2.29841</text:p>
          </table:table-cell>
          <table:table-cell office:value-type="float" office:value="-0.1">
            <text:p>-0.1</text:p>
          </table:table-cell>
          <table:table-cell office:value-type="float" office:value="0.06658">
            <text:p>0.06658</text:p>
          </table:table-cell>
          <table:table-cell office:value-type="float" office:value="0.74511">
            <text:p>0.74511</text:p>
          </table:table-cell>
          <table:table-cell office:value-type="float" office:value="0.66361">
            <text:p>0.66361</text:p>
          </table:table-cell>
          <table:table-cell office:value-type="float" office:value="0.84319">
            <text:p>0.8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0841">
            <text:p>2.30841</text:p>
          </table:table-cell>
          <table:table-cell office:value-type="float" office:value="-0.1">
            <text:p>-0.1</text:p>
          </table:table-cell>
          <table:table-cell office:value-type="float" office:value="0.06732">
            <text:p>0.06732</text:p>
          </table:table-cell>
          <table:table-cell office:value-type="float" office:value="0.7384">
            <text:p>0.7384</text:p>
          </table:table-cell>
          <table:table-cell office:value-type="float" office:value="0.671">
            <text:p>0.671</text:p>
          </table:table-cell>
          <table:table-cell office:value-type="float" office:value="0.83319">
            <text:p>0.8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1841">
            <text:p>2.31841</text:p>
          </table:table-cell>
          <table:table-cell office:value-type="float" office:value="-0.1">
            <text:p>-0.1</text:p>
          </table:table-cell>
          <table:table-cell office:value-type="float" office:value="0.06806">
            <text:p>0.06806</text:p>
          </table:table-cell>
          <table:table-cell office:value-type="float" office:value="0.73161">
            <text:p>0.73161</text:p>
          </table:table-cell>
          <table:table-cell office:value-type="float" office:value="0.67831">
            <text:p>0.67831</text:p>
          </table:table-cell>
          <table:table-cell office:value-type="float" office:value="0.82319">
            <text:p>0.8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2841">
            <text:p>2.32841</text:p>
          </table:table-cell>
          <table:table-cell office:value-type="float" office:value="-0.1">
            <text:p>-0.1</text:p>
          </table:table-cell>
          <table:table-cell office:value-type="float" office:value="0.06879">
            <text:p>0.06879</text:p>
          </table:table-cell>
          <table:table-cell office:value-type="float" office:value="0.72476">
            <text:p>0.72476</text:p>
          </table:table-cell>
          <table:table-cell office:value-type="float" office:value="0.68556">
            <text:p>0.68556</text:p>
          </table:table-cell>
          <table:table-cell office:value-type="float" office:value="0.81319">
            <text:p>0.8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3841">
            <text:p>2.33841</text:p>
          </table:table-cell>
          <table:table-cell office:value-type="float" office:value="-0.1">
            <text:p>-0.1</text:p>
          </table:table-cell>
          <table:table-cell office:value-type="float" office:value="0.06951">
            <text:p>0.06951</text:p>
          </table:table-cell>
          <table:table-cell office:value-type="float" office:value="0.71783">
            <text:p>0.71783</text:p>
          </table:table-cell>
          <table:table-cell office:value-type="float" office:value="0.69274">
            <text:p>0.69274</text:p>
          </table:table-cell>
          <table:table-cell office:value-type="float" office:value="0.80319">
            <text:p>0.8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4841">
            <text:p>2.34841</text:p>
          </table:table-cell>
          <table:table-cell office:value-type="float" office:value="-0.1">
            <text:p>-0.1</text:p>
          </table:table-cell>
          <table:table-cell office:value-type="float" office:value="0.07022">
            <text:p>0.07022</text:p>
          </table:table-cell>
          <table:table-cell office:value-type="float" office:value="0.71083">
            <text:p>0.71083</text:p>
          </table:table-cell>
          <table:table-cell office:value-type="float" office:value="0.69985">
            <text:p>0.69985</text:p>
          </table:table-cell>
          <table:table-cell office:value-type="float" office:value="0.79319">
            <text:p>0.7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5841">
            <text:p>2.35841</text:p>
          </table:table-cell>
          <table:table-cell office:value-type="float" office:value="-0.1">
            <text:p>-0.1</text:p>
          </table:table-cell>
          <table:table-cell office:value-type="float" office:value="0.07093">
            <text:p>0.07093</text:p>
          </table:table-cell>
          <table:table-cell office:value-type="float" office:value="0.70376">
            <text:p>0.70376</text:p>
          </table:table-cell>
          <table:table-cell office:value-type="float" office:value="0.70689">
            <text:p>0.70689</text:p>
          </table:table-cell>
          <table:table-cell office:value-type="float" office:value="0.78319">
            <text:p>0.7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6841">
            <text:p>2.36841</text:p>
          </table:table-cell>
          <table:table-cell office:value-type="float" office:value="-0.1">
            <text:p>-0.1</text:p>
          </table:table-cell>
          <table:table-cell office:value-type="float" office:value="0.07162">
            <text:p>0.07162</text:p>
          </table:table-cell>
          <table:table-cell office:value-type="float" office:value="0.69662">
            <text:p>0.69662</text:p>
          </table:table-cell>
          <table:table-cell office:value-type="float" office:value="0.71385">
            <text:p>0.71385</text:p>
          </table:table-cell>
          <table:table-cell office:value-type="float" office:value="0.77319">
            <text:p>0.7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7841">
            <text:p>2.37841</text:p>
          </table:table-cell>
          <table:table-cell office:value-type="float" office:value="-0.1">
            <text:p>-0.1</text:p>
          </table:table-cell>
          <table:table-cell office:value-type="float" office:value="0.07232">
            <text:p>0.07232</text:p>
          </table:table-cell>
          <table:table-cell office:value-type="float" office:value="0.68942">
            <text:p>0.68942</text:p>
          </table:table-cell>
          <table:table-cell office:value-type="float" office:value="0.72075">
            <text:p>0.72075</text:p>
          </table:table-cell>
          <table:table-cell office:value-type="float" office:value="0.76319">
            <text:p>0.7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8841">
            <text:p>2.38841</text:p>
          </table:table-cell>
          <table:table-cell office:value-type="float" office:value="-0.1">
            <text:p>-0.1</text:p>
          </table:table-cell>
          <table:table-cell office:value-type="float" office:value="0.073">
            <text:p>0.073</text:p>
          </table:table-cell>
          <table:table-cell office:value-type="float" office:value="0.68214">
            <text:p>0.68214</text:p>
          </table:table-cell>
          <table:table-cell office:value-type="float" office:value="0.72757">
            <text:p>0.72757</text:p>
          </table:table-cell>
          <table:table-cell office:value-type="float" office:value="0.75319">
            <text:p>0.7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39841">
            <text:p>2.39841</text:p>
          </table:table-cell>
          <table:table-cell office:value-type="float" office:value="-0.1">
            <text:p>-0.1</text:p>
          </table:table-cell>
          <table:table-cell office:value-type="float" office:value="0.07368">
            <text:p>0.07368</text:p>
          </table:table-cell>
          <table:table-cell office:value-type="float" office:value="0.6748">
            <text:p>0.6748</text:p>
          </table:table-cell>
          <table:table-cell office:value-type="float" office:value="0.73432">
            <text:p>0.73432</text:p>
          </table:table-cell>
          <table:table-cell office:value-type="float" office:value="0.74319">
            <text:p>0.7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0841">
            <text:p>2.40841</text:p>
          </table:table-cell>
          <table:table-cell office:value-type="float" office:value="-0.1">
            <text:p>-0.1</text:p>
          </table:table-cell>
          <table:table-cell office:value-type="float" office:value="0.07435">
            <text:p>0.07435</text:p>
          </table:table-cell>
          <table:table-cell office:value-type="float" office:value="0.66739">
            <text:p>0.66739</text:p>
          </table:table-cell>
          <table:table-cell office:value-type="float" office:value="0.74099">
            <text:p>0.74099</text:p>
          </table:table-cell>
          <table:table-cell office:value-type="float" office:value="0.73319">
            <text:p>0.7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1841">
            <text:p>2.41841</text:p>
          </table:table-cell>
          <table:table-cell office:value-type="float" office:value="-0.1">
            <text:p>-0.1</text:p>
          </table:table-cell>
          <table:table-cell office:value-type="float" office:value="0.07501">
            <text:p>0.07501</text:p>
          </table:table-cell>
          <table:table-cell office:value-type="float" office:value="0.65991">
            <text:p>0.65991</text:p>
          </table:table-cell>
          <table:table-cell office:value-type="float" office:value="0.74759">
            <text:p>0.74759</text:p>
          </table:table-cell>
          <table:table-cell office:value-type="float" office:value="0.72319">
            <text:p>0.7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2841">
            <text:p>2.42841</text:p>
          </table:table-cell>
          <table:table-cell office:value-type="float" office:value="-0.1">
            <text:p>-0.1</text:p>
          </table:table-cell>
          <table:table-cell office:value-type="float" office:value="0.07566">
            <text:p>0.07566</text:p>
          </table:table-cell>
          <table:table-cell office:value-type="float" office:value="0.65237">
            <text:p>0.65237</text:p>
          </table:table-cell>
          <table:table-cell office:value-type="float" office:value="0.75411">
            <text:p>0.75411</text:p>
          </table:table-cell>
          <table:table-cell office:value-type="float" office:value="0.71319">
            <text:p>0.7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3841">
            <text:p>2.43841</text:p>
          </table:table-cell>
          <table:table-cell office:value-type="float" office:value="-0.1">
            <text:p>-0.1</text:p>
          </table:table-cell>
          <table:table-cell office:value-type="float" office:value="0.07631">
            <text:p>0.07631</text:p>
          </table:table-cell>
          <table:table-cell office:value-type="float" office:value="0.64477">
            <text:p>0.64477</text:p>
          </table:table-cell>
          <table:table-cell office:value-type="float" office:value="0.76056">
            <text:p>0.76056</text:p>
          </table:table-cell>
          <table:table-cell office:value-type="float" office:value="0.70319">
            <text:p>0.7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4841">
            <text:p>2.44841</text:p>
          </table:table-cell>
          <table:table-cell office:value-type="float" office:value="-0.1">
            <text:p>-0.1</text:p>
          </table:table-cell>
          <table:table-cell office:value-type="float" office:value="0.07695">
            <text:p>0.07695</text:p>
          </table:table-cell>
          <table:table-cell office:value-type="float" office:value="0.6371">
            <text:p>0.6371</text:p>
          </table:table-cell>
          <table:table-cell office:value-type="float" office:value="0.76693">
            <text:p>0.76693</text:p>
          </table:table-cell>
          <table:table-cell office:value-type="float" office:value="0.69319">
            <text:p>0.6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5841">
            <text:p>2.45841</text:p>
          </table:table-cell>
          <table:table-cell office:value-type="float" office:value="-0.1">
            <text:p>-0.1</text:p>
          </table:table-cell>
          <table:table-cell office:value-type="float" office:value="0.07758">
            <text:p>0.07758</text:p>
          </table:table-cell>
          <table:table-cell office:value-type="float" office:value="0.62936">
            <text:p>0.62936</text:p>
          </table:table-cell>
          <table:table-cell office:value-type="float" office:value="0.77323">
            <text:p>0.77323</text:p>
          </table:table-cell>
          <table:table-cell office:value-type="float" office:value="0.68319">
            <text:p>0.6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6841">
            <text:p>2.46841</text:p>
          </table:table-cell>
          <table:table-cell office:value-type="float" office:value="-0.1">
            <text:p>-0.1</text:p>
          </table:table-cell>
          <table:table-cell office:value-type="float" office:value="0.07821">
            <text:p>0.07821</text:p>
          </table:table-cell>
          <table:table-cell office:value-type="float" office:value="0.62157">
            <text:p>0.62157</text:p>
          </table:table-cell>
          <table:table-cell office:value-type="float" office:value="0.77945">
            <text:p>0.77945</text:p>
          </table:table-cell>
          <table:table-cell office:value-type="float" office:value="0.67319">
            <text:p>0.6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7841">
            <text:p>2.47841</text:p>
          </table:table-cell>
          <table:table-cell office:value-type="float" office:value="-0.1">
            <text:p>-0.1</text:p>
          </table:table-cell>
          <table:table-cell office:value-type="float" office:value="0.07882">
            <text:p>0.07882</text:p>
          </table:table-cell>
          <table:table-cell office:value-type="float" office:value="0.61371">
            <text:p>0.61371</text:p>
          </table:table-cell>
          <table:table-cell office:value-type="float" office:value="0.78558">
            <text:p>0.78558</text:p>
          </table:table-cell>
          <table:table-cell office:value-type="float" office:value="0.66319">
            <text:p>0.6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8841">
            <text:p>2.48841</text:p>
          </table:table-cell>
          <table:table-cell office:value-type="float" office:value="-0.1">
            <text:p>-0.1</text:p>
          </table:table-cell>
          <table:table-cell office:value-type="float" office:value="0.07943">
            <text:p>0.07943</text:p>
          </table:table-cell>
          <table:table-cell office:value-type="float" office:value="0.6058">
            <text:p>0.6058</text:p>
          </table:table-cell>
          <table:table-cell office:value-type="float" office:value="0.79164">
            <text:p>0.79164</text:p>
          </table:table-cell>
          <table:table-cell office:value-type="float" office:value="0.65319">
            <text:p>0.6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49841">
            <text:p>2.49841</text:p>
          </table:table-cell>
          <table:table-cell office:value-type="float" office:value="-0.1">
            <text:p>-0.1</text:p>
          </table:table-cell>
          <table:table-cell office:value-type="float" office:value="0.08003">
            <text:p>0.08003</text:p>
          </table:table-cell>
          <table:table-cell office:value-type="float" office:value="0.59782">
            <text:p>0.59782</text:p>
          </table:table-cell>
          <table:table-cell office:value-type="float" office:value="0.79762">
            <text:p>0.79762</text:p>
          </table:table-cell>
          <table:table-cell office:value-type="float" office:value="0.64319">
            <text:p>0.6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0841">
            <text:p>2.50841</text:p>
          </table:table-cell>
          <table:table-cell office:value-type="float" office:value="-0.1">
            <text:p>-0.1</text:p>
          </table:table-cell>
          <table:table-cell office:value-type="float" office:value="0.08062">
            <text:p>0.08062</text:p>
          </table:table-cell>
          <table:table-cell office:value-type="float" office:value="0.58979">
            <text:p>0.58979</text:p>
          </table:table-cell>
          <table:table-cell office:value-type="float" office:value="0.80352">
            <text:p>0.80352</text:p>
          </table:table-cell>
          <table:table-cell office:value-type="float" office:value="0.63319">
            <text:p>0.6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1841">
            <text:p>2.51841</text:p>
          </table:table-cell>
          <table:table-cell office:value-type="float" office:value="-0.1">
            <text:p>-0.1</text:p>
          </table:table-cell>
          <table:table-cell office:value-type="float" office:value="0.08121">
            <text:p>0.08121</text:p>
          </table:table-cell>
          <table:table-cell office:value-type="float" office:value="0.5817">
            <text:p>0.5817</text:p>
          </table:table-cell>
          <table:table-cell office:value-type="float" office:value="0.80934">
            <text:p>0.80934</text:p>
          </table:table-cell>
          <table:table-cell office:value-type="float" office:value="0.62319">
            <text:p>0.6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2841">
            <text:p>2.52841</text:p>
          </table:table-cell>
          <table:table-cell office:value-type="float" office:value="-0.1">
            <text:p>-0.1</text:p>
          </table:table-cell>
          <table:table-cell office:value-type="float" office:value="0.08178">
            <text:p>0.08178</text:p>
          </table:table-cell>
          <table:table-cell office:value-type="float" office:value="0.57355">
            <text:p>0.57355</text:p>
          </table:table-cell>
          <table:table-cell office:value-type="float" office:value="0.81508">
            <text:p>0.81508</text:p>
          </table:table-cell>
          <table:table-cell office:value-type="float" office:value="0.61319">
            <text:p>0.6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3841">
            <text:p>2.53841</text:p>
          </table:table-cell>
          <table:table-cell office:value-type="float" office:value="-0.1">
            <text:p>-0.1</text:p>
          </table:table-cell>
          <table:table-cell office:value-type="float" office:value="0.08235">
            <text:p>0.08235</text:p>
          </table:table-cell>
          <table:table-cell office:value-type="float" office:value="0.56534">
            <text:p>0.56534</text:p>
          </table:table-cell>
          <table:table-cell office:value-type="float" office:value="0.82074">
            <text:p>0.82074</text:p>
          </table:table-cell>
          <table:table-cell office:value-type="float" office:value="0.60319">
            <text:p>0.6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4841">
            <text:p>2.54841</text:p>
          </table:table-cell>
          <table:table-cell office:value-type="float" office:value="-0.1">
            <text:p>-0.1</text:p>
          </table:table-cell>
          <table:table-cell office:value-type="float" office:value="0.08291">
            <text:p>0.08291</text:p>
          </table:table-cell>
          <table:table-cell office:value-type="float" office:value="0.55708">
            <text:p>0.55708</text:p>
          </table:table-cell>
          <table:table-cell office:value-type="float" office:value="0.82631">
            <text:p>0.82631</text:p>
          </table:table-cell>
          <table:table-cell office:value-type="float" office:value="0.59319">
            <text:p>0.5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5841">
            <text:p>2.55841</text:p>
          </table:table-cell>
          <table:table-cell office:value-type="float" office:value="-0.1">
            <text:p>-0.1</text:p>
          </table:table-cell>
          <table:table-cell office:value-type="float" office:value="0.08346">
            <text:p>0.08346</text:p>
          </table:table-cell>
          <table:table-cell office:value-type="float" office:value="0.54876">
            <text:p>0.54876</text:p>
          </table:table-cell>
          <table:table-cell office:value-type="float" office:value="0.8318">
            <text:p>0.8318</text:p>
          </table:table-cell>
          <table:table-cell office:value-type="float" office:value="0.58319">
            <text:p>0.5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6841">
            <text:p>2.56841</text:p>
          </table:table-cell>
          <table:table-cell office:value-type="float" office:value="-0.1">
            <text:p>-0.1</text:p>
          </table:table-cell>
          <table:table-cell office:value-type="float" office:value="0.084">
            <text:p>0.084</text:p>
          </table:table-cell>
          <table:table-cell office:value-type="float" office:value="0.54039">
            <text:p>0.54039</text:p>
          </table:table-cell>
          <table:table-cell office:value-type="float" office:value="0.83721">
            <text:p>0.83721</text:p>
          </table:table-cell>
          <table:table-cell office:value-type="float" office:value="0.57319">
            <text:p>0.5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7841">
            <text:p>2.57841</text:p>
          </table:table-cell>
          <table:table-cell office:value-type="float" office:value="-0.1">
            <text:p>-0.1</text:p>
          </table:table-cell>
          <table:table-cell office:value-type="float" office:value="0.08454">
            <text:p>0.08454</text:p>
          </table:table-cell>
          <table:table-cell office:value-type="float" office:value="0.53197">
            <text:p>0.53197</text:p>
          </table:table-cell>
          <table:table-cell office:value-type="float" office:value="0.84253">
            <text:p>0.84253</text:p>
          </table:table-cell>
          <table:table-cell office:value-type="float" office:value="0.56319">
            <text:p>0.5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8841">
            <text:p>2.58841</text:p>
          </table:table-cell>
          <table:table-cell office:value-type="float" office:value="-0.1">
            <text:p>-0.1</text:p>
          </table:table-cell>
          <table:table-cell office:value-type="float" office:value="0.08506">
            <text:p>0.08506</text:p>
          </table:table-cell>
          <table:table-cell office:value-type="float" office:value="0.5235">
            <text:p>0.5235</text:p>
          </table:table-cell>
          <table:table-cell office:value-type="float" office:value="0.84777">
            <text:p>0.84777</text:p>
          </table:table-cell>
          <table:table-cell office:value-type="float" office:value="0.55319">
            <text:p>0.5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59841">
            <text:p>2.59841</text:p>
          </table:table-cell>
          <table:table-cell office:value-type="float" office:value="-0.1">
            <text:p>-0.1</text:p>
          </table:table-cell>
          <table:table-cell office:value-type="float" office:value="0.08558">
            <text:p>0.08558</text:p>
          </table:table-cell>
          <table:table-cell office:value-type="float" office:value="0.51497">
            <text:p>0.51497</text:p>
          </table:table-cell>
          <table:table-cell office:value-type="float" office:value="0.85293">
            <text:p>0.85293</text:p>
          </table:table-cell>
          <table:table-cell office:value-type="float" office:value="0.54319">
            <text:p>0.5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0841">
            <text:p>2.60841</text:p>
          </table:table-cell>
          <table:table-cell office:value-type="float" office:value="-0.1">
            <text:p>-0.1</text:p>
          </table:table-cell>
          <table:table-cell office:value-type="float" office:value="0.08609">
            <text:p>0.08609</text:p>
          </table:table-cell>
          <table:table-cell office:value-type="float" office:value="0.50639">
            <text:p>0.50639</text:p>
          </table:table-cell>
          <table:table-cell office:value-type="float" office:value="0.858">
            <text:p>0.858</text:p>
          </table:table-cell>
          <table:table-cell office:value-type="float" office:value="0.53319">
            <text:p>0.5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1841">
            <text:p>2.61841</text:p>
          </table:table-cell>
          <table:table-cell office:value-type="float" office:value="-0.1">
            <text:p>-0.1</text:p>
          </table:table-cell>
          <table:table-cell office:value-type="float" office:value="0.08659">
            <text:p>0.08659</text:p>
          </table:table-cell>
          <table:table-cell office:value-type="float" office:value="0.49777">
            <text:p>0.49777</text:p>
          </table:table-cell>
          <table:table-cell office:value-type="float" office:value="0.86298">
            <text:p>0.86298</text:p>
          </table:table-cell>
          <table:table-cell office:value-type="float" office:value="0.52319">
            <text:p>0.5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2841">
            <text:p>2.62841</text:p>
          </table:table-cell>
          <table:table-cell office:value-type="float" office:value="-0.1">
            <text:p>-0.1</text:p>
          </table:table-cell>
          <table:table-cell office:value-type="float" office:value="0.08708">
            <text:p>0.08708</text:p>
          </table:table-cell>
          <table:table-cell office:value-type="float" office:value="0.48909">
            <text:p>0.48909</text:p>
          </table:table-cell>
          <table:table-cell office:value-type="float" office:value="0.86788">
            <text:p>0.86788</text:p>
          </table:table-cell>
          <table:table-cell office:value-type="float" office:value="0.51319">
            <text:p>0.5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3841">
            <text:p>2.63841</text:p>
          </table:table-cell>
          <table:table-cell office:value-type="float" office:value="-0.1">
            <text:p>-0.1</text:p>
          </table:table-cell>
          <table:table-cell office:value-type="float" office:value="0.08756">
            <text:p>0.08756</text:p>
          </table:table-cell>
          <table:table-cell office:value-type="float" office:value="0.48037">
            <text:p>0.48037</text:p>
          </table:table-cell>
          <table:table-cell office:value-type="float" office:value="0.87269">
            <text:p>0.87269</text:p>
          </table:table-cell>
          <table:table-cell office:value-type="float" office:value="0.50319">
            <text:p>0.5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4841">
            <text:p>2.64841</text:p>
          </table:table-cell>
          <table:table-cell office:value-type="float" office:value="-0.1">
            <text:p>-0.1</text:p>
          </table:table-cell>
          <table:table-cell office:value-type="float" office:value="0.08803">
            <text:p>0.08803</text:p>
          </table:table-cell>
          <table:table-cell office:value-type="float" office:value="0.4716">
            <text:p>0.4716</text:p>
          </table:table-cell>
          <table:table-cell office:value-type="float" office:value="0.87741">
            <text:p>0.87741</text:p>
          </table:table-cell>
          <table:table-cell office:value-type="float" office:value="0.49319">
            <text:p>0.4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5841">
            <text:p>2.65841</text:p>
          </table:table-cell>
          <table:table-cell office:value-type="float" office:value="-0.1">
            <text:p>-0.1</text:p>
          </table:table-cell>
          <table:table-cell office:value-type="float" office:value="0.0885">
            <text:p>0.0885</text:p>
          </table:table-cell>
          <table:table-cell office:value-type="float" office:value="0.46278">
            <text:p>0.46278</text:p>
          </table:table-cell>
          <table:table-cell office:value-type="float" office:value="0.88204">
            <text:p>0.88204</text:p>
          </table:table-cell>
          <table:table-cell office:value-type="float" office:value="0.48319">
            <text:p>0.4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6841">
            <text:p>2.66841</text:p>
          </table:table-cell>
          <table:table-cell office:value-type="float" office:value="-0.1">
            <text:p>-0.1</text:p>
          </table:table-cell>
          <table:table-cell office:value-type="float" office:value="0.08896">
            <text:p>0.08896</text:p>
          </table:table-cell>
          <table:table-cell office:value-type="float" office:value="0.45392">
            <text:p>0.45392</text:p>
          </table:table-cell>
          <table:table-cell office:value-type="float" office:value="0.88659">
            <text:p>0.88659</text:p>
          </table:table-cell>
          <table:table-cell office:value-type="float" office:value="0.47319">
            <text:p>0.4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7841">
            <text:p>2.67841</text:p>
          </table:table-cell>
          <table:table-cell office:value-type="float" office:value="-0.1">
            <text:p>-0.1</text:p>
          </table:table-cell>
          <table:table-cell office:value-type="float" office:value="0.0894">
            <text:p>0.0894</text:p>
          </table:table-cell>
          <table:table-cell office:value-type="float" office:value="0.44501">
            <text:p>0.44501</text:p>
          </table:table-cell>
          <table:table-cell office:value-type="float" office:value="0.89105">
            <text:p>0.89105</text:p>
          </table:table-cell>
          <table:table-cell office:value-type="float" office:value="0.46319">
            <text:p>0.4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8841">
            <text:p>2.68841</text:p>
          </table:table-cell>
          <table:table-cell office:value-type="float" office:value="-0.1">
            <text:p>-0.1</text:p>
          </table:table-cell>
          <table:table-cell office:value-type="float" office:value="0.08984">
            <text:p>0.08984</text:p>
          </table:table-cell>
          <table:table-cell office:value-type="float" office:value="0.43606">
            <text:p>0.43606</text:p>
          </table:table-cell>
          <table:table-cell office:value-type="float" office:value="0.89542">
            <text:p>0.89542</text:p>
          </table:table-cell>
          <table:table-cell office:value-type="float" office:value="0.45319">
            <text:p>0.4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69841">
            <text:p>2.69841</text:p>
          </table:table-cell>
          <table:table-cell office:value-type="float" office:value="-0.1">
            <text:p>-0.1</text:p>
          </table:table-cell>
          <table:table-cell office:value-type="float" office:value="0.09027">
            <text:p>0.09027</text:p>
          </table:table-cell>
          <table:table-cell office:value-type="float" office:value="0.42707">
            <text:p>0.42707</text:p>
          </table:table-cell>
          <table:table-cell office:value-type="float" office:value="0.8997">
            <text:p>0.8997</text:p>
          </table:table-cell>
          <table:table-cell office:value-type="float" office:value="0.44319">
            <text:p>0.4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0841">
            <text:p>2.70841</text:p>
          </table:table-cell>
          <table:table-cell office:value-type="float" office:value="-0.1">
            <text:p>-0.1</text:p>
          </table:table-cell>
          <table:table-cell office:value-type="float" office:value="0.09069">
            <text:p>0.09069</text:p>
          </table:table-cell>
          <table:table-cell office:value-type="float" office:value="0.41803">
            <text:p>0.41803</text:p>
          </table:table-cell>
          <table:table-cell office:value-type="float" office:value="0.90389">
            <text:p>0.90389</text:p>
          </table:table-cell>
          <table:table-cell office:value-type="float" office:value="0.43319">
            <text:p>0.4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1841">
            <text:p>2.71841</text:p>
          </table:table-cell>
          <table:table-cell office:value-type="float" office:value="-0.1">
            <text:p>-0.1</text:p>
          </table:table-cell>
          <table:table-cell office:value-type="float" office:value="0.0911">
            <text:p>0.0911</text:p>
          </table:table-cell>
          <table:table-cell office:value-type="float" office:value="0.40896">
            <text:p>0.40896</text:p>
          </table:table-cell>
          <table:table-cell office:value-type="float" office:value="0.90799">
            <text:p>0.90799</text:p>
          </table:table-cell>
          <table:table-cell office:value-type="float" office:value="0.42319">
            <text:p>0.4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2841">
            <text:p>2.72841</text:p>
          </table:table-cell>
          <table:table-cell office:value-type="float" office:value="-0.1">
            <text:p>-0.1</text:p>
          </table:table-cell>
          <table:table-cell office:value-type="float" office:value="0.09151">
            <text:p>0.09151</text:p>
          </table:table-cell>
          <table:table-cell office:value-type="float" office:value="0.39984">
            <text:p>0.39984</text:p>
          </table:table-cell>
          <table:table-cell office:value-type="float" office:value="0.912">
            <text:p>0.912</text:p>
          </table:table-cell>
          <table:table-cell office:value-type="float" office:value="0.41319">
            <text:p>0.4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3841">
            <text:p>2.73841</text:p>
          </table:table-cell>
          <table:table-cell office:value-type="float" office:value="-0.1">
            <text:p>-0.1</text:p>
          </table:table-cell>
          <table:table-cell office:value-type="float" office:value="0.0919">
            <text:p>0.0919</text:p>
          </table:table-cell>
          <table:table-cell office:value-type="float" office:value="0.39069">
            <text:p>0.39069</text:p>
          </table:table-cell>
          <table:table-cell office:value-type="float" office:value="0.91592">
            <text:p>0.91592</text:p>
          </table:table-cell>
          <table:table-cell office:value-type="float" office:value="0.40319">
            <text:p>0.4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4841">
            <text:p>2.74841</text:p>
          </table:table-cell>
          <table:table-cell office:value-type="float" office:value="-0.1">
            <text:p>-0.1</text:p>
          </table:table-cell>
          <table:table-cell office:value-type="float" office:value="0.09228">
            <text:p>0.09228</text:p>
          </table:table-cell>
          <table:table-cell office:value-type="float" office:value="0.3815">
            <text:p>0.3815</text:p>
          </table:table-cell>
          <table:table-cell office:value-type="float" office:value="0.91975">
            <text:p>0.91975</text:p>
          </table:table-cell>
          <table:table-cell office:value-type="float" office:value="0.39319">
            <text:p>0.3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5841">
            <text:p>2.75841</text:p>
          </table:table-cell>
          <table:table-cell office:value-type="float" office:value="-0.1">
            <text:p>-0.1</text:p>
          </table:table-cell>
          <table:table-cell office:value-type="float" office:value="0.09266">
            <text:p>0.09266</text:p>
          </table:table-cell>
          <table:table-cell office:value-type="float" office:value="0.37227">
            <text:p>0.37227</text:p>
          </table:table-cell>
          <table:table-cell office:value-type="float" office:value="0.92349">
            <text:p>0.92349</text:p>
          </table:table-cell>
          <table:table-cell office:value-type="float" office:value="0.38319">
            <text:p>0.3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6841">
            <text:p>2.76841</text:p>
          </table:table-cell>
          <table:table-cell office:value-type="float" office:value="-0.1">
            <text:p>-0.1</text:p>
          </table:table-cell>
          <table:table-cell office:value-type="float" office:value="0.09302">
            <text:p>0.09302</text:p>
          </table:table-cell>
          <table:table-cell office:value-type="float" office:value="0.363">
            <text:p>0.363</text:p>
          </table:table-cell>
          <table:table-cell office:value-type="float" office:value="0.92713">
            <text:p>0.92713</text:p>
          </table:table-cell>
          <table:table-cell office:value-type="float" office:value="0.37319">
            <text:p>0.3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7841">
            <text:p>2.77841</text:p>
          </table:table-cell>
          <table:table-cell office:value-type="float" office:value="-0.1">
            <text:p>-0.1</text:p>
          </table:table-cell>
          <table:table-cell office:value-type="float" office:value="0.09338">
            <text:p>0.09338</text:p>
          </table:table-cell>
          <table:table-cell office:value-type="float" office:value="0.3537">
            <text:p>0.3537</text:p>
          </table:table-cell>
          <table:table-cell office:value-type="float" office:value="0.93069">
            <text:p>0.93069</text:p>
          </table:table-cell>
          <table:table-cell office:value-type="float" office:value="0.36319">
            <text:p>0.3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8841">
            <text:p>2.78841</text:p>
          </table:table-cell>
          <table:table-cell office:value-type="float" office:value="-0.1">
            <text:p>-0.1</text:p>
          </table:table-cell>
          <table:table-cell office:value-type="float" office:value="0.09373">
            <text:p>0.09373</text:p>
          </table:table-cell>
          <table:table-cell office:value-type="float" office:value="0.34437">
            <text:p>0.34437</text:p>
          </table:table-cell>
          <table:table-cell office:value-type="float" office:value="0.93415">
            <text:p>0.93415</text:p>
          </table:table-cell>
          <table:table-cell office:value-type="float" office:value="0.35319">
            <text:p>0.3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79841">
            <text:p>2.79841</text:p>
          </table:table-cell>
          <table:table-cell office:value-type="float" office:value="-0.1">
            <text:p>-0.1</text:p>
          </table:table-cell>
          <table:table-cell office:value-type="float" office:value="0.09406">
            <text:p>0.09406</text:p>
          </table:table-cell>
          <table:table-cell office:value-type="float" office:value="0.335">
            <text:p>0.335</text:p>
          </table:table-cell>
          <table:table-cell office:value-type="float" office:value="0.93751">
            <text:p>0.93751</text:p>
          </table:table-cell>
          <table:table-cell office:value-type="float" office:value="0.34319">
            <text:p>0.3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0841">
            <text:p>2.80841</text:p>
          </table:table-cell>
          <table:table-cell office:value-type="float" office:value="-0.1">
            <text:p>-0.1</text:p>
          </table:table-cell>
          <table:table-cell office:value-type="float" office:value="0.09439">
            <text:p>0.09439</text:p>
          </table:table-cell>
          <table:table-cell office:value-type="float" office:value="0.32559">
            <text:p>0.32559</text:p>
          </table:table-cell>
          <table:table-cell office:value-type="float" office:value="0.94079">
            <text:p>0.94079</text:p>
          </table:table-cell>
          <table:table-cell office:value-type="float" office:value="0.33319">
            <text:p>0.3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1841">
            <text:p>2.81841</text:p>
          </table:table-cell>
          <table:table-cell office:value-type="float" office:value="-0.1">
            <text:p>-0.1</text:p>
          </table:table-cell>
          <table:table-cell office:value-type="float" office:value="0.09471">
            <text:p>0.09471</text:p>
          </table:table-cell>
          <table:table-cell office:value-type="float" office:value="0.31616">
            <text:p>0.31616</text:p>
          </table:table-cell>
          <table:table-cell office:value-type="float" office:value="0.94397">
            <text:p>0.94397</text:p>
          </table:table-cell>
          <table:table-cell office:value-type="float" office:value="0.32319">
            <text:p>0.3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2841">
            <text:p>2.82841</text:p>
          </table:table-cell>
          <table:table-cell office:value-type="float" office:value="-0.1">
            <text:p>-0.1</text:p>
          </table:table-cell>
          <table:table-cell office:value-type="float" office:value="0.09502">
            <text:p>0.09502</text:p>
          </table:table-cell>
          <table:table-cell office:value-type="float" office:value="0.3067">
            <text:p>0.3067</text:p>
          </table:table-cell>
          <table:table-cell office:value-type="float" office:value="0.94705">
            <text:p>0.94705</text:p>
          </table:table-cell>
          <table:table-cell office:value-type="float" office:value="0.31319">
            <text:p>0.3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3841">
            <text:p>2.83841</text:p>
          </table:table-cell>
          <table:table-cell office:value-type="float" office:value="-0.1">
            <text:p>-0.1</text:p>
          </table:table-cell>
          <table:table-cell office:value-type="float" office:value="0.09532">
            <text:p>0.09532</text:p>
          </table:table-cell>
          <table:table-cell office:value-type="float" office:value="0.2972">
            <text:p>0.2972</text:p>
          </table:table-cell>
          <table:table-cell office:value-type="float" office:value="0.95004">
            <text:p>0.95004</text:p>
          </table:table-cell>
          <table:table-cell office:value-type="float" office:value="0.30319">
            <text:p>0.3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4841">
            <text:p>2.84841</text:p>
          </table:table-cell>
          <table:table-cell office:value-type="float" office:value="-0.1">
            <text:p>-0.1</text:p>
          </table:table-cell>
          <table:table-cell office:value-type="float" office:value="0.09561">
            <text:p>0.09561</text:p>
          </table:table-cell>
          <table:table-cell office:value-type="float" office:value="0.28768">
            <text:p>0.28768</text:p>
          </table:table-cell>
          <table:table-cell office:value-type="float" office:value="0.95294">
            <text:p>0.95294</text:p>
          </table:table-cell>
          <table:table-cell office:value-type="float" office:value="0.29319">
            <text:p>0.2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5841">
            <text:p>2.85841</text:p>
          </table:table-cell>
          <table:table-cell office:value-type="float" office:value="-0.1">
            <text:p>-0.1</text:p>
          </table:table-cell>
          <table:table-cell office:value-type="float" office:value="0.09589">
            <text:p>0.09589</text:p>
          </table:table-cell>
          <table:table-cell office:value-type="float" office:value="0.27813">
            <text:p>0.27813</text:p>
          </table:table-cell>
          <table:table-cell office:value-type="float" office:value="0.95575">
            <text:p>0.95575</text:p>
          </table:table-cell>
          <table:table-cell office:value-type="float" office:value="0.28319">
            <text:p>0.2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6841">
            <text:p>2.86841</text:p>
          </table:table-cell>
          <table:table-cell office:value-type="float" office:value="-0.1">
            <text:p>-0.1</text:p>
          </table:table-cell>
          <table:table-cell office:value-type="float" office:value="0.09617">
            <text:p>0.09617</text:p>
          </table:table-cell>
          <table:table-cell office:value-type="float" office:value="0.26855">
            <text:p>0.26855</text:p>
          </table:table-cell>
          <table:table-cell office:value-type="float" office:value="0.95845">
            <text:p>0.95845</text:p>
          </table:table-cell>
          <table:table-cell office:value-type="float" office:value="0.27319">
            <text:p>0.2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7841">
            <text:p>2.87841</text:p>
          </table:table-cell>
          <table:table-cell office:value-type="float" office:value="-0.1">
            <text:p>-0.1</text:p>
          </table:table-cell>
          <table:table-cell office:value-type="float" office:value="0.09643">
            <text:p>0.09643</text:p>
          </table:table-cell>
          <table:table-cell office:value-type="float" office:value="0.25895">
            <text:p>0.25895</text:p>
          </table:table-cell>
          <table:table-cell office:value-type="float" office:value="0.96107">
            <text:p>0.96107</text:p>
          </table:table-cell>
          <table:table-cell office:value-type="float" office:value="0.26319">
            <text:p>0.2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8841">
            <text:p>2.88841</text:p>
          </table:table-cell>
          <table:table-cell office:value-type="float" office:value="-0.1">
            <text:p>-0.1</text:p>
          </table:table-cell>
          <table:table-cell office:value-type="float" office:value="0.09668">
            <text:p>0.09668</text:p>
          </table:table-cell>
          <table:table-cell office:value-type="float" office:value="0.24932">
            <text:p>0.24932</text:p>
          </table:table-cell>
          <table:table-cell office:value-type="float" office:value="0.96358">
            <text:p>0.96358</text:p>
          </table:table-cell>
          <table:table-cell office:value-type="float" office:value="0.25319">
            <text:p>0.2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89841">
            <text:p>2.89841</text:p>
          </table:table-cell>
          <table:table-cell office:value-type="float" office:value="-0.1">
            <text:p>-0.1</text:p>
          </table:table-cell>
          <table:table-cell office:value-type="float" office:value="0.09692">
            <text:p>0.09692</text:p>
          </table:table-cell>
          <table:table-cell office:value-type="float" office:value="0.23966">
            <text:p>0.23966</text:p>
          </table:table-cell>
          <table:table-cell office:value-type="float" office:value="0.96601">
            <text:p>0.96601</text:p>
          </table:table-cell>
          <table:table-cell office:value-type="float" office:value="0.24319">
            <text:p>0.2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0841">
            <text:p>2.90841</text:p>
          </table:table-cell>
          <table:table-cell office:value-type="float" office:value="-0.1">
            <text:p>-0.1</text:p>
          </table:table-cell>
          <table:table-cell office:value-type="float" office:value="0.09716">
            <text:p>0.09716</text:p>
          </table:table-cell>
          <table:table-cell office:value-type="float" office:value="0.22998">
            <text:p>0.22998</text:p>
          </table:table-cell>
          <table:table-cell office:value-type="float" office:value="0.96833">
            <text:p>0.96833</text:p>
          </table:table-cell>
          <table:table-cell office:value-type="float" office:value="0.23319">
            <text:p>0.2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1841">
            <text:p>2.91841</text:p>
          </table:table-cell>
          <table:table-cell office:value-type="float" office:value="-0.1">
            <text:p>-0.1</text:p>
          </table:table-cell>
          <table:table-cell office:value-type="float" office:value="0.09738">
            <text:p>0.09738</text:p>
          </table:table-cell>
          <table:table-cell office:value-type="float" office:value="0.22029">
            <text:p>0.22029</text:p>
          </table:table-cell>
          <table:table-cell office:value-type="float" office:value="0.97056">
            <text:p>0.97056</text:p>
          </table:table-cell>
          <table:table-cell office:value-type="float" office:value="0.22319">
            <text:p>0.2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2841">
            <text:p>2.92841</text:p>
          </table:table-cell>
          <table:table-cell office:value-type="float" office:value="-0.1">
            <text:p>-0.1</text:p>
          </table:table-cell>
          <table:table-cell office:value-type="float" office:value="0.0976">
            <text:p>0.0976</text:p>
          </table:table-cell>
          <table:table-cell office:value-type="float" office:value="0.21056">
            <text:p>0.21056</text:p>
          </table:table-cell>
          <table:table-cell office:value-type="float" office:value="0.9727">
            <text:p>0.9727</text:p>
          </table:table-cell>
          <table:table-cell office:value-type="float" office:value="0.21319">
            <text:p>0.2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3841">
            <text:p>2.93841</text:p>
          </table:table-cell>
          <table:table-cell office:value-type="float" office:value="-0.1">
            <text:p>-0.1</text:p>
          </table:table-cell>
          <table:table-cell office:value-type="float" office:value="0.0978">
            <text:p>0.0978</text:p>
          </table:table-cell>
          <table:table-cell office:value-type="float" office:value="0.20082">
            <text:p>0.20082</text:p>
          </table:table-cell>
          <table:table-cell office:value-type="float" office:value="0.97473">
            <text:p>0.97473</text:p>
          </table:table-cell>
          <table:table-cell office:value-type="float" office:value="0.20319">
            <text:p>0.2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4841">
            <text:p>2.94841</text:p>
          </table:table-cell>
          <table:table-cell office:value-type="float" office:value="-0.1">
            <text:p>-0.1</text:p>
          </table:table-cell>
          <table:table-cell office:value-type="float" office:value="0.09799">
            <text:p>0.09799</text:p>
          </table:table-cell>
          <table:table-cell office:value-type="float" office:value="0.19106">
            <text:p>0.19106</text:p>
          </table:table-cell>
          <table:table-cell office:value-type="float" office:value="0.97667">
            <text:p>0.97667</text:p>
          </table:table-cell>
          <table:table-cell office:value-type="float" office:value="0.19319">
            <text:p>0.1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5841">
            <text:p>2.95841</text:p>
          </table:table-cell>
          <table:table-cell office:value-type="float" office:value="-0.1">
            <text:p>-0.1</text:p>
          </table:table-cell>
          <table:table-cell office:value-type="float" office:value="0.09818">
            <text:p>0.09818</text:p>
          </table:table-cell>
          <table:table-cell office:value-type="float" office:value="0.18128">
            <text:p>0.18128</text:p>
          </table:table-cell>
          <table:table-cell office:value-type="float" office:value="0.97852">
            <text:p>0.97852</text:p>
          </table:table-cell>
          <table:table-cell office:value-type="float" office:value="0.18319">
            <text:p>0.1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6841">
            <text:p>2.96841</text:p>
          </table:table-cell>
          <table:table-cell office:value-type="float" office:value="-0.1">
            <text:p>-0.1</text:p>
          </table:table-cell>
          <table:table-cell office:value-type="float" office:value="0.09835">
            <text:p>0.09835</text:p>
          </table:table-cell>
          <table:table-cell office:value-type="float" office:value="0.17149">
            <text:p>0.17149</text:p>
          </table:table-cell>
          <table:table-cell office:value-type="float" office:value="0.98026">
            <text:p>0.98026</text:p>
          </table:table-cell>
          <table:table-cell office:value-type="float" office:value="0.17319">
            <text:p>0.1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7841">
            <text:p>2.97841</text:p>
          </table:table-cell>
          <table:table-cell office:value-type="float" office:value="-0.1">
            <text:p>-0.1</text:p>
          </table:table-cell>
          <table:table-cell office:value-type="float" office:value="0.09852">
            <text:p>0.09852</text:p>
          </table:table-cell>
          <table:table-cell office:value-type="float" office:value="0.16167">
            <text:p>0.16167</text:p>
          </table:table-cell>
          <table:table-cell office:value-type="float" office:value="0.98191">
            <text:p>0.98191</text:p>
          </table:table-cell>
          <table:table-cell office:value-type="float" office:value="0.16319">
            <text:p>0.1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8841">
            <text:p>2.98841</text:p>
          </table:table-cell>
          <table:table-cell office:value-type="float" office:value="-0.1">
            <text:p>-0.1</text:p>
          </table:table-cell>
          <table:table-cell office:value-type="float" office:value="0.09868">
            <text:p>0.09868</text:p>
          </table:table-cell>
          <table:table-cell office:value-type="float" office:value="0.15184">
            <text:p>0.15184</text:p>
          </table:table-cell>
          <table:table-cell office:value-type="float" office:value="0.98347">
            <text:p>0.98347</text:p>
          </table:table-cell>
          <table:table-cell office:value-type="float" office:value="0.15319">
            <text:p>0.1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2.99841">
            <text:p>2.99841</text:p>
          </table:table-cell>
          <table:table-cell office:value-type="float" office:value="-0.1">
            <text:p>-0.1</text:p>
          </table:table-cell>
          <table:table-cell office:value-type="float" office:value="0.09882">
            <text:p>0.09882</text:p>
          </table:table-cell>
          <table:table-cell office:value-type="float" office:value="0.142">
            <text:p>0.142</text:p>
          </table:table-cell>
          <table:table-cell office:value-type="float" office:value="0.98492">
            <text:p>0.98492</text:p>
          </table:table-cell>
          <table:table-cell office:value-type="float" office:value="0.14319">
            <text:p>0.1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0841">
            <text:p>3.00841</text:p>
          </table:table-cell>
          <table:table-cell office:value-type="float" office:value="-0.1">
            <text:p>-0.1</text:p>
          </table:table-cell>
          <table:table-cell office:value-type="float" office:value="0.09896">
            <text:p>0.09896</text:p>
          </table:table-cell>
          <table:table-cell office:value-type="float" office:value="0.13214">
            <text:p>0.13214</text:p>
          </table:table-cell>
          <table:table-cell office:value-type="float" office:value="0.98628">
            <text:p>0.98628</text:p>
          </table:table-cell>
          <table:table-cell office:value-type="float" office:value="0.13319">
            <text:p>0.1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1841">
            <text:p>3.01841</text:p>
          </table:table-cell>
          <table:table-cell office:value-type="float" office:value="-0.1">
            <text:p>-0.1</text:p>
          </table:table-cell>
          <table:table-cell office:value-type="float" office:value="0.09908">
            <text:p>0.09908</text:p>
          </table:table-cell>
          <table:table-cell office:value-type="float" office:value="0.12227">
            <text:p>0.12227</text:p>
          </table:table-cell>
          <table:table-cell office:value-type="float" office:value="0.98754">
            <text:p>0.98754</text:p>
          </table:table-cell>
          <table:table-cell office:value-type="float" office:value="0.12319">
            <text:p>0.1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2841">
            <text:p>3.02841</text:p>
          </table:table-cell>
          <table:table-cell office:value-type="float" office:value="-0.1">
            <text:p>-0.1</text:p>
          </table:table-cell>
          <table:table-cell office:value-type="float" office:value="0.0992">
            <text:p>0.0992</text:p>
          </table:table-cell>
          <table:table-cell office:value-type="float" office:value="0.11239">
            <text:p>0.11239</text:p>
          </table:table-cell>
          <table:table-cell office:value-type="float" office:value="0.9887">
            <text:p>0.9887</text:p>
          </table:table-cell>
          <table:table-cell office:value-type="float" office:value="0.11319">
            <text:p>0.1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3841">
            <text:p>3.03841</text:p>
          </table:table-cell>
          <table:table-cell office:value-type="float" office:value="-0.1">
            <text:p>-0.1</text:p>
          </table:table-cell>
          <table:table-cell office:value-type="float" office:value="0.09931">
            <text:p>0.09931</text:p>
          </table:table-cell>
          <table:table-cell office:value-type="float" office:value="0.10249">
            <text:p>0.10249</text:p>
          </table:table-cell>
          <table:table-cell office:value-type="float" office:value="0.98976">
            <text:p>0.98976</text:p>
          </table:table-cell>
          <table:table-cell office:value-type="float" office:value="0.10319">
            <text:p>0.10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4841">
            <text:p>3.04841</text:p>
          </table:table-cell>
          <table:table-cell office:value-type="float" office:value="-0.1">
            <text:p>-0.1</text:p>
          </table:table-cell>
          <table:table-cell office:value-type="float" office:value="0.0994">
            <text:p>0.0994</text:p>
          </table:table-cell>
          <table:table-cell office:value-type="float" office:value="0.09259">
            <text:p>0.09259</text:p>
          </table:table-cell>
          <table:table-cell office:value-type="float" office:value="0.99073">
            <text:p>0.99073</text:p>
          </table:table-cell>
          <table:table-cell office:value-type="float" office:value="0.09319">
            <text:p>0.09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5841">
            <text:p>3.05841</text:p>
          </table:table-cell>
          <table:table-cell office:value-type="float" office:value="-0.1">
            <text:p>-0.1</text:p>
          </table:table-cell>
          <table:table-cell office:value-type="float" office:value="0.09949">
            <text:p>0.09949</text:p>
          </table:table-cell>
          <table:table-cell office:value-type="float" office:value="0.08268">
            <text:p>0.08268</text:p>
          </table:table-cell>
          <table:table-cell office:value-type="float" office:value="0.9916">
            <text:p>0.9916</text:p>
          </table:table-cell>
          <table:table-cell office:value-type="float" office:value="0.08319">
            <text:p>0.08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6841">
            <text:p>3.06841</text:p>
          </table:table-cell>
          <table:table-cell office:value-type="float" office:value="-0.1">
            <text:p>-0.1</text:p>
          </table:table-cell>
          <table:table-cell office:value-type="float" office:value="0.09957">
            <text:p>0.09957</text:p>
          </table:table-cell>
          <table:table-cell office:value-type="float" office:value="0.07276">
            <text:p>0.07276</text:p>
          </table:table-cell>
          <table:table-cell office:value-type="float" office:value="0.99237">
            <text:p>0.99237</text:p>
          </table:table-cell>
          <table:table-cell office:value-type="float" office:value="0.07319">
            <text:p>0.07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7841">
            <text:p>3.07841</text:p>
          </table:table-cell>
          <table:table-cell office:value-type="float" office:value="-0.1">
            <text:p>-0.1</text:p>
          </table:table-cell>
          <table:table-cell office:value-type="float" office:value="0.09964">
            <text:p>0.09964</text:p>
          </table:table-cell>
          <table:table-cell office:value-type="float" office:value="0.06283">
            <text:p>0.06283</text:p>
          </table:table-cell>
          <table:table-cell office:value-type="float" office:value="0.99304">
            <text:p>0.99304</text:p>
          </table:table-cell>
          <table:table-cell office:value-type="float" office:value="0.06319">
            <text:p>0.06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8841">
            <text:p>3.08841</text:p>
          </table:table-cell>
          <table:table-cell office:value-type="float" office:value="-0.1">
            <text:p>-0.1</text:p>
          </table:table-cell>
          <table:table-cell office:value-type="float" office:value="0.09969">
            <text:p>0.09969</text:p>
          </table:table-cell>
          <table:table-cell office:value-type="float" office:value="0.0529">
            <text:p>0.0529</text:p>
          </table:table-cell>
          <table:table-cell office:value-type="float" office:value="0.99361">
            <text:p>0.99361</text:p>
          </table:table-cell>
          <table:table-cell office:value-type="float" office:value="0.05319">
            <text:p>0.05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09841">
            <text:p>3.09841</text:p>
          </table:table-cell>
          <table:table-cell office:value-type="float" office:value="-0.1">
            <text:p>-0.1</text:p>
          </table:table-cell>
          <table:table-cell office:value-type="float" office:value="0.09974">
            <text:p>0.09974</text:p>
          </table:table-cell>
          <table:table-cell office:value-type="float" office:value="0.04296">
            <text:p>0.04296</text:p>
          </table:table-cell>
          <table:table-cell office:value-type="float" office:value="0.99409">
            <text:p>0.99409</text:p>
          </table:table-cell>
          <table:table-cell office:value-type="float" office:value="0.04319">
            <text:p>0.04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10841">
            <text:p>3.10841</text:p>
          </table:table-cell>
          <table:table-cell office:value-type="float" office:value="-0.1">
            <text:p>-0.1</text:p>
          </table:table-cell>
          <table:table-cell office:value-type="float" office:value="0.09978">
            <text:p>0.09978</text:p>
          </table:table-cell>
          <table:table-cell office:value-type="float" office:value="0.03301">
            <text:p>0.03301</text:p>
          </table:table-cell>
          <table:table-cell office:value-type="float" office:value="0.99446">
            <text:p>0.99446</text:p>
          </table:table-cell>
          <table:table-cell office:value-type="float" office:value="0.03319">
            <text:p>0.03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11841">
            <text:p>3.11841</text:p>
          </table:table-cell>
          <table:table-cell office:value-type="float" office:value="-0.1">
            <text:p>-0.1</text:p>
          </table:table-cell>
          <table:table-cell office:value-type="float" office:value="0.09981">
            <text:p>0.09981</text:p>
          </table:table-cell>
          <table:table-cell office:value-type="float" office:value="0.02307">
            <text:p>0.02307</text:p>
          </table:table-cell>
          <table:table-cell office:value-type="float" office:value="0.99474">
            <text:p>0.99474</text:p>
          </table:table-cell>
          <table:table-cell office:value-type="float" office:value="0.02319">
            <text:p>0.02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12841">
            <text:p>3.12841</text:p>
          </table:table-cell>
          <table:table-cell office:value-type="float" office:value="-0.1">
            <text:p>-0.1</text:p>
          </table:table-cell>
          <table:table-cell office:value-type="float" office:value="0.09982">
            <text:p>0.09982</text:p>
          </table:table-cell>
          <table:table-cell office:value-type="float" office:value="0.01312">
            <text:p>0.01312</text:p>
          </table:table-cell>
          <table:table-cell office:value-type="float" office:value="0.99492">
            <text:p>0.99492</text:p>
          </table:table-cell>
          <table:table-cell office:value-type="float" office:value="0.01319">
            <text:p>0.01319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3.13841">
            <text:p>3.13841</text:p>
          </table:table-cell>
          <table:table-cell office:value-type="float" office:value="-0.1">
            <text:p>-0.1</text:p>
          </table:table-cell>
          <table:table-cell office:value-type="float" office:value="0.09983">
            <text:p>0.09983</text:p>
          </table:table-cell>
          <table:table-cell office:value-type="float" office:value="0.00317">
            <text:p>0.00317</text:p>
          </table:table-cell>
          <table:table-cell office:value-type="float" office:value="0.995">
            <text:p>0.995</text:p>
          </table:table-cell>
          <table:table-cell office:value-type="float" office:value="0.00319">
            <text:p>0.00319</text:p>
          </table:table-cell>
          <table:table-cell office:value-type="float" office:value="-0.1">
            <text:p>-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6T10:58:16</dc:date>
    <meta:document-statistic meta:table-count="1" meta:cell-count="440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448cm" svg:height="23.876cm" xlink:href=".." xlink:type="simple" chart:class="chart:line" chart:style-name="ch1">
        <chart:legend chart:legend-position="end" svg:x="41.411cm" svg:y="10.173cm" style:legend-expansion="high" chart:style-name="ch2"/>
        <chart:plot-area chart:style-name="ch3" table:cell-range-address="Sheet1.A1:Sheet1.G629" svg:x="1.338cm" svg:y="2.043cm" svg:width="38.297cm" svg:height="20.936cm">
          <chartooo:coordinate-region svg:x="1.907cm" svg:y="2.239cm" svg:width="37.588cm" svg:height="20.5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29" chart:class="chart:line">
            <chart:data-point chart:repeated="629"/>
          </chart:series>
          <chart:series chart:style-name="ch7" chart:values-cell-range-address="Sheet1.B1:Sheet1.B629" chart:class="chart:line">
            <chart:data-point chart:repeated="629"/>
          </chart:series>
          <chart:series chart:style-name="ch8" chart:values-cell-range-address="Sheet1.C1:Sheet1.C629" chart:class="chart:line">
            <chart:data-point chart:repeated="629"/>
          </chart:series>
          <chart:series chart:style-name="ch9" chart:values-cell-range-address="Sheet1.D1:Sheet1.D629" chart:class="chart:line">
            <chart:data-point chart:repeated="629"/>
          </chart:series>
          <chart:series chart:style-name="ch10" chart:values-cell-range-address="Sheet1.E1:Sheet1.E629" chart:class="chart:line">
            <chart:data-point chart:repeated="629"/>
          </chart:series>
          <chart:series chart:style-name="ch11" chart:values-cell-range-address="Sheet1.F1:Sheet1.F629" chart:class="chart:line">
            <chart:data-point chart:repeated="629"/>
          </chart:series>
          <chart:series chart:style-name="ch12" chart:values-cell-range-address="Sheet1.G1:Sheet1.G629" chart:class="chart:line">
            <chart:data-point chart:repeated="6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">
                <text:p>-3.14159</text:p>
                <draw:g>
                  <svg:desc>Sheet1.A1:Sheet1.A629</svg:desc>
                </draw:g>
              </table:table-cell>
              <table:table-cell office:value-type="float" office:value="-0.1">
                <text:p>-0.1</text:p>
                <draw:g>
                  <svg:desc>Sheet1.B1:Sheet1.B629</svg:desc>
                </draw:g>
              </table:table-cell>
              <table:table-cell office:value-type="float" office:value="0.09983">
                <text:p>0.09983</text:p>
                <draw:g>
                  <svg:desc>Sheet1.C1:Sheet1.C629</svg:desc>
                </draw:g>
              </table:table-cell>
              <table:table-cell office:value-type="float" office:value="-0">
                <text:p>-0</text:p>
                <draw:g>
                  <svg:desc>Sheet1.D1:Sheet1.D629</svg:desc>
                </draw:g>
              </table:table-cell>
              <table:table-cell office:value-type="float" office:value="0.995">
                <text:p>0.995</text:p>
                <draw:g>
                  <svg:desc>Sheet1.E1:Sheet1.E629</svg:desc>
                </draw:g>
              </table:table-cell>
              <table:table-cell office:value-type="float" office:value="-0">
                <text:p>-0</text:p>
                <draw:g>
                  <svg:desc>Sheet1.F1:Sheet1.F629</svg:desc>
                </draw:g>
              </table:table-cell>
              <table:table-cell office:value-type="float" office:value="-0.1">
                <text:p>-0.1</text:p>
                <draw:g>
                  <svg:desc>Sheet1.G1:Sheet1.G6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13159">
                <text:p>-3.13159</text:p>
              </table:table-cell>
              <table:table-cell office:value-type="float" office:value="-0.1">
                <text:p>-0.1</text:p>
              </table:table-cell>
              <table:table-cell office:value-type="float" office:value="0.09983">
                <text:p>0.09983</text:p>
              </table:table-cell>
              <table:table-cell office:value-type="float" office:value="-0.00995">
                <text:p>-0.00995</text:p>
              </table:table-cell>
              <table:table-cell office:value-type="float" office:value="0.99495">
                <text:p>0.99495</text:p>
              </table:table-cell>
              <table:table-cell office:value-type="float" office:value="-0.01">
                <text:p>-0.0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12159">
                <text:p>-3.12159</text:p>
              </table:table-cell>
              <table:table-cell office:value-type="float" office:value="-0.1">
                <text:p>-0.1</text:p>
              </table:table-cell>
              <table:table-cell office:value-type="float" office:value="0.09981">
                <text:p>0.09981</text:p>
              </table:table-cell>
              <table:table-cell office:value-type="float" office:value="-0.0199">
                <text:p>-0.0199</text:p>
              </table:table-cell>
              <table:table-cell office:value-type="float" office:value="0.99481">
                <text:p>0.99481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1159">
                <text:p>-3.11159</text:p>
              </table:table-cell>
              <table:table-cell office:value-type="float" office:value="-0.1">
                <text:p>-0.1</text:p>
              </table:table-cell>
              <table:table-cell office:value-type="float" office:value="0.09979">
                <text:p>0.09979</text:p>
              </table:table-cell>
              <table:table-cell office:value-type="float" office:value="-0.02985">
                <text:p>-0.02985</text:p>
              </table:table-cell>
              <table:table-cell office:value-type="float" office:value="0.99456">
                <text:p>0.99456</text:p>
              </table:table-cell>
              <table:table-cell office:value-type="float" office:value="-0.03">
                <text:p>-0.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0159">
                <text:p>-3.10159</text:p>
              </table:table-cell>
              <table:table-cell office:value-type="float" office:value="-0.1">
                <text:p>-0.1</text:p>
              </table:table-cell>
              <table:table-cell office:value-type="float" office:value="0.09975">
                <text:p>0.09975</text:p>
              </table:table-cell>
              <table:table-cell office:value-type="float" office:value="-0.03979">
                <text:p>-0.03979</text:p>
              </table:table-cell>
              <table:table-cell office:value-type="float" office:value="0.99422">
                <text:p>0.99422</text:p>
              </table:table-cell>
              <table:table-cell office:value-type="float" office:value="-0.04">
                <text:p>-0.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9159">
                <text:p>-3.09159</text:p>
              </table:table-cell>
              <table:table-cell office:value-type="float" office:value="-0.1">
                <text:p>-0.1</text:p>
              </table:table-cell>
              <table:table-cell office:value-type="float" office:value="0.09971">
                <text:p>0.09971</text:p>
              </table:table-cell>
              <table:table-cell office:value-type="float" office:value="-0.04973">
                <text:p>-0.04973</text:p>
              </table:table-cell>
              <table:table-cell office:value-type="float" office:value="0.99377">
                <text:p>0.99377</text:p>
              </table:table-cell>
              <table:table-cell office:value-type="float" office:value="-0.05">
                <text:p>-0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8159">
                <text:p>-3.08159</text:p>
              </table:table-cell>
              <table:table-cell office:value-type="float" office:value="-0.1">
                <text:p>-0.1</text:p>
              </table:table-cell>
              <table:table-cell office:value-type="float" office:value="0.09966">
                <text:p>0.09966</text:p>
              </table:table-cell>
              <table:table-cell office:value-type="float" office:value="-0.05967">
                <text:p>-0.05967</text:p>
              </table:table-cell>
              <table:table-cell office:value-type="float" office:value="0.99323">
                <text:p>0.99323</text:p>
              </table:table-cell>
              <table:table-cell office:value-type="float" office:value="-0.06">
                <text:p>-0.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07159">
                <text:p>-3.07159</text:p>
              </table:table-cell>
              <table:table-cell office:value-type="float" office:value="-0.1">
                <text:p>-0.1</text:p>
              </table:table-cell>
              <table:table-cell office:value-type="float" office:value="0.09959">
                <text:p>0.09959</text:p>
              </table:table-cell>
              <table:table-cell office:value-type="float" office:value="-0.0696">
                <text:p>-0.0696</text:p>
              </table:table-cell>
              <table:table-cell office:value-type="float" office:value="0.99259">
                <text:p>0.99259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06159">
                <text:p>-3.06159</text:p>
              </table:table-cell>
              <table:table-cell office:value-type="float" office:value="-0.1">
                <text:p>-0.1</text:p>
              </table:table-cell>
              <table:table-cell office:value-type="float" office:value="0.09952">
                <text:p>0.09952</text:p>
              </table:table-cell>
              <table:table-cell office:value-type="float" office:value="-0.07952">
                <text:p>-0.07952</text:p>
              </table:table-cell>
              <table:table-cell office:value-type="float" office:value="0.99185">
                <text:p>0.99185</text:p>
              </table:table-cell>
              <table:table-cell office:value-type="float" office:value="-0.08">
                <text:p>-0.0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05159">
                <text:p>-3.05159</text:p>
              </table:table-cell>
              <table:table-cell office:value-type="float" office:value="-0.1">
                <text:p>-0.1</text:p>
              </table:table-cell>
              <table:table-cell office:value-type="float" office:value="0.09943">
                <text:p>0.09943</text:p>
              </table:table-cell>
              <table:table-cell office:value-type="float" office:value="-0.08943">
                <text:p>-0.08943</text:p>
              </table:table-cell>
              <table:table-cell office:value-type="float" office:value="0.99102">
                <text:p>0.99102</text:p>
              </table:table-cell>
              <table:table-cell office:value-type="float" office:value="-0.09">
                <text:p>-0.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04159">
                <text:p>-3.04159</text:p>
              </table:table-cell>
              <table:table-cell office:value-type="float" office:value="-0.1">
                <text:p>-0.1</text:p>
              </table:table-cell>
              <table:table-cell office:value-type="float" office:value="0.09934">
                <text:p>0.09934</text:p>
              </table:table-cell>
              <table:table-cell office:value-type="float" office:value="-0.09934">
                <text:p>-0.09934</text:p>
              </table:table-cell>
              <table:table-cell office:value-type="float" office:value="0.99008">
                <text:p>0.9900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3159">
                <text:p>-3.03159</text:p>
              </table:table-cell>
              <table:table-cell office:value-type="float" office:value="-0.1">
                <text:p>-0.1</text:p>
              </table:table-cell>
              <table:table-cell office:value-type="float" office:value="0.09924">
                <text:p>0.09924</text:p>
              </table:table-cell>
              <table:table-cell office:value-type="float" office:value="-0.10924">
                <text:p>-0.10924</text:p>
              </table:table-cell>
              <table:table-cell office:value-type="float" office:value="0.98905">
                <text:p>0.98905</text:p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02159">
                <text:p>-3.02159</text:p>
              </table:table-cell>
              <table:table-cell office:value-type="float" office:value="-0.1">
                <text:p>-0.1</text:p>
              </table:table-cell>
              <table:table-cell office:value-type="float" office:value="0.09912">
                <text:p>0.09912</text:p>
              </table:table-cell>
              <table:table-cell office:value-type="float" office:value="-0.11912">
                <text:p>-0.11912</text:p>
              </table:table-cell>
              <table:table-cell office:value-type="float" office:value="0.98792">
                <text:p>0.98792</text:p>
              </table:table-cell>
              <table:table-cell office:value-type="float" office:value="-0.12">
                <text:p>-0.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01159">
                <text:p>-3.01159</text:p>
              </table:table-cell>
              <table:table-cell office:value-type="float" office:value="-0.1">
                <text:p>-0.1</text:p>
              </table:table-cell>
              <table:table-cell office:value-type="float" office:value="0.099">
                <text:p>0.099</text:p>
              </table:table-cell>
              <table:table-cell office:value-type="float" office:value="-0.129">
                <text:p>-0.129</text:p>
              </table:table-cell>
              <table:table-cell office:value-type="float" office:value="0.98669">
                <text:p>0.98669</text:p>
              </table:table-cell>
              <table:table-cell office:value-type="float" office:value="-0.13">
                <text:p>-0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00159">
                <text:p>-3.00159</text:p>
              </table:table-cell>
              <table:table-cell office:value-type="float" office:value="-0.1">
                <text:p>-0.1</text:p>
              </table:table-cell>
              <table:table-cell office:value-type="float" office:value="0.09887">
                <text:p>0.09887</text:p>
              </table:table-cell>
              <table:table-cell office:value-type="float" office:value="-0.13886">
                <text:p>-0.13886</text:p>
              </table:table-cell>
              <table:table-cell office:value-type="float" office:value="0.98536">
                <text:p>0.98536</text:p>
              </table:table-cell>
              <table:table-cell office:value-type="float" office:value="-0.14">
                <text:p>-0.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99159">
                <text:p>-2.99159</text:p>
              </table:table-cell>
              <table:table-cell office:value-type="float" office:value="-0.1">
                <text:p>-0.1</text:p>
              </table:table-cell>
              <table:table-cell office:value-type="float" office:value="0.09872">
                <text:p>0.09872</text:p>
              </table:table-cell>
              <table:table-cell office:value-type="float" office:value="-0.14871">
                <text:p>-0.14871</text:p>
              </table:table-cell>
              <table:table-cell office:value-type="float" office:value="0.98394">
                <text:p>0.98394</text:p>
              </table:table-cell>
              <table:table-cell office:value-type="float" office:value="-0.15">
                <text:p>-0.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98159">
                <text:p>-2.98159</text:p>
              </table:table-cell>
              <table:table-cell office:value-type="float" office:value="-0.1">
                <text:p>-0.1</text:p>
              </table:table-cell>
              <table:table-cell office:value-type="float" office:value="0.09857">
                <text:p>0.09857</text:p>
              </table:table-cell>
              <table:table-cell office:value-type="float" office:value="-0.15854">
                <text:p>-0.15854</text:p>
              </table:table-cell>
              <table:table-cell office:value-type="float" office:value="0.98242">
                <text:p>0.98242</text:p>
              </table:table-cell>
              <table:table-cell office:value-type="float" office:value="-0.16">
                <text:p>-0.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97159">
                <text:p>-2.97159</text:p>
              </table:table-cell>
              <table:table-cell office:value-type="float" office:value="-0.1">
                <text:p>-0.1</text:p>
              </table:table-cell>
              <table:table-cell office:value-type="float" office:value="0.09841">
                <text:p>0.09841</text:p>
              </table:table-cell>
              <table:table-cell office:value-type="float" office:value="-0.16836">
                <text:p>-0.16836</text:p>
              </table:table-cell>
              <table:table-cell office:value-type="float" office:value="0.9808">
                <text:p>0.9808</text:p>
              </table:table-cell>
              <table:table-cell office:value-type="float" office:value="-0.17">
                <text:p>-0.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96159">
                <text:p>-2.96159</text:p>
              </table:table-cell>
              <table:table-cell office:value-type="float" office:value="-0.1">
                <text:p>-0.1</text:p>
              </table:table-cell>
              <table:table-cell office:value-type="float" office:value="0.09824">
                <text:p>0.09824</text:p>
              </table:table-cell>
              <table:table-cell office:value-type="float" office:value="-0.17816">
                <text:p>-0.17816</text:p>
              </table:table-cell>
              <table:table-cell office:value-type="float" office:value="0.97908">
                <text:p>0.97908</text:p>
              </table:table-cell>
              <table:table-cell office:value-type="float" office:value="-0.18">
                <text:p>-0.1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95159">
                <text:p>-2.95159</text:p>
              </table:table-cell>
              <table:table-cell office:value-type="float" office:value="-0.1">
                <text:p>-0.1</text:p>
              </table:table-cell>
              <table:table-cell office:value-type="float" office:value="0.09805">
                <text:p>0.09805</text:p>
              </table:table-cell>
              <table:table-cell office:value-type="float" office:value="-0.18795">
                <text:p>-0.18795</text:p>
              </table:table-cell>
              <table:table-cell office:value-type="float" office:value="0.97727">
                <text:p>0.97727</text:p>
              </table:table-cell>
              <table:table-cell office:value-type="float" office:value="-0.19">
                <text:p>-0.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94159">
                <text:p>-2.94159</text:p>
              </table:table-cell>
              <table:table-cell office:value-type="float" office:value="-0.1">
                <text:p>-0.1</text:p>
              </table:table-cell>
              <table:table-cell office:value-type="float" office:value="0.09786">
                <text:p>0.09786</text:p>
              </table:table-cell>
              <table:table-cell office:value-type="float" office:value="-0.19772">
                <text:p>-0.19772</text:p>
              </table:table-cell>
              <table:table-cell office:value-type="float" office:value="0.97536">
                <text:p>0.97536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3159">
                <text:p>-2.93159</text:p>
              </table:table-cell>
              <table:table-cell office:value-type="float" office:value="-0.1">
                <text:p>-0.1</text:p>
              </table:table-cell>
              <table:table-cell office:value-type="float" office:value="0.09766">
                <text:p>0.09766</text:p>
              </table:table-cell>
              <table:table-cell office:value-type="float" office:value="-0.20746">
                <text:p>-0.20746</text:p>
              </table:table-cell>
              <table:table-cell office:value-type="float" office:value="0.97336">
                <text:p>0.97336</text:p>
              </table:table-cell>
              <table:table-cell office:value-type="float" office:value="-0.21">
                <text:p>-0.2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92159">
                <text:p>-2.92159</text:p>
              </table:table-cell>
              <table:table-cell office:value-type="float" office:value="-0.1">
                <text:p>-0.1</text:p>
              </table:table-cell>
              <table:table-cell office:value-type="float" office:value="0.09745">
                <text:p>0.09745</text:p>
              </table:table-cell>
              <table:table-cell office:value-type="float" office:value="-0.21719">
                <text:p>-0.21719</text:p>
              </table:table-cell>
              <table:table-cell office:value-type="float" office:value="0.97125">
                <text:p>0.97125</text:p>
              </table:table-cell>
              <table:table-cell office:value-type="float" office:value="-0.22">
                <text:p>-0.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91159">
                <text:p>-2.91159</text:p>
              </table:table-cell>
              <table:table-cell office:value-type="float" office:value="-0.1">
                <text:p>-0.1</text:p>
              </table:table-cell>
              <table:table-cell office:value-type="float" office:value="0.09723">
                <text:p>0.09723</text:p>
              </table:table-cell>
              <table:table-cell office:value-type="float" office:value="-0.2269">
                <text:p>-0.2269</text:p>
              </table:table-cell>
              <table:table-cell office:value-type="float" office:value="0.96905">
                <text:p>0.96905</text:p>
              </table:table-cell>
              <table:table-cell office:value-type="float" office:value="-0.23">
                <text:p>-0.2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90159">
                <text:p>-2.90159</text:p>
              </table:table-cell>
              <table:table-cell office:value-type="float" office:value="-0.1">
                <text:p>-0.1</text:p>
              </table:table-cell>
              <table:table-cell office:value-type="float" office:value="0.097">
                <text:p>0.097</text:p>
              </table:table-cell>
              <table:table-cell office:value-type="float" office:value="-0.23658">
                <text:p>-0.23658</text:p>
              </table:table-cell>
              <table:table-cell office:value-type="float" office:value="0.96676">
                <text:p>0.96676</text:p>
              </table:table-cell>
              <table:table-cell office:value-type="float" office:value="-0.24">
                <text:p>-0.2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89159">
                <text:p>-2.89159</text:p>
              </table:table-cell>
              <table:table-cell office:value-type="float" office:value="-0.1">
                <text:p>-0.1</text:p>
              </table:table-cell>
              <table:table-cell office:value-type="float" office:value="0.09676">
                <text:p>0.09676</text:p>
              </table:table-cell>
              <table:table-cell office:value-type="float" office:value="-0.24624">
                <text:p>-0.24624</text:p>
              </table:table-cell>
              <table:table-cell office:value-type="float" office:value="0.96437">
                <text:p>0.96437</text:p>
              </table:table-cell>
              <table:table-cell office:value-type="float" office:value="-0.25">
                <text:p>-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88159">
                <text:p>-2.88159</text:p>
              </table:table-cell>
              <table:table-cell office:value-type="float" office:value="-0.1">
                <text:p>-0.1</text:p>
              </table:table-cell>
              <table:table-cell office:value-type="float" office:value="0.09651">
                <text:p>0.09651</text:p>
              </table:table-cell>
              <table:table-cell office:value-type="float" office:value="-0.25588">
                <text:p>-0.25588</text:p>
              </table:table-cell>
              <table:table-cell office:value-type="float" office:value="0.96188">
                <text:p>0.96188</text:p>
              </table:table-cell>
              <table:table-cell office:value-type="float" office:value="-0.26">
                <text:p>-0.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87159">
                <text:p>-2.87159</text:p>
              </table:table-cell>
              <table:table-cell office:value-type="float" office:value="-0.1">
                <text:p>-0.1</text:p>
              </table:table-cell>
              <table:table-cell office:value-type="float" office:value="0.09625">
                <text:p>0.09625</text:p>
              </table:table-cell>
              <table:table-cell office:value-type="float" office:value="-0.26549">
                <text:p>-0.26549</text:p>
              </table:table-cell>
              <table:table-cell office:value-type="float" office:value="0.9593">
                <text:p>0.9593</text:p>
              </table:table-cell>
              <table:table-cell office:value-type="float" office:value="-0.27">
                <text:p>-0.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86159">
                <text:p>-2.86159</text:p>
              </table:table-cell>
              <table:table-cell office:value-type="float" office:value="-0.1">
                <text:p>-0.1</text:p>
              </table:table-cell>
              <table:table-cell office:value-type="float" office:value="0.09598">
                <text:p>0.09598</text:p>
              </table:table-cell>
              <table:table-cell office:value-type="float" office:value="-0.27508">
                <text:p>-0.27508</text:p>
              </table:table-cell>
              <table:table-cell office:value-type="float" office:value="0.95662">
                <text:p>0.95662</text:p>
              </table:table-cell>
              <table:table-cell office:value-type="float" office:value="-0.28">
                <text:p>-0.2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85159">
                <text:p>-2.85159</text:p>
              </table:table-cell>
              <table:table-cell office:value-type="float" office:value="-0.1">
                <text:p>-0.1</text:p>
              </table:table-cell>
              <table:table-cell office:value-type="float" office:value="0.0957">
                <text:p>0.0957</text:p>
              </table:table-cell>
              <table:table-cell office:value-type="float" office:value="-0.28464">
                <text:p>-0.28464</text:p>
              </table:table-cell>
              <table:table-cell office:value-type="float" office:value="0.95385">
                <text:p>0.95385</text:p>
              </table:table-cell>
              <table:table-cell office:value-type="float" office:value="-0.29">
                <text:p>-0.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84159">
                <text:p>-2.84159</text:p>
              </table:table-cell>
              <table:table-cell office:value-type="float" office:value="-0.1">
                <text:p>-0.1</text:p>
              </table:table-cell>
              <table:table-cell office:value-type="float" office:value="0.09542">
                <text:p>0.09542</text:p>
              </table:table-cell>
              <table:table-cell office:value-type="float" office:value="-0.29417">
                <text:p>-0.29417</text:p>
              </table:table-cell>
              <table:table-cell office:value-type="float" office:value="0.95098">
                <text:p>0.95098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83159">
                <text:p>-2.83159</text:p>
              </table:table-cell>
              <table:table-cell office:value-type="float" office:value="-0.1">
                <text:p>-0.1</text:p>
              </table:table-cell>
              <table:table-cell office:value-type="float" office:value="0.09512">
                <text:p>0.09512</text:p>
              </table:table-cell>
              <table:table-cell office:value-type="float" office:value="-0.30368">
                <text:p>-0.30368</text:p>
              </table:table-cell>
              <table:table-cell office:value-type="float" office:value="0.94802">
                <text:p>0.94802</text:p>
              </table:table-cell>
              <table:table-cell office:value-type="float" office:value="-0.31">
                <text:p>-0.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82159">
                <text:p>-2.82159</text:p>
              </table:table-cell>
              <table:table-cell office:value-type="float" office:value="-0.1">
                <text:p>-0.1</text:p>
              </table:table-cell>
              <table:table-cell office:value-type="float" office:value="0.09481">
                <text:p>0.09481</text:p>
              </table:table-cell>
              <table:table-cell office:value-type="float" office:value="-0.31315">
                <text:p>-0.31315</text:p>
              </table:table-cell>
              <table:table-cell office:value-type="float" office:value="0.94496">
                <text:p>0.94496</text:p>
              </table:table-cell>
              <table:table-cell office:value-type="float" office:value="-0.32">
                <text:p>-0.3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1159">
                <text:p>-2.81159</text:p>
              </table:table-cell>
              <table:table-cell office:value-type="float" office:value="-0.1">
                <text:p>-0.1</text:p>
              </table:table-cell>
              <table:table-cell office:value-type="float" office:value="0.0945">
                <text:p>0.0945</text:p>
              </table:table-cell>
              <table:table-cell office:value-type="float" office:value="-0.32259">
                <text:p>-0.32259</text:p>
              </table:table-cell>
              <table:table-cell office:value-type="float" office:value="0.94181">
                <text:p>0.94181</text:p>
              </table:table-cell>
              <table:table-cell office:value-type="float" office:value="-0.33">
                <text:p>-0.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80159">
                <text:p>-2.80159</text:p>
              </table:table-cell>
              <table:table-cell office:value-type="float" office:value="-0.1">
                <text:p>-0.1</text:p>
              </table:table-cell>
              <table:table-cell office:value-type="float" office:value="0.09417">
                <text:p>0.09417</text:p>
              </table:table-cell>
              <table:table-cell office:value-type="float" office:value="-0.33201">
                <text:p>-0.33201</text:p>
              </table:table-cell>
              <table:table-cell office:value-type="float" office:value="0.93857">
                <text:p>0.93857</text:p>
              </table:table-cell>
              <table:table-cell office:value-type="float" office:value="-0.34">
                <text:p>-0.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9159">
                <text:p>-2.79159</text:p>
              </table:table-cell>
              <table:table-cell office:value-type="float" office:value="-0.1">
                <text:p>-0.1</text:p>
              </table:table-cell>
              <table:table-cell office:value-type="float" office:value="0.09384">
                <text:p>0.09384</text:p>
              </table:table-cell>
              <table:table-cell office:value-type="float" office:value="-0.34138">
                <text:p>-0.34138</text:p>
              </table:table-cell>
              <table:table-cell office:value-type="float" office:value="0.93523">
                <text:p>0.93523</text:p>
              </table:table-cell>
              <table:table-cell office:value-type="float" office:value="-0.35">
                <text:p>-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78159">
                <text:p>-2.78159</text:p>
              </table:table-cell>
              <table:table-cell office:value-type="float" office:value="-0.1">
                <text:p>-0.1</text:p>
              </table:table-cell>
              <table:table-cell office:value-type="float" office:value="0.09349">
                <text:p>0.09349</text:p>
              </table:table-cell>
              <table:table-cell office:value-type="float" office:value="-0.35073">
                <text:p>-0.35073</text:p>
              </table:table-cell>
              <table:table-cell office:value-type="float" office:value="0.9318">
                <text:p>0.9318</text:p>
              </table:table-cell>
              <table:table-cell office:value-type="float" office:value="-0.36">
                <text:p>-0.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77159">
                <text:p>-2.77159</text:p>
              </table:table-cell>
              <table:table-cell office:value-type="float" office:value="-0.1">
                <text:p>-0.1</text:p>
              </table:table-cell>
              <table:table-cell office:value-type="float" office:value="0.09314">
                <text:p>0.09314</text:p>
              </table:table-cell>
              <table:table-cell office:value-type="float" office:value="-0.36004">
                <text:p>-0.36004</text:p>
              </table:table-cell>
              <table:table-cell office:value-type="float" office:value="0.92827">
                <text:p>0.92827</text:p>
              </table:table-cell>
              <table:table-cell office:value-type="float" office:value="-0.37">
                <text:p>-0.3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76159">
                <text:p>-2.76159</text:p>
              </table:table-cell>
              <table:table-cell office:value-type="float" office:value="-0.1">
                <text:p>-0.1</text:p>
              </table:table-cell>
              <table:table-cell office:value-type="float" office:value="0.09278">
                <text:p>0.09278</text:p>
              </table:table-cell>
              <table:table-cell office:value-type="float" office:value="-0.36932">
                <text:p>-0.36932</text:p>
              </table:table-cell>
              <table:table-cell office:value-type="float" office:value="0.92466">
                <text:p>0.92466</text:p>
              </table:table-cell>
              <table:table-cell office:value-type="float" office:value="-0.38">
                <text:p>-0.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75159">
                <text:p>-2.75159</text:p>
              </table:table-cell>
              <table:table-cell office:value-type="float" office:value="-0.1">
                <text:p>-0.1</text:p>
              </table:table-cell>
              <table:table-cell office:value-type="float" office:value="0.0924">
                <text:p>0.0924</text:p>
              </table:table-cell>
              <table:table-cell office:value-type="float" office:value="-0.37856">
                <text:p>-0.37856</text:p>
              </table:table-cell>
              <table:table-cell office:value-type="float" office:value="0.92095">
                <text:p>0.92095</text:p>
              </table:table-cell>
              <table:table-cell office:value-type="float" office:value="-0.39">
                <text:p>-0.3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74159">
                <text:p>-2.74159</text:p>
              </table:table-cell>
              <table:table-cell office:value-type="float" office:value="-0.1">
                <text:p>-0.1</text:p>
              </table:table-cell>
              <table:table-cell office:value-type="float" office:value="0.09202">
                <text:p>0.09202</text:p>
              </table:table-cell>
              <table:table-cell office:value-type="float" office:value="-0.38777">
                <text:p>-0.38777</text:p>
              </table:table-cell>
              <table:table-cell office:value-type="float" office:value="0.91715">
                <text:p>0.91715</text:p>
              </table:table-cell>
              <table:table-cell office:value-type="float" office:value="-0.4">
                <text:p>-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73159">
                <text:p>-2.73159</text:p>
              </table:table-cell>
              <table:table-cell office:value-type="float" office:value="-0.1">
                <text:p>-0.1</text:p>
              </table:table-cell>
              <table:table-cell office:value-type="float" office:value="0.09163">
                <text:p>0.09163</text:p>
              </table:table-cell>
              <table:table-cell office:value-type="float" office:value="-0.39693">
                <text:p>-0.39693</text:p>
              </table:table-cell>
              <table:table-cell office:value-type="float" office:value="0.91326">
                <text:p>0.91326</text:p>
              </table:table-cell>
              <table:table-cell office:value-type="float" office:value="-0.41">
                <text:p>-0.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2159">
                <text:p>-2.72159</text:p>
              </table:table-cell>
              <table:table-cell office:value-type="float" office:value="-0.1">
                <text:p>-0.1</text:p>
              </table:table-cell>
              <table:table-cell office:value-type="float" office:value="0.09123">
                <text:p>0.09123</text:p>
              </table:table-cell>
              <table:table-cell office:value-type="float" office:value="-0.40606">
                <text:p>-0.40606</text:p>
              </table:table-cell>
              <table:table-cell office:value-type="float" office:value="0.90928">
                <text:p>0.90928</text:p>
              </table:table-cell>
              <table:table-cell office:value-type="float" office:value="-0.42">
                <text:p>-0.4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71159">
                <text:p>-2.71159</text:p>
              </table:table-cell>
              <table:table-cell office:value-type="float" office:value="-0.1">
                <text:p>-0.1</text:p>
              </table:table-cell>
              <table:table-cell office:value-type="float" office:value="0.09082">
                <text:p>0.09082</text:p>
              </table:table-cell>
              <table:table-cell office:value-type="float" office:value="-0.41515">
                <text:p>-0.41515</text:p>
              </table:table-cell>
              <table:table-cell office:value-type="float" office:value="0.90521">
                <text:p>0.90521</text:p>
              </table:table-cell>
              <table:table-cell office:value-type="float" office:value="-0.43">
                <text:p>-0.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70159">
                <text:p>-2.70159</text:p>
              </table:table-cell>
              <table:table-cell office:value-type="float" office:value="-0.1">
                <text:p>-0.1</text:p>
              </table:table-cell>
              <table:table-cell office:value-type="float" office:value="0.09041">
                <text:p>0.09041</text:p>
              </table:table-cell>
              <table:table-cell office:value-type="float" office:value="-0.4242">
                <text:p>-0.4242</text:p>
              </table:table-cell>
              <table:table-cell office:value-type="float" office:value="0.90105">
                <text:p>0.90105</text:p>
              </table:table-cell>
              <table:table-cell office:value-type="float" office:value="-0.44">
                <text:p>-0.4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69159">
                <text:p>-2.69159</text:p>
              </table:table-cell>
              <table:table-cell office:value-type="float" office:value="-0.1">
                <text:p>-0.1</text:p>
              </table:table-cell>
              <table:table-cell office:value-type="float" office:value="0.08998">
                <text:p>0.08998</text:p>
              </table:table-cell>
              <table:table-cell office:value-type="float" office:value="-0.4332">
                <text:p>-0.4332</text:p>
              </table:table-cell>
              <table:table-cell office:value-type="float" office:value="0.89679">
                <text:p>0.89679</text:p>
              </table:table-cell>
              <table:table-cell office:value-type="float" office:value="-0.45">
                <text:p>-0.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68159">
                <text:p>-2.68159</text:p>
              </table:table-cell>
              <table:table-cell office:value-type="float" office:value="-0.1">
                <text:p>-0.1</text:p>
              </table:table-cell>
              <table:table-cell office:value-type="float" office:value="0.08954">
                <text:p>0.08954</text:p>
              </table:table-cell>
              <table:table-cell office:value-type="float" office:value="-0.44216">
                <text:p>-0.44216</text:p>
              </table:table-cell>
              <table:table-cell office:value-type="float" office:value="0.89245">
                <text:p>0.89245</text:p>
              </table:table-cell>
              <table:table-cell office:value-type="float" office:value="-0.46">
                <text:p>-0.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67159">
                <text:p>-2.67159</text:p>
              </table:table-cell>
              <table:table-cell office:value-type="float" office:value="-0.1">
                <text:p>-0.1</text:p>
              </table:table-cell>
              <table:table-cell office:value-type="float" office:value="0.0891">
                <text:p>0.0891</text:p>
              </table:table-cell>
              <table:table-cell office:value-type="float" office:value="-0.45109">
                <text:p>-0.45109</text:p>
              </table:table-cell>
              <table:table-cell office:value-type="float" office:value="0.88802">
                <text:p>0.88802</text:p>
              </table:table-cell>
              <table:table-cell office:value-type="float" office:value="-0.47">
                <text:p>-0.4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66159">
                <text:p>-2.66159</text:p>
              </table:table-cell>
              <table:table-cell office:value-type="float" office:value="-0.1">
                <text:p>-0.1</text:p>
              </table:table-cell>
              <table:table-cell office:value-type="float" office:value="0.08865">
                <text:p>0.08865</text:p>
              </table:table-cell>
              <table:table-cell office:value-type="float" office:value="-0.45996">
                <text:p>-0.45996</text:p>
              </table:table-cell>
              <table:table-cell office:value-type="float" office:value="0.8835">
                <text:p>0.8835</text:p>
              </table:table-cell>
              <table:table-cell office:value-type="float" office:value="-0.48">
                <text:p>-0.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65159">
                <text:p>-2.65159</text:p>
              </table:table-cell>
              <table:table-cell office:value-type="float" office:value="-0.1">
                <text:p>-0.1</text:p>
              </table:table-cell>
              <table:table-cell office:value-type="float" office:value="0.08818">
                <text:p>0.08818</text:p>
              </table:table-cell>
              <table:table-cell office:value-type="float" office:value="-0.46879">
                <text:p>-0.46879</text:p>
              </table:table-cell>
              <table:table-cell office:value-type="float" office:value="0.8789">
                <text:p>0.8789</text:p>
              </table:table-cell>
              <table:table-cell office:value-type="float" office:value="-0.49">
                <text:p>-0.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64159">
                <text:p>-2.64159</text:p>
              </table:table-cell>
              <table:table-cell office:value-type="float" office:value="-0.1">
                <text:p>-0.1</text:p>
              </table:table-cell>
              <table:table-cell office:value-type="float" office:value="0.08771">
                <text:p>0.08771</text:p>
              </table:table-cell>
              <table:table-cell office:value-type="float" office:value="-0.47758">
                <text:p>-0.47758</text:p>
              </table:table-cell>
              <table:table-cell office:value-type="float" office:value="0.8742">
                <text:p>0.8742</text:p>
              </table:table-cell>
              <table:table-cell office:value-type="float" office:value="-0.5">
                <text:p>-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63159">
                <text:p>-2.63159</text:p>
              </table:table-cell>
              <table:table-cell office:value-type="float" office:value="-0.1">
                <text:p>-0.1</text:p>
              </table:table-cell>
              <table:table-cell office:value-type="float" office:value="0.08723">
                <text:p>0.08723</text:p>
              </table:table-cell>
              <table:table-cell office:value-type="float" office:value="-0.48632">
                <text:p>-0.48632</text:p>
              </table:table-cell>
              <table:table-cell office:value-type="float" office:value="0.86942">
                <text:p>0.86942</text:p>
              </table:table-cell>
              <table:table-cell office:value-type="float" office:value="-0.51">
                <text:p>-0.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62159">
                <text:p>-2.62159</text:p>
              </table:table-cell>
              <table:table-cell office:value-type="float" office:value="-0.1">
                <text:p>-0.1</text:p>
              </table:table-cell>
              <table:table-cell office:value-type="float" office:value="0.08674">
                <text:p>0.08674</text:p>
              </table:table-cell>
              <table:table-cell office:value-type="float" office:value="-0.49501">
                <text:p>-0.49501</text:p>
              </table:table-cell>
              <table:table-cell office:value-type="float" office:value="0.86455">
                <text:p>0.86455</text:p>
              </table:table-cell>
              <table:table-cell office:value-type="float" office:value="-0.52">
                <text:p>-0.5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61159">
                <text:p>-2.61159</text:p>
              </table:table-cell>
              <table:table-cell office:value-type="float" office:value="-0.1">
                <text:p>-0.1</text:p>
              </table:table-cell>
              <table:table-cell office:value-type="float" office:value="0.08625">
                <text:p>0.08625</text:p>
              </table:table-cell>
              <table:table-cell office:value-type="float" office:value="-0.50365">
                <text:p>-0.50365</text:p>
              </table:table-cell>
              <table:table-cell office:value-type="float" office:value="0.85959">
                <text:p>0.85959</text:p>
              </table:table-cell>
              <table:table-cell office:value-type="float" office:value="-0.53">
                <text:p>-0.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0159">
                <text:p>-2.60159</text:p>
              </table:table-cell>
              <table:table-cell office:value-type="float" office:value="-0.1">
                <text:p>-0.1</text:p>
              </table:table-cell>
              <table:table-cell office:value-type="float" office:value="0.08574">
                <text:p>0.08574</text:p>
              </table:table-cell>
              <table:table-cell office:value-type="float" office:value="-0.51224">
                <text:p>-0.51224</text:p>
              </table:table-cell>
              <table:table-cell office:value-type="float" office:value="0.85455">
                <text:p>0.85455</text:p>
              </table:table-cell>
              <table:table-cell office:value-type="float" office:value="-0.54">
                <text:p>-0.5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59159">
                <text:p>-2.59159</text:p>
              </table:table-cell>
              <table:table-cell office:value-type="float" office:value="-0.1">
                <text:p>-0.1</text:p>
              </table:table-cell>
              <table:table-cell office:value-type="float" office:value="0.08523">
                <text:p>0.08523</text:p>
              </table:table-cell>
              <table:table-cell office:value-type="float" office:value="-0.52079">
                <text:p>-0.52079</text:p>
              </table:table-cell>
              <table:table-cell office:value-type="float" office:value="0.84942">
                <text:p>0.84942</text:p>
              </table:table-cell>
              <table:table-cell office:value-type="float" office:value="-0.55">
                <text:p>-0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58159">
                <text:p>-2.58159</text:p>
              </table:table-cell>
              <table:table-cell office:value-type="float" office:value="-0.1">
                <text:p>-0.1</text:p>
              </table:table-cell>
              <table:table-cell office:value-type="float" office:value="0.0847">
                <text:p>0.0847</text:p>
              </table:table-cell>
              <table:table-cell office:value-type="float" office:value="-0.52928">
                <text:p>-0.52928</text:p>
              </table:table-cell>
              <table:table-cell office:value-type="float" office:value="0.84421">
                <text:p>0.84421</text:p>
              </table:table-cell>
              <table:table-cell office:value-type="float" office:value="-0.56">
                <text:p>-0.5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57159">
                <text:p>-2.57159</text:p>
              </table:table-cell>
              <table:table-cell office:value-type="float" office:value="-0.1">
                <text:p>-0.1</text:p>
              </table:table-cell>
              <table:table-cell office:value-type="float" office:value="0.08417">
                <text:p>0.08417</text:p>
              </table:table-cell>
              <table:table-cell office:value-type="float" office:value="-0.53772">
                <text:p>-0.53772</text:p>
              </table:table-cell>
              <table:table-cell office:value-type="float" office:value="0.83891">
                <text:p>0.83891</text:p>
              </table:table-cell>
              <table:table-cell office:value-type="float" office:value="-0.57">
                <text:p>-0.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56159">
                <text:p>-2.56159</text:p>
              </table:table-cell>
              <table:table-cell office:value-type="float" office:value="-0.1">
                <text:p>-0.1</text:p>
              </table:table-cell>
              <table:table-cell office:value-type="float" office:value="0.08363">
                <text:p>0.08363</text:p>
              </table:table-cell>
              <table:table-cell office:value-type="float" office:value="-0.5461">
                <text:p>-0.5461</text:p>
              </table:table-cell>
              <table:table-cell office:value-type="float" office:value="0.83353">
                <text:p>0.83353</text:p>
              </table:table-cell>
              <table:table-cell office:value-type="float" office:value="-0.58">
                <text:p>-0.5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5159">
                <text:p>-2.55159</text:p>
              </table:table-cell>
              <table:table-cell office:value-type="float" office:value="-0.1">
                <text:p>-0.1</text:p>
              </table:table-cell>
              <table:table-cell office:value-type="float" office:value="0.08308">
                <text:p>0.08308</text:p>
              </table:table-cell>
              <table:table-cell office:value-type="float" office:value="-0.55444">
                <text:p>-0.55444</text:p>
              </table:table-cell>
              <table:table-cell office:value-type="float" office:value="0.82807">
                <text:p>0.82807</text:p>
              </table:table-cell>
              <table:table-cell office:value-type="float" office:value="-0.59">
                <text:p>-0.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54159">
                <text:p>-2.54159</text:p>
              </table:table-cell>
              <table:table-cell office:value-type="float" office:value="-0.1">
                <text:p>-0.1</text:p>
              </table:table-cell>
              <table:table-cell office:value-type="float" office:value="0.08253">
                <text:p>0.08253</text:p>
              </table:table-cell>
              <table:table-cell office:value-type="float" office:value="-0.56272">
                <text:p>-0.56272</text:p>
              </table:table-cell>
              <table:table-cell office:value-type="float" office:value="0.82252">
                <text:p>0.82252</text:p>
              </table:table-cell>
              <table:table-cell office:value-type="float" office:value="-0.6">
                <text:p>-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53159">
                <text:p>-2.53159</text:p>
              </table:table-cell>
              <table:table-cell office:value-type="float" office:value="-0.1">
                <text:p>-0.1</text:p>
              </table:table-cell>
              <table:table-cell office:value-type="float" office:value="0.08196">
                <text:p>0.08196</text:p>
              </table:table-cell>
              <table:table-cell office:value-type="float" office:value="-0.57094">
                <text:p>-0.57094</text:p>
              </table:table-cell>
              <table:table-cell office:value-type="float" office:value="0.81689">
                <text:p>0.81689</text:p>
              </table:table-cell>
              <table:table-cell office:value-type="float" office:value="-0.61">
                <text:p>-0.6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52159">
                <text:p>-2.52159</text:p>
              </table:table-cell>
              <table:table-cell office:value-type="float" office:value="-0.1">
                <text:p>-0.1</text:p>
              </table:table-cell>
              <table:table-cell office:value-type="float" office:value="0.08139">
                <text:p>0.08139</text:p>
              </table:table-cell>
              <table:table-cell office:value-type="float" office:value="-0.57911">
                <text:p>-0.57911</text:p>
              </table:table-cell>
              <table:table-cell office:value-type="float" office:value="0.81118">
                <text:p>0.81118</text:p>
              </table:table-cell>
              <table:table-cell office:value-type="float" office:value="-0.62">
                <text:p>-0.6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51159">
                <text:p>-2.51159</text:p>
              </table:table-cell>
              <table:table-cell office:value-type="float" office:value="-0.1">
                <text:p>-0.1</text:p>
              </table:table-cell>
              <table:table-cell office:value-type="float" office:value="0.08081">
                <text:p>0.08081</text:p>
              </table:table-cell>
              <table:table-cell office:value-type="float" office:value="-0.58722">
                <text:p>-0.58722</text:p>
              </table:table-cell>
              <table:table-cell office:value-type="float" office:value="0.80539">
                <text:p>0.80539</text:p>
              </table:table-cell>
              <table:table-cell office:value-type="float" office:value="-0.63">
                <text:p>-0.6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50159">
                <text:p>-2.50159</text:p>
              </table:table-cell>
              <table:table-cell office:value-type="float" office:value="-0.1">
                <text:p>-0.1</text:p>
              </table:table-cell>
              <table:table-cell office:value-type="float" office:value="0.08022">
                <text:p>0.08022</text:p>
              </table:table-cell>
              <table:table-cell office:value-type="float" office:value="-0.59527">
                <text:p>-0.59527</text:p>
              </table:table-cell>
              <table:table-cell office:value-type="float" office:value="0.79951">
                <text:p>0.79951</text:p>
              </table:table-cell>
              <table:table-cell office:value-type="float" office:value="-0.64">
                <text:p>-0.6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49159">
                <text:p>-2.49159</text:p>
              </table:table-cell>
              <table:table-cell office:value-type="float" office:value="-0.1">
                <text:p>-0.1</text:p>
              </table:table-cell>
              <table:table-cell office:value-type="float" office:value="0.07962">
                <text:p>0.07962</text:p>
              </table:table-cell>
              <table:table-cell office:value-type="float" office:value="-0.60327">
                <text:p>-0.60327</text:p>
              </table:table-cell>
              <table:table-cell office:value-type="float" office:value="0.79356">
                <text:p>0.79356</text:p>
              </table:table-cell>
              <table:table-cell office:value-type="float" office:value="-0.65">
                <text:p>-0.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48159">
                <text:p>-2.48159</text:p>
              </table:table-cell>
              <table:table-cell office:value-type="float" office:value="-0.1">
                <text:p>-0.1</text:p>
              </table:table-cell>
              <table:table-cell office:value-type="float" office:value="0.07902">
                <text:p>0.07902</text:p>
              </table:table-cell>
              <table:table-cell office:value-type="float" office:value="-0.6112">
                <text:p>-0.6112</text:p>
              </table:table-cell>
              <table:table-cell office:value-type="float" office:value="0.78752">
                <text:p>0.78752</text:p>
              </table:table-cell>
              <table:table-cell office:value-type="float" office:value="-0.66">
                <text:p>-0.6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47159">
                <text:p>-2.47159</text:p>
              </table:table-cell>
              <table:table-cell office:value-type="float" office:value="-0.1">
                <text:p>-0.1</text:p>
              </table:table-cell>
              <table:table-cell office:value-type="float" office:value="0.0784">
                <text:p>0.0784</text:p>
              </table:table-cell>
              <table:table-cell office:value-type="float" office:value="-0.61907">
                <text:p>-0.61907</text:p>
              </table:table-cell>
              <table:table-cell office:value-type="float" office:value="0.78141">
                <text:p>0.78141</text:p>
              </table:table-cell>
              <table:table-cell office:value-type="float" office:value="-0.67">
                <text:p>-0.6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46159">
                <text:p>-2.46159</text:p>
              </table:table-cell>
              <table:table-cell office:value-type="float" office:value="-0.1">
                <text:p>-0.1</text:p>
              </table:table-cell>
              <table:table-cell office:value-type="float" office:value="0.07778">
                <text:p>0.07778</text:p>
              </table:table-cell>
              <table:table-cell office:value-type="float" office:value="-0.62689">
                <text:p>-0.62689</text:p>
              </table:table-cell>
              <table:table-cell office:value-type="float" office:value="0.77522">
                <text:p>0.77522</text:p>
              </table:table-cell>
              <table:table-cell office:value-type="float" office:value="-0.68">
                <text:p>-0.6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45159">
                <text:p>-2.45159</text:p>
              </table:table-cell>
              <table:table-cell office:value-type="float" office:value="-0.1">
                <text:p>-0.1</text:p>
              </table:table-cell>
              <table:table-cell office:value-type="float" office:value="0.07715">
                <text:p>0.07715</text:p>
              </table:table-cell>
              <table:table-cell office:value-type="float" office:value="-0.63464">
                <text:p>-0.63464</text:p>
              </table:table-cell>
              <table:table-cell office:value-type="float" office:value="0.76895">
                <text:p>0.76895</text:p>
              </table:table-cell>
              <table:table-cell office:value-type="float" office:value="-0.69">
                <text:p>-0.6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44159">
                <text:p>-2.44159</text:p>
              </table:table-cell>
              <table:table-cell office:value-type="float" office:value="-0.1">
                <text:p>-0.1</text:p>
              </table:table-cell>
              <table:table-cell office:value-type="float" office:value="0.07652">
                <text:p>0.07652</text:p>
              </table:table-cell>
              <table:table-cell office:value-type="float" office:value="-0.64233">
                <text:p>-0.64233</text:p>
              </table:table-cell>
              <table:table-cell office:value-type="float" office:value="0.7626">
                <text:p>0.7626</text:p>
              </table:table-cell>
              <table:table-cell office:value-type="float" office:value="-0.7">
                <text:p>-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43159">
                <text:p>-2.43159</text:p>
              </table:table-cell>
              <table:table-cell office:value-type="float" office:value="-0.1">
                <text:p>-0.1</text:p>
              </table:table-cell>
              <table:table-cell office:value-type="float" office:value="0.07587">
                <text:p>0.07587</text:p>
              </table:table-cell>
              <table:table-cell office:value-type="float" office:value="-0.64995">
                <text:p>-0.64995</text:p>
              </table:table-cell>
              <table:table-cell office:value-type="float" office:value="0.75618">
                <text:p>0.75618</text:p>
              </table:table-cell>
              <table:table-cell office:value-type="float" office:value="-0.71">
                <text:p>-0.7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42159">
                <text:p>-2.42159</text:p>
              </table:table-cell>
              <table:table-cell office:value-type="float" office:value="-0.1">
                <text:p>-0.1</text:p>
              </table:table-cell>
              <table:table-cell office:value-type="float" office:value="0.07522">
                <text:p>0.07522</text:p>
              </table:table-cell>
              <table:table-cell office:value-type="float" office:value="-0.65752">
                <text:p>-0.65752</text:p>
              </table:table-cell>
              <table:table-cell office:value-type="float" office:value="0.74968">
                <text:p>0.74968</text:p>
              </table:table-cell>
              <table:table-cell office:value-type="float" office:value="-0.72">
                <text:p>-0.7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41159">
                <text:p>-2.41159</text:p>
              </table:table-cell>
              <table:table-cell office:value-type="float" office:value="-0.1">
                <text:p>-0.1</text:p>
              </table:table-cell>
              <table:table-cell office:value-type="float" office:value="0.07456">
                <text:p>0.07456</text:p>
              </table:table-cell>
              <table:table-cell office:value-type="float" office:value="-0.66501">
                <text:p>-0.66501</text:p>
              </table:table-cell>
              <table:table-cell office:value-type="float" office:value="0.7431">
                <text:p>0.7431</text:p>
              </table:table-cell>
              <table:table-cell office:value-type="float" office:value="-0.73">
                <text:p>-0.7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40159">
                <text:p>-2.40159</text:p>
              </table:table-cell>
              <table:table-cell office:value-type="float" office:value="-0.1">
                <text:p>-0.1</text:p>
              </table:table-cell>
              <table:table-cell office:value-type="float" office:value="0.07389">
                <text:p>0.07389</text:p>
              </table:table-cell>
              <table:table-cell office:value-type="float" office:value="-0.67244">
                <text:p>-0.67244</text:p>
              </table:table-cell>
              <table:table-cell office:value-type="float" office:value="0.73645">
                <text:p>0.73645</text:p>
              </table:table-cell>
              <table:table-cell office:value-type="float" office:value="-0.74">
                <text:p>-0.7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39159">
                <text:p>-2.39159</text:p>
              </table:table-cell>
              <table:table-cell office:value-type="float" office:value="-0.1">
                <text:p>-0.1</text:p>
              </table:table-cell>
              <table:table-cell office:value-type="float" office:value="0.07322">
                <text:p>0.07322</text:p>
              </table:table-cell>
              <table:table-cell office:value-type="float" office:value="-0.67981">
                <text:p>-0.67981</text:p>
              </table:table-cell>
              <table:table-cell office:value-type="float" office:value="0.72973">
                <text:p>0.72973</text:p>
              </table:table-cell>
              <table:table-cell office:value-type="float" office:value="-0.75">
                <text:p>-0.7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8159">
                <text:p>-2.38159</text:p>
              </table:table-cell>
              <table:table-cell office:value-type="float" office:value="-0.1">
                <text:p>-0.1</text:p>
              </table:table-cell>
              <table:table-cell office:value-type="float" office:value="0.07253">
                <text:p>0.07253</text:p>
              </table:table-cell>
              <table:table-cell office:value-type="float" office:value="-0.68711">
                <text:p>-0.68711</text:p>
              </table:table-cell>
              <table:table-cell office:value-type="float" office:value="0.72293">
                <text:p>0.72293</text:p>
              </table:table-cell>
              <table:table-cell office:value-type="float" office:value="-0.76">
                <text:p>-0.7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7159">
                <text:p>-2.37159</text:p>
              </table:table-cell>
              <table:table-cell office:value-type="float" office:value="-0.1">
                <text:p>-0.1</text:p>
              </table:table-cell>
              <table:table-cell office:value-type="float" office:value="0.07185">
                <text:p>0.07185</text:p>
              </table:table-cell>
              <table:table-cell office:value-type="float" office:value="-0.69434">
                <text:p>-0.69434</text:p>
              </table:table-cell>
              <table:table-cell office:value-type="float" office:value="0.71606">
                <text:p>0.71606</text:p>
              </table:table-cell>
              <table:table-cell office:value-type="float" office:value="-0.77">
                <text:p>-0.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36159">
                <text:p>-2.36159</text:p>
              </table:table-cell>
              <table:table-cell office:value-type="float" office:value="-0.1">
                <text:p>-0.1</text:p>
              </table:table-cell>
              <table:table-cell office:value-type="float" office:value="0.07115">
                <text:p>0.07115</text:p>
              </table:table-cell>
              <table:table-cell office:value-type="float" office:value="-0.7015">
                <text:p>-0.7015</text:p>
              </table:table-cell>
              <table:table-cell office:value-type="float" office:value="0.70911">
                <text:p>0.70911</text:p>
              </table:table-cell>
              <table:table-cell office:value-type="float" office:value="-0.78">
                <text:p>-0.7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35159">
                <text:p>-2.35159</text:p>
              </table:table-cell>
              <table:table-cell office:value-type="float" office:value="-0.1">
                <text:p>-0.1</text:p>
              </table:table-cell>
              <table:table-cell office:value-type="float" office:value="0.07044">
                <text:p>0.07044</text:p>
              </table:table-cell>
              <table:table-cell office:value-type="float" office:value="-0.70859">
                <text:p>-0.70859</text:p>
              </table:table-cell>
              <table:table-cell office:value-type="float" office:value="0.7021">
                <text:p>0.7021</text:p>
              </table:table-cell>
              <table:table-cell office:value-type="float" office:value="-0.79">
                <text:p>-0.7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34159">
                <text:p>-2.34159</text:p>
              </table:table-cell>
              <table:table-cell office:value-type="float" office:value="-0.1">
                <text:p>-0.1</text:p>
              </table:table-cell>
              <table:table-cell office:value-type="float" office:value="0.06973">
                <text:p>0.06973</text:p>
              </table:table-cell>
              <table:table-cell office:value-type="float" office:value="-0.71561">
                <text:p>-0.71561</text:p>
              </table:table-cell>
              <table:table-cell office:value-type="float" office:value="0.69501">
                <text:p>0.69501</text:p>
              </table:table-cell>
              <table:table-cell office:value-type="float" office:value="-0.8">
                <text:p>-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3159">
                <text:p>-2.33159</text:p>
              </table:table-cell>
              <table:table-cell office:value-type="float" office:value="-0.1">
                <text:p>-0.1</text:p>
              </table:table-cell>
              <table:table-cell office:value-type="float" office:value="0.06902">
                <text:p>0.06902</text:p>
              </table:table-cell>
              <table:table-cell office:value-type="float" office:value="-0.72256">
                <text:p>-0.72256</text:p>
              </table:table-cell>
              <table:table-cell office:value-type="float" office:value="0.68785">
                <text:p>0.68785</text:p>
              </table:table-cell>
              <table:table-cell office:value-type="float" office:value="-0.81">
                <text:p>-0.8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32159">
                <text:p>-2.32159</text:p>
              </table:table-cell>
              <table:table-cell office:value-type="float" office:value="-0.1">
                <text:p>-0.1</text:p>
              </table:table-cell>
              <table:table-cell office:value-type="float" office:value="0.06829">
                <text:p>0.06829</text:p>
              </table:table-cell>
              <table:table-cell office:value-type="float" office:value="-0.72944">
                <text:p>-0.72944</text:p>
              </table:table-cell>
              <table:table-cell office:value-type="float" office:value="0.68063">
                <text:p>0.68063</text:p>
              </table:table-cell>
              <table:table-cell office:value-type="float" office:value="-0.82">
                <text:p>-0.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31159">
                <text:p>-2.31159</text:p>
              </table:table-cell>
              <table:table-cell office:value-type="float" office:value="-0.1">
                <text:p>-0.1</text:p>
              </table:table-cell>
              <table:table-cell office:value-type="float" office:value="0.06756">
                <text:p>0.06756</text:p>
              </table:table-cell>
              <table:table-cell office:value-type="float" office:value="-0.73625">
                <text:p>-0.73625</text:p>
              </table:table-cell>
              <table:table-cell office:value-type="float" office:value="0.67333">
                <text:p>0.67333</text:p>
              </table:table-cell>
              <table:table-cell office:value-type="float" office:value="-0.83">
                <text:p>-0.8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30159">
                <text:p>-2.30159</text:p>
              </table:table-cell>
              <table:table-cell office:value-type="float" office:value="-0.1">
                <text:p>-0.1</text:p>
              </table:table-cell>
              <table:table-cell office:value-type="float" office:value="0.06682">
                <text:p>0.06682</text:p>
              </table:table-cell>
              <table:table-cell office:value-type="float" office:value="-0.74298">
                <text:p>-0.74298</text:p>
              </table:table-cell>
              <table:table-cell office:value-type="float" office:value="0.66597">
                <text:p>0.66597</text:p>
              </table:table-cell>
              <table:table-cell office:value-type="float" office:value="-0.84">
                <text:p>-0.8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29159">
                <text:p>-2.29159</text:p>
              </table:table-cell>
              <table:table-cell office:value-type="float" office:value="-0.1">
                <text:p>-0.1</text:p>
              </table:table-cell>
              <table:table-cell office:value-type="float" office:value="0.06607">
                <text:p>0.06607</text:p>
              </table:table-cell>
              <table:table-cell office:value-type="float" office:value="-0.74964">
                <text:p>-0.74964</text:p>
              </table:table-cell>
              <table:table-cell office:value-type="float" office:value="0.65854">
                <text:p>0.65854</text:p>
              </table:table-cell>
              <table:table-cell office:value-type="float" office:value="-0.85">
                <text:p>-0.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28159">
                <text:p>-2.28159</text:p>
              </table:table-cell>
              <table:table-cell office:value-type="float" office:value="-0.1">
                <text:p>-0.1</text:p>
              </table:table-cell>
              <table:table-cell office:value-type="float" office:value="0.06532">
                <text:p>0.06532</text:p>
              </table:table-cell>
              <table:table-cell office:value-type="float" office:value="-0.75622">
                <text:p>-0.75622</text:p>
              </table:table-cell>
              <table:table-cell office:value-type="float" office:value="0.65104">
                <text:p>0.65104</text:p>
              </table:table-cell>
              <table:table-cell office:value-type="float" office:value="-0.86">
                <text:p>-0.8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27159">
                <text:p>-2.27159</text:p>
              </table:table-cell>
              <table:table-cell office:value-type="float" office:value="-0.1">
                <text:p>-0.1</text:p>
              </table:table-cell>
              <table:table-cell office:value-type="float" office:value="0.06456">
                <text:p>0.06456</text:p>
              </table:table-cell>
              <table:table-cell office:value-type="float" office:value="-0.76273">
                <text:p>-0.76273</text:p>
              </table:table-cell>
              <table:table-cell office:value-type="float" office:value="0.64348">
                <text:p>0.64348</text:p>
              </table:table-cell>
              <table:table-cell office:value-type="float" office:value="-0.87">
                <text:p>-0.8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26159">
                <text:p>-2.26159</text:p>
              </table:table-cell>
              <table:table-cell office:value-type="float" office:value="-0.1">
                <text:p>-0.1</text:p>
              </table:table-cell>
              <table:table-cell office:value-type="float" office:value="0.0638">
                <text:p>0.0638</text:p>
              </table:table-cell>
              <table:table-cell office:value-type="float" office:value="-0.76917">
                <text:p>-0.76917</text:p>
              </table:table-cell>
              <table:table-cell office:value-type="float" office:value="0.63585">
                <text:p>0.63585</text:p>
              </table:table-cell>
              <table:table-cell office:value-type="float" office:value="-0.88">
                <text:p>-0.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25159">
                <text:p>-2.25159</text:p>
              </table:table-cell>
              <table:table-cell office:value-type="float" office:value="-0.1">
                <text:p>-0.1</text:p>
              </table:table-cell>
              <table:table-cell office:value-type="float" office:value="0.06303">
                <text:p>0.06303</text:p>
              </table:table-cell>
              <table:table-cell office:value-type="float" office:value="-0.77553">
                <text:p>-0.77553</text:p>
              </table:table-cell>
              <table:table-cell office:value-type="float" office:value="0.62816">
                <text:p>0.62816</text:p>
              </table:table-cell>
              <table:table-cell office:value-type="float" office:value="-0.89">
                <text:p>-0.8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24159">
                <text:p>-2.24159</text:p>
              </table:table-cell>
              <table:table-cell office:value-type="float" office:value="-0.1">
                <text:p>-0.1</text:p>
              </table:table-cell>
              <table:table-cell office:value-type="float" office:value="0.06225">
                <text:p>0.06225</text:p>
              </table:table-cell>
              <table:table-cell office:value-type="float" office:value="-0.78181">
                <text:p>-0.78181</text:p>
              </table:table-cell>
              <table:table-cell office:value-type="float" office:value="0.6204">
                <text:p>0.6204</text:p>
              </table:table-cell>
              <table:table-cell office:value-type="float" office:value="-0.9">
                <text:p>-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23159">
                <text:p>-2.23159</text:p>
              </table:table-cell>
              <table:table-cell office:value-type="float" office:value="-0.1">
                <text:p>-0.1</text:p>
              </table:table-cell>
              <table:table-cell office:value-type="float" office:value="0.06146">
                <text:p>0.06146</text:p>
              </table:table-cell>
              <table:table-cell office:value-type="float" office:value="-0.78801">
                <text:p>-0.78801</text:p>
              </table:table-cell>
              <table:table-cell office:value-type="float" office:value="0.61259">
                <text:p>0.61259</text:p>
              </table:table-cell>
              <table:table-cell office:value-type="float" office:value="-0.91">
                <text:p>-0.9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22159">
                <text:p>-2.22159</text:p>
              </table:table-cell>
              <table:table-cell office:value-type="float" office:value="-0.1">
                <text:p>-0.1</text:p>
              </table:table-cell>
              <table:table-cell office:value-type="float" office:value="0.06067">
                <text:p>0.06067</text:p>
              </table:table-cell>
              <table:table-cell office:value-type="float" office:value="-0.79414">
                <text:p>-0.79414</text:p>
              </table:table-cell>
              <table:table-cell office:value-type="float" office:value="0.6047">
                <text:p>0.6047</text:p>
              </table:table-cell>
              <table:table-cell office:value-type="float" office:value="-0.92">
                <text:p>-0.9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21159">
                <text:p>-2.21159</text:p>
              </table:table-cell>
              <table:table-cell office:value-type="float" office:value="-0.1">
                <text:p>-0.1</text:p>
              </table:table-cell>
              <table:table-cell office:value-type="float" office:value="0.05988">
                <text:p>0.05988</text:p>
              </table:table-cell>
              <table:table-cell office:value-type="float" office:value="-0.80018">
                <text:p>-0.80018</text:p>
              </table:table-cell>
              <table:table-cell office:value-type="float" office:value="0.59676">
                <text:p>0.59676</text:p>
              </table:table-cell>
              <table:table-cell office:value-type="float" office:value="-0.93">
                <text:p>-0.9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20159">
                <text:p>-2.20159</text:p>
              </table:table-cell>
              <table:table-cell office:value-type="float" office:value="-0.1">
                <text:p>-0.1</text:p>
              </table:table-cell>
              <table:table-cell office:value-type="float" office:value="0.05907">
                <text:p>0.05907</text:p>
              </table:table-cell>
              <table:table-cell office:value-type="float" office:value="-0.80615">
                <text:p>-0.80615</text:p>
              </table:table-cell>
              <table:table-cell office:value-type="float" office:value="0.58876">
                <text:p>0.58876</text:p>
              </table:table-cell>
              <table:table-cell office:value-type="float" office:value="-0.94">
                <text:p>-0.9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19159">
                <text:p>-2.19159</text:p>
              </table:table-cell>
              <table:table-cell office:value-type="float" office:value="-0.1">
                <text:p>-0.1</text:p>
              </table:table-cell>
              <table:table-cell office:value-type="float" office:value="0.05826">
                <text:p>0.05826</text:p>
              </table:table-cell>
              <table:table-cell office:value-type="float" office:value="-0.81203">
                <text:p>-0.81203</text:p>
              </table:table-cell>
              <table:table-cell office:value-type="float" office:value="0.58069">
                <text:p>0.58069</text:p>
              </table:table-cell>
              <table:table-cell office:value-type="float" office:value="-0.95">
                <text:p>-0.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18159">
                <text:p>-2.18159</text:p>
              </table:table-cell>
              <table:table-cell office:value-type="float" office:value="-0.1">
                <text:p>-0.1</text:p>
              </table:table-cell>
              <table:table-cell office:value-type="float" office:value="0.05745">
                <text:p>0.05745</text:p>
              </table:table-cell>
              <table:table-cell office:value-type="float" office:value="-0.81784">
                <text:p>-0.81784</text:p>
              </table:table-cell>
              <table:table-cell office:value-type="float" office:value="0.57257">
                <text:p>0.57257</text:p>
              </table:table-cell>
              <table:table-cell office:value-type="float" office:value="-0.96">
                <text:p>-0.9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17159">
                <text:p>-2.17159</text:p>
              </table:table-cell>
              <table:table-cell office:value-type="float" office:value="-0.1">
                <text:p>-0.1</text:p>
              </table:table-cell>
              <table:table-cell office:value-type="float" office:value="0.05663">
                <text:p>0.05663</text:p>
              </table:table-cell>
              <table:table-cell office:value-type="float" office:value="-0.82356">
                <text:p>-0.82356</text:p>
              </table:table-cell>
              <table:table-cell office:value-type="float" office:value="0.56439">
                <text:p>0.56439</text:p>
              </table:table-cell>
              <table:table-cell office:value-type="float" office:value="-0.97">
                <text:p>-0.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16159">
                <text:p>-2.16159</text:p>
              </table:table-cell>
              <table:table-cell office:value-type="float" office:value="-0.1">
                <text:p>-0.1</text:p>
              </table:table-cell>
              <table:table-cell office:value-type="float" office:value="0.0558">
                <text:p>0.0558</text:p>
              </table:table-cell>
              <table:table-cell office:value-type="float" office:value="-0.8292">
                <text:p>-0.8292</text:p>
              </table:table-cell>
              <table:table-cell office:value-type="float" office:value="0.55615">
                <text:p>0.55615</text:p>
              </table:table-cell>
              <table:table-cell office:value-type="float" office:value="-0.98">
                <text:p>-0.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15159">
                <text:p>-2.15159</text:p>
              </table:table-cell>
              <table:table-cell office:value-type="float" office:value="-0.1">
                <text:p>-0.1</text:p>
              </table:table-cell>
              <table:table-cell office:value-type="float" office:value="0.05497">
                <text:p>0.05497</text:p>
              </table:table-cell>
              <table:table-cell office:value-type="float" office:value="-0.83476">
                <text:p>-0.83476</text:p>
              </table:table-cell>
              <table:table-cell office:value-type="float" office:value="0.54786">
                <text:p>0.54786</text:p>
              </table:table-cell>
              <table:table-cell office:value-type="float" office:value="-0.99">
                <text:p>-0.9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14159">
                <text:p>-2.14159</text:p>
              </table:table-cell>
              <table:table-cell office:value-type="float" office:value="-0.1">
                <text:p>-0.1</text:p>
              </table:table-cell>
              <table:table-cell office:value-type="float" office:value="0.05413">
                <text:p>0.05413</text:p>
              </table:table-cell>
              <table:table-cell office:value-type="float" office:value="-0.84024">
                <text:p>-0.84024</text:p>
              </table:table-cell>
              <table:table-cell office:value-type="float" office:value="0.53951">
                <text:p>0.53951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13159">
                <text:p>-2.13159</text:p>
              </table:table-cell>
              <table:table-cell office:value-type="float" office:value="-0.1">
                <text:p>-0.1</text:p>
              </table:table-cell>
              <table:table-cell office:value-type="float" office:value="0.05329">
                <text:p>0.05329</text:p>
              </table:table-cell>
              <table:table-cell office:value-type="float" office:value="-0.84563">
                <text:p>-0.84563</text:p>
              </table:table-cell>
              <table:table-cell office:value-type="float" office:value="0.53111">
                <text:p>0.53111</text:p>
              </table:table-cell>
              <table:table-cell office:value-type="float" office:value="-1.01">
                <text:p>-1.0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12159">
                <text:p>-2.12159</text:p>
              </table:table-cell>
              <table:table-cell office:value-type="float" office:value="-0.1">
                <text:p>-0.1</text:p>
              </table:table-cell>
              <table:table-cell office:value-type="float" office:value="0.05244">
                <text:p>0.05244</text:p>
              </table:table-cell>
              <table:table-cell office:value-type="float" office:value="-0.85094">
                <text:p>-0.85094</text:p>
              </table:table-cell>
              <table:table-cell office:value-type="float" office:value="0.52265">
                <text:p>0.52265</text:p>
              </table:table-cell>
              <table:table-cell office:value-type="float" office:value="-1.02">
                <text:p>-1.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11159">
                <text:p>-2.11159</text:p>
              </table:table-cell>
              <table:table-cell office:value-type="float" office:value="-0.1">
                <text:p>-0.1</text:p>
              </table:table-cell>
              <table:table-cell office:value-type="float" office:value="0.05159">
                <text:p>0.05159</text:p>
              </table:table-cell>
              <table:table-cell office:value-type="float" office:value="-0.85616">
                <text:p>-0.85616</text:p>
              </table:table-cell>
              <table:table-cell office:value-type="float" office:value="0.51413">
                <text:p>0.51413</text:p>
              </table:table-cell>
              <table:table-cell office:value-type="float" office:value="-1.03">
                <text:p>-1.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10159">
                <text:p>-2.10159</text:p>
              </table:table-cell>
              <table:table-cell office:value-type="float" office:value="-0.1">
                <text:p>-0.1</text:p>
              </table:table-cell>
              <table:table-cell office:value-type="float" office:value="0.05073">
                <text:p>0.05073</text:p>
              </table:table-cell>
              <table:table-cell office:value-type="float" office:value="-0.86129">
                <text:p>-0.86129</text:p>
              </table:table-cell>
              <table:table-cell office:value-type="float" office:value="0.50557">
                <text:p>0.50557</text:p>
              </table:table-cell>
              <table:table-cell office:value-type="float" office:value="-1.04">
                <text:p>-1.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09159">
                <text:p>-2.09159</text:p>
              </table:table-cell>
              <table:table-cell office:value-type="float" office:value="-0.1">
                <text:p>-0.1</text:p>
              </table:table-cell>
              <table:table-cell office:value-type="float" office:value="0.04986">
                <text:p>0.04986</text:p>
              </table:table-cell>
              <table:table-cell office:value-type="float" office:value="-0.86634">
                <text:p>-0.86634</text:p>
              </table:table-cell>
              <table:table-cell office:value-type="float" office:value="0.49695">
                <text:p>0.49695</text:p>
              </table:table-cell>
              <table:table-cell office:value-type="float" office:value="-1.05">
                <text:p>-1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08159">
                <text:p>-2.08159</text:p>
              </table:table-cell>
              <table:table-cell office:value-type="float" office:value="-0.1">
                <text:p>-0.1</text:p>
              </table:table-cell>
              <table:table-cell office:value-type="float" office:value="0.04899">
                <text:p>0.04899</text:p>
              </table:table-cell>
              <table:table-cell office:value-type="float" office:value="-0.87131">
                <text:p>-0.87131</text:p>
              </table:table-cell>
              <table:table-cell office:value-type="float" office:value="0.48829">
                <text:p>0.48829</text:p>
              </table:table-cell>
              <table:table-cell office:value-type="float" office:value="-1.06">
                <text:p>-1.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07159">
                <text:p>-2.07159</text:p>
              </table:table-cell>
              <table:table-cell office:value-type="float" office:value="-0.1">
                <text:p>-0.1</text:p>
              </table:table-cell>
              <table:table-cell office:value-type="float" office:value="0.04812">
                <text:p>0.04812</text:p>
              </table:table-cell>
              <table:table-cell office:value-type="float" office:value="-0.87618">
                <text:p>-0.87618</text:p>
              </table:table-cell>
              <table:table-cell office:value-type="float" office:value="0.47957">
                <text:p>0.47957</text:p>
              </table:table-cell>
              <table:table-cell office:value-type="float" office:value="-1.07">
                <text:p>-1.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06159">
                <text:p>-2.06159</text:p>
              </table:table-cell>
              <table:table-cell office:value-type="float" office:value="-0.1">
                <text:p>-0.1</text:p>
              </table:table-cell>
              <table:table-cell office:value-type="float" office:value="0.04724">
                <text:p>0.04724</text:p>
              </table:table-cell>
              <table:table-cell office:value-type="float" office:value="-0.88097">
                <text:p>-0.88097</text:p>
              </table:table-cell>
              <table:table-cell office:value-type="float" office:value="0.4708">
                <text:p>0.4708</text:p>
              </table:table-cell>
              <table:table-cell office:value-type="float" office:value="-1.08">
                <text:p>-1.0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05159">
                <text:p>-2.05159</text:p>
              </table:table-cell>
              <table:table-cell office:value-type="float" office:value="-0.1">
                <text:p>-0.1</text:p>
              </table:table-cell>
              <table:table-cell office:value-type="float" office:value="0.04635">
                <text:p>0.04635</text:p>
              </table:table-cell>
              <table:table-cell office:value-type="float" office:value="-0.88567">
                <text:p>-0.88567</text:p>
              </table:table-cell>
              <table:table-cell office:value-type="float" office:value="0.46199">
                <text:p>0.46199</text:p>
              </table:table-cell>
              <table:table-cell office:value-type="float" office:value="-1.09">
                <text:p>-1.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04159">
                <text:p>-2.04159</text:p>
              </table:table-cell>
              <table:table-cell office:value-type="float" office:value="-0.1">
                <text:p>-0.1</text:p>
              </table:table-cell>
              <table:table-cell office:value-type="float" office:value="0.04546">
                <text:p>0.04546</text:p>
              </table:table-cell>
              <table:table-cell office:value-type="float" office:value="-0.89029">
                <text:p>-0.89029</text:p>
              </table:table-cell>
              <table:table-cell office:value-type="float" office:value="0.45313">
                <text:p>0.45313</text:p>
              </table:table-cell>
              <table:table-cell office:value-type="float" office:value="-1.1">
                <text:p>-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159">
                <text:p>-2.03159</text:p>
              </table:table-cell>
              <table:table-cell office:value-type="float" office:value="-0.1">
                <text:p>-0.1</text:p>
              </table:table-cell>
              <table:table-cell office:value-type="float" office:value="0.04457">
                <text:p>0.04457</text:p>
              </table:table-cell>
              <table:table-cell office:value-type="float" office:value="-0.89481">
                <text:p>-0.89481</text:p>
              </table:table-cell>
              <table:table-cell office:value-type="float" office:value="0.44422">
                <text:p>0.44422</text:p>
              </table:table-cell>
              <table:table-cell office:value-type="float" office:value="-1.11">
                <text:p>-1.1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02159">
                <text:p>-2.02159</text:p>
              </table:table-cell>
              <table:table-cell office:value-type="float" office:value="-0.1">
                <text:p>-0.1</text:p>
              </table:table-cell>
              <table:table-cell office:value-type="float" office:value="0.04367">
                <text:p>0.04367</text:p>
              </table:table-cell>
              <table:table-cell office:value-type="float" office:value="-0.89924">
                <text:p>-0.89924</text:p>
              </table:table-cell>
              <table:table-cell office:value-type="float" office:value="0.43527">
                <text:p>0.43527</text:p>
              </table:table-cell>
              <table:table-cell office:value-type="float" office:value="-1.12">
                <text:p>-1.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01159">
                <text:p>-2.01159</text:p>
              </table:table-cell>
              <table:table-cell office:value-type="float" office:value="-0.1">
                <text:p>-0.1</text:p>
              </table:table-cell>
              <table:table-cell office:value-type="float" office:value="0.04277">
                <text:p>0.04277</text:p>
              </table:table-cell>
              <table:table-cell office:value-type="float" office:value="-0.90358">
                <text:p>-0.90358</text:p>
              </table:table-cell>
              <table:table-cell office:value-type="float" office:value="0.42627">
                <text:p>0.42627</text:p>
              </table:table-cell>
              <table:table-cell office:value-type="float" office:value="-1.13">
                <text:p>-1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159">
                <text:p>-2.00159</text:p>
              </table:table-cell>
              <table:table-cell office:value-type="float" office:value="-0.1">
                <text:p>-0.1</text:p>
              </table:table-cell>
              <table:table-cell office:value-type="float" office:value="0.04186">
                <text:p>0.04186</text:p>
              </table:table-cell>
              <table:table-cell office:value-type="float" office:value="-0.90784">
                <text:p>-0.90784</text:p>
              </table:table-cell>
              <table:table-cell office:value-type="float" office:value="0.41723">
                <text:p>0.41723</text:p>
              </table:table-cell>
              <table:table-cell office:value-type="float" office:value="-1.14">
                <text:p>-1.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99159">
                <text:p>-1.99159</text:p>
              </table:table-cell>
              <table:table-cell office:value-type="float" office:value="-0.1">
                <text:p>-0.1</text:p>
              </table:table-cell>
              <table:table-cell office:value-type="float" office:value="0.04095">
                <text:p>0.04095</text:p>
              </table:table-cell>
              <table:table-cell office:value-type="float" office:value="-0.912">
                <text:p>-0.912</text:p>
              </table:table-cell>
              <table:table-cell office:value-type="float" office:value="0.40814">
                <text:p>0.40814</text:p>
              </table:table-cell>
              <table:table-cell office:value-type="float" office:value="-1.15">
                <text:p>-1.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98159">
                <text:p>-1.98159</text:p>
              </table:table-cell>
              <table:table-cell office:value-type="float" office:value="-0.1">
                <text:p>-0.1</text:p>
              </table:table-cell>
              <table:table-cell office:value-type="float" office:value="0.04004">
                <text:p>0.04004</text:p>
              </table:table-cell>
              <table:table-cell office:value-type="float" office:value="-0.91607">
                <text:p>-0.91607</text:p>
              </table:table-cell>
              <table:table-cell office:value-type="float" office:value="0.39902">
                <text:p>0.39902</text:p>
              </table:table-cell>
              <table:table-cell office:value-type="float" office:value="-1.16">
                <text:p>-1.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97159">
                <text:p>-1.97159</text:p>
              </table:table-cell>
              <table:table-cell office:value-type="float" office:value="-0.1">
                <text:p>-0.1</text:p>
              </table:table-cell>
              <table:table-cell office:value-type="float" office:value="0.03912">
                <text:p>0.03912</text:p>
              </table:table-cell>
              <table:table-cell office:value-type="float" office:value="-0.92005">
                <text:p>-0.92005</text:p>
              </table:table-cell>
              <table:table-cell office:value-type="float" office:value="0.38985">
                <text:p>0.38985</text:p>
              </table:table-cell>
              <table:table-cell office:value-type="float" office:value="-1.17">
                <text:p>-1.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96159">
                <text:p>-1.96159</text:p>
              </table:table-cell>
              <table:table-cell office:value-type="float" office:value="-0.1">
                <text:p>-0.1</text:p>
              </table:table-cell>
              <table:table-cell office:value-type="float" office:value="0.03819">
                <text:p>0.03819</text:p>
              </table:table-cell>
              <table:table-cell office:value-type="float" office:value="-0.92393">
                <text:p>-0.92393</text:p>
              </table:table-cell>
              <table:table-cell office:value-type="float" office:value="0.38065">
                <text:p>0.38065</text:p>
              </table:table-cell>
              <table:table-cell office:value-type="float" office:value="-1.18">
                <text:p>-1.1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95159">
                <text:p>-1.95159</text:p>
              </table:table-cell>
              <table:table-cell office:value-type="float" office:value="-0.1">
                <text:p>-0.1</text:p>
              </table:table-cell>
              <table:table-cell office:value-type="float" office:value="0.03726">
                <text:p>0.03726</text:p>
              </table:table-cell>
              <table:table-cell office:value-type="float" office:value="-0.92772">
                <text:p>-0.92772</text:p>
              </table:table-cell>
              <table:table-cell office:value-type="float" office:value="0.3714">
                <text:p>0.3714</text:p>
              </table:table-cell>
              <table:table-cell office:value-type="float" office:value="-1.19">
                <text:p>-1.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94159">
                <text:p>-1.94159</text:p>
              </table:table-cell>
              <table:table-cell office:value-type="float" office:value="-0.1">
                <text:p>-0.1</text:p>
              </table:table-cell>
              <table:table-cell office:value-type="float" office:value="0.03633">
                <text:p>0.03633</text:p>
              </table:table-cell>
              <table:table-cell office:value-type="float" office:value="-0.93142">
                <text:p>-0.93142</text:p>
              </table:table-cell>
              <table:table-cell office:value-type="float" office:value="0.36212">
                <text:p>0.36212</text:p>
              </table:table-cell>
              <table:table-cell office:value-type="float" office:value="-1.2">
                <text:p>-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93159">
                <text:p>-1.93159</text:p>
              </table:table-cell>
              <table:table-cell office:value-type="float" office:value="-0.1">
                <text:p>-0.1</text:p>
              </table:table-cell>
              <table:table-cell office:value-type="float" office:value="0.0354">
                <text:p>0.0354</text:p>
              </table:table-cell>
              <table:table-cell office:value-type="float" office:value="-0.93503">
                <text:p>-0.93503</text:p>
              </table:table-cell>
              <table:table-cell office:value-type="float" office:value="0.3528">
                <text:p>0.3528</text:p>
              </table:table-cell>
              <table:table-cell office:value-type="float" office:value="-1.21">
                <text:p>-1.2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92159">
                <text:p>-1.92159</text:p>
              </table:table-cell>
              <table:table-cell office:value-type="float" office:value="-0.1">
                <text:p>-0.1</text:p>
              </table:table-cell>
              <table:table-cell office:value-type="float" office:value="0.03446">
                <text:p>0.03446</text:p>
              </table:table-cell>
              <table:table-cell office:value-type="float" office:value="-0.93854">
                <text:p>-0.93854</text:p>
              </table:table-cell>
              <table:table-cell office:value-type="float" office:value="0.34344">
                <text:p>0.34344</text:p>
              </table:table-cell>
              <table:table-cell office:value-type="float" office:value="-1.22">
                <text:p>-1.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91159">
                <text:p>-1.91159</text:p>
              </table:table-cell>
              <table:table-cell office:value-type="float" office:value="-0.1">
                <text:p>-0.1</text:p>
              </table:table-cell>
              <table:table-cell office:value-type="float" office:value="0.03352">
                <text:p>0.03352</text:p>
              </table:table-cell>
              <table:table-cell office:value-type="float" office:value="-0.94196">
                <text:p>-0.94196</text:p>
              </table:table-cell>
              <table:table-cell office:value-type="float" office:value="0.33405">
                <text:p>0.33405</text:p>
              </table:table-cell>
              <table:table-cell office:value-type="float" office:value="-1.23">
                <text:p>-1.2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90159">
                <text:p>-1.90159</text:p>
              </table:table-cell>
              <table:table-cell office:value-type="float" office:value="-0.1">
                <text:p>-0.1</text:p>
              </table:table-cell>
              <table:table-cell office:value-type="float" office:value="0.03257">
                <text:p>0.03257</text:p>
              </table:table-cell>
              <table:table-cell office:value-type="float" office:value="-0.94528">
                <text:p>-0.94528</text:p>
              </table:table-cell>
              <table:table-cell office:value-type="float" office:value="0.32462">
                <text:p>0.32462</text:p>
              </table:table-cell>
              <table:table-cell office:value-type="float" office:value="-1.24">
                <text:p>-1.2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89159">
                <text:p>-1.89159</text:p>
              </table:table-cell>
              <table:table-cell office:value-type="float" office:value="-0.1">
                <text:p>-0.1</text:p>
              </table:table-cell>
              <table:table-cell office:value-type="float" office:value="0.03162">
                <text:p>0.03162</text:p>
              </table:table-cell>
              <table:table-cell office:value-type="float" office:value="-0.94851">
                <text:p>-0.94851</text:p>
              </table:table-cell>
              <table:table-cell office:value-type="float" office:value="0.31516">
                <text:p>0.31516</text:p>
              </table:table-cell>
              <table:table-cell office:value-type="float" office:value="-1.25">
                <text:p>-1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88159">
                <text:p>-1.88159</text:p>
              </table:table-cell>
              <table:table-cell office:value-type="float" office:value="-0.1">
                <text:p>-0.1</text:p>
              </table:table-cell>
              <table:table-cell office:value-type="float" office:value="0.03067">
                <text:p>0.03067</text:p>
              </table:table-cell>
              <table:table-cell office:value-type="float" office:value="-0.95164">
                <text:p>-0.95164</text:p>
              </table:table-cell>
              <table:table-cell office:value-type="float" office:value="0.30567">
                <text:p>0.30567</text:p>
              </table:table-cell>
              <table:table-cell office:value-type="float" office:value="-1.26">
                <text:p>-1.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87159">
                <text:p>-1.87159</text:p>
              </table:table-cell>
              <table:table-cell office:value-type="float" office:value="-0.1">
                <text:p>-0.1</text:p>
              </table:table-cell>
              <table:table-cell office:value-type="float" office:value="0.02971">
                <text:p>0.02971</text:p>
              </table:table-cell>
              <table:table-cell office:value-type="float" office:value="-0.95468">
                <text:p>-0.95468</text:p>
              </table:table-cell>
              <table:table-cell office:value-type="float" office:value="0.29615">
                <text:p>0.29615</text:p>
              </table:table-cell>
              <table:table-cell office:value-type="float" office:value="-1.27">
                <text:p>-1.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86159">
                <text:p>-1.86159</text:p>
              </table:table-cell>
              <table:table-cell office:value-type="float" office:value="-0.1">
                <text:p>-0.1</text:p>
              </table:table-cell>
              <table:table-cell office:value-type="float" office:value="0.02876">
                <text:p>0.02876</text:p>
              </table:table-cell>
              <table:table-cell office:value-type="float" office:value="-0.95762">
                <text:p>-0.95762</text:p>
              </table:table-cell>
              <table:table-cell office:value-type="float" office:value="0.2866">
                <text:p>0.2866</text:p>
              </table:table-cell>
              <table:table-cell office:value-type="float" office:value="-1.28">
                <text:p>-1.2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85159">
                <text:p>-1.85159</text:p>
              </table:table-cell>
              <table:table-cell office:value-type="float" office:value="-0.1">
                <text:p>-0.1</text:p>
              </table:table-cell>
              <table:table-cell office:value-type="float" office:value="0.02779">
                <text:p>0.02779</text:p>
              </table:table-cell>
              <table:table-cell office:value-type="float" office:value="-0.96046">
                <text:p>-0.96046</text:p>
              </table:table-cell>
              <table:table-cell office:value-type="float" office:value="0.27701">
                <text:p>0.27701</text:p>
              </table:table-cell>
              <table:table-cell office:value-type="float" office:value="-1.29">
                <text:p>-1.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84159">
                <text:p>-1.84159</text:p>
              </table:table-cell>
              <table:table-cell office:value-type="float" office:value="-0.1">
                <text:p>-0.1</text:p>
              </table:table-cell>
              <table:table-cell office:value-type="float" office:value="0.02683">
                <text:p>0.02683</text:p>
              </table:table-cell>
              <table:table-cell office:value-type="float" office:value="-0.96321">
                <text:p>-0.96321</text:p>
              </table:table-cell>
              <table:table-cell office:value-type="float" office:value="0.2674">
                <text:p>0.2674</text:p>
              </table:table-cell>
              <table:table-cell office:value-type="float" office:value="-1.3">
                <text:p>-1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83159">
                <text:p>-1.83159</text:p>
              </table:table-cell>
              <table:table-cell office:value-type="float" office:value="-0.1">
                <text:p>-0.1</text:p>
              </table:table-cell>
              <table:table-cell office:value-type="float" office:value="0.02586">
                <text:p>0.02586</text:p>
              </table:table-cell>
              <table:table-cell office:value-type="float" office:value="-0.96586">
                <text:p>-0.96586</text:p>
              </table:table-cell>
              <table:table-cell office:value-type="float" office:value="0.25776">
                <text:p>0.25776</text:p>
              </table:table-cell>
              <table:table-cell office:value-type="float" office:value="-1.31">
                <text:p>-1.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82159">
                <text:p>-1.82159</text:p>
              </table:table-cell>
              <table:table-cell office:value-type="float" office:value="-0.1">
                <text:p>-0.1</text:p>
              </table:table-cell>
              <table:table-cell office:value-type="float" office:value="0.02489">
                <text:p>0.02489</text:p>
              </table:table-cell>
              <table:table-cell office:value-type="float" office:value="-0.96841">
                <text:p>-0.96841</text:p>
              </table:table-cell>
              <table:table-cell office:value-type="float" office:value="0.2481">
                <text:p>0.2481</text:p>
              </table:table-cell>
              <table:table-cell office:value-type="float" office:value="-1.32">
                <text:p>-1.3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81159">
                <text:p>-1.81159</text:p>
              </table:table-cell>
              <table:table-cell office:value-type="float" office:value="-0.1">
                <text:p>-0.1</text:p>
              </table:table-cell>
              <table:table-cell office:value-type="float" office:value="0.02392">
                <text:p>0.02392</text:p>
              </table:table-cell>
              <table:table-cell office:value-type="float" office:value="-0.97087">
                <text:p>-0.97087</text:p>
              </table:table-cell>
              <table:table-cell office:value-type="float" office:value="0.23841">
                <text:p>0.23841</text:p>
              </table:table-cell>
              <table:table-cell office:value-type="float" office:value="-1.33">
                <text:p>-1.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80159">
                <text:p>-1.80159</text:p>
              </table:table-cell>
              <table:table-cell office:value-type="float" office:value="-0.1">
                <text:p>-0.1</text:p>
              </table:table-cell>
              <table:table-cell office:value-type="float" office:value="0.02295">
                <text:p>0.02295</text:p>
              </table:table-cell>
              <table:table-cell office:value-type="float" office:value="-0.97323">
                <text:p>-0.97323</text:p>
              </table:table-cell>
              <table:table-cell office:value-type="float" office:value="0.22869">
                <text:p>0.22869</text:p>
              </table:table-cell>
              <table:table-cell office:value-type="float" office:value="-1.34">
                <text:p>-1.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79159">
                <text:p>-1.79159</text:p>
              </table:table-cell>
              <table:table-cell office:value-type="float" office:value="-0.1">
                <text:p>-0.1</text:p>
              </table:table-cell>
              <table:table-cell office:value-type="float" office:value="0.02197">
                <text:p>0.02197</text:p>
              </table:table-cell>
              <table:table-cell office:value-type="float" office:value="-0.97549">
                <text:p>-0.97549</text:p>
              </table:table-cell>
              <table:table-cell office:value-type="float" office:value="0.21895">
                <text:p>0.21895</text:p>
              </table:table-cell>
              <table:table-cell office:value-type="float" office:value="-1.35">
                <text:p>-1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78159">
                <text:p>-1.78159</text:p>
              </table:table-cell>
              <table:table-cell office:value-type="float" office:value="-0.1">
                <text:p>-0.1</text:p>
              </table:table-cell>
              <table:table-cell office:value-type="float" office:value="0.02099">
                <text:p>0.02099</text:p>
              </table:table-cell>
              <table:table-cell office:value-type="float" office:value="-0.97765">
                <text:p>-0.97765</text:p>
              </table:table-cell>
              <table:table-cell office:value-type="float" office:value="0.20919">
                <text:p>0.20919</text:p>
              </table:table-cell>
              <table:table-cell office:value-type="float" office:value="-1.36">
                <text:p>-1.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77159">
                <text:p>-1.77159</text:p>
              </table:table-cell>
              <table:table-cell office:value-type="float" office:value="-0.1">
                <text:p>-0.1</text:p>
              </table:table-cell>
              <table:table-cell office:value-type="float" office:value="0.02001">
                <text:p>0.02001</text:p>
              </table:table-cell>
              <table:table-cell office:value-type="float" office:value="-0.97971">
                <text:p>-0.97971</text:p>
              </table:table-cell>
              <table:table-cell office:value-type="float" office:value="0.19941">
                <text:p>0.19941</text:p>
              </table:table-cell>
              <table:table-cell office:value-type="float" office:value="-1.37">
                <text:p>-1.3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6159">
                <text:p>-1.76159</text:p>
              </table:table-cell>
              <table:table-cell office:value-type="float" office:value="-0.1">
                <text:p>-0.1</text:p>
              </table:table-cell>
              <table:table-cell office:value-type="float" office:value="0.01902">
                <text:p>0.01902</text:p>
              </table:table-cell>
              <table:table-cell office:value-type="float" office:value="-0.98168">
                <text:p>-0.98168</text:p>
              </table:table-cell>
              <table:table-cell office:value-type="float" office:value="0.18961">
                <text:p>0.18961</text:p>
              </table:table-cell>
              <table:table-cell office:value-type="float" office:value="-1.38">
                <text:p>-1.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75159">
                <text:p>-1.75159</text:p>
              </table:table-cell>
              <table:table-cell office:value-type="float" office:value="-0.1">
                <text:p>-0.1</text:p>
              </table:table-cell>
              <table:table-cell office:value-type="float" office:value="0.01804">
                <text:p>0.01804</text:p>
              </table:table-cell>
              <table:table-cell office:value-type="float" office:value="-0.98354">
                <text:p>-0.98354</text:p>
              </table:table-cell>
              <table:table-cell office:value-type="float" office:value="0.17978">
                <text:p>0.17978</text:p>
              </table:table-cell>
              <table:table-cell office:value-type="float" office:value="-1.39">
                <text:p>-1.3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74159">
                <text:p>-1.74159</text:p>
              </table:table-cell>
              <table:table-cell office:value-type="float" office:value="-0.1">
                <text:p>-0.1</text:p>
              </table:table-cell>
              <table:table-cell office:value-type="float" office:value="0.01705">
                <text:p>0.01705</text:p>
              </table:table-cell>
              <table:table-cell office:value-type="float" office:value="-0.98531">
                <text:p>-0.98531</text:p>
              </table:table-cell>
              <table:table-cell office:value-type="float" office:value="0.16994">
                <text:p>0.16994</text:p>
              </table:table-cell>
              <table:table-cell office:value-type="float" office:value="-1.4">
                <text:p>-1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73159">
                <text:p>-1.73159</text:p>
              </table:table-cell>
              <table:table-cell office:value-type="float" office:value="-0.1">
                <text:p>-0.1</text:p>
              </table:table-cell>
              <table:table-cell office:value-type="float" office:value="0.01606">
                <text:p>0.01606</text:p>
              </table:table-cell>
              <table:table-cell office:value-type="float" office:value="-0.98697">
                <text:p>-0.98697</text:p>
              </table:table-cell>
              <table:table-cell office:value-type="float" office:value="0.16008">
                <text:p>0.16008</text:p>
              </table:table-cell>
              <table:table-cell office:value-type="float" office:value="-1.41">
                <text:p>-1.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72159">
                <text:p>-1.72159</text:p>
              </table:table-cell>
              <table:table-cell office:value-type="float" office:value="-0.1">
                <text:p>-0.1</text:p>
              </table:table-cell>
              <table:table-cell office:value-type="float" office:value="0.01507">
                <text:p>0.01507</text:p>
              </table:table-cell>
              <table:table-cell office:value-type="float" office:value="-0.98854">
                <text:p>-0.98854</text:p>
              </table:table-cell>
              <table:table-cell office:value-type="float" office:value="0.15021">
                <text:p>0.15021</text:p>
              </table:table-cell>
              <table:table-cell office:value-type="float" office:value="-1.42">
                <text:p>-1.4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71159">
                <text:p>-1.71159</text:p>
              </table:table-cell>
              <table:table-cell office:value-type="float" office:value="-0.1">
                <text:p>-0.1</text:p>
              </table:table-cell>
              <table:table-cell office:value-type="float" office:value="0.01408">
                <text:p>0.01408</text:p>
              </table:table-cell>
              <table:table-cell office:value-type="float" office:value="-0.99001">
                <text:p>-0.99001</text:p>
              </table:table-cell>
              <table:table-cell office:value-type="float" office:value="0.14032">
                <text:p>0.14032</text:p>
              </table:table-cell>
              <table:table-cell office:value-type="float" office:value="-1.43">
                <text:p>-1.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70159">
                <text:p>-1.70159</text:p>
              </table:table-cell>
              <table:table-cell office:value-type="float" office:value="-0.1">
                <text:p>-0.1</text:p>
              </table:table-cell>
              <table:table-cell office:value-type="float" office:value="0.01308">
                <text:p>0.01308</text:p>
              </table:table-cell>
              <table:table-cell office:value-type="float" office:value="-0.99137">
                <text:p>-0.99137</text:p>
              </table:table-cell>
              <table:table-cell office:value-type="float" office:value="0.13041">
                <text:p>0.13041</text:p>
              </table:table-cell>
              <table:table-cell office:value-type="float" office:value="-1.44">
                <text:p>-1.4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9159">
                <text:p>-1.69159</text:p>
              </table:table-cell>
              <table:table-cell office:value-type="float" office:value="-0.1">
                <text:p>-0.1</text:p>
              </table:table-cell>
              <table:table-cell office:value-type="float" office:value="0.01209">
                <text:p>0.01209</text:p>
              </table:table-cell>
              <table:table-cell office:value-type="float" office:value="-0.99264">
                <text:p>-0.99264</text:p>
              </table:table-cell>
              <table:table-cell office:value-type="float" office:value="0.12049">
                <text:p>0.12049</text:p>
              </table:table-cell>
              <table:table-cell office:value-type="float" office:value="-1.45">
                <text:p>-1.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8159">
                <text:p>-1.68159</text:p>
              </table:table-cell>
              <table:table-cell office:value-type="float" office:value="-0.1">
                <text:p>-0.1</text:p>
              </table:table-cell>
              <table:table-cell office:value-type="float" office:value="0.01109">
                <text:p>0.01109</text:p>
              </table:table-cell>
              <table:table-cell office:value-type="float" office:value="-0.99381">
                <text:p>-0.99381</text:p>
              </table:table-cell>
              <table:table-cell office:value-type="float" office:value="0.11056">
                <text:p>0.11056</text:p>
              </table:table-cell>
              <table:table-cell office:value-type="float" office:value="-1.46">
                <text:p>-1.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7159">
                <text:p>-1.67159</text:p>
              </table:table-cell>
              <table:table-cell office:value-type="float" office:value="-0.1">
                <text:p>-0.1</text:p>
              </table:table-cell>
              <table:table-cell office:value-type="float" office:value="0.0101">
                <text:p>0.0101</text:p>
              </table:table-cell>
              <table:table-cell office:value-type="float" office:value="-0.99487">
                <text:p>-0.99487</text:p>
              </table:table-cell>
              <table:table-cell office:value-type="float" office:value="0.10062">
                <text:p>0.10062</text:p>
              </table:table-cell>
              <table:table-cell office:value-type="float" office:value="-1.47">
                <text:p>-1.4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66159">
                <text:p>-1.66159</text:p>
              </table:table-cell>
              <table:table-cell office:value-type="float" office:value="-0.1">
                <text:p>-0.1</text:p>
              </table:table-cell>
              <table:table-cell office:value-type="float" office:value="0.0091">
                <text:p>0.0091</text:p>
              </table:table-cell>
              <table:table-cell office:value-type="float" office:value="-0.99584">
                <text:p>-0.99584</text:p>
              </table:table-cell>
              <table:table-cell office:value-type="float" office:value="0.09067">
                <text:p>0.09067</text:p>
              </table:table-cell>
              <table:table-cell office:value-type="float" office:value="-1.48">
                <text:p>-1.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65159">
                <text:p>-1.65159</text:p>
              </table:table-cell>
              <table:table-cell office:value-type="float" office:value="-0.1">
                <text:p>-0.1</text:p>
              </table:table-cell>
              <table:table-cell office:value-type="float" office:value="0.0081">
                <text:p>0.0081</text:p>
              </table:table-cell>
              <table:table-cell office:value-type="float" office:value="-0.99671">
                <text:p>-0.99671</text:p>
              </table:table-cell>
              <table:table-cell office:value-type="float" office:value="0.08071">
                <text:p>0.08071</text:p>
              </table:table-cell>
              <table:table-cell office:value-type="float" office:value="-1.49">
                <text:p>-1.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4159">
                <text:p>-1.64159</text:p>
              </table:table-cell>
              <table:table-cell office:value-type="float" office:value="-0.1">
                <text:p>-0.1</text:p>
              </table:table-cell>
              <table:table-cell office:value-type="float" office:value="0.0071">
                <text:p>0.0071</text:p>
              </table:table-cell>
              <table:table-cell office:value-type="float" office:value="-0.99747">
                <text:p>-0.99747</text:p>
              </table:table-cell>
              <table:table-cell office:value-type="float" office:value="0.07074">
                <text:p>0.07074</text:p>
              </table:table-cell>
              <table:table-cell office:value-type="float" office:value="-1.5">
                <text:p>-1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3159">
                <text:p>-1.63159</text:p>
              </table:table-cell>
              <table:table-cell office:value-type="float" office:value="-0.1">
                <text:p>-0.1</text:p>
              </table:table-cell>
              <table:table-cell office:value-type="float" office:value="0.0061">
                <text:p>0.0061</text:p>
              </table:table-cell>
              <table:table-cell office:value-type="float" office:value="-0.99813">
                <text:p>-0.99813</text:p>
              </table:table-cell>
              <table:table-cell office:value-type="float" office:value="0.06076">
                <text:p>0.06076</text:p>
              </table:table-cell>
              <table:table-cell office:value-type="float" office:value="-1.51">
                <text:p>-1.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62159">
                <text:p>-1.62159</text:p>
              </table:table-cell>
              <table:table-cell office:value-type="float" office:value="-0.1">
                <text:p>-0.1</text:p>
              </table:table-cell>
              <table:table-cell office:value-type="float" office:value="0.00509">
                <text:p>0.00509</text:p>
              </table:table-cell>
              <table:table-cell office:value-type="float" office:value="-0.9987">
                <text:p>-0.9987</text:p>
              </table:table-cell>
              <table:table-cell office:value-type="float" office:value="0.05077">
                <text:p>0.05077</text:p>
              </table:table-cell>
              <table:table-cell office:value-type="float" office:value="-1.52">
                <text:p>-1.5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61159">
                <text:p>-1.61159</text:p>
              </table:table-cell>
              <table:table-cell office:value-type="float" office:value="-0.1">
                <text:p>-0.1</text:p>
              </table:table-cell>
              <table:table-cell office:value-type="float" office:value="0.00409">
                <text:p>0.00409</text:p>
              </table:table-cell>
              <table:table-cell office:value-type="float" office:value="-0.99916">
                <text:p>-0.99916</text:p>
              </table:table-cell>
              <table:table-cell office:value-type="float" office:value="0.04078">
                <text:p>0.04078</text:p>
              </table:table-cell>
              <table:table-cell office:value-type="float" office:value="-1.53">
                <text:p>-1.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60159">
                <text:p>-1.60159</text:p>
              </table:table-cell>
              <table:table-cell office:value-type="float" office:value="-0.1">
                <text:p>-0.1</text:p>
              </table:table-cell>
              <table:table-cell office:value-type="float" office:value="0.00309">
                <text:p>0.00309</text:p>
              </table:table-cell>
              <table:table-cell office:value-type="float" office:value="-0.99952">
                <text:p>-0.99952</text:p>
              </table:table-cell>
              <table:table-cell office:value-type="float" office:value="0.03079">
                <text:p>0.03079</text:p>
              </table:table-cell>
              <table:table-cell office:value-type="float" office:value="-1.54">
                <text:p>-1.5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9159">
                <text:p>-1.59159</text:p>
              </table:table-cell>
              <table:table-cell office:value-type="float" office:value="-0.1">
                <text:p>-0.1</text:p>
              </table:table-cell>
              <table:table-cell office:value-type="float" office:value="0.00209">
                <text:p>0.00209</text:p>
              </table:table-cell>
              <table:table-cell office:value-type="float" office:value="-0.99978">
                <text:p>-0.99978</text:p>
              </table:table-cell>
              <table:table-cell office:value-type="float" office:value="0.02079">
                <text:p>0.02079</text:p>
              </table:table-cell>
              <table:table-cell office:value-type="float" office:value="-1.55">
                <text:p>-1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8159">
                <text:p>-1.58159</text:p>
              </table:table-cell>
              <table:table-cell office:value-type="float" office:value="-0.1">
                <text:p>-0.1</text:p>
              </table:table-cell>
              <table:table-cell office:value-type="float" office:value="0.00108">
                <text:p>0.00108</text:p>
              </table:table-cell>
              <table:table-cell office:value-type="float" office:value="-0.99994">
                <text:p>-0.99994</text:p>
              </table:table-cell>
              <table:table-cell office:value-type="float" office:value="0.0108">
                <text:p>0.0108</text:p>
              </table:table-cell>
              <table:table-cell office:value-type="float" office:value="-1.56">
                <text:p>-1.5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7159">
                <text:p>-1.57159</text:p>
              </table:table-cell>
              <table:table-cell office:value-type="float" office:value="-0.1">
                <text:p>-0.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.5708">
                <text:p>-1.57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6159">
                <text:p>-1.56159</text:p>
              </table:table-cell>
              <table:table-cell office:value-type="float" office:value="-0.1">
                <text:p>-0.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.5708">
                <text:p>-1.57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5159">
                <text:p>-1.55159</text:p>
              </table:table-cell>
              <table:table-cell office:value-type="float" office:value="-0.1">
                <text:p>-0.1</text:p>
              </table:table-cell>
              <table:table-cell office:value-type="float" office:value="0.00193">
                <text:p>0.00193</text:p>
              </table:table-cell>
              <table:table-cell office:value-type="float" office:value="-0.99981">
                <text:p>-0.99981</text:p>
              </table:table-cell>
              <table:table-cell office:value-type="float" office:value="0.0192">
                <text:p>0.0192</text:p>
              </table:table-cell>
              <table:table-cell office:value-type="float" office:value="-1.55159">
                <text:p>-1.5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4159">
                <text:p>-1.54159</text:p>
              </table:table-cell>
              <table:table-cell office:value-type="float" office:value="-0.1">
                <text:p>-0.1</text:p>
              </table:table-cell>
              <table:table-cell office:value-type="float" office:value="0.00293">
                <text:p>0.00293</text:p>
              </table:table-cell>
              <table:table-cell office:value-type="float" office:value="-0.99957">
                <text:p>-0.99957</text:p>
              </table:table-cell>
              <table:table-cell office:value-type="float" office:value="0.0292">
                <text:p>0.0292</text:p>
              </table:table-cell>
              <table:table-cell office:value-type="float" office:value="-1.54159">
                <text:p>-1.5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3159">
                <text:p>-1.53159</text:p>
              </table:table-cell>
              <table:table-cell office:value-type="float" office:value="-0.1">
                <text:p>-0.1</text:p>
              </table:table-cell>
              <table:table-cell office:value-type="float" office:value="0.00393">
                <text:p>0.00393</text:p>
              </table:table-cell>
              <table:table-cell office:value-type="float" office:value="-0.99922">
                <text:p>-0.99922</text:p>
              </table:table-cell>
              <table:table-cell office:value-type="float" office:value="0.03919">
                <text:p>0.03919</text:p>
              </table:table-cell>
              <table:table-cell office:value-type="float" office:value="-1.53159">
                <text:p>-1.5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2159">
                <text:p>-1.52159</text:p>
              </table:table-cell>
              <table:table-cell office:value-type="float" office:value="-0.1">
                <text:p>-0.1</text:p>
              </table:table-cell>
              <table:table-cell office:value-type="float" office:value="0.00493">
                <text:p>0.00493</text:p>
              </table:table-cell>
              <table:table-cell office:value-type="float" office:value="-0.99878">
                <text:p>-0.99878</text:p>
              </table:table-cell>
              <table:table-cell office:value-type="float" office:value="0.04918">
                <text:p>0.04918</text:p>
              </table:table-cell>
              <table:table-cell office:value-type="float" office:value="-1.52159">
                <text:p>-1.5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1159">
                <text:p>-1.51159</text:p>
              </table:table-cell>
              <table:table-cell office:value-type="float" office:value="-0.1">
                <text:p>-0.1</text:p>
              </table:table-cell>
              <table:table-cell office:value-type="float" office:value="0.00594">
                <text:p>0.00594</text:p>
              </table:table-cell>
              <table:table-cell office:value-type="float" office:value="-0.99823">
                <text:p>-0.99823</text:p>
              </table:table-cell>
              <table:table-cell office:value-type="float" office:value="0.05917">
                <text:p>0.05917</text:p>
              </table:table-cell>
              <table:table-cell office:value-type="float" office:value="-1.51159">
                <text:p>-1.5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0159">
                <text:p>-1.50159</text:p>
              </table:table-cell>
              <table:table-cell office:value-type="float" office:value="-0.1">
                <text:p>-0.1</text:p>
              </table:table-cell>
              <table:table-cell office:value-type="float" office:value="0.00694">
                <text:p>0.00694</text:p>
              </table:table-cell>
              <table:table-cell office:value-type="float" office:value="-0.99758">
                <text:p>-0.99758</text:p>
              </table:table-cell>
              <table:table-cell office:value-type="float" office:value="0.06915">
                <text:p>0.06915</text:p>
              </table:table-cell>
              <table:table-cell office:value-type="float" office:value="-1.50159">
                <text:p>-1.5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9159">
                <text:p>-1.49159</text:p>
              </table:table-cell>
              <table:table-cell office:value-type="float" office:value="-0.1">
                <text:p>-0.1</text:p>
              </table:table-cell>
              <table:table-cell office:value-type="float" office:value="0.00794">
                <text:p>0.00794</text:p>
              </table:table-cell>
              <table:table-cell office:value-type="float" office:value="-0.99683">
                <text:p>-0.99683</text:p>
              </table:table-cell>
              <table:table-cell office:value-type="float" office:value="0.07912">
                <text:p>0.07912</text:p>
              </table:table-cell>
              <table:table-cell office:value-type="float" office:value="-1.49159">
                <text:p>-1.4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48159">
                <text:p>-1.48159</text:p>
              </table:table-cell>
              <table:table-cell office:value-type="float" office:value="-0.1">
                <text:p>-0.1</text:p>
              </table:table-cell>
              <table:table-cell office:value-type="float" office:value="0.00894">
                <text:p>0.00894</text:p>
              </table:table-cell>
              <table:table-cell office:value-type="float" office:value="-0.99598">
                <text:p>-0.99598</text:p>
              </table:table-cell>
              <table:table-cell office:value-type="float" office:value="0.08908">
                <text:p>0.08908</text:p>
              </table:table-cell>
              <table:table-cell office:value-type="float" office:value="-1.48159">
                <text:p>-1.4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47159">
                <text:p>-1.47159</text:p>
              </table:table-cell>
              <table:table-cell office:value-type="float" office:value="-0.1">
                <text:p>-0.1</text:p>
              </table:table-cell>
              <table:table-cell office:value-type="float" office:value="0.00994">
                <text:p>0.00994</text:p>
              </table:table-cell>
              <table:table-cell office:value-type="float" office:value="-0.99503">
                <text:p>-0.99503</text:p>
              </table:table-cell>
              <table:table-cell office:value-type="float" office:value="0.09904">
                <text:p>0.09904</text:p>
              </table:table-cell>
              <table:table-cell office:value-type="float" office:value="-1.47159">
                <text:p>-1.4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46159">
                <text:p>-1.46159</text:p>
              </table:table-cell>
              <table:table-cell office:value-type="float" office:value="-0.1">
                <text:p>-0.1</text:p>
              </table:table-cell>
              <table:table-cell office:value-type="float" office:value="0.01093">
                <text:p>0.01093</text:p>
              </table:table-cell>
              <table:table-cell office:value-type="float" office:value="-0.99398">
                <text:p>-0.99398</text:p>
              </table:table-cell>
              <table:table-cell office:value-type="float" office:value="0.10898">
                <text:p>0.10898</text:p>
              </table:table-cell>
              <table:table-cell office:value-type="float" office:value="-1.46159">
                <text:p>-1.4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45159">
                <text:p>-1.45159</text:p>
              </table:table-cell>
              <table:table-cell office:value-type="float" office:value="-0.1">
                <text:p>-0.1</text:p>
              </table:table-cell>
              <table:table-cell office:value-type="float" office:value="0.01193">
                <text:p>0.01193</text:p>
              </table:table-cell>
              <table:table-cell office:value-type="float" office:value="-0.99283">
                <text:p>-0.99283</text:p>
              </table:table-cell>
              <table:table-cell office:value-type="float" office:value="0.11891">
                <text:p>0.11891</text:p>
              </table:table-cell>
              <table:table-cell office:value-type="float" office:value="-1.45159">
                <text:p>-1.4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44159">
                <text:p>-1.44159</text:p>
              </table:table-cell>
              <table:table-cell office:value-type="float" office:value="-0.1">
                <text:p>-0.1</text:p>
              </table:table-cell>
              <table:table-cell office:value-type="float" office:value="0.01293">
                <text:p>0.01293</text:p>
              </table:table-cell>
              <table:table-cell office:value-type="float" office:value="-0.99158">
                <text:p>-0.99158</text:p>
              </table:table-cell>
              <table:table-cell office:value-type="float" office:value="0.12883">
                <text:p>0.12883</text:p>
              </table:table-cell>
              <table:table-cell office:value-type="float" office:value="-1.44159">
                <text:p>-1.4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3159">
                <text:p>-1.43159</text:p>
              </table:table-cell>
              <table:table-cell office:value-type="float" office:value="-0.1">
                <text:p>-0.1</text:p>
              </table:table-cell>
              <table:table-cell office:value-type="float" office:value="0.01392">
                <text:p>0.01392</text:p>
              </table:table-cell>
              <table:table-cell office:value-type="float" office:value="-0.99023">
                <text:p>-0.99023</text:p>
              </table:table-cell>
              <table:table-cell office:value-type="float" office:value="0.13874">
                <text:p>0.13874</text:p>
              </table:table-cell>
              <table:table-cell office:value-type="float" office:value="-1.43159">
                <text:p>-1.4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42159">
                <text:p>-1.42159</text:p>
              </table:table-cell>
              <table:table-cell office:value-type="float" office:value="-0.1">
                <text:p>-0.1</text:p>
              </table:table-cell>
              <table:table-cell office:value-type="float" office:value="0.01491">
                <text:p>0.01491</text:p>
              </table:table-cell>
              <table:table-cell office:value-type="float" office:value="-0.98878">
                <text:p>-0.98878</text:p>
              </table:table-cell>
              <table:table-cell office:value-type="float" office:value="0.14863">
                <text:p>0.14863</text:p>
              </table:table-cell>
              <table:table-cell office:value-type="float" office:value="-1.42159">
                <text:p>-1.4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41159">
                <text:p>-1.41159</text:p>
              </table:table-cell>
              <table:table-cell office:value-type="float" office:value="-0.1">
                <text:p>-0.1</text:p>
              </table:table-cell>
              <table:table-cell office:value-type="float" office:value="0.0159">
                <text:p>0.0159</text:p>
              </table:table-cell>
              <table:table-cell office:value-type="float" office:value="-0.98723">
                <text:p>-0.98723</text:p>
              </table:table-cell>
              <table:table-cell office:value-type="float" office:value="0.15851">
                <text:p>0.15851</text:p>
              </table:table-cell>
              <table:table-cell office:value-type="float" office:value="-1.41159">
                <text:p>-1.4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40159">
                <text:p>-1.40159</text:p>
              </table:table-cell>
              <table:table-cell office:value-type="float" office:value="-0.1">
                <text:p>-0.1</text:p>
              </table:table-cell>
              <table:table-cell office:value-type="float" office:value="0.01689">
                <text:p>0.01689</text:p>
              </table:table-cell>
              <table:table-cell office:value-type="float" office:value="-0.98558">
                <text:p>-0.98558</text:p>
              </table:table-cell>
              <table:table-cell office:value-type="float" office:value="0.16837">
                <text:p>0.16837</text:p>
              </table:table-cell>
              <table:table-cell office:value-type="float" office:value="-1.40159">
                <text:p>-1.4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39159">
                <text:p>-1.39159</text:p>
              </table:table-cell>
              <table:table-cell office:value-type="float" office:value="-0.1">
                <text:p>-0.1</text:p>
              </table:table-cell>
              <table:table-cell office:value-type="float" office:value="0.01788">
                <text:p>0.01788</text:p>
              </table:table-cell>
              <table:table-cell office:value-type="float" office:value="-0.98383">
                <text:p>-0.98383</text:p>
              </table:table-cell>
              <table:table-cell office:value-type="float" office:value="0.17822">
                <text:p>0.17822</text:p>
              </table:table-cell>
              <table:table-cell office:value-type="float" office:value="-1.39159">
                <text:p>-1.3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38159">
                <text:p>-1.38159</text:p>
              </table:table-cell>
              <table:table-cell office:value-type="float" office:value="-0.1">
                <text:p>-0.1</text:p>
              </table:table-cell>
              <table:table-cell office:value-type="float" office:value="0.01887">
                <text:p>0.01887</text:p>
              </table:table-cell>
              <table:table-cell office:value-type="float" office:value="-0.98198">
                <text:p>-0.98198</text:p>
              </table:table-cell>
              <table:table-cell office:value-type="float" office:value="0.18804">
                <text:p>0.18804</text:p>
              </table:table-cell>
              <table:table-cell office:value-type="float" office:value="-1.38159">
                <text:p>-1.3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37159">
                <text:p>-1.37159</text:p>
              </table:table-cell>
              <table:table-cell office:value-type="float" office:value="-0.1">
                <text:p>-0.1</text:p>
              </table:table-cell>
              <table:table-cell office:value-type="float" office:value="0.01985">
                <text:p>0.01985</text:p>
              </table:table-cell>
              <table:table-cell office:value-type="float" office:value="-0.98003">
                <text:p>-0.98003</text:p>
              </table:table-cell>
              <table:table-cell office:value-type="float" office:value="0.19785">
                <text:p>0.19785</text:p>
              </table:table-cell>
              <table:table-cell office:value-type="float" office:value="-1.37159">
                <text:p>-1.3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36159">
                <text:p>-1.36159</text:p>
              </table:table-cell>
              <table:table-cell office:value-type="float" office:value="-0.1">
                <text:p>-0.1</text:p>
              </table:table-cell>
              <table:table-cell office:value-type="float" office:value="0.02083">
                <text:p>0.02083</text:p>
              </table:table-cell>
              <table:table-cell office:value-type="float" office:value="-0.97798">
                <text:p>-0.97798</text:p>
              </table:table-cell>
              <table:table-cell office:value-type="float" office:value="0.20764">
                <text:p>0.20764</text:p>
              </table:table-cell>
              <table:table-cell office:value-type="float" office:value="-1.36159">
                <text:p>-1.3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35159">
                <text:p>-1.35159</text:p>
              </table:table-cell>
              <table:table-cell office:value-type="float" office:value="-0.1">
                <text:p>-0.1</text:p>
              </table:table-cell>
              <table:table-cell office:value-type="float" office:value="0.02181">
                <text:p>0.02181</text:p>
              </table:table-cell>
              <table:table-cell office:value-type="float" office:value="-0.97584">
                <text:p>-0.97584</text:p>
              </table:table-cell>
              <table:table-cell office:value-type="float" office:value="0.2174">
                <text:p>0.2174</text:p>
              </table:table-cell>
              <table:table-cell office:value-type="float" office:value="-1.35159">
                <text:p>-1.3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34159">
                <text:p>-1.34159</text:p>
              </table:table-cell>
              <table:table-cell office:value-type="float" office:value="-0.1">
                <text:p>-0.1</text:p>
              </table:table-cell>
              <table:table-cell office:value-type="float" office:value="0.02279">
                <text:p>0.02279</text:p>
              </table:table-cell>
              <table:table-cell office:value-type="float" office:value="-0.97359">
                <text:p>-0.97359</text:p>
              </table:table-cell>
              <table:table-cell office:value-type="float" office:value="0.22714">
                <text:p>0.22714</text:p>
              </table:table-cell>
              <table:table-cell office:value-type="float" office:value="-1.34159">
                <text:p>-1.3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33159">
                <text:p>-1.33159</text:p>
              </table:table-cell>
              <table:table-cell office:value-type="float" office:value="-0.1">
                <text:p>-0.1</text:p>
              </table:table-cell>
              <table:table-cell office:value-type="float" office:value="0.02377">
                <text:p>0.02377</text:p>
              </table:table-cell>
              <table:table-cell office:value-type="float" office:value="-0.97125">
                <text:p>-0.97125</text:p>
              </table:table-cell>
              <table:table-cell office:value-type="float" office:value="0.23686">
                <text:p>0.23686</text:p>
              </table:table-cell>
              <table:table-cell office:value-type="float" office:value="-1.33159">
                <text:p>-1.3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32159">
                <text:p>-1.32159</text:p>
              </table:table-cell>
              <table:table-cell office:value-type="float" office:value="-0.1">
                <text:p>-0.1</text:p>
              </table:table-cell>
              <table:table-cell office:value-type="float" office:value="0.02474">
                <text:p>0.02474</text:p>
              </table:table-cell>
              <table:table-cell office:value-type="float" office:value="-0.96881">
                <text:p>-0.96881</text:p>
              </table:table-cell>
              <table:table-cell office:value-type="float" office:value="0.24656">
                <text:p>0.24656</text:p>
              </table:table-cell>
              <table:table-cell office:value-type="float" office:value="-1.32159">
                <text:p>-1.3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1159">
                <text:p>-1.31159</text:p>
              </table:table-cell>
              <table:table-cell office:value-type="float" office:value="-0.1">
                <text:p>-0.1</text:p>
              </table:table-cell>
              <table:table-cell office:value-type="float" office:value="0.02571">
                <text:p>0.02571</text:p>
              </table:table-cell>
              <table:table-cell office:value-type="float" office:value="-0.96627">
                <text:p>-0.96627</text:p>
              </table:table-cell>
              <table:table-cell office:value-type="float" office:value="0.25623">
                <text:p>0.25623</text:p>
              </table:table-cell>
              <table:table-cell office:value-type="float" office:value="-1.31159">
                <text:p>-1.3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0159">
                <text:p>-1.30159</text:p>
              </table:table-cell>
              <table:table-cell office:value-type="float" office:value="-0.1">
                <text:p>-0.1</text:p>
              </table:table-cell>
              <table:table-cell office:value-type="float" office:value="0.02668">
                <text:p>0.02668</text:p>
              </table:table-cell>
              <table:table-cell office:value-type="float" office:value="-0.96364">
                <text:p>-0.96364</text:p>
              </table:table-cell>
              <table:table-cell office:value-type="float" office:value="0.26587">
                <text:p>0.26587</text:p>
              </table:table-cell>
              <table:table-cell office:value-type="float" office:value="-1.30159">
                <text:p>-1.3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9159">
                <text:p>-1.29159</text:p>
              </table:table-cell>
              <table:table-cell office:value-type="float" office:value="-0.1">
                <text:p>-0.1</text:p>
              </table:table-cell>
              <table:table-cell office:value-type="float" office:value="0.02764">
                <text:p>0.02764</text:p>
              </table:table-cell>
              <table:table-cell office:value-type="float" office:value="-0.96091">
                <text:p>-0.96091</text:p>
              </table:table-cell>
              <table:table-cell office:value-type="float" office:value="0.27548">
                <text:p>0.27548</text:p>
              </table:table-cell>
              <table:table-cell office:value-type="float" office:value="-1.29159">
                <text:p>-1.2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28159">
                <text:p>-1.28159</text:p>
              </table:table-cell>
              <table:table-cell office:value-type="float" office:value="-0.1">
                <text:p>-0.1</text:p>
              </table:table-cell>
              <table:table-cell office:value-type="float" office:value="0.0286">
                <text:p>0.0286</text:p>
              </table:table-cell>
              <table:table-cell office:value-type="float" office:value="-0.95808">
                <text:p>-0.95808</text:p>
              </table:table-cell>
              <table:table-cell office:value-type="float" office:value="0.28507">
                <text:p>0.28507</text:p>
              </table:table-cell>
              <table:table-cell office:value-type="float" office:value="-1.28159">
                <text:p>-1.2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7159">
                <text:p>-1.27159</text:p>
              </table:table-cell>
              <table:table-cell office:value-type="float" office:value="-0.1">
                <text:p>-0.1</text:p>
              </table:table-cell>
              <table:table-cell office:value-type="float" office:value="0.02956">
                <text:p>0.02956</text:p>
              </table:table-cell>
              <table:table-cell office:value-type="float" office:value="-0.95515">
                <text:p>-0.95515</text:p>
              </table:table-cell>
              <table:table-cell office:value-type="float" office:value="0.29463">
                <text:p>0.29463</text:p>
              </table:table-cell>
              <table:table-cell office:value-type="float" office:value="-1.27159">
                <text:p>-1.2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6159">
                <text:p>-1.26159</text:p>
              </table:table-cell>
              <table:table-cell office:value-type="float" office:value="-0.1">
                <text:p>-0.1</text:p>
              </table:table-cell>
              <table:table-cell office:value-type="float" office:value="0.03052">
                <text:p>0.03052</text:p>
              </table:table-cell>
              <table:table-cell office:value-type="float" office:value="-0.95213">
                <text:p>-0.95213</text:p>
              </table:table-cell>
              <table:table-cell office:value-type="float" office:value="0.30416">
                <text:p>0.30416</text:p>
              </table:table-cell>
              <table:table-cell office:value-type="float" office:value="-1.26159">
                <text:p>-1.2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5159">
                <text:p>-1.25159</text:p>
              </table:table-cell>
              <table:table-cell office:value-type="float" office:value="-0.1">
                <text:p>-0.1</text:p>
              </table:table-cell>
              <table:table-cell office:value-type="float" office:value="0.03147">
                <text:p>0.03147</text:p>
              </table:table-cell>
              <table:table-cell office:value-type="float" office:value="-0.94902">
                <text:p>-0.94902</text:p>
              </table:table-cell>
              <table:table-cell office:value-type="float" office:value="0.31366">
                <text:p>0.31366</text:p>
              </table:table-cell>
              <table:table-cell office:value-type="float" office:value="-1.25159">
                <text:p>-1.2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4159">
                <text:p>-1.24159</text:p>
              </table:table-cell>
              <table:table-cell office:value-type="float" office:value="-0.1">
                <text:p>-0.1</text:p>
              </table:table-cell>
              <table:table-cell office:value-type="float" office:value="0.03242">
                <text:p>0.03242</text:p>
              </table:table-cell>
              <table:table-cell office:value-type="float" office:value="-0.9458">
                <text:p>-0.9458</text:p>
              </table:table-cell>
              <table:table-cell office:value-type="float" office:value="0.32312">
                <text:p>0.32312</text:p>
              </table:table-cell>
              <table:table-cell office:value-type="float" office:value="-1.24159">
                <text:p>-1.2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3159">
                <text:p>-1.23159</text:p>
              </table:table-cell>
              <table:table-cell office:value-type="float" office:value="-0.1">
                <text:p>-0.1</text:p>
              </table:table-cell>
              <table:table-cell office:value-type="float" office:value="0.03337">
                <text:p>0.03337</text:p>
              </table:table-cell>
              <table:table-cell office:value-type="float" office:value="-0.94249">
                <text:p>-0.94249</text:p>
              </table:table-cell>
              <table:table-cell office:value-type="float" office:value="0.33255">
                <text:p>0.33255</text:p>
              </table:table-cell>
              <table:table-cell office:value-type="float" office:value="-1.23159">
                <text:p>-1.2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22159">
                <text:p>-1.22159</text:p>
              </table:table-cell>
              <table:table-cell office:value-type="float" office:value="-0.1">
                <text:p>-0.1</text:p>
              </table:table-cell>
              <table:table-cell office:value-type="float" office:value="0.03431">
                <text:p>0.03431</text:p>
              </table:table-cell>
              <table:table-cell office:value-type="float" office:value="-0.93909">
                <text:p>-0.93909</text:p>
              </table:table-cell>
              <table:table-cell office:value-type="float" office:value="0.34195">
                <text:p>0.34195</text:p>
              </table:table-cell>
              <table:table-cell office:value-type="float" office:value="-1.22159">
                <text:p>-1.2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21159">
                <text:p>-1.21159</text:p>
              </table:table-cell>
              <table:table-cell office:value-type="float" office:value="-0.1">
                <text:p>-0.1</text:p>
              </table:table-cell>
              <table:table-cell office:value-type="float" office:value="0.03525">
                <text:p>0.03525</text:p>
              </table:table-cell>
              <table:table-cell office:value-type="float" office:value="-0.9356">
                <text:p>-0.9356</text:p>
              </table:table-cell>
              <table:table-cell office:value-type="float" office:value="0.35131">
                <text:p>0.35131</text:p>
              </table:table-cell>
              <table:table-cell office:value-type="float" office:value="-1.21159">
                <text:p>-1.2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0159">
                <text:p>-1.20159</text:p>
              </table:table-cell>
              <table:table-cell office:value-type="float" office:value="-0.1">
                <text:p>-0.1</text:p>
              </table:table-cell>
              <table:table-cell office:value-type="float" office:value="0.03618">
                <text:p>0.03618</text:p>
              </table:table-cell>
              <table:table-cell office:value-type="float" office:value="-0.932">
                <text:p>-0.932</text:p>
              </table:table-cell>
              <table:table-cell office:value-type="float" office:value="0.36064">
                <text:p>0.36064</text:p>
              </table:table-cell>
              <table:table-cell office:value-type="float" office:value="-1.20159">
                <text:p>-1.2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9159">
                <text:p>-1.19159</text:p>
              </table:table-cell>
              <table:table-cell office:value-type="float" office:value="-0.1">
                <text:p>-0.1</text:p>
              </table:table-cell>
              <table:table-cell office:value-type="float" office:value="0.03712">
                <text:p>0.03712</text:p>
              </table:table-cell>
              <table:table-cell office:value-type="float" office:value="-0.92832">
                <text:p>-0.92832</text:p>
              </table:table-cell>
              <table:table-cell office:value-type="float" office:value="0.36993">
                <text:p>0.36993</text:p>
              </table:table-cell>
              <table:table-cell office:value-type="float" office:value="-1.19159">
                <text:p>-1.1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8159">
                <text:p>-1.18159</text:p>
              </table:table-cell>
              <table:table-cell office:value-type="float" office:value="-0.1">
                <text:p>-0.1</text:p>
              </table:table-cell>
              <table:table-cell office:value-type="float" office:value="0.03804">
                <text:p>0.03804</text:p>
              </table:table-cell>
              <table:table-cell office:value-type="float" office:value="-0.92454">
                <text:p>-0.92454</text:p>
              </table:table-cell>
              <table:table-cell office:value-type="float" office:value="0.37918">
                <text:p>0.37918</text:p>
              </table:table-cell>
              <table:table-cell office:value-type="float" office:value="-1.18159">
                <text:p>-1.1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17159">
                <text:p>-1.17159</text:p>
              </table:table-cell>
              <table:table-cell office:value-type="float" office:value="-0.1">
                <text:p>-0.1</text:p>
              </table:table-cell>
              <table:table-cell office:value-type="float" office:value="0.03897">
                <text:p>0.03897</text:p>
              </table:table-cell>
              <table:table-cell office:value-type="float" office:value="-0.92067">
                <text:p>-0.92067</text:p>
              </table:table-cell>
              <table:table-cell office:value-type="float" office:value="0.38839">
                <text:p>0.38839</text:p>
              </table:table-cell>
              <table:table-cell office:value-type="float" office:value="-1.17159">
                <text:p>-1.1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16159">
                <text:p>-1.16159</text:p>
              </table:table-cell>
              <table:table-cell office:value-type="float" office:value="-0.1">
                <text:p>-0.1</text:p>
              </table:table-cell>
              <table:table-cell office:value-type="float" office:value="0.03989">
                <text:p>0.03989</text:p>
              </table:table-cell>
              <table:table-cell office:value-type="float" office:value="-0.91671">
                <text:p>-0.91671</text:p>
              </table:table-cell>
              <table:table-cell office:value-type="float" office:value="0.39756">
                <text:p>0.39756</text:p>
              </table:table-cell>
              <table:table-cell office:value-type="float" office:value="-1.16159">
                <text:p>-1.1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15159">
                <text:p>-1.15159</text:p>
              </table:table-cell>
              <table:table-cell office:value-type="float" office:value="-0.1">
                <text:p>-0.1</text:p>
              </table:table-cell>
              <table:table-cell office:value-type="float" office:value="0.04081">
                <text:p>0.04081</text:p>
              </table:table-cell>
              <table:table-cell office:value-type="float" office:value="-0.91265">
                <text:p>-0.91265</text:p>
              </table:table-cell>
              <table:table-cell office:value-type="float" office:value="0.40669">
                <text:p>0.40669</text:p>
              </table:table-cell>
              <table:table-cell office:value-type="float" office:value="-1.15159">
                <text:p>-1.1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14159">
                <text:p>-1.14159</text:p>
              </table:table-cell>
              <table:table-cell office:value-type="float" office:value="-0.1">
                <text:p>-0.1</text:p>
              </table:table-cell>
              <table:table-cell office:value-type="float" office:value="0.04172">
                <text:p>0.04172</text:p>
              </table:table-cell>
              <table:table-cell office:value-type="float" office:value="-0.90851">
                <text:p>-0.90851</text:p>
              </table:table-cell>
              <table:table-cell office:value-type="float" office:value="0.41578">
                <text:p>0.41578</text:p>
              </table:table-cell>
              <table:table-cell office:value-type="float" office:value="-1.14159">
                <text:p>-1.1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13159">
                <text:p>-1.13159</text:p>
              </table:table-cell>
              <table:table-cell office:value-type="float" office:value="-0.1">
                <text:p>-0.1</text:p>
              </table:table-cell>
              <table:table-cell office:value-type="float" office:value="0.04263">
                <text:p>0.04263</text:p>
              </table:table-cell>
              <table:table-cell office:value-type="float" office:value="-0.90427">
                <text:p>-0.90427</text:p>
              </table:table-cell>
              <table:table-cell office:value-type="float" office:value="0.42483">
                <text:p>0.42483</text:p>
              </table:table-cell>
              <table:table-cell office:value-type="float" office:value="-1.13159">
                <text:p>-1.1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12159">
                <text:p>-1.12159</text:p>
              </table:table-cell>
              <table:table-cell office:value-type="float" office:value="-0.1">
                <text:p>-0.1</text:p>
              </table:table-cell>
              <table:table-cell office:value-type="float" office:value="0.04353">
                <text:p>0.04353</text:p>
              </table:table-cell>
              <table:table-cell office:value-type="float" office:value="-0.89994">
                <text:p>-0.89994</text:p>
              </table:table-cell>
              <table:table-cell office:value-type="float" office:value="0.43384">
                <text:p>0.43384</text:p>
              </table:table-cell>
              <table:table-cell office:value-type="float" office:value="-1.12159">
                <text:p>-1.1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11159">
                <text:p>-1.11159</text:p>
              </table:table-cell>
              <table:table-cell office:value-type="float" office:value="-0.1">
                <text:p>-0.1</text:p>
              </table:table-cell>
              <table:table-cell office:value-type="float" office:value="0.04443">
                <text:p>0.04443</text:p>
              </table:table-cell>
              <table:table-cell office:value-type="float" office:value="-0.89552">
                <text:p>-0.89552</text:p>
              </table:table-cell>
              <table:table-cell office:value-type="float" office:value="0.4428">
                <text:p>0.4428</text:p>
              </table:table-cell>
              <table:table-cell office:value-type="float" office:value="-1.11159">
                <text:p>-1.1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10159">
                <text:p>-1.10159</text:p>
              </table:table-cell>
              <table:table-cell office:value-type="float" office:value="-0.1">
                <text:p>-0.1</text:p>
              </table:table-cell>
              <table:table-cell office:value-type="float" office:value="0.04532">
                <text:p>0.04532</text:p>
              </table:table-cell>
              <table:table-cell office:value-type="float" office:value="-0.89101">
                <text:p>-0.89101</text:p>
              </table:table-cell>
              <table:table-cell office:value-type="float" office:value="0.45171">
                <text:p>0.45171</text:p>
              </table:table-cell>
              <table:table-cell office:value-type="float" office:value="-1.10159">
                <text:p>-1.1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09159">
                <text:p>-1.09159</text:p>
              </table:table-cell>
              <table:table-cell office:value-type="float" office:value="-0.1">
                <text:p>-0.1</text:p>
              </table:table-cell>
              <table:table-cell office:value-type="float" office:value="0.04621">
                <text:p>0.04621</text:p>
              </table:table-cell>
              <table:table-cell office:value-type="float" office:value="-0.88641">
                <text:p>-0.88641</text:p>
              </table:table-cell>
              <table:table-cell office:value-type="float" office:value="0.46058">
                <text:p>0.46058</text:p>
              </table:table-cell>
              <table:table-cell office:value-type="float" office:value="-1.09159">
                <text:p>-1.0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8159">
                <text:p>-1.08159</text:p>
              </table:table-cell>
              <table:table-cell office:value-type="float" office:value="-0.1">
                <text:p>-0.1</text:p>
              </table:table-cell>
              <table:table-cell office:value-type="float" office:value="0.0471">
                <text:p>0.0471</text:p>
              </table:table-cell>
              <table:table-cell office:value-type="float" office:value="-0.88173">
                <text:p>-0.88173</text:p>
              </table:table-cell>
              <table:table-cell office:value-type="float" office:value="0.4694">
                <text:p>0.4694</text:p>
              </table:table-cell>
              <table:table-cell office:value-type="float" office:value="-1.08159">
                <text:p>-1.0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07159">
                <text:p>-1.07159</text:p>
              </table:table-cell>
              <table:table-cell office:value-type="float" office:value="-0.1">
                <text:p>-0.1</text:p>
              </table:table-cell>
              <table:table-cell office:value-type="float" office:value="0.04798">
                <text:p>0.04798</text:p>
              </table:table-cell>
              <table:table-cell office:value-type="float" office:value="-0.87695">
                <text:p>-0.87695</text:p>
              </table:table-cell>
              <table:table-cell office:value-type="float" office:value="0.47818">
                <text:p>0.47818</text:p>
              </table:table-cell>
              <table:table-cell office:value-type="float" office:value="-1.07159">
                <text:p>-1.0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06159">
                <text:p>-1.06159</text:p>
              </table:table-cell>
              <table:table-cell office:value-type="float" office:value="-0.1">
                <text:p>-0.1</text:p>
              </table:table-cell>
              <table:table-cell office:value-type="float" office:value="0.04885">
                <text:p>0.04885</text:p>
              </table:table-cell>
              <table:table-cell office:value-type="float" office:value="-0.87209">
                <text:p>-0.87209</text:p>
              </table:table-cell>
              <table:table-cell office:value-type="float" office:value="0.4869">
                <text:p>0.4869</text:p>
              </table:table-cell>
              <table:table-cell office:value-type="float" office:value="-1.06159">
                <text:p>-1.0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05159">
                <text:p>-1.05159</text:p>
              </table:table-cell>
              <table:table-cell office:value-type="float" office:value="-0.1">
                <text:p>-0.1</text:p>
              </table:table-cell>
              <table:table-cell office:value-type="float" office:value="0.04972">
                <text:p>0.04972</text:p>
              </table:table-cell>
              <table:table-cell office:value-type="float" office:value="-0.86714">
                <text:p>-0.86714</text:p>
              </table:table-cell>
              <table:table-cell office:value-type="float" office:value="0.49558">
                <text:p>0.49558</text:p>
              </table:table-cell>
              <table:table-cell office:value-type="float" office:value="-1.05159">
                <text:p>-1.0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04159">
                <text:p>-1.04159</text:p>
              </table:table-cell>
              <table:table-cell office:value-type="float" office:value="-0.1">
                <text:p>-0.1</text:p>
              </table:table-cell>
              <table:table-cell office:value-type="float" office:value="0.05059">
                <text:p>0.05059</text:p>
              </table:table-cell>
              <table:table-cell office:value-type="float" office:value="-0.8621">
                <text:p>-0.8621</text:p>
              </table:table-cell>
              <table:table-cell office:value-type="float" office:value="0.5042">
                <text:p>0.5042</text:p>
              </table:table-cell>
              <table:table-cell office:value-type="float" office:value="-1.04159">
                <text:p>-1.0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3159">
                <text:p>-1.03159</text:p>
              </table:table-cell>
              <table:table-cell office:value-type="float" office:value="-0.1">
                <text:p>-0.1</text:p>
              </table:table-cell>
              <table:table-cell office:value-type="float" office:value="0.05145">
                <text:p>0.05145</text:p>
              </table:table-cell>
              <table:table-cell office:value-type="float" office:value="-0.85698">
                <text:p>-0.85698</text:p>
              </table:table-cell>
              <table:table-cell office:value-type="float" office:value="0.51277">
                <text:p>0.51277</text:p>
              </table:table-cell>
              <table:table-cell office:value-type="float" office:value="-1.03159">
                <text:p>-1.0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02159">
                <text:p>-1.02159</text:p>
              </table:table-cell>
              <table:table-cell office:value-type="float" office:value="-0.1">
                <text:p>-0.1</text:p>
              </table:table-cell>
              <table:table-cell office:value-type="float" office:value="0.0523">
                <text:p>0.0523</text:p>
              </table:table-cell>
              <table:table-cell office:value-type="float" office:value="-0.85177">
                <text:p>-0.85177</text:p>
              </table:table-cell>
              <table:table-cell office:value-type="float" office:value="0.52129">
                <text:p>0.52129</text:p>
              </table:table-cell>
              <table:table-cell office:value-type="float" office:value="-1.02159">
                <text:p>-1.0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01159">
                <text:p>-1.01159</text:p>
              </table:table-cell>
              <table:table-cell office:value-type="float" office:value="-0.1">
                <text:p>-0.1</text:p>
              </table:table-cell>
              <table:table-cell office:value-type="float" office:value="0.05315">
                <text:p>0.05315</text:p>
              </table:table-cell>
              <table:table-cell office:value-type="float" office:value="-0.84648">
                <text:p>-0.84648</text:p>
              </table:table-cell>
              <table:table-cell office:value-type="float" office:value="0.52976">
                <text:p>0.52976</text:p>
              </table:table-cell>
              <table:table-cell office:value-type="float" office:value="-1.01159">
                <text:p>-1.0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00159">
                <text:p>-1.00159</text:p>
              </table:table-cell>
              <table:table-cell office:value-type="float" office:value="-0.1">
                <text:p>-0.1</text:p>
              </table:table-cell>
              <table:table-cell office:value-type="float" office:value="0.054">
                <text:p>0.054</text:p>
              </table:table-cell>
              <table:table-cell office:value-type="float" office:value="-0.8411">
                <text:p>-0.8411</text:p>
              </table:table-cell>
              <table:table-cell office:value-type="float" office:value="0.53818">
                <text:p>0.53818</text:p>
              </table:table-cell>
              <table:table-cell office:value-type="float" office:value="-1.00159">
                <text:p>-1.0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99159">
                <text:p>-0.99159</text:p>
              </table:table-cell>
              <table:table-cell office:value-type="float" office:value="-0.1">
                <text:p>-0.1</text:p>
              </table:table-cell>
              <table:table-cell office:value-type="float" office:value="0.05484">
                <text:p>0.05484</text:p>
              </table:table-cell>
              <table:table-cell office:value-type="float" office:value="-0.83564">
                <text:p>-0.83564</text:p>
              </table:table-cell>
              <table:table-cell office:value-type="float" office:value="0.54653">
                <text:p>0.54653</text:p>
              </table:table-cell>
              <table:table-cell office:value-type="float" office:value="-0.99159">
                <text:p>-0.9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8159">
                <text:p>-0.98159</text:p>
              </table:table-cell>
              <table:table-cell office:value-type="float" office:value="-0.1">
                <text:p>-0.1</text:p>
              </table:table-cell>
              <table:table-cell office:value-type="float" office:value="0.05567">
                <text:p>0.05567</text:p>
              </table:table-cell>
              <table:table-cell office:value-type="float" office:value="-0.83009">
                <text:p>-0.83009</text:p>
              </table:table-cell>
              <table:table-cell office:value-type="float" office:value="0.55484">
                <text:p>0.55484</text:p>
              </table:table-cell>
              <table:table-cell office:value-type="float" office:value="-0.98159">
                <text:p>-0.9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7159">
                <text:p>-0.97159</text:p>
              </table:table-cell>
              <table:table-cell office:value-type="float" office:value="-0.1">
                <text:p>-0.1</text:p>
              </table:table-cell>
              <table:table-cell office:value-type="float" office:value="0.0565">
                <text:p>0.0565</text:p>
              </table:table-cell>
              <table:table-cell office:value-type="float" office:value="-0.82447">
                <text:p>-0.82447</text:p>
              </table:table-cell>
              <table:table-cell office:value-type="float" office:value="0.56308">
                <text:p>0.56308</text:p>
              </table:table-cell>
              <table:table-cell office:value-type="float" office:value="-0.97159">
                <text:p>-0.9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6159">
                <text:p>-0.96159</text:p>
              </table:table-cell>
              <table:table-cell office:value-type="float" office:value="-0.1">
                <text:p>-0.1</text:p>
              </table:table-cell>
              <table:table-cell office:value-type="float" office:value="0.05732">
                <text:p>0.05732</text:p>
              </table:table-cell>
              <table:table-cell office:value-type="float" office:value="-0.81876">
                <text:p>-0.81876</text:p>
              </table:table-cell>
              <table:table-cell office:value-type="float" office:value="0.57127">
                <text:p>0.57127</text:p>
              </table:table-cell>
              <table:table-cell office:value-type="float" office:value="-0.96159">
                <text:p>-0.9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5159">
                <text:p>-0.95159</text:p>
              </table:table-cell>
              <table:table-cell office:value-type="float" office:value="-0.1">
                <text:p>-0.1</text:p>
              </table:table-cell>
              <table:table-cell office:value-type="float" office:value="0.05813">
                <text:p>0.05813</text:p>
              </table:table-cell>
              <table:table-cell office:value-type="float" office:value="-0.81296">
                <text:p>-0.81296</text:p>
              </table:table-cell>
              <table:table-cell office:value-type="float" office:value="0.57941">
                <text:p>0.57941</text:p>
              </table:table-cell>
              <table:table-cell office:value-type="float" office:value="-0.95159">
                <text:p>-0.9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94159">
                <text:p>-0.94159</text:p>
              </table:table-cell>
              <table:table-cell office:value-type="float" office:value="-0.1">
                <text:p>-0.1</text:p>
              </table:table-cell>
              <table:table-cell office:value-type="float" office:value="0.05894">
                <text:p>0.05894</text:p>
              </table:table-cell>
              <table:table-cell office:value-type="float" office:value="-0.80709">
                <text:p>-0.80709</text:p>
              </table:table-cell>
              <table:table-cell office:value-type="float" office:value="0.58748">
                <text:p>0.58748</text:p>
              </table:table-cell>
              <table:table-cell office:value-type="float" office:value="-0.94159">
                <text:p>-0.9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93159">
                <text:p>-0.93159</text:p>
              </table:table-cell>
              <table:table-cell office:value-type="float" office:value="-0.1">
                <text:p>-0.1</text:p>
              </table:table-cell>
              <table:table-cell office:value-type="float" office:value="0.05975">
                <text:p>0.05975</text:p>
              </table:table-cell>
              <table:table-cell office:value-type="float" office:value="-0.80114">
                <text:p>-0.80114</text:p>
              </table:table-cell>
              <table:table-cell office:value-type="float" office:value="0.59549">
                <text:p>0.59549</text:p>
              </table:table-cell>
              <table:table-cell office:value-type="float" office:value="-0.93159">
                <text:p>-0.9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2159">
                <text:p>-0.92159</text:p>
              </table:table-cell>
              <table:table-cell office:value-type="float" office:value="-0.1">
                <text:p>-0.1</text:p>
              </table:table-cell>
              <table:table-cell office:value-type="float" office:value="0.06055">
                <text:p>0.06055</text:p>
              </table:table-cell>
              <table:table-cell office:value-type="float" office:value="-0.7951">
                <text:p>-0.7951</text:p>
              </table:table-cell>
              <table:table-cell office:value-type="float" office:value="0.60344">
                <text:p>0.60344</text:p>
              </table:table-cell>
              <table:table-cell office:value-type="float" office:value="-0.92159">
                <text:p>-0.9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1159">
                <text:p>-0.91159</text:p>
              </table:table-cell>
              <table:table-cell office:value-type="float" office:value="-0.1">
                <text:p>-0.1</text:p>
              </table:table-cell>
              <table:table-cell office:value-type="float" office:value="0.06134">
                <text:p>0.06134</text:p>
              </table:table-cell>
              <table:table-cell office:value-type="float" office:value="-0.78899">
                <text:p>-0.78899</text:p>
              </table:table-cell>
              <table:table-cell office:value-type="float" office:value="0.61133">
                <text:p>0.61133</text:p>
              </table:table-cell>
              <table:table-cell office:value-type="float" office:value="-0.91159">
                <text:p>-0.9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0159">
                <text:p>-0.90159</text:p>
              </table:table-cell>
              <table:table-cell office:value-type="float" office:value="-0.1">
                <text:p>-0.1</text:p>
              </table:table-cell>
              <table:table-cell office:value-type="float" office:value="0.06212">
                <text:p>0.06212</text:p>
              </table:table-cell>
              <table:table-cell office:value-type="float" office:value="-0.7828">
                <text:p>-0.7828</text:p>
              </table:table-cell>
              <table:table-cell office:value-type="float" office:value="0.61916">
                <text:p>0.61916</text:p>
              </table:table-cell>
              <table:table-cell office:value-type="float" office:value="-0.90159">
                <text:p>-0.9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89159">
                <text:p>-0.89159</text:p>
              </table:table-cell>
              <table:table-cell office:value-type="float" office:value="-0.1">
                <text:p>-0.1</text:p>
              </table:table-cell>
              <table:table-cell office:value-type="float" office:value="0.0629">
                <text:p>0.0629</text:p>
              </table:table-cell>
              <table:table-cell office:value-type="float" office:value="-0.77653">
                <text:p>-0.77653</text:p>
              </table:table-cell>
              <table:table-cell office:value-type="float" office:value="0.62693">
                <text:p>0.62693</text:p>
              </table:table-cell>
              <table:table-cell office:value-type="float" office:value="-0.89159">
                <text:p>-0.8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88159">
                <text:p>-0.88159</text:p>
              </table:table-cell>
              <table:table-cell office:value-type="float" office:value="-0.1">
                <text:p>-0.1</text:p>
              </table:table-cell>
              <table:table-cell office:value-type="float" office:value="0.06368">
                <text:p>0.06368</text:p>
              </table:table-cell>
              <table:table-cell office:value-type="float" office:value="-0.77019">
                <text:p>-0.77019</text:p>
              </table:table-cell>
              <table:table-cell office:value-type="float" office:value="0.63463">
                <text:p>0.63463</text:p>
              </table:table-cell>
              <table:table-cell office:value-type="float" office:value="-0.88159">
                <text:p>-0.8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7159">
                <text:p>-0.87159</text:p>
              </table:table-cell>
              <table:table-cell office:value-type="float" office:value="-0.1">
                <text:p>-0.1</text:p>
              </table:table-cell>
              <table:table-cell office:value-type="float" office:value="0.06444">
                <text:p>0.06444</text:p>
              </table:table-cell>
              <table:table-cell office:value-type="float" office:value="-0.76376">
                <text:p>-0.76376</text:p>
              </table:table-cell>
              <table:table-cell office:value-type="float" office:value="0.64227">
                <text:p>0.64227</text:p>
              </table:table-cell>
              <table:table-cell office:value-type="float" office:value="-0.87159">
                <text:p>-0.8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6159">
                <text:p>-0.86159</text:p>
              </table:table-cell>
              <table:table-cell office:value-type="float" office:value="-0.1">
                <text:p>-0.1</text:p>
              </table:table-cell>
              <table:table-cell office:value-type="float" office:value="0.0652">
                <text:p>0.0652</text:p>
              </table:table-cell>
              <table:table-cell office:value-type="float" office:value="-0.75727">
                <text:p>-0.75727</text:p>
              </table:table-cell>
              <table:table-cell office:value-type="float" office:value="0.64984">
                <text:p>0.64984</text:p>
              </table:table-cell>
              <table:table-cell office:value-type="float" office:value="-0.86159">
                <text:p>-0.8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85159">
                <text:p>-0.85159</text:p>
              </table:table-cell>
              <table:table-cell office:value-type="float" office:value="-0.1">
                <text:p>-0.1</text:p>
              </table:table-cell>
              <table:table-cell office:value-type="float" office:value="0.06596">
                <text:p>0.06596</text:p>
              </table:table-cell>
              <table:table-cell office:value-type="float" office:value="-0.75069">
                <text:p>-0.75069</text:p>
              </table:table-cell>
              <table:table-cell office:value-type="float" office:value="0.65735">
                <text:p>0.65735</text:p>
              </table:table-cell>
              <table:table-cell office:value-type="float" office:value="-0.85159">
                <text:p>-0.8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84159">
                <text:p>-0.84159</text:p>
              </table:table-cell>
              <table:table-cell office:value-type="float" office:value="-0.1">
                <text:p>-0.1</text:p>
              </table:table-cell>
              <table:table-cell office:value-type="float" office:value="0.0667">
                <text:p>0.0667</text:p>
              </table:table-cell>
              <table:table-cell office:value-type="float" office:value="-0.74404">
                <text:p>-0.74404</text:p>
              </table:table-cell>
              <table:table-cell office:value-type="float" office:value="0.66479">
                <text:p>0.66479</text:p>
              </table:table-cell>
              <table:table-cell office:value-type="float" office:value="-0.84159">
                <text:p>-0.8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3159">
                <text:p>-0.83159</text:p>
              </table:table-cell>
              <table:table-cell office:value-type="float" office:value="-0.1">
                <text:p>-0.1</text:p>
              </table:table-cell>
              <table:table-cell office:value-type="float" office:value="0.06744">
                <text:p>0.06744</text:p>
              </table:table-cell>
              <table:table-cell office:value-type="float" office:value="-0.73732">
                <text:p>-0.73732</text:p>
              </table:table-cell>
              <table:table-cell office:value-type="float" office:value="0.67217">
                <text:p>0.67217</text:p>
              </table:table-cell>
              <table:table-cell office:value-type="float" office:value="-0.83159">
                <text:p>-0.8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2159">
                <text:p>-0.82159</text:p>
              </table:table-cell>
              <table:table-cell office:value-type="float" office:value="-0.1">
                <text:p>-0.1</text:p>
              </table:table-cell>
              <table:table-cell office:value-type="float" office:value="0.06817">
                <text:p>0.06817</text:p>
              </table:table-cell>
              <table:table-cell office:value-type="float" office:value="-0.73053">
                <text:p>-0.73053</text:p>
              </table:table-cell>
              <table:table-cell office:value-type="float" office:value="0.67947">
                <text:p>0.67947</text:p>
              </table:table-cell>
              <table:table-cell office:value-type="float" office:value="-0.82159">
                <text:p>-0.8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81159">
                <text:p>-0.81159</text:p>
              </table:table-cell>
              <table:table-cell office:value-type="float" office:value="-0.1">
                <text:p>-0.1</text:p>
              </table:table-cell>
              <table:table-cell office:value-type="float" office:value="0.0689">
                <text:p>0.0689</text:p>
              </table:table-cell>
              <table:table-cell office:value-type="float" office:value="-0.72366">
                <text:p>-0.72366</text:p>
              </table:table-cell>
              <table:table-cell office:value-type="float" office:value="0.68671">
                <text:p>0.68671</text:p>
              </table:table-cell>
              <table:table-cell office:value-type="float" office:value="-0.81159">
                <text:p>-0.8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80159">
                <text:p>-0.80159</text:p>
              </table:table-cell>
              <table:table-cell office:value-type="float" office:value="-0.1">
                <text:p>-0.1</text:p>
              </table:table-cell>
              <table:table-cell office:value-type="float" office:value="0.06962">
                <text:p>0.06962</text:p>
              </table:table-cell>
              <table:table-cell office:value-type="float" office:value="-0.71672">
                <text:p>-0.71672</text:p>
              </table:table-cell>
              <table:table-cell office:value-type="float" office:value="0.69388">
                <text:p>0.69388</text:p>
              </table:table-cell>
              <table:table-cell office:value-type="float" office:value="-0.80159">
                <text:p>-0.8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9159">
                <text:p>-0.79159</text:p>
              </table:table-cell>
              <table:table-cell office:value-type="float" office:value="-0.1">
                <text:p>-0.1</text:p>
              </table:table-cell>
              <table:table-cell office:value-type="float" office:value="0.07033">
                <text:p>0.07033</text:p>
              </table:table-cell>
              <table:table-cell office:value-type="float" office:value="-0.70971">
                <text:p>-0.70971</text:p>
              </table:table-cell>
              <table:table-cell office:value-type="float" office:value="0.70097">
                <text:p>0.70097</text:p>
              </table:table-cell>
              <table:table-cell office:value-type="float" office:value="-0.79159">
                <text:p>-0.7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8159">
                <text:p>-0.78159</text:p>
              </table:table-cell>
              <table:table-cell office:value-type="float" office:value="-0.1">
                <text:p>-0.1</text:p>
              </table:table-cell>
              <table:table-cell office:value-type="float" office:value="0.07104">
                <text:p>0.07104</text:p>
              </table:table-cell>
              <table:table-cell office:value-type="float" office:value="-0.70263">
                <text:p>-0.70263</text:p>
              </table:table-cell>
              <table:table-cell office:value-type="float" office:value="0.708">
                <text:p>0.708</text:p>
              </table:table-cell>
              <table:table-cell office:value-type="float" office:value="-0.78159">
                <text:p>-0.7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77159">
                <text:p>-0.77159</text:p>
              </table:table-cell>
              <table:table-cell office:value-type="float" office:value="-0.1">
                <text:p>-0.1</text:p>
              </table:table-cell>
              <table:table-cell office:value-type="float" office:value="0.07173">
                <text:p>0.07173</text:p>
              </table:table-cell>
              <table:table-cell office:value-type="float" office:value="-0.69548">
                <text:p>-0.69548</text:p>
              </table:table-cell>
              <table:table-cell office:value-type="float" office:value="0.71495">
                <text:p>0.71495</text:p>
              </table:table-cell>
              <table:table-cell office:value-type="float" office:value="-0.77159">
                <text:p>-0.7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76159">
                <text:p>-0.76159</text:p>
              </table:table-cell>
              <table:table-cell office:value-type="float" office:value="-0.1">
                <text:p>-0.1</text:p>
              </table:table-cell>
              <table:table-cell office:value-type="float" office:value="0.07243">
                <text:p>0.07243</text:p>
              </table:table-cell>
              <table:table-cell office:value-type="float" office:value="-0.68826">
                <text:p>-0.68826</text:p>
              </table:table-cell>
              <table:table-cell office:value-type="float" office:value="0.72184">
                <text:p>0.72184</text:p>
              </table:table-cell>
              <table:table-cell office:value-type="float" office:value="-0.76159">
                <text:p>-0.7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75159">
                <text:p>-0.75159</text:p>
              </table:table-cell>
              <table:table-cell office:value-type="float" office:value="-0.1">
                <text:p>-0.1</text:p>
              </table:table-cell>
              <table:table-cell office:value-type="float" office:value="0.07311">
                <text:p>0.07311</text:p>
              </table:table-cell>
              <table:table-cell office:value-type="float" office:value="-0.68098">
                <text:p>-0.68098</text:p>
              </table:table-cell>
              <table:table-cell office:value-type="float" office:value="0.72865">
                <text:p>0.72865</text:p>
              </table:table-cell>
              <table:table-cell office:value-type="float" office:value="-0.75159">
                <text:p>-0.7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74159">
                <text:p>-0.74159</text:p>
              </table:table-cell>
              <table:table-cell office:value-type="float" office:value="-0.1">
                <text:p>-0.1</text:p>
              </table:table-cell>
              <table:table-cell office:value-type="float" office:value="0.07378">
                <text:p>0.07378</text:p>
              </table:table-cell>
              <table:table-cell office:value-type="float" office:value="-0.67362">
                <text:p>-0.67362</text:p>
              </table:table-cell>
              <table:table-cell office:value-type="float" office:value="0.73538">
                <text:p>0.73538</text:p>
              </table:table-cell>
              <table:table-cell office:value-type="float" office:value="-0.74159">
                <text:p>-0.7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3159">
                <text:p>-0.73159</text:p>
              </table:table-cell>
              <table:table-cell office:value-type="float" office:value="-0.1">
                <text:p>-0.1</text:p>
              </table:table-cell>
              <table:table-cell office:value-type="float" office:value="0.07445">
                <text:p>0.07445</text:p>
              </table:table-cell>
              <table:table-cell office:value-type="float" office:value="-0.6662">
                <text:p>-0.6662</text:p>
              </table:table-cell>
              <table:table-cell office:value-type="float" office:value="0.74205">
                <text:p>0.74205</text:p>
              </table:table-cell>
              <table:table-cell office:value-type="float" office:value="-0.73159">
                <text:p>-0.7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2159">
                <text:p>-0.72159</text:p>
              </table:table-cell>
              <table:table-cell office:value-type="float" office:value="-0.1">
                <text:p>-0.1</text:p>
              </table:table-cell>
              <table:table-cell office:value-type="float" office:value="0.07511">
                <text:p>0.07511</text:p>
              </table:table-cell>
              <table:table-cell office:value-type="float" office:value="-0.65872">
                <text:p>-0.65872</text:p>
              </table:table-cell>
              <table:table-cell office:value-type="float" office:value="0.74863">
                <text:p>0.74863</text:p>
              </table:table-cell>
              <table:table-cell office:value-type="float" office:value="-0.72159">
                <text:p>-0.7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71159">
                <text:p>-0.71159</text:p>
              </table:table-cell>
              <table:table-cell office:value-type="float" office:value="-0.1">
                <text:p>-0.1</text:p>
              </table:table-cell>
              <table:table-cell office:value-type="float" office:value="0.07577">
                <text:p>0.07577</text:p>
              </table:table-cell>
              <table:table-cell office:value-type="float" office:value="-0.65116">
                <text:p>-0.65116</text:p>
              </table:table-cell>
              <table:table-cell office:value-type="float" office:value="0.75515">
                <text:p>0.75515</text:p>
              </table:table-cell>
              <table:table-cell office:value-type="float" office:value="-0.71159">
                <text:p>-0.7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70159">
                <text:p>-0.70159</text:p>
              </table:table-cell>
              <table:table-cell office:value-type="float" office:value="-0.1">
                <text:p>-0.1</text:p>
              </table:table-cell>
              <table:table-cell office:value-type="float" office:value="0.07641">
                <text:p>0.07641</text:p>
              </table:table-cell>
              <table:table-cell office:value-type="float" office:value="-0.64355">
                <text:p>-0.64355</text:p>
              </table:table-cell>
              <table:table-cell office:value-type="float" office:value="0.76158">
                <text:p>0.76158</text:p>
              </table:table-cell>
              <table:table-cell office:value-type="float" office:value="-0.70159">
                <text:p>-0.7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69159">
                <text:p>-0.69159</text:p>
              </table:table-cell>
              <table:table-cell office:value-type="float" office:value="-0.1">
                <text:p>-0.1</text:p>
              </table:table-cell>
              <table:table-cell office:value-type="float" office:value="0.07705">
                <text:p>0.07705</text:p>
              </table:table-cell>
              <table:table-cell office:value-type="float" office:value="-0.63587">
                <text:p>-0.63587</text:p>
              </table:table-cell>
              <table:table-cell office:value-type="float" office:value="0.76794">
                <text:p>0.76794</text:p>
              </table:table-cell>
              <table:table-cell office:value-type="float" office:value="-0.69159">
                <text:p>-0.6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8159">
                <text:p>-0.68159</text:p>
              </table:table-cell>
              <table:table-cell office:value-type="float" office:value="-0.1">
                <text:p>-0.1</text:p>
              </table:table-cell>
              <table:table-cell office:value-type="float" office:value="0.07768">
                <text:p>0.07768</text:p>
              </table:table-cell>
              <table:table-cell office:value-type="float" office:value="-0.62813">
                <text:p>-0.62813</text:p>
              </table:table-cell>
              <table:table-cell office:value-type="float" office:value="0.77422">
                <text:p>0.77422</text:p>
              </table:table-cell>
              <table:table-cell office:value-type="float" office:value="-0.68159">
                <text:p>-0.6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7159">
                <text:p>-0.67159</text:p>
              </table:table-cell>
              <table:table-cell office:value-type="float" office:value="-0.1">
                <text:p>-0.1</text:p>
              </table:table-cell>
              <table:table-cell office:value-type="float" office:value="0.0783">
                <text:p>0.0783</text:p>
              </table:table-cell>
              <table:table-cell office:value-type="float" office:value="-0.62032">
                <text:p>-0.62032</text:p>
              </table:table-cell>
              <table:table-cell office:value-type="float" office:value="0.78043">
                <text:p>0.78043</text:p>
              </table:table-cell>
              <table:table-cell office:value-type="float" office:value="-0.67159">
                <text:p>-0.6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6159">
                <text:p>-0.66159</text:p>
              </table:table-cell>
              <table:table-cell office:value-type="float" office:value="-0.1">
                <text:p>-0.1</text:p>
              </table:table-cell>
              <table:table-cell office:value-type="float" office:value="0.07892">
                <text:p>0.07892</text:p>
              </table:table-cell>
              <table:table-cell office:value-type="float" office:value="-0.61246">
                <text:p>-0.61246</text:p>
              </table:table-cell>
              <table:table-cell office:value-type="float" office:value="0.78655">
                <text:p>0.78655</text:p>
              </table:table-cell>
              <table:table-cell office:value-type="float" office:value="-0.66159">
                <text:p>-0.6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5159">
                <text:p>-0.65159</text:p>
              </table:table-cell>
              <table:table-cell office:value-type="float" office:value="-0.1">
                <text:p>-0.1</text:p>
              </table:table-cell>
              <table:table-cell office:value-type="float" office:value="0.07953">
                <text:p>0.07953</text:p>
              </table:table-cell>
              <table:table-cell office:value-type="float" office:value="-0.60453">
                <text:p>-0.60453</text:p>
              </table:table-cell>
              <table:table-cell office:value-type="float" office:value="0.7926">
                <text:p>0.7926</text:p>
              </table:table-cell>
              <table:table-cell office:value-type="float" office:value="-0.65159">
                <text:p>-0.6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64159">
                <text:p>-0.64159</text:p>
              </table:table-cell>
              <table:table-cell office:value-type="float" office:value="-0.1">
                <text:p>-0.1</text:p>
              </table:table-cell>
              <table:table-cell office:value-type="float" office:value="0.08012">
                <text:p>0.08012</text:p>
              </table:table-cell>
              <table:table-cell office:value-type="float" office:value="-0.59655">
                <text:p>-0.59655</text:p>
              </table:table-cell>
              <table:table-cell office:value-type="float" office:value="0.79857">
                <text:p>0.79857</text:p>
              </table:table-cell>
              <table:table-cell office:value-type="float" office:value="-0.64159">
                <text:p>-0.6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3159">
                <text:p>-0.63159</text:p>
              </table:table-cell>
              <table:table-cell office:value-type="float" office:value="-0.1">
                <text:p>-0.1</text:p>
              </table:table-cell>
              <table:table-cell office:value-type="float" office:value="0.08071">
                <text:p>0.08071</text:p>
              </table:table-cell>
              <table:table-cell office:value-type="float" office:value="-0.5885">
                <text:p>-0.5885</text:p>
              </table:table-cell>
              <table:table-cell office:value-type="float" office:value="0.80445">
                <text:p>0.80445</text:p>
              </table:table-cell>
              <table:table-cell office:value-type="float" office:value="-0.63159">
                <text:p>-0.6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62159">
                <text:p>-0.62159</text:p>
              </table:table-cell>
              <table:table-cell office:value-type="float" office:value="-0.1">
                <text:p>-0.1</text:p>
              </table:table-cell>
              <table:table-cell office:value-type="float" office:value="0.0813">
                <text:p>0.0813</text:p>
              </table:table-cell>
              <table:table-cell office:value-type="float" office:value="-0.5804">
                <text:p>-0.5804</text:p>
              </table:table-cell>
              <table:table-cell office:value-type="float" office:value="0.81026">
                <text:p>0.81026</text:p>
              </table:table-cell>
              <table:table-cell office:value-type="float" office:value="-0.62159">
                <text:p>-0.6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1159">
                <text:p>-0.61159</text:p>
              </table:table-cell>
              <table:table-cell office:value-type="float" office:value="-0.1">
                <text:p>-0.1</text:p>
              </table:table-cell>
              <table:table-cell office:value-type="float" office:value="0.08187">
                <text:p>0.08187</text:p>
              </table:table-cell>
              <table:table-cell office:value-type="float" office:value="-0.57224">
                <text:p>-0.57224</text:p>
              </table:table-cell>
              <table:table-cell office:value-type="float" office:value="0.81599">
                <text:p>0.81599</text:p>
              </table:table-cell>
              <table:table-cell office:value-type="float" office:value="-0.61159">
                <text:p>-0.6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60159">
                <text:p>-0.60159</text:p>
              </table:table-cell>
              <table:table-cell office:value-type="float" office:value="-0.1">
                <text:p>-0.1</text:p>
              </table:table-cell>
              <table:table-cell office:value-type="float" office:value="0.08244">
                <text:p>0.08244</text:p>
              </table:table-cell>
              <table:table-cell office:value-type="float" office:value="-0.56403">
                <text:p>-0.56403</text:p>
              </table:table-cell>
              <table:table-cell office:value-type="float" office:value="0.82163">
                <text:p>0.82163</text:p>
              </table:table-cell>
              <table:table-cell office:value-type="float" office:value="-0.60159">
                <text:p>-0.6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59159">
                <text:p>-0.59159</text:p>
              </table:table-cell>
              <table:table-cell office:value-type="float" office:value="-0.1">
                <text:p>-0.1</text:p>
              </table:table-cell>
              <table:table-cell office:value-type="float" office:value="0.083">
                <text:p>0.083</text:p>
              </table:table-cell>
              <table:table-cell office:value-type="float" office:value="-0.55576">
                <text:p>-0.55576</text:p>
              </table:table-cell>
              <table:table-cell office:value-type="float" office:value="0.82719">
                <text:p>0.82719</text:p>
              </table:table-cell>
              <table:table-cell office:value-type="float" office:value="-0.59159">
                <text:p>-0.5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58159">
                <text:p>-0.58159</text:p>
              </table:table-cell>
              <table:table-cell office:value-type="float" office:value="-0.1">
                <text:p>-0.1</text:p>
              </table:table-cell>
              <table:table-cell office:value-type="float" office:value="0.08355">
                <text:p>0.08355</text:p>
              </table:table-cell>
              <table:table-cell office:value-type="float" office:value="-0.54743">
                <text:p>-0.54743</text:p>
              </table:table-cell>
              <table:table-cell office:value-type="float" office:value="0.83267">
                <text:p>0.83267</text:p>
              </table:table-cell>
              <table:table-cell office:value-type="float" office:value="-0.58159">
                <text:p>-0.5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57159">
                <text:p>-0.57159</text:p>
              </table:table-cell>
              <table:table-cell office:value-type="float" office:value="-0.1">
                <text:p>-0.1</text:p>
              </table:table-cell>
              <table:table-cell office:value-type="float" office:value="0.08409">
                <text:p>0.08409</text:p>
              </table:table-cell>
              <table:table-cell office:value-type="float" office:value="-0.53906">
                <text:p>-0.53906</text:p>
              </table:table-cell>
              <table:table-cell office:value-type="float" office:value="0.83806">
                <text:p>0.83806</text:p>
              </table:table-cell>
              <table:table-cell office:value-type="float" office:value="-0.57159">
                <text:p>-0.5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6159">
                <text:p>-0.56159</text:p>
              </table:table-cell>
              <table:table-cell office:value-type="float" office:value="-0.1">
                <text:p>-0.1</text:p>
              </table:table-cell>
              <table:table-cell office:value-type="float" office:value="0.08462">
                <text:p>0.08462</text:p>
              </table:table-cell>
              <table:table-cell office:value-type="float" office:value="-0.53062">
                <text:p>-0.53062</text:p>
              </table:table-cell>
              <table:table-cell office:value-type="float" office:value="0.84337">
                <text:p>0.84337</text:p>
              </table:table-cell>
              <table:table-cell office:value-type="float" office:value="-0.56159">
                <text:p>-0.5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5159">
                <text:p>-0.55159</text:p>
              </table:table-cell>
              <table:table-cell office:value-type="float" office:value="-0.1">
                <text:p>-0.1</text:p>
              </table:table-cell>
              <table:table-cell office:value-type="float" office:value="0.08514">
                <text:p>0.08514</text:p>
              </table:table-cell>
              <table:table-cell office:value-type="float" office:value="-0.52214">
                <text:p>-0.52214</text:p>
              </table:table-cell>
              <table:table-cell office:value-type="float" office:value="0.8486">
                <text:p>0.8486</text:p>
              </table:table-cell>
              <table:table-cell office:value-type="float" office:value="-0.55159">
                <text:p>-0.5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4159">
                <text:p>-0.54159</text:p>
              </table:table-cell>
              <table:table-cell office:value-type="float" office:value="-0.1">
                <text:p>-0.1</text:p>
              </table:table-cell>
              <table:table-cell office:value-type="float" office:value="0.08566">
                <text:p>0.08566</text:p>
              </table:table-cell>
              <table:table-cell office:value-type="float" office:value="-0.51361">
                <text:p>-0.51361</text:p>
              </table:table-cell>
              <table:table-cell office:value-type="float" office:value="0.85374">
                <text:p>0.85374</text:p>
              </table:table-cell>
              <table:table-cell office:value-type="float" office:value="-0.54159">
                <text:p>-0.5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3159">
                <text:p>-0.53159</text:p>
              </table:table-cell>
              <table:table-cell office:value-type="float" office:value="-0.1">
                <text:p>-0.1</text:p>
              </table:table-cell>
              <table:table-cell office:value-type="float" office:value="0.08617">
                <text:p>0.08617</text:p>
              </table:table-cell>
              <table:table-cell office:value-type="float" office:value="-0.50502">
                <text:p>-0.50502</text:p>
              </table:table-cell>
              <table:table-cell office:value-type="float" office:value="0.85879">
                <text:p>0.85879</text:p>
              </table:table-cell>
              <table:table-cell office:value-type="float" office:value="-0.53159">
                <text:p>-0.5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2159">
                <text:p>-0.52159</text:p>
              </table:table-cell>
              <table:table-cell office:value-type="float" office:value="-0.1">
                <text:p>-0.1</text:p>
              </table:table-cell>
              <table:table-cell office:value-type="float" office:value="0.08667">
                <text:p>0.08667</text:p>
              </table:table-cell>
              <table:table-cell office:value-type="float" office:value="-0.49639">
                <text:p>-0.49639</text:p>
              </table:table-cell>
              <table:table-cell office:value-type="float" office:value="0.86376">
                <text:p>0.86376</text:p>
              </table:table-cell>
              <table:table-cell office:value-type="float" office:value="-0.52159">
                <text:p>-0.5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51159">
                <text:p>-0.51159</text:p>
              </table:table-cell>
              <table:table-cell office:value-type="float" office:value="-0.1">
                <text:p>-0.1</text:p>
              </table:table-cell>
              <table:table-cell office:value-type="float" office:value="0.08716">
                <text:p>0.08716</text:p>
              </table:table-cell>
              <table:table-cell office:value-type="float" office:value="-0.4877">
                <text:p>-0.4877</text:p>
              </table:table-cell>
              <table:table-cell office:value-type="float" office:value="0.86865">
                <text:p>0.86865</text:p>
              </table:table-cell>
              <table:table-cell office:value-type="float" office:value="-0.51159">
                <text:p>-0.5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0159">
                <text:p>-0.50159</text:p>
              </table:table-cell>
              <table:table-cell office:value-type="float" office:value="-0.1">
                <text:p>-0.1</text:p>
              </table:table-cell>
              <table:table-cell office:value-type="float" office:value="0.08764">
                <text:p>0.08764</text:p>
              </table:table-cell>
              <table:table-cell office:value-type="float" office:value="-0.47897">
                <text:p>-0.47897</text:p>
              </table:table-cell>
              <table:table-cell office:value-type="float" office:value="0.87344">
                <text:p>0.87344</text:p>
              </table:table-cell>
              <table:table-cell office:value-type="float" office:value="-0.50159">
                <text:p>-0.5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49159">
                <text:p>-0.49159</text:p>
              </table:table-cell>
              <table:table-cell office:value-type="float" office:value="-0.1">
                <text:p>-0.1</text:p>
              </table:table-cell>
              <table:table-cell office:value-type="float" office:value="0.08811">
                <text:p>0.08811</text:p>
              </table:table-cell>
              <table:table-cell office:value-type="float" office:value="-0.47019">
                <text:p>-0.47019</text:p>
              </table:table-cell>
              <table:table-cell office:value-type="float" office:value="0.87815">
                <text:p>0.87815</text:p>
              </table:table-cell>
              <table:table-cell office:value-type="float" office:value="-0.49159">
                <text:p>-0.4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48159">
                <text:p>-0.48159</text:p>
              </table:table-cell>
              <table:table-cell office:value-type="float" office:value="-0.1">
                <text:p>-0.1</text:p>
              </table:table-cell>
              <table:table-cell office:value-type="float" office:value="0.08857">
                <text:p>0.08857</text:p>
              </table:table-cell>
              <table:table-cell office:value-type="float" office:value="-0.46137">
                <text:p>-0.46137</text:p>
              </table:table-cell>
              <table:table-cell office:value-type="float" office:value="0.88278">
                <text:p>0.88278</text:p>
              </table:table-cell>
              <table:table-cell office:value-type="float" office:value="-0.48159">
                <text:p>-0.4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47159">
                <text:p>-0.47159</text:p>
              </table:table-cell>
              <table:table-cell office:value-type="float" office:value="-0.1">
                <text:p>-0.1</text:p>
              </table:table-cell>
              <table:table-cell office:value-type="float" office:value="0.08903">
                <text:p>0.08903</text:p>
              </table:table-cell>
              <table:table-cell office:value-type="float" office:value="-0.4525">
                <text:p>-0.4525</text:p>
              </table:table-cell>
              <table:table-cell office:value-type="float" office:value="0.88731">
                <text:p>0.88731</text:p>
              </table:table-cell>
              <table:table-cell office:value-type="float" office:value="-0.47159">
                <text:p>-0.4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6159">
                <text:p>-0.46159</text:p>
              </table:table-cell>
              <table:table-cell office:value-type="float" office:value="-0.1">
                <text:p>-0.1</text:p>
              </table:table-cell>
              <table:table-cell office:value-type="float" office:value="0.08947">
                <text:p>0.08947</text:p>
              </table:table-cell>
              <table:table-cell office:value-type="float" office:value="-0.44359">
                <text:p>-0.44359</text:p>
              </table:table-cell>
              <table:table-cell office:value-type="float" office:value="0.89175">
                <text:p>0.89175</text:p>
              </table:table-cell>
              <table:table-cell office:value-type="float" office:value="-0.46159">
                <text:p>-0.4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5159">
                <text:p>-0.45159</text:p>
              </table:table-cell>
              <table:table-cell office:value-type="float" office:value="-0.1">
                <text:p>-0.1</text:p>
              </table:table-cell>
              <table:table-cell office:value-type="float" office:value="0.08991">
                <text:p>0.08991</text:p>
              </table:table-cell>
              <table:table-cell office:value-type="float" office:value="-0.43463">
                <text:p>-0.43463</text:p>
              </table:table-cell>
              <table:table-cell office:value-type="float" office:value="0.89611">
                <text:p>0.89611</text:p>
              </table:table-cell>
              <table:table-cell office:value-type="float" office:value="-0.45159">
                <text:p>-0.4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4159">
                <text:p>-0.44159</text:p>
              </table:table-cell>
              <table:table-cell office:value-type="float" office:value="-0.1">
                <text:p>-0.1</text:p>
              </table:table-cell>
              <table:table-cell office:value-type="float" office:value="0.09034">
                <text:p>0.09034</text:p>
              </table:table-cell>
              <table:table-cell office:value-type="float" office:value="-0.42563">
                <text:p>-0.42563</text:p>
              </table:table-cell>
              <table:table-cell office:value-type="float" office:value="0.90038">
                <text:p>0.90038</text:p>
              </table:table-cell>
              <table:table-cell office:value-type="float" office:value="-0.44159">
                <text:p>-0.4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3159">
                <text:p>-0.43159</text:p>
              </table:table-cell>
              <table:table-cell office:value-type="float" office:value="-0.1">
                <text:p>-0.1</text:p>
              </table:table-cell>
              <table:table-cell office:value-type="float" office:value="0.09076">
                <text:p>0.09076</text:p>
              </table:table-cell>
              <table:table-cell office:value-type="float" office:value="-0.41659">
                <text:p>-0.41659</text:p>
              </table:table-cell>
              <table:table-cell office:value-type="float" office:value="0.90455">
                <text:p>0.90455</text:p>
              </table:table-cell>
              <table:table-cell office:value-type="float" office:value="-0.43159">
                <text:p>-0.4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2159">
                <text:p>-0.42159</text:p>
              </table:table-cell>
              <table:table-cell office:value-type="float" office:value="-0.1">
                <text:p>-0.1</text:p>
              </table:table-cell>
              <table:table-cell office:value-type="float" office:value="0.09117">
                <text:p>0.09117</text:p>
              </table:table-cell>
              <table:table-cell office:value-type="float" office:value="-0.40751">
                <text:p>-0.40751</text:p>
              </table:table-cell>
              <table:table-cell office:value-type="float" office:value="0.90864">
                <text:p>0.90864</text:p>
              </table:table-cell>
              <table:table-cell office:value-type="float" office:value="-0.42159">
                <text:p>-0.4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1159">
                <text:p>-0.41159</text:p>
              </table:table-cell>
              <table:table-cell office:value-type="float" office:value="-0.1">
                <text:p>-0.1</text:p>
              </table:table-cell>
              <table:table-cell office:value-type="float" office:value="0.09157">
                <text:p>0.09157</text:p>
              </table:table-cell>
              <table:table-cell office:value-type="float" office:value="-0.39839">
                <text:p>-0.39839</text:p>
              </table:table-cell>
              <table:table-cell office:value-type="float" office:value="0.91263">
                <text:p>0.91263</text:p>
              </table:table-cell>
              <table:table-cell office:value-type="float" office:value="-0.41159">
                <text:p>-0.4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0159">
                <text:p>-0.40159</text:p>
              </table:table-cell>
              <table:table-cell office:value-type="float" office:value="-0.1">
                <text:p>-0.1</text:p>
              </table:table-cell>
              <table:table-cell office:value-type="float" office:value="0.09196">
                <text:p>0.09196</text:p>
              </table:table-cell>
              <table:table-cell office:value-type="float" office:value="-0.38923">
                <text:p>-0.38923</text:p>
              </table:table-cell>
              <table:table-cell office:value-type="float" office:value="0.91654">
                <text:p>0.91654</text:p>
              </table:table-cell>
              <table:table-cell office:value-type="float" office:value="-0.40159">
                <text:p>-0.4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9159">
                <text:p>-0.39159</text:p>
              </table:table-cell>
              <table:table-cell office:value-type="float" office:value="-0.1">
                <text:p>-0.1</text:p>
              </table:table-cell>
              <table:table-cell office:value-type="float" office:value="0.09234">
                <text:p>0.09234</text:p>
              </table:table-cell>
              <table:table-cell office:value-type="float" office:value="-0.38003">
                <text:p>-0.38003</text:p>
              </table:table-cell>
              <table:table-cell office:value-type="float" office:value="0.92035">
                <text:p>0.92035</text:p>
              </table:table-cell>
              <table:table-cell office:value-type="float" office:value="-0.39159">
                <text:p>-0.3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8159">
                <text:p>-0.38159</text:p>
              </table:table-cell>
              <table:table-cell office:value-type="float" office:value="-0.1">
                <text:p>-0.1</text:p>
              </table:table-cell>
              <table:table-cell office:value-type="float" office:value="0.09272">
                <text:p>0.09272</text:p>
              </table:table-cell>
              <table:table-cell office:value-type="float" office:value="-0.37079">
                <text:p>-0.37079</text:p>
              </table:table-cell>
              <table:table-cell office:value-type="float" office:value="0.92408">
                <text:p>0.92408</text:p>
              </table:table-cell>
              <table:table-cell office:value-type="float" office:value="-0.38159">
                <text:p>-0.3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7159">
                <text:p>-0.37159</text:p>
              </table:table-cell>
              <table:table-cell office:value-type="float" office:value="-0.1">
                <text:p>-0.1</text:p>
              </table:table-cell>
              <table:table-cell office:value-type="float" office:value="0.09308">
                <text:p>0.09308</text:p>
              </table:table-cell>
              <table:table-cell office:value-type="float" office:value="-0.36152">
                <text:p>-0.36152</text:p>
              </table:table-cell>
              <table:table-cell office:value-type="float" office:value="0.92771">
                <text:p>0.92771</text:p>
              </table:table-cell>
              <table:table-cell office:value-type="float" office:value="-0.37159">
                <text:p>-0.3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6159">
                <text:p>-0.36159</text:p>
              </table:table-cell>
              <table:table-cell office:value-type="float" office:value="-0.1">
                <text:p>-0.1</text:p>
              </table:table-cell>
              <table:table-cell office:value-type="float" office:value="0.09344">
                <text:p>0.09344</text:p>
              </table:table-cell>
              <table:table-cell office:value-type="float" office:value="-0.35222">
                <text:p>-0.35222</text:p>
              </table:table-cell>
              <table:table-cell office:value-type="float" office:value="0.93124">
                <text:p>0.93124</text:p>
              </table:table-cell>
              <table:table-cell office:value-type="float" office:value="-0.36159">
                <text:p>-0.3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35159">
                <text:p>-0.35159</text:p>
              </table:table-cell>
              <table:table-cell office:value-type="float" office:value="-0.1">
                <text:p>-0.1</text:p>
              </table:table-cell>
              <table:table-cell office:value-type="float" office:value="0.09378">
                <text:p>0.09378</text:p>
              </table:table-cell>
              <table:table-cell office:value-type="float" office:value="-0.34288">
                <text:p>-0.34288</text:p>
              </table:table-cell>
              <table:table-cell office:value-type="float" office:value="0.93469">
                <text:p>0.93469</text:p>
              </table:table-cell>
              <table:table-cell office:value-type="float" office:value="-0.35159">
                <text:p>-0.3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34159">
                <text:p>-0.34159</text:p>
              </table:table-cell>
              <table:table-cell office:value-type="float" office:value="-0.1">
                <text:p>-0.1</text:p>
              </table:table-cell>
              <table:table-cell office:value-type="float" office:value="0.09412">
                <text:p>0.09412</text:p>
              </table:table-cell>
              <table:table-cell office:value-type="float" office:value="-0.3335">
                <text:p>-0.3335</text:p>
              </table:table-cell>
              <table:table-cell office:value-type="float" office:value="0.93804">
                <text:p>0.93804</text:p>
              </table:table-cell>
              <table:table-cell office:value-type="float" office:value="-0.34159">
                <text:p>-0.3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33159">
                <text:p>-0.33159</text:p>
              </table:table-cell>
              <table:table-cell office:value-type="float" office:value="-0.1">
                <text:p>-0.1</text:p>
              </table:table-cell>
              <table:table-cell office:value-type="float" office:value="0.09444">
                <text:p>0.09444</text:p>
              </table:table-cell>
              <table:table-cell office:value-type="float" office:value="-0.32409">
                <text:p>-0.32409</text:p>
              </table:table-cell>
              <table:table-cell office:value-type="float" office:value="0.9413">
                <text:p>0.9413</text:p>
              </table:table-cell>
              <table:table-cell office:value-type="float" office:value="-0.33159">
                <text:p>-0.3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2159">
                <text:p>-0.32159</text:p>
              </table:table-cell>
              <table:table-cell office:value-type="float" office:value="-0.1">
                <text:p>-0.1</text:p>
              </table:table-cell>
              <table:table-cell office:value-type="float" office:value="0.09476">
                <text:p>0.09476</text:p>
              </table:table-cell>
              <table:table-cell office:value-type="float" office:value="-0.31466">
                <text:p>-0.31466</text:p>
              </table:table-cell>
              <table:table-cell office:value-type="float" office:value="0.94446">
                <text:p>0.94446</text:p>
              </table:table-cell>
              <table:table-cell office:value-type="float" office:value="-0.32159">
                <text:p>-0.3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31159">
                <text:p>-0.31159</text:p>
              </table:table-cell>
              <table:table-cell office:value-type="float" office:value="-0.1">
                <text:p>-0.1</text:p>
              </table:table-cell>
              <table:table-cell office:value-type="float" office:value="0.09507">
                <text:p>0.09507</text:p>
              </table:table-cell>
              <table:table-cell office:value-type="float" office:value="-0.30519">
                <text:p>-0.30519</text:p>
              </table:table-cell>
              <table:table-cell office:value-type="float" office:value="0.94754">
                <text:p>0.94754</text:p>
              </table:table-cell>
              <table:table-cell office:value-type="float" office:value="-0.31159">
                <text:p>-0.3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0159">
                <text:p>-0.30159</text:p>
              </table:table-cell>
              <table:table-cell office:value-type="float" office:value="-0.1">
                <text:p>-0.1</text:p>
              </table:table-cell>
              <table:table-cell office:value-type="float" office:value="0.09537">
                <text:p>0.09537</text:p>
              </table:table-cell>
              <table:table-cell office:value-type="float" office:value="-0.29569">
                <text:p>-0.29569</text:p>
              </table:table-cell>
              <table:table-cell office:value-type="float" office:value="0.95051">
                <text:p>0.95051</text:p>
              </table:table-cell>
              <table:table-cell office:value-type="float" office:value="-0.30159">
                <text:p>-0.3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9159">
                <text:p>-0.29159</text:p>
              </table:table-cell>
              <table:table-cell office:value-type="float" office:value="-0.1">
                <text:p>-0.1</text:p>
              </table:table-cell>
              <table:table-cell office:value-type="float" office:value="0.09566">
                <text:p>0.09566</text:p>
              </table:table-cell>
              <table:table-cell office:value-type="float" office:value="-0.28616">
                <text:p>-0.28616</text:p>
              </table:table-cell>
              <table:table-cell office:value-type="float" office:value="0.9534">
                <text:p>0.9534</text:p>
              </table:table-cell>
              <table:table-cell office:value-type="float" office:value="-0.29159">
                <text:p>-0.2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8159">
                <text:p>-0.28159</text:p>
              </table:table-cell>
              <table:table-cell office:value-type="float" office:value="-0.1">
                <text:p>-0.1</text:p>
              </table:table-cell>
              <table:table-cell office:value-type="float" office:value="0.09594">
                <text:p>0.09594</text:p>
              </table:table-cell>
              <table:table-cell office:value-type="float" office:value="-0.2766">
                <text:p>-0.2766</text:p>
              </table:table-cell>
              <table:table-cell office:value-type="float" office:value="0.95618">
                <text:p>0.95618</text:p>
              </table:table-cell>
              <table:table-cell office:value-type="float" office:value="-0.28159">
                <text:p>-0.2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7159">
                <text:p>-0.27159</text:p>
              </table:table-cell>
              <table:table-cell office:value-type="float" office:value="-0.1">
                <text:p>-0.1</text:p>
              </table:table-cell>
              <table:table-cell office:value-type="float" office:value="0.09621">
                <text:p>0.09621</text:p>
              </table:table-cell>
              <table:table-cell office:value-type="float" office:value="-0.26702">
                <text:p>-0.26702</text:p>
              </table:table-cell>
              <table:table-cell office:value-type="float" office:value="0.95888">
                <text:p>0.95888</text:p>
              </table:table-cell>
              <table:table-cell office:value-type="float" office:value="-0.27159">
                <text:p>-0.2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6159">
                <text:p>-0.26159</text:p>
              </table:table-cell>
              <table:table-cell office:value-type="float" office:value="-0.1">
                <text:p>-0.1</text:p>
              </table:table-cell>
              <table:table-cell office:value-type="float" office:value="0.09647">
                <text:p>0.09647</text:p>
              </table:table-cell>
              <table:table-cell office:value-type="float" office:value="-0.25741">
                <text:p>-0.25741</text:p>
              </table:table-cell>
              <table:table-cell office:value-type="float" office:value="0.96147">
                <text:p>0.96147</text:p>
              </table:table-cell>
              <table:table-cell office:value-type="float" office:value="-0.26159">
                <text:p>-0.2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5159">
                <text:p>-0.25159</text:p>
              </table:table-cell>
              <table:table-cell office:value-type="float" office:value="-0.1">
                <text:p>-0.1</text:p>
              </table:table-cell>
              <table:table-cell office:value-type="float" office:value="0.09672">
                <text:p>0.09672</text:p>
              </table:table-cell>
              <table:table-cell office:value-type="float" office:value="-0.24778">
                <text:p>-0.24778</text:p>
              </table:table-cell>
              <table:table-cell office:value-type="float" office:value="0.96398">
                <text:p>0.96398</text:p>
              </table:table-cell>
              <table:table-cell office:value-type="float" office:value="-0.25159">
                <text:p>-0.2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4159">
                <text:p>-0.24159</text:p>
              </table:table-cell>
              <table:table-cell office:value-type="float" office:value="-0.1">
                <text:p>-0.1</text:p>
              </table:table-cell>
              <table:table-cell office:value-type="float" office:value="0.09696">
                <text:p>0.09696</text:p>
              </table:table-cell>
              <table:table-cell office:value-type="float" office:value="-0.23812">
                <text:p>-0.23812</text:p>
              </table:table-cell>
              <table:table-cell office:value-type="float" office:value="0.96638">
                <text:p>0.96638</text:p>
              </table:table-cell>
              <table:table-cell office:value-type="float" office:value="-0.24159">
                <text:p>-0.2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3159">
                <text:p>-0.23159</text:p>
              </table:table-cell>
              <table:table-cell office:value-type="float" office:value="-0.1">
                <text:p>-0.1</text:p>
              </table:table-cell>
              <table:table-cell office:value-type="float" office:value="0.09719">
                <text:p>0.09719</text:p>
              </table:table-cell>
              <table:table-cell office:value-type="float" office:value="-0.22844">
                <text:p>-0.22844</text:p>
              </table:table-cell>
              <table:table-cell office:value-type="float" office:value="0.96869">
                <text:p>0.96869</text:p>
              </table:table-cell>
              <table:table-cell office:value-type="float" office:value="-0.23159">
                <text:p>-0.2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2159">
                <text:p>-0.22159</text:p>
              </table:table-cell>
              <table:table-cell office:value-type="float" office:value="-0.1">
                <text:p>-0.1</text:p>
              </table:table-cell>
              <table:table-cell office:value-type="float" office:value="0.09742">
                <text:p>0.09742</text:p>
              </table:table-cell>
              <table:table-cell office:value-type="float" office:value="-0.21874">
                <text:p>-0.21874</text:p>
              </table:table-cell>
              <table:table-cell office:value-type="float" office:value="0.97091">
                <text:p>0.97091</text:p>
              </table:table-cell>
              <table:table-cell office:value-type="float" office:value="-0.22159">
                <text:p>-0.2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21159">
                <text:p>-0.21159</text:p>
              </table:table-cell>
              <table:table-cell office:value-type="float" office:value="-0.1">
                <text:p>-0.1</text:p>
              </table:table-cell>
              <table:table-cell office:value-type="float" office:value="0.09763">
                <text:p>0.09763</text:p>
              </table:table-cell>
              <table:table-cell office:value-type="float" office:value="-0.20901">
                <text:p>-0.20901</text:p>
              </table:table-cell>
              <table:table-cell office:value-type="float" office:value="0.97303">
                <text:p>0.97303</text:p>
              </table:table-cell>
              <table:table-cell office:value-type="float" office:value="-0.21159">
                <text:p>-0.2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20159">
                <text:p>-0.20159</text:p>
              </table:table-cell>
              <table:table-cell office:value-type="float" office:value="-0.1">
                <text:p>-0.1</text:p>
              </table:table-cell>
              <table:table-cell office:value-type="float" office:value="0.09783">
                <text:p>0.09783</text:p>
              </table:table-cell>
              <table:table-cell office:value-type="float" office:value="-0.19927">
                <text:p>-0.19927</text:p>
              </table:table-cell>
              <table:table-cell office:value-type="float" office:value="0.97505">
                <text:p>0.97505</text:p>
              </table:table-cell>
              <table:table-cell office:value-type="float" office:value="-0.20159">
                <text:p>-0.2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9159">
                <text:p>-0.19159</text:p>
              </table:table-cell>
              <table:table-cell office:value-type="float" office:value="-0.1">
                <text:p>-0.1</text:p>
              </table:table-cell>
              <table:table-cell office:value-type="float" office:value="0.09802">
                <text:p>0.09802</text:p>
              </table:table-cell>
              <table:table-cell office:value-type="float" office:value="-0.18951">
                <text:p>-0.18951</text:p>
              </table:table-cell>
              <table:table-cell office:value-type="float" office:value="0.97697">
                <text:p>0.97697</text:p>
              </table:table-cell>
              <table:table-cell office:value-type="float" office:value="-0.19159">
                <text:p>-0.1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8159">
                <text:p>-0.18159</text:p>
              </table:table-cell>
              <table:table-cell office:value-type="float" office:value="-0.1">
                <text:p>-0.1</text:p>
              </table:table-cell>
              <table:table-cell office:value-type="float" office:value="0.09821">
                <text:p>0.09821</text:p>
              </table:table-cell>
              <table:table-cell office:value-type="float" office:value="-0.17972">
                <text:p>-0.17972</text:p>
              </table:table-cell>
              <table:table-cell office:value-type="float" office:value="0.9788">
                <text:p>0.9788</text:p>
              </table:table-cell>
              <table:table-cell office:value-type="float" office:value="-0.18159">
                <text:p>-0.1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7159">
                <text:p>-0.17159</text:p>
              </table:table-cell>
              <table:table-cell office:value-type="float" office:value="-0.1">
                <text:p>-0.1</text:p>
              </table:table-cell>
              <table:table-cell office:value-type="float" office:value="0.09838">
                <text:p>0.09838</text:p>
              </table:table-cell>
              <table:table-cell office:value-type="float" office:value="-0.16992">
                <text:p>-0.16992</text:p>
              </table:table-cell>
              <table:table-cell office:value-type="float" office:value="0.98053">
                <text:p>0.98053</text:p>
              </table:table-cell>
              <table:table-cell office:value-type="float" office:value="-0.17159">
                <text:p>-0.1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6159">
                <text:p>-0.16159</text:p>
              </table:table-cell>
              <table:table-cell office:value-type="float" office:value="-0.1">
                <text:p>-0.1</text:p>
              </table:table-cell>
              <table:table-cell office:value-type="float" office:value="0.09855">
                <text:p>0.09855</text:p>
              </table:table-cell>
              <table:table-cell office:value-type="float" office:value="-0.16011">
                <text:p>-0.16011</text:p>
              </table:table-cell>
              <table:table-cell office:value-type="float" office:value="0.98217">
                <text:p>0.98217</text:p>
              </table:table-cell>
              <table:table-cell office:value-type="float" office:value="-0.16159">
                <text:p>-0.1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5159">
                <text:p>-0.15159</text:p>
              </table:table-cell>
              <table:table-cell office:value-type="float" office:value="-0.1">
                <text:p>-0.1</text:p>
              </table:table-cell>
              <table:table-cell office:value-type="float" office:value="0.0987">
                <text:p>0.0987</text:p>
              </table:table-cell>
              <table:table-cell office:value-type="float" office:value="-0.15028">
                <text:p>-0.15028</text:p>
              </table:table-cell>
              <table:table-cell office:value-type="float" office:value="0.98371">
                <text:p>0.98371</text:p>
              </table:table-cell>
              <table:table-cell office:value-type="float" office:value="-0.15159">
                <text:p>-0.1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4159">
                <text:p>-0.14159</text:p>
              </table:table-cell>
              <table:table-cell office:value-type="float" office:value="-0.1">
                <text:p>-0.1</text:p>
              </table:table-cell>
              <table:table-cell office:value-type="float" office:value="0.09884">
                <text:p>0.09884</text:p>
              </table:table-cell>
              <table:table-cell office:value-type="float" office:value="-0.14043">
                <text:p>-0.14043</text:p>
              </table:table-cell>
              <table:table-cell office:value-type="float" office:value="0.98514">
                <text:p>0.98514</text:p>
              </table:table-cell>
              <table:table-cell office:value-type="float" office:value="-0.14159">
                <text:p>-0.1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3159">
                <text:p>-0.13159</text:p>
              </table:table-cell>
              <table:table-cell office:value-type="float" office:value="-0.1">
                <text:p>-0.1</text:p>
              </table:table-cell>
              <table:table-cell office:value-type="float" office:value="0.09898">
                <text:p>0.09898</text:p>
              </table:table-cell>
              <table:table-cell office:value-type="float" office:value="-0.13057">
                <text:p>-0.13057</text:p>
              </table:table-cell>
              <table:table-cell office:value-type="float" office:value="0.98649">
                <text:p>0.98649</text:p>
              </table:table-cell>
              <table:table-cell office:value-type="float" office:value="-0.13159">
                <text:p>-0.1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2159">
                <text:p>-0.12159</text:p>
              </table:table-cell>
              <table:table-cell office:value-type="float" office:value="-0.1">
                <text:p>-0.1</text:p>
              </table:table-cell>
              <table:table-cell office:value-type="float" office:value="0.0991">
                <text:p>0.0991</text:p>
              </table:table-cell>
              <table:table-cell office:value-type="float" office:value="-0.1207">
                <text:p>-0.1207</text:p>
              </table:table-cell>
              <table:table-cell office:value-type="float" office:value="0.98773">
                <text:p>0.98773</text:p>
              </table:table-cell>
              <table:table-cell office:value-type="float" office:value="-0.12159">
                <text:p>-0.1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1159">
                <text:p>-0.11159</text:p>
              </table:table-cell>
              <table:table-cell office:value-type="float" office:value="-0.1">
                <text:p>-0.1</text:p>
              </table:table-cell>
              <table:table-cell office:value-type="float" office:value="0.09922">
                <text:p>0.09922</text:p>
              </table:table-cell>
              <table:table-cell office:value-type="float" office:value="-0.11081">
                <text:p>-0.11081</text:p>
              </table:table-cell>
              <table:table-cell office:value-type="float" office:value="0.98888">
                <text:p>0.98888</text:p>
              </table:table-cell>
              <table:table-cell office:value-type="float" office:value="-0.11159">
                <text:p>-0.1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0159">
                <text:p>-0.10159</text:p>
              </table:table-cell>
              <table:table-cell office:value-type="float" office:value="-0.1">
                <text:p>-0.1</text:p>
              </table:table-cell>
              <table:table-cell office:value-type="float" office:value="0.09932">
                <text:p>0.09932</text:p>
              </table:table-cell>
              <table:table-cell office:value-type="float" office:value="-0.10092">
                <text:p>-0.10092</text:p>
              </table:table-cell>
              <table:table-cell office:value-type="float" office:value="0.98992">
                <text:p>0.98992</text:p>
              </table:table-cell>
              <table:table-cell office:value-type="float" office:value="-0.10159">
                <text:p>-0.1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9159">
                <text:p>-0.09159</text:p>
              </table:table-cell>
              <table:table-cell office:value-type="float" office:value="-0.1">
                <text:p>-0.1</text:p>
              </table:table-cell>
              <table:table-cell office:value-type="float" office:value="0.09942">
                <text:p>0.09942</text:p>
              </table:table-cell>
              <table:table-cell office:value-type="float" office:value="-0.09101">
                <text:p>-0.09101</text:p>
              </table:table-cell>
              <table:table-cell office:value-type="float" office:value="0.99087">
                <text:p>0.99087</text:p>
              </table:table-cell>
              <table:table-cell office:value-type="float" office:value="-0.09159">
                <text:p>-0.09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8159">
                <text:p>-0.08159</text:p>
              </table:table-cell>
              <table:table-cell office:value-type="float" office:value="-0.1">
                <text:p>-0.1</text:p>
              </table:table-cell>
              <table:table-cell office:value-type="float" office:value="0.0995">
                <text:p>0.0995</text:p>
              </table:table-cell>
              <table:table-cell office:value-type="float" office:value="-0.0811">
                <text:p>-0.0811</text:p>
              </table:table-cell>
              <table:table-cell office:value-type="float" office:value="0.99173">
                <text:p>0.99173</text:p>
              </table:table-cell>
              <table:table-cell office:value-type="float" office:value="-0.08159">
                <text:p>-0.08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7159">
                <text:p>-0.07159</text:p>
              </table:table-cell>
              <table:table-cell office:value-type="float" office:value="-0.1">
                <text:p>-0.1</text:p>
              </table:table-cell>
              <table:table-cell office:value-type="float" office:value="0.09958">
                <text:p>0.09958</text:p>
              </table:table-cell>
              <table:table-cell office:value-type="float" office:value="-0.07118">
                <text:p>-0.07118</text:p>
              </table:table-cell>
              <table:table-cell office:value-type="float" office:value="0.99248">
                <text:p>0.99248</text:p>
              </table:table-cell>
              <table:table-cell office:value-type="float" office:value="-0.07159">
                <text:p>-0.07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6159">
                <text:p>-0.06159</text:p>
              </table:table-cell>
              <table:table-cell office:value-type="float" office:value="-0.1">
                <text:p>-0.1</text:p>
              </table:table-cell>
              <table:table-cell office:value-type="float" office:value="0.09965">
                <text:p>0.09965</text:p>
              </table:table-cell>
              <table:table-cell office:value-type="float" office:value="-0.06125">
                <text:p>-0.06125</text:p>
              </table:table-cell>
              <table:table-cell office:value-type="float" office:value="0.99314">
                <text:p>0.99314</text:p>
              </table:table-cell>
              <table:table-cell office:value-type="float" office:value="-0.06159">
                <text:p>-0.06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159">
                <text:p>-0.05159</text:p>
              </table:table-cell>
              <table:table-cell office:value-type="float" office:value="-0.1">
                <text:p>-0.1</text:p>
              </table:table-cell>
              <table:table-cell office:value-type="float" office:value="0.0997">
                <text:p>0.0997</text:p>
              </table:table-cell>
              <table:table-cell office:value-type="float" office:value="-0.05131">
                <text:p>-0.05131</text:p>
              </table:table-cell>
              <table:table-cell office:value-type="float" office:value="0.99369">
                <text:p>0.99369</text:p>
              </table:table-cell>
              <table:table-cell office:value-type="float" office:value="-0.05159">
                <text:p>-0.05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4159">
                <text:p>-0.04159</text:p>
              </table:table-cell>
              <table:table-cell office:value-type="float" office:value="-0.1">
                <text:p>-0.1</text:p>
              </table:table-cell>
              <table:table-cell office:value-type="float" office:value="0.09975">
                <text:p>0.09975</text:p>
              </table:table-cell>
              <table:table-cell office:value-type="float" office:value="-0.04137">
                <text:p>-0.04137</text:p>
              </table:table-cell>
              <table:table-cell office:value-type="float" office:value="0.99415">
                <text:p>0.99415</text:p>
              </table:table-cell>
              <table:table-cell office:value-type="float" office:value="-0.04159">
                <text:p>-0.04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3159">
                <text:p>-0.03159</text:p>
              </table:table-cell>
              <table:table-cell office:value-type="float" office:value="-0.1">
                <text:p>-0.1</text:p>
              </table:table-cell>
              <table:table-cell office:value-type="float" office:value="0.09978">
                <text:p>0.09978</text:p>
              </table:table-cell>
              <table:table-cell office:value-type="float" office:value="-0.03143">
                <text:p>-0.03143</text:p>
              </table:table-cell>
              <table:table-cell office:value-type="float" office:value="0.99451">
                <text:p>0.99451</text:p>
              </table:table-cell>
              <table:table-cell office:value-type="float" office:value="-0.03159">
                <text:p>-0.03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2159">
                <text:p>-0.02159</text:p>
              </table:table-cell>
              <table:table-cell office:value-type="float" office:value="-0.1">
                <text:p>-0.1</text:p>
              </table:table-cell>
              <table:table-cell office:value-type="float" office:value="0.09981">
                <text:p>0.09981</text:p>
              </table:table-cell>
              <table:table-cell office:value-type="float" office:value="-0.02148">
                <text:p>-0.02148</text:p>
              </table:table-cell>
              <table:table-cell office:value-type="float" office:value="0.99477">
                <text:p>0.99477</text:p>
              </table:table-cell>
              <table:table-cell office:value-type="float" office:value="-0.02159">
                <text:p>-0.02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1159">
                <text:p>-0.01159</text:p>
              </table:table-cell>
              <table:table-cell office:value-type="float" office:value="-0.1">
                <text:p>-0.1</text:p>
              </table:table-cell>
              <table:table-cell office:value-type="float" office:value="0.09983">
                <text:p>0.09983</text:p>
              </table:table-cell>
              <table:table-cell office:value-type="float" office:value="-0.01153">
                <text:p>-0.01153</text:p>
              </table:table-cell>
              <table:table-cell office:value-type="float" office:value="0.99494">
                <text:p>0.99494</text:p>
              </table:table-cell>
              <table:table-cell office:value-type="float" office:value="-0.01159">
                <text:p>-0.01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159">
                <text:p>-0.00159</text:p>
              </table:table-cell>
              <table:table-cell office:value-type="float" office:value="-0.1">
                <text:p>-0.1</text:p>
              </table:table-cell>
              <table:table-cell office:value-type="float" office:value="0.09983">
                <text:p>0.09983</text:p>
              </table:table-cell>
              <table:table-cell office:value-type="float" office:value="-0.00158">
                <text:p>-0.00158</text:p>
              </table:table-cell>
              <table:table-cell office:value-type="float" office:value="0.995">
                <text:p>0.995</text:p>
              </table:table-cell>
              <table:table-cell office:value-type="float" office:value="-0.00159">
                <text:p>-0.001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841">
                <text:p>0.00841</text:p>
              </table:table-cell>
              <table:table-cell office:value-type="float" office:value="-0.1">
                <text:p>-0.1</text:p>
              </table:table-cell>
              <table:table-cell office:value-type="float" office:value="0.09983">
                <text:p>0.09983</text:p>
              </table:table-cell>
              <table:table-cell office:value-type="float" office:value="0.00837">
                <text:p>0.00837</text:p>
              </table:table-cell>
              <table:table-cell office:value-type="float" office:value="0.99497">
                <text:p>0.99497</text:p>
              </table:table-cell>
              <table:table-cell office:value-type="float" office:value="0.00841">
                <text:p>0.0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41">
                <text:p>0.01841</text:p>
              </table:table-cell>
              <table:table-cell office:value-type="float" office:value="-0.1">
                <text:p>-0.1</text:p>
              </table:table-cell>
              <table:table-cell office:value-type="float" office:value="0.09982">
                <text:p>0.09982</text:p>
              </table:table-cell>
              <table:table-cell office:value-type="float" office:value="0.01831">
                <text:p>0.01831</text:p>
              </table:table-cell>
              <table:table-cell office:value-type="float" office:value="0.99484">
                <text:p>0.99484</text:p>
              </table:table-cell>
              <table:table-cell office:value-type="float" office:value="0.01841">
                <text:p>0.0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841">
                <text:p>0.02841</text:p>
              </table:table-cell>
              <table:table-cell office:value-type="float" office:value="-0.1">
                <text:p>-0.1</text:p>
              </table:table-cell>
              <table:table-cell office:value-type="float" office:value="0.09979">
                <text:p>0.09979</text:p>
              </table:table-cell>
              <table:table-cell office:value-type="float" office:value="0.02826">
                <text:p>0.02826</text:p>
              </table:table-cell>
              <table:table-cell office:value-type="float" office:value="0.99461">
                <text:p>0.99461</text:p>
              </table:table-cell>
              <table:table-cell office:value-type="float" office:value="0.02841">
                <text:p>0.0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841">
                <text:p>0.03841</text:p>
              </table:table-cell>
              <table:table-cell office:value-type="float" office:value="-0.1">
                <text:p>-0.1</text:p>
              </table:table-cell>
              <table:table-cell office:value-type="float" office:value="0.09976">
                <text:p>0.09976</text:p>
              </table:table-cell>
              <table:table-cell office:value-type="float" office:value="0.03821">
                <text:p>0.03821</text:p>
              </table:table-cell>
              <table:table-cell office:value-type="float" office:value="0.99428">
                <text:p>0.99428</text:p>
              </table:table-cell>
              <table:table-cell office:value-type="float" office:value="0.03841">
                <text:p>0.0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841">
                <text:p>0.04841</text:p>
              </table:table-cell>
              <table:table-cell office:value-type="float" office:value="-0.1">
                <text:p>-0.1</text:p>
              </table:table-cell>
              <table:table-cell office:value-type="float" office:value="0.09972">
                <text:p>0.09972</text:p>
              </table:table-cell>
              <table:table-cell office:value-type="float" office:value="0.04815">
                <text:p>0.04815</text:p>
              </table:table-cell>
              <table:table-cell office:value-type="float" office:value="0.99385">
                <text:p>0.99385</text:p>
              </table:table-cell>
              <table:table-cell office:value-type="float" office:value="0.04841">
                <text:p>0.0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841">
                <text:p>0.05841</text:p>
              </table:table-cell>
              <table:table-cell office:value-type="float" office:value="-0.1">
                <text:p>-0.1</text:p>
              </table:table-cell>
              <table:table-cell office:value-type="float" office:value="0.09966">
                <text:p>0.09966</text:p>
              </table:table-cell>
              <table:table-cell office:value-type="float" office:value="0.05808">
                <text:p>0.05808</text:p>
              </table:table-cell>
              <table:table-cell office:value-type="float" office:value="0.99332">
                <text:p>0.99332</text:p>
              </table:table-cell>
              <table:table-cell office:value-type="float" office:value="0.05841">
                <text:p>0.0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841">
                <text:p>0.06841</text:p>
              </table:table-cell>
              <table:table-cell office:value-type="float" office:value="-0.1">
                <text:p>-0.1</text:p>
              </table:table-cell>
              <table:table-cell office:value-type="float" office:value="0.0996">
                <text:p>0.0996</text:p>
              </table:table-cell>
              <table:table-cell office:value-type="float" office:value="0.06801">
                <text:p>0.06801</text:p>
              </table:table-cell>
              <table:table-cell office:value-type="float" office:value="0.9927">
                <text:p>0.9927</text:p>
              </table:table-cell>
              <table:table-cell office:value-type="float" office:value="0.06841">
                <text:p>0.0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841">
                <text:p>0.07841</text:p>
              </table:table-cell>
              <table:table-cell office:value-type="float" office:value="-0.1">
                <text:p>-0.1</text:p>
              </table:table-cell>
              <table:table-cell office:value-type="float" office:value="0.09953">
                <text:p>0.09953</text:p>
              </table:table-cell>
              <table:table-cell office:value-type="float" office:value="0.07794">
                <text:p>0.07794</text:p>
              </table:table-cell>
              <table:table-cell office:value-type="float" office:value="0.99198">
                <text:p>0.99198</text:p>
              </table:table-cell>
              <table:table-cell office:value-type="float" office:value="0.07841">
                <text:p>0.0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8841">
                <text:p>0.08841</text:p>
              </table:table-cell>
              <table:table-cell office:value-type="float" office:value="-0.1">
                <text:p>-0.1</text:p>
              </table:table-cell>
              <table:table-cell office:value-type="float" office:value="0.09945">
                <text:p>0.09945</text:p>
              </table:table-cell>
              <table:table-cell office:value-type="float" office:value="0.08785">
                <text:p>0.08785</text:p>
              </table:table-cell>
              <table:table-cell office:value-type="float" office:value="0.99116">
                <text:p>0.99116</text:p>
              </table:table-cell>
              <table:table-cell office:value-type="float" office:value="0.08841">
                <text:p>0.0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841">
                <text:p>0.09841</text:p>
              </table:table-cell>
              <table:table-cell office:value-type="float" office:value="-0.1">
                <text:p>-0.1</text:p>
              </table:table-cell>
              <table:table-cell office:value-type="float" office:value="0.09936">
                <text:p>0.09936</text:p>
              </table:table-cell>
              <table:table-cell office:value-type="float" office:value="0.09776">
                <text:p>0.09776</text:p>
              </table:table-cell>
              <table:table-cell office:value-type="float" office:value="0.99024">
                <text:p>0.99024</text:p>
              </table:table-cell>
              <table:table-cell office:value-type="float" office:value="0.09841">
                <text:p>0.0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841">
                <text:p>0.10841</text:p>
              </table:table-cell>
              <table:table-cell office:value-type="float" office:value="-0.1">
                <text:p>-0.1</text:p>
              </table:table-cell>
              <table:table-cell office:value-type="float" office:value="0.09925">
                <text:p>0.09925</text:p>
              </table:table-cell>
              <table:table-cell office:value-type="float" office:value="0.10766">
                <text:p>0.10766</text:p>
              </table:table-cell>
              <table:table-cell office:value-type="float" office:value="0.98922">
                <text:p>0.98922</text:p>
              </table:table-cell>
              <table:table-cell office:value-type="float" office:value="0.10841">
                <text:p>0.1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841">
                <text:p>0.11841</text:p>
              </table:table-cell>
              <table:table-cell office:value-type="float" office:value="-0.1">
                <text:p>-0.1</text:p>
              </table:table-cell>
              <table:table-cell office:value-type="float" office:value="0.09914">
                <text:p>0.09914</text:p>
              </table:table-cell>
              <table:table-cell office:value-type="float" office:value="0.11755">
                <text:p>0.11755</text:p>
              </table:table-cell>
              <table:table-cell office:value-type="float" office:value="0.98811">
                <text:p>0.98811</text:p>
              </table:table-cell>
              <table:table-cell office:value-type="float" office:value="0.11841">
                <text:p>0.1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841">
                <text:p>0.12841</text:p>
              </table:table-cell>
              <table:table-cell office:value-type="float" office:value="-0.1">
                <text:p>-0.1</text:p>
              </table:table-cell>
              <table:table-cell office:value-type="float" office:value="0.09902">
                <text:p>0.09902</text:p>
              </table:table-cell>
              <table:table-cell office:value-type="float" office:value="0.12743">
                <text:p>0.12743</text:p>
              </table:table-cell>
              <table:table-cell office:value-type="float" office:value="0.98689">
                <text:p>0.98689</text:p>
              </table:table-cell>
              <table:table-cell office:value-type="float" office:value="0.12841">
                <text:p>0.1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841">
                <text:p>0.13841</text:p>
              </table:table-cell>
              <table:table-cell office:value-type="float" office:value="-0.1">
                <text:p>-0.1</text:p>
              </table:table-cell>
              <table:table-cell office:value-type="float" office:value="0.09889">
                <text:p>0.09889</text:p>
              </table:table-cell>
              <table:table-cell office:value-type="float" office:value="0.13729">
                <text:p>0.13729</text:p>
              </table:table-cell>
              <table:table-cell office:value-type="float" office:value="0.98558">
                <text:p>0.98558</text:p>
              </table:table-cell>
              <table:table-cell office:value-type="float" office:value="0.13841">
                <text:p>0.1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841">
                <text:p>0.14841</text:p>
              </table:table-cell>
              <table:table-cell office:value-type="float" office:value="-0.1">
                <text:p>-0.1</text:p>
              </table:table-cell>
              <table:table-cell office:value-type="float" office:value="0.09875">
                <text:p>0.09875</text:p>
              </table:table-cell>
              <table:table-cell office:value-type="float" office:value="0.14714">
                <text:p>0.14714</text:p>
              </table:table-cell>
              <table:table-cell office:value-type="float" office:value="0.98417">
                <text:p>0.98417</text:p>
              </table:table-cell>
              <table:table-cell office:value-type="float" office:value="0.14841">
                <text:p>0.1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841">
                <text:p>0.15841</text:p>
              </table:table-cell>
              <table:table-cell office:value-type="float" office:value="-0.1">
                <text:p>-0.1</text:p>
              </table:table-cell>
              <table:table-cell office:value-type="float" office:value="0.0986">
                <text:p>0.0986</text:p>
              </table:table-cell>
              <table:table-cell office:value-type="float" office:value="0.15698">
                <text:p>0.15698</text:p>
              </table:table-cell>
              <table:table-cell office:value-type="float" office:value="0.98267">
                <text:p>0.98267</text:p>
              </table:table-cell>
              <table:table-cell office:value-type="float" office:value="0.15841">
                <text:p>0.1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841">
                <text:p>0.16841</text:p>
              </table:table-cell>
              <table:table-cell office:value-type="float" office:value="-0.1">
                <text:p>-0.1</text:p>
              </table:table-cell>
              <table:table-cell office:value-type="float" office:value="0.09843">
                <text:p>0.09843</text:p>
              </table:table-cell>
              <table:table-cell office:value-type="float" office:value="0.1668">
                <text:p>0.1668</text:p>
              </table:table-cell>
              <table:table-cell office:value-type="float" office:value="0.98107">
                <text:p>0.98107</text:p>
              </table:table-cell>
              <table:table-cell office:value-type="float" office:value="0.16841">
                <text:p>0.1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7841">
                <text:p>0.17841</text:p>
              </table:table-cell>
              <table:table-cell office:value-type="float" office:value="-0.1">
                <text:p>-0.1</text:p>
              </table:table-cell>
              <table:table-cell office:value-type="float" office:value="0.09826">
                <text:p>0.09826</text:p>
              </table:table-cell>
              <table:table-cell office:value-type="float" office:value="0.1766">
                <text:p>0.1766</text:p>
              </table:table-cell>
              <table:table-cell office:value-type="float" office:value="0.97936">
                <text:p>0.97936</text:p>
              </table:table-cell>
              <table:table-cell office:value-type="float" office:value="0.17841">
                <text:p>0.1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841">
                <text:p>0.18841</text:p>
              </table:table-cell>
              <table:table-cell office:value-type="float" office:value="-0.1">
                <text:p>-0.1</text:p>
              </table:table-cell>
              <table:table-cell office:value-type="float" office:value="0.09808">
                <text:p>0.09808</text:p>
              </table:table-cell>
              <table:table-cell office:value-type="float" office:value="0.18639">
                <text:p>0.18639</text:p>
              </table:table-cell>
              <table:table-cell office:value-type="float" office:value="0.97757">
                <text:p>0.97757</text:p>
              </table:table-cell>
              <table:table-cell office:value-type="float" office:value="0.18841">
                <text:p>0.1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841">
                <text:p>0.19841</text:p>
              </table:table-cell>
              <table:table-cell office:value-type="float" office:value="-0.1">
                <text:p>-0.1</text:p>
              </table:table-cell>
              <table:table-cell office:value-type="float" office:value="0.09789">
                <text:p>0.09789</text:p>
              </table:table-cell>
              <table:table-cell office:value-type="float" office:value="0.19616">
                <text:p>0.19616</text:p>
              </table:table-cell>
              <table:table-cell office:value-type="float" office:value="0.97567">
                <text:p>0.97567</text:p>
              </table:table-cell>
              <table:table-cell office:value-type="float" office:value="0.19841">
                <text:p>0.1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0841">
                <text:p>0.20841</text:p>
              </table:table-cell>
              <table:table-cell office:value-type="float" office:value="-0.1">
                <text:p>-0.1</text:p>
              </table:table-cell>
              <table:table-cell office:value-type="float" office:value="0.09769">
                <text:p>0.09769</text:p>
              </table:table-cell>
              <table:table-cell office:value-type="float" office:value="0.20591">
                <text:p>0.20591</text:p>
              </table:table-cell>
              <table:table-cell office:value-type="float" office:value="0.97368">
                <text:p>0.97368</text:p>
              </table:table-cell>
              <table:table-cell office:value-type="float" office:value="0.20841">
                <text:p>0.2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1841">
                <text:p>0.21841</text:p>
              </table:table-cell>
              <table:table-cell office:value-type="float" office:value="-0.1">
                <text:p>-0.1</text:p>
              </table:table-cell>
              <table:table-cell office:value-type="float" office:value="0.09748">
                <text:p>0.09748</text:p>
              </table:table-cell>
              <table:table-cell office:value-type="float" office:value="0.21564">
                <text:p>0.21564</text:p>
              </table:table-cell>
              <table:table-cell office:value-type="float" office:value="0.97159">
                <text:p>0.97159</text:p>
              </table:table-cell>
              <table:table-cell office:value-type="float" office:value="0.21841">
                <text:p>0.2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2841">
                <text:p>0.22841</text:p>
              </table:table-cell>
              <table:table-cell office:value-type="float" office:value="-0.1">
                <text:p>-0.1</text:p>
              </table:table-cell>
              <table:table-cell office:value-type="float" office:value="0.09727">
                <text:p>0.09727</text:p>
              </table:table-cell>
              <table:table-cell office:value-type="float" office:value="0.22535">
                <text:p>0.22535</text:p>
              </table:table-cell>
              <table:table-cell office:value-type="float" office:value="0.96941">
                <text:p>0.96941</text:p>
              </table:table-cell>
              <table:table-cell office:value-type="float" office:value="0.22841">
                <text:p>0.2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3841">
                <text:p>0.23841</text:p>
              </table:table-cell>
              <table:table-cell office:value-type="float" office:value="-0.1">
                <text:p>-0.1</text:p>
              </table:table-cell>
              <table:table-cell office:value-type="float" office:value="0.09704">
                <text:p>0.09704</text:p>
              </table:table-cell>
              <table:table-cell office:value-type="float" office:value="0.23504">
                <text:p>0.23504</text:p>
              </table:table-cell>
              <table:table-cell office:value-type="float" office:value="0.96713">
                <text:p>0.96713</text:p>
              </table:table-cell>
              <table:table-cell office:value-type="float" office:value="0.23841">
                <text:p>0.2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841">
                <text:p>0.24841</text:p>
              </table:table-cell>
              <table:table-cell office:value-type="float" office:value="-0.1">
                <text:p>-0.1</text:p>
              </table:table-cell>
              <table:table-cell office:value-type="float" office:value="0.0968">
                <text:p>0.0968</text:p>
              </table:table-cell>
              <table:table-cell office:value-type="float" office:value="0.24471">
                <text:p>0.24471</text:p>
              </table:table-cell>
              <table:table-cell office:value-type="float" office:value="0.96475">
                <text:p>0.96475</text:p>
              </table:table-cell>
              <table:table-cell office:value-type="float" office:value="0.24841">
                <text:p>0.2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841">
                <text:p>0.25841</text:p>
              </table:table-cell>
              <table:table-cell office:value-type="float" office:value="-0.1">
                <text:p>-0.1</text:p>
              </table:table-cell>
              <table:table-cell office:value-type="float" office:value="0.09655">
                <text:p>0.09655</text:p>
              </table:table-cell>
              <table:table-cell office:value-type="float" office:value="0.25435">
                <text:p>0.25435</text:p>
              </table:table-cell>
              <table:table-cell office:value-type="float" office:value="0.96228">
                <text:p>0.96228</text:p>
              </table:table-cell>
              <table:table-cell office:value-type="float" office:value="0.25841">
                <text:p>0.2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6841">
                <text:p>0.26841</text:p>
              </table:table-cell>
              <table:table-cell office:value-type="float" office:value="-0.1">
                <text:p>-0.1</text:p>
              </table:table-cell>
              <table:table-cell office:value-type="float" office:value="0.09629">
                <text:p>0.09629</text:p>
              </table:table-cell>
              <table:table-cell office:value-type="float" office:value="0.26396">
                <text:p>0.26396</text:p>
              </table:table-cell>
              <table:table-cell office:value-type="float" office:value="0.95971">
                <text:p>0.95971</text:p>
              </table:table-cell>
              <table:table-cell office:value-type="float" office:value="0.26841">
                <text:p>0.2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7841">
                <text:p>0.27841</text:p>
              </table:table-cell>
              <table:table-cell office:value-type="float" office:value="-0.1">
                <text:p>-0.1</text:p>
              </table:table-cell>
              <table:table-cell office:value-type="float" office:value="0.09603">
                <text:p>0.09603</text:p>
              </table:table-cell>
              <table:table-cell office:value-type="float" office:value="0.27355">
                <text:p>0.27355</text:p>
              </table:table-cell>
              <table:table-cell office:value-type="float" office:value="0.95705">
                <text:p>0.95705</text:p>
              </table:table-cell>
              <table:table-cell office:value-type="float" office:value="0.27841">
                <text:p>0.2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8841">
                <text:p>0.28841</text:p>
              </table:table-cell>
              <table:table-cell office:value-type="float" office:value="-0.1">
                <text:p>-0.1</text:p>
              </table:table-cell>
              <table:table-cell office:value-type="float" office:value="0.09575">
                <text:p>0.09575</text:p>
              </table:table-cell>
              <table:table-cell office:value-type="float" office:value="0.28312">
                <text:p>0.28312</text:p>
              </table:table-cell>
              <table:table-cell office:value-type="float" office:value="0.95429">
                <text:p>0.95429</text:p>
              </table:table-cell>
              <table:table-cell office:value-type="float" office:value="0.28841">
                <text:p>0.2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841">
                <text:p>0.29841</text:p>
              </table:table-cell>
              <table:table-cell office:value-type="float" office:value="-0.1">
                <text:p>-0.1</text:p>
              </table:table-cell>
              <table:table-cell office:value-type="float" office:value="0.09546">
                <text:p>0.09546</text:p>
              </table:table-cell>
              <table:table-cell office:value-type="float" office:value="0.29266">
                <text:p>0.29266</text:p>
              </table:table-cell>
              <table:table-cell office:value-type="float" office:value="0.95144">
                <text:p>0.95144</text:p>
              </table:table-cell>
              <table:table-cell office:value-type="float" office:value="0.29841">
                <text:p>0.2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0841">
                <text:p>0.30841</text:p>
              </table:table-cell>
              <table:table-cell office:value-type="float" office:value="-0.1">
                <text:p>-0.1</text:p>
              </table:table-cell>
              <table:table-cell office:value-type="float" office:value="0.09517">
                <text:p>0.09517</text:p>
              </table:table-cell>
              <table:table-cell office:value-type="float" office:value="0.30216">
                <text:p>0.30216</text:p>
              </table:table-cell>
              <table:table-cell office:value-type="float" office:value="0.94849">
                <text:p>0.94849</text:p>
              </table:table-cell>
              <table:table-cell office:value-type="float" office:value="0.30841">
                <text:p>0.3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1841">
                <text:p>0.31841</text:p>
              </table:table-cell>
              <table:table-cell office:value-type="float" office:value="-0.1">
                <text:p>-0.1</text:p>
              </table:table-cell>
              <table:table-cell office:value-type="float" office:value="0.09486">
                <text:p>0.09486</text:p>
              </table:table-cell>
              <table:table-cell office:value-type="float" office:value="0.31164">
                <text:p>0.31164</text:p>
              </table:table-cell>
              <table:table-cell office:value-type="float" office:value="0.94545">
                <text:p>0.94545</text:p>
              </table:table-cell>
              <table:table-cell office:value-type="float" office:value="0.31841">
                <text:p>0.3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2841">
                <text:p>0.32841</text:p>
              </table:table-cell>
              <table:table-cell office:value-type="float" office:value="-0.1">
                <text:p>-0.1</text:p>
              </table:table-cell>
              <table:table-cell office:value-type="float" office:value="0.09455">
                <text:p>0.09455</text:p>
              </table:table-cell>
              <table:table-cell office:value-type="float" office:value="0.32109">
                <text:p>0.32109</text:p>
              </table:table-cell>
              <table:table-cell office:value-type="float" office:value="0.94232">
                <text:p>0.94232</text:p>
              </table:table-cell>
              <table:table-cell office:value-type="float" office:value="0.32841">
                <text:p>0.3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3841">
                <text:p>0.33841</text:p>
              </table:table-cell>
              <table:table-cell office:value-type="float" office:value="-0.1">
                <text:p>-0.1</text:p>
              </table:table-cell>
              <table:table-cell office:value-type="float" office:value="0.09422">
                <text:p>0.09422</text:p>
              </table:table-cell>
              <table:table-cell office:value-type="float" office:value="0.33051">
                <text:p>0.33051</text:p>
              </table:table-cell>
              <table:table-cell office:value-type="float" office:value="0.93909">
                <text:p>0.93909</text:p>
              </table:table-cell>
              <table:table-cell office:value-type="float" office:value="0.33841">
                <text:p>0.3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841">
                <text:p>0.34841</text:p>
              </table:table-cell>
              <table:table-cell office:value-type="float" office:value="-0.1">
                <text:p>-0.1</text:p>
              </table:table-cell>
              <table:table-cell office:value-type="float" office:value="0.09389">
                <text:p>0.09389</text:p>
              </table:table-cell>
              <table:table-cell office:value-type="float" office:value="0.33989">
                <text:p>0.33989</text:p>
              </table:table-cell>
              <table:table-cell office:value-type="float" office:value="0.93577">
                <text:p>0.93577</text:p>
              </table:table-cell>
              <table:table-cell office:value-type="float" office:value="0.34841">
                <text:p>0.3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841">
                <text:p>0.35841</text:p>
              </table:table-cell>
              <table:table-cell office:value-type="float" office:value="-0.1">
                <text:p>-0.1</text:p>
              </table:table-cell>
              <table:table-cell office:value-type="float" office:value="0.09355">
                <text:p>0.09355</text:p>
              </table:table-cell>
              <table:table-cell office:value-type="float" office:value="0.34924">
                <text:p>0.34924</text:p>
              </table:table-cell>
              <table:table-cell office:value-type="float" office:value="0.93235">
                <text:p>0.93235</text:p>
              </table:table-cell>
              <table:table-cell office:value-type="float" office:value="0.35841">
                <text:p>0.3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6841">
                <text:p>0.36841</text:p>
              </table:table-cell>
              <table:table-cell office:value-type="float" office:value="-0.1">
                <text:p>-0.1</text:p>
              </table:table-cell>
              <table:table-cell office:value-type="float" office:value="0.0932">
                <text:p>0.0932</text:p>
              </table:table-cell>
              <table:table-cell office:value-type="float" office:value="0.35856">
                <text:p>0.35856</text:p>
              </table:table-cell>
              <table:table-cell office:value-type="float" office:value="0.92884">
                <text:p>0.92884</text:p>
              </table:table-cell>
              <table:table-cell office:value-type="float" office:value="0.36841">
                <text:p>0.3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7841">
                <text:p>0.37841</text:p>
              </table:table-cell>
              <table:table-cell office:value-type="float" office:value="-0.1">
                <text:p>-0.1</text:p>
              </table:table-cell>
              <table:table-cell office:value-type="float" office:value="0.09283">
                <text:p>0.09283</text:p>
              </table:table-cell>
              <table:table-cell office:value-type="float" office:value="0.36785">
                <text:p>0.36785</text:p>
              </table:table-cell>
              <table:table-cell office:value-type="float" office:value="0.92524">
                <text:p>0.92524</text:p>
              </table:table-cell>
              <table:table-cell office:value-type="float" office:value="0.37841">
                <text:p>0.3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841">
                <text:p>0.38841</text:p>
              </table:table-cell>
              <table:table-cell office:value-type="float" office:value="-0.1">
                <text:p>-0.1</text:p>
              </table:table-cell>
              <table:table-cell office:value-type="float" office:value="0.09246">
                <text:p>0.09246</text:p>
              </table:table-cell>
              <table:table-cell office:value-type="float" office:value="0.37709">
                <text:p>0.37709</text:p>
              </table:table-cell>
              <table:table-cell office:value-type="float" office:value="0.92155">
                <text:p>0.92155</text:p>
              </table:table-cell>
              <table:table-cell office:value-type="float" office:value="0.38841">
                <text:p>0.3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841">
                <text:p>0.39841</text:p>
              </table:table-cell>
              <table:table-cell office:value-type="float" office:value="-0.1">
                <text:p>-0.1</text:p>
              </table:table-cell>
              <table:table-cell office:value-type="float" office:value="0.09208">
                <text:p>0.09208</text:p>
              </table:table-cell>
              <table:table-cell office:value-type="float" office:value="0.3863">
                <text:p>0.3863</text:p>
              </table:table-cell>
              <table:table-cell office:value-type="float" office:value="0.91776">
                <text:p>0.91776</text:p>
              </table:table-cell>
              <table:table-cell office:value-type="float" office:value="0.39841">
                <text:p>0.3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841">
                <text:p>0.40841</text:p>
              </table:table-cell>
              <table:table-cell office:value-type="float" office:value="-0.1">
                <text:p>-0.1</text:p>
              </table:table-cell>
              <table:table-cell office:value-type="float" office:value="0.09169">
                <text:p>0.09169</text:p>
              </table:table-cell>
              <table:table-cell office:value-type="float" office:value="0.39548">
                <text:p>0.39548</text:p>
              </table:table-cell>
              <table:table-cell office:value-type="float" office:value="0.91389">
                <text:p>0.91389</text:p>
              </table:table-cell>
              <table:table-cell office:value-type="float" office:value="0.40841">
                <text:p>0.4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1841">
                <text:p>0.41841</text:p>
              </table:table-cell>
              <table:table-cell office:value-type="float" office:value="-0.1">
                <text:p>-0.1</text:p>
              </table:table-cell>
              <table:table-cell office:value-type="float" office:value="0.0913">
                <text:p>0.0913</text:p>
              </table:table-cell>
              <table:table-cell office:value-type="float" office:value="0.40461">
                <text:p>0.40461</text:p>
              </table:table-cell>
              <table:table-cell office:value-type="float" office:value="0.90992">
                <text:p>0.90992</text:p>
              </table:table-cell>
              <table:table-cell office:value-type="float" office:value="0.41841">
                <text:p>0.4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841">
                <text:p>0.42841</text:p>
              </table:table-cell>
              <table:table-cell office:value-type="float" office:value="-0.1">
                <text:p>-0.1</text:p>
              </table:table-cell>
              <table:table-cell office:value-type="float" office:value="0.09089">
                <text:p>0.09089</text:p>
              </table:table-cell>
              <table:table-cell office:value-type="float" office:value="0.4137">
                <text:p>0.4137</text:p>
              </table:table-cell>
              <table:table-cell office:value-type="float" office:value="0.90586">
                <text:p>0.90586</text:p>
              </table:table-cell>
              <table:table-cell office:value-type="float" office:value="0.42841">
                <text:p>0.4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3841">
                <text:p>0.43841</text:p>
              </table:table-cell>
              <table:table-cell office:value-type="float" office:value="-0.1">
                <text:p>-0.1</text:p>
              </table:table-cell>
              <table:table-cell office:value-type="float" office:value="0.09047">
                <text:p>0.09047</text:p>
              </table:table-cell>
              <table:table-cell office:value-type="float" office:value="0.42276">
                <text:p>0.42276</text:p>
              </table:table-cell>
              <table:table-cell office:value-type="float" office:value="0.90172">
                <text:p>0.90172</text:p>
              </table:table-cell>
              <table:table-cell office:value-type="float" office:value="0.43841">
                <text:p>0.4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4841">
                <text:p>0.44841</text:p>
              </table:table-cell>
              <table:table-cell office:value-type="float" office:value="-0.1">
                <text:p>-0.1</text:p>
              </table:table-cell>
              <table:table-cell office:value-type="float" office:value="0.09005">
                <text:p>0.09005</text:p>
              </table:table-cell>
              <table:table-cell office:value-type="float" office:value="0.43177">
                <text:p>0.43177</text:p>
              </table:table-cell>
              <table:table-cell office:value-type="float" office:value="0.89748">
                <text:p>0.89748</text:p>
              </table:table-cell>
              <table:table-cell office:value-type="float" office:value="0.44841">
                <text:p>0.4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841">
                <text:p>0.45841</text:p>
              </table:table-cell>
              <table:table-cell office:value-type="float" office:value="-0.1">
                <text:p>-0.1</text:p>
              </table:table-cell>
              <table:table-cell office:value-type="float" office:value="0.08961">
                <text:p>0.08961</text:p>
              </table:table-cell>
              <table:table-cell office:value-type="float" office:value="0.44074">
                <text:p>0.44074</text:p>
              </table:table-cell>
              <table:table-cell office:value-type="float" office:value="0.89315">
                <text:p>0.89315</text:p>
              </table:table-cell>
              <table:table-cell office:value-type="float" office:value="0.45841">
                <text:p>0.4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6841">
                <text:p>0.46841</text:p>
              </table:table-cell>
              <table:table-cell office:value-type="float" office:value="-0.1">
                <text:p>-0.1</text:p>
              </table:table-cell>
              <table:table-cell office:value-type="float" office:value="0.08917">
                <text:p>0.08917</text:p>
              </table:table-cell>
              <table:table-cell office:value-type="float" office:value="0.44967">
                <text:p>0.44967</text:p>
              </table:table-cell>
              <table:table-cell office:value-type="float" office:value="0.88873">
                <text:p>0.88873</text:p>
              </table:table-cell>
              <table:table-cell office:value-type="float" office:value="0.46841">
                <text:p>0.4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7841">
                <text:p>0.47841</text:p>
              </table:table-cell>
              <table:table-cell office:value-type="float" office:value="-0.1">
                <text:p>-0.1</text:p>
              </table:table-cell>
              <table:table-cell office:value-type="float" office:value="0.08872">
                <text:p>0.08872</text:p>
              </table:table-cell>
              <table:table-cell office:value-type="float" office:value="0.45855">
                <text:p>0.45855</text:p>
              </table:table-cell>
              <table:table-cell office:value-type="float" office:value="0.88423">
                <text:p>0.88423</text:p>
              </table:table-cell>
              <table:table-cell office:value-type="float" office:value="0.47841">
                <text:p>0.4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8841">
                <text:p>0.48841</text:p>
              </table:table-cell>
              <table:table-cell office:value-type="float" office:value="-0.1">
                <text:p>-0.1</text:p>
              </table:table-cell>
              <table:table-cell office:value-type="float" office:value="0.08826">
                <text:p>0.08826</text:p>
              </table:table-cell>
              <table:table-cell office:value-type="float" office:value="0.46739">
                <text:p>0.46739</text:p>
              </table:table-cell>
              <table:table-cell office:value-type="float" office:value="0.87964">
                <text:p>0.87964</text:p>
              </table:table-cell>
              <table:table-cell office:value-type="float" office:value="0.48841">
                <text:p>0.4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9841">
                <text:p>0.49841</text:p>
              </table:table-cell>
              <table:table-cell office:value-type="float" office:value="-0.1">
                <text:p>-0.1</text:p>
              </table:table-cell>
              <table:table-cell office:value-type="float" office:value="0.08779">
                <text:p>0.08779</text:p>
              </table:table-cell>
              <table:table-cell office:value-type="float" office:value="0.47618">
                <text:p>0.47618</text:p>
              </table:table-cell>
              <table:table-cell office:value-type="float" office:value="0.87495">
                <text:p>0.87495</text:p>
              </table:table-cell>
              <table:table-cell office:value-type="float" office:value="0.49841">
                <text:p>0.4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0841">
                <text:p>0.50841</text:p>
              </table:table-cell>
              <table:table-cell office:value-type="float" office:value="-0.1">
                <text:p>-0.1</text:p>
              </table:table-cell>
              <table:table-cell office:value-type="float" office:value="0.08731">
                <text:p>0.08731</text:p>
              </table:table-cell>
              <table:table-cell office:value-type="float" office:value="0.48493">
                <text:p>0.48493</text:p>
              </table:table-cell>
              <table:table-cell office:value-type="float" office:value="0.87019">
                <text:p>0.87019</text:p>
              </table:table-cell>
              <table:table-cell office:value-type="float" office:value="0.50841">
                <text:p>0.5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1841">
                <text:p>0.51841</text:p>
              </table:table-cell>
              <table:table-cell office:value-type="float" office:value="-0.1">
                <text:p>-0.1</text:p>
              </table:table-cell>
              <table:table-cell office:value-type="float" office:value="0.08682">
                <text:p>0.08682</text:p>
              </table:table-cell>
              <table:table-cell office:value-type="float" office:value="0.49363">
                <text:p>0.49363</text:p>
              </table:table-cell>
              <table:table-cell office:value-type="float" office:value="0.86533">
                <text:p>0.86533</text:p>
              </table:table-cell>
              <table:table-cell office:value-type="float" office:value="0.51841">
                <text:p>0.5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2841">
                <text:p>0.52841</text:p>
              </table:table-cell>
              <table:table-cell office:value-type="float" office:value="-0.1">
                <text:p>-0.1</text:p>
              </table:table-cell>
              <table:table-cell office:value-type="float" office:value="0.08633">
                <text:p>0.08633</text:p>
              </table:table-cell>
              <table:table-cell office:value-type="float" office:value="0.50228">
                <text:p>0.50228</text:p>
              </table:table-cell>
              <table:table-cell office:value-type="float" office:value="0.86039">
                <text:p>0.86039</text:p>
              </table:table-cell>
              <table:table-cell office:value-type="float" office:value="0.52841">
                <text:p>0.5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3841">
                <text:p>0.53841</text:p>
              </table:table-cell>
              <table:table-cell office:value-type="float" office:value="-0.1">
                <text:p>-0.1</text:p>
              </table:table-cell>
              <table:table-cell office:value-type="float" office:value="0.08582">
                <text:p>0.08582</text:p>
              </table:table-cell>
              <table:table-cell office:value-type="float" office:value="0.51088">
                <text:p>0.51088</text:p>
              </table:table-cell>
              <table:table-cell office:value-type="float" office:value="0.85536">
                <text:p>0.85536</text:p>
              </table:table-cell>
              <table:table-cell office:value-type="float" office:value="0.53841">
                <text:p>0.5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4841">
                <text:p>0.54841</text:p>
              </table:table-cell>
              <table:table-cell office:value-type="float" office:value="-0.1">
                <text:p>-0.1</text:p>
              </table:table-cell>
              <table:table-cell office:value-type="float" office:value="0.08531">
                <text:p>0.08531</text:p>
              </table:table-cell>
              <table:table-cell office:value-type="float" office:value="0.51943">
                <text:p>0.51943</text:p>
              </table:table-cell>
              <table:table-cell office:value-type="float" office:value="0.85025">
                <text:p>0.85025</text:p>
              </table:table-cell>
              <table:table-cell office:value-type="float" office:value="0.54841">
                <text:p>0.5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841">
                <text:p>0.55841</text:p>
              </table:table-cell>
              <table:table-cell office:value-type="float" office:value="-0.1">
                <text:p>-0.1</text:p>
              </table:table-cell>
              <table:table-cell office:value-type="float" office:value="0.08479">
                <text:p>0.08479</text:p>
              </table:table-cell>
              <table:table-cell office:value-type="float" office:value="0.52793">
                <text:p>0.52793</text:p>
              </table:table-cell>
              <table:table-cell office:value-type="float" office:value="0.84505">
                <text:p>0.84505</text:p>
              </table:table-cell>
              <table:table-cell office:value-type="float" office:value="0.55841">
                <text:p>0.5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6841">
                <text:p>0.56841</text:p>
              </table:table-cell>
              <table:table-cell office:value-type="float" office:value="-0.1">
                <text:p>-0.1</text:p>
              </table:table-cell>
              <table:table-cell office:value-type="float" office:value="0.08426">
                <text:p>0.08426</text:p>
              </table:table-cell>
              <table:table-cell office:value-type="float" office:value="0.53638">
                <text:p>0.53638</text:p>
              </table:table-cell>
              <table:table-cell office:value-type="float" office:value="0.83976">
                <text:p>0.83976</text:p>
              </table:table-cell>
              <table:table-cell office:value-type="float" office:value="0.56841">
                <text:p>0.5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841">
                <text:p>0.57841</text:p>
              </table:table-cell>
              <table:table-cell office:value-type="float" office:value="-0.1">
                <text:p>-0.1</text:p>
              </table:table-cell>
              <table:table-cell office:value-type="float" office:value="0.08372">
                <text:p>0.08372</text:p>
              </table:table-cell>
              <table:table-cell office:value-type="float" office:value="0.54477">
                <text:p>0.54477</text:p>
              </table:table-cell>
              <table:table-cell office:value-type="float" office:value="0.83439">
                <text:p>0.83439</text:p>
              </table:table-cell>
              <table:table-cell office:value-type="float" office:value="0.57841">
                <text:p>0.5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8841">
                <text:p>0.58841</text:p>
              </table:table-cell>
              <table:table-cell office:value-type="float" office:value="-0.1">
                <text:p>-0.1</text:p>
              </table:table-cell>
              <table:table-cell office:value-type="float" office:value="0.08317">
                <text:p>0.08317</text:p>
              </table:table-cell>
              <table:table-cell office:value-type="float" office:value="0.55311">
                <text:p>0.55311</text:p>
              </table:table-cell>
              <table:table-cell office:value-type="float" office:value="0.82894">
                <text:p>0.82894</text:p>
              </table:table-cell>
              <table:table-cell office:value-type="float" office:value="0.58841">
                <text:p>0.5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9841">
                <text:p>0.59841</text:p>
              </table:table-cell>
              <table:table-cell office:value-type="float" office:value="-0.1">
                <text:p>-0.1</text:p>
              </table:table-cell>
              <table:table-cell office:value-type="float" office:value="0.08262">
                <text:p>0.08262</text:p>
              </table:table-cell>
              <table:table-cell office:value-type="float" office:value="0.5614">
                <text:p>0.5614</text:p>
              </table:table-cell>
              <table:table-cell office:value-type="float" office:value="0.82341">
                <text:p>0.82341</text:p>
              </table:table-cell>
              <table:table-cell office:value-type="float" office:value="0.59841">
                <text:p>0.5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0841">
                <text:p>0.60841</text:p>
              </table:table-cell>
              <table:table-cell office:value-type="float" office:value="-0.1">
                <text:p>-0.1</text:p>
              </table:table-cell>
              <table:table-cell office:value-type="float" office:value="0.08205">
                <text:p>0.08205</text:p>
              </table:table-cell>
              <table:table-cell office:value-type="float" office:value="0.56963">
                <text:p>0.56963</text:p>
              </table:table-cell>
              <table:table-cell office:value-type="float" office:value="0.81779">
                <text:p>0.81779</text:p>
              </table:table-cell>
              <table:table-cell office:value-type="float" office:value="0.60841">
                <text:p>0.6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841">
                <text:p>0.61841</text:p>
              </table:table-cell>
              <table:table-cell office:value-type="float" office:value="-0.1">
                <text:p>-0.1</text:p>
              </table:table-cell>
              <table:table-cell office:value-type="float" office:value="0.08148">
                <text:p>0.08148</text:p>
              </table:table-cell>
              <table:table-cell office:value-type="float" office:value="0.57781">
                <text:p>0.57781</text:p>
              </table:table-cell>
              <table:table-cell office:value-type="float" office:value="0.81209">
                <text:p>0.81209</text:p>
              </table:table-cell>
              <table:table-cell office:value-type="float" office:value="0.61841">
                <text:p>0.6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2841">
                <text:p>0.62841</text:p>
              </table:table-cell>
              <table:table-cell office:value-type="float" office:value="-0.1">
                <text:p>-0.1</text:p>
              </table:table-cell>
              <table:table-cell office:value-type="float" office:value="0.0809">
                <text:p>0.0809</text:p>
              </table:table-cell>
              <table:table-cell office:value-type="float" office:value="0.58593">
                <text:p>0.58593</text:p>
              </table:table-cell>
              <table:table-cell office:value-type="float" office:value="0.80631">
                <text:p>0.80631</text:p>
              </table:table-cell>
              <table:table-cell office:value-type="float" office:value="0.62841">
                <text:p>0.6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3841">
                <text:p>0.63841</text:p>
              </table:table-cell>
              <table:table-cell office:value-type="float" office:value="-0.1">
                <text:p>-0.1</text:p>
              </table:table-cell>
              <table:table-cell office:value-type="float" office:value="0.08031">
                <text:p>0.08031</text:p>
              </table:table-cell>
              <table:table-cell office:value-type="float" office:value="0.59399">
                <text:p>0.59399</text:p>
              </table:table-cell>
              <table:table-cell office:value-type="float" office:value="0.80045">
                <text:p>0.80045</text:p>
              </table:table-cell>
              <table:table-cell office:value-type="float" office:value="0.63841">
                <text:p>0.6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4841">
                <text:p>0.64841</text:p>
              </table:table-cell>
              <table:table-cell office:value-type="float" office:value="-0.1">
                <text:p>-0.1</text:p>
              </table:table-cell>
              <table:table-cell office:value-type="float" office:value="0.07972">
                <text:p>0.07972</text:p>
              </table:table-cell>
              <table:table-cell office:value-type="float" office:value="0.602">
                <text:p>0.602</text:p>
              </table:table-cell>
              <table:table-cell office:value-type="float" office:value="0.79451">
                <text:p>0.79451</text:p>
              </table:table-cell>
              <table:table-cell office:value-type="float" office:value="0.64841">
                <text:p>0.6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5841">
                <text:p>0.65841</text:p>
              </table:table-cell>
              <table:table-cell office:value-type="float" office:value="-0.1">
                <text:p>-0.1</text:p>
              </table:table-cell>
              <table:table-cell office:value-type="float" office:value="0.07911">
                <text:p>0.07911</text:p>
              </table:table-cell>
              <table:table-cell office:value-type="float" office:value="0.60994">
                <text:p>0.60994</text:p>
              </table:table-cell>
              <table:table-cell office:value-type="float" office:value="0.78849">
                <text:p>0.78849</text:p>
              </table:table-cell>
              <table:table-cell office:value-type="float" office:value="0.65841">
                <text:p>0.6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6841">
                <text:p>0.66841</text:p>
              </table:table-cell>
              <table:table-cell office:value-type="float" office:value="-0.1">
                <text:p>-0.1</text:p>
              </table:table-cell>
              <table:table-cell office:value-type="float" office:value="0.0785">
                <text:p>0.0785</text:p>
              </table:table-cell>
              <table:table-cell office:value-type="float" office:value="0.61782">
                <text:p>0.61782</text:p>
              </table:table-cell>
              <table:table-cell office:value-type="float" office:value="0.78239">
                <text:p>0.78239</text:p>
              </table:table-cell>
              <table:table-cell office:value-type="float" office:value="0.66841">
                <text:p>0.6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7841">
                <text:p>0.67841</text:p>
              </table:table-cell>
              <table:table-cell office:value-type="float" office:value="-0.1">
                <text:p>-0.1</text:p>
              </table:table-cell>
              <table:table-cell office:value-type="float" office:value="0.07788">
                <text:p>0.07788</text:p>
              </table:table-cell>
              <table:table-cell office:value-type="float" office:value="0.62565">
                <text:p>0.62565</text:p>
              </table:table-cell>
              <table:table-cell office:value-type="float" office:value="0.77621">
                <text:p>0.77621</text:p>
              </table:table-cell>
              <table:table-cell office:value-type="float" office:value="0.67841">
                <text:p>0.6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8841">
                <text:p>0.68841</text:p>
              </table:table-cell>
              <table:table-cell office:value-type="float" office:value="-0.1">
                <text:p>-0.1</text:p>
              </table:table-cell>
              <table:table-cell office:value-type="float" office:value="0.07725">
                <text:p>0.07725</text:p>
              </table:table-cell>
              <table:table-cell office:value-type="float" office:value="0.63341">
                <text:p>0.63341</text:p>
              </table:table-cell>
              <table:table-cell office:value-type="float" office:value="0.76995">
                <text:p>0.76995</text:p>
              </table:table-cell>
              <table:table-cell office:value-type="float" office:value="0.68841">
                <text:p>0.6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9841">
                <text:p>0.69841</text:p>
              </table:table-cell>
              <table:table-cell office:value-type="float" office:value="-0.1">
                <text:p>-0.1</text:p>
              </table:table-cell>
              <table:table-cell office:value-type="float" office:value="0.07662">
                <text:p>0.07662</text:p>
              </table:table-cell>
              <table:table-cell office:value-type="float" office:value="0.64111">
                <text:p>0.64111</text:p>
              </table:table-cell>
              <table:table-cell office:value-type="float" office:value="0.76362">
                <text:p>0.76362</text:p>
              </table:table-cell>
              <table:table-cell office:value-type="float" office:value="0.69841">
                <text:p>0.6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0841">
                <text:p>0.70841</text:p>
              </table:table-cell>
              <table:table-cell office:value-type="float" office:value="-0.1">
                <text:p>-0.1</text:p>
              </table:table-cell>
              <table:table-cell office:value-type="float" office:value="0.07597">
                <text:p>0.07597</text:p>
              </table:table-cell>
              <table:table-cell office:value-type="float" office:value="0.64874">
                <text:p>0.64874</text:p>
              </table:table-cell>
              <table:table-cell office:value-type="float" office:value="0.7572">
                <text:p>0.7572</text:p>
              </table:table-cell>
              <table:table-cell office:value-type="float" office:value="0.70841">
                <text:p>0.7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1841">
                <text:p>0.71841</text:p>
              </table:table-cell>
              <table:table-cell office:value-type="float" office:value="-0.1">
                <text:p>-0.1</text:p>
              </table:table-cell>
              <table:table-cell office:value-type="float" office:value="0.07532">
                <text:p>0.07532</text:p>
              </table:table-cell>
              <table:table-cell office:value-type="float" office:value="0.65632">
                <text:p>0.65632</text:p>
              </table:table-cell>
              <table:table-cell office:value-type="float" office:value="0.75072">
                <text:p>0.75072</text:p>
              </table:table-cell>
              <table:table-cell office:value-type="float" office:value="0.71841">
                <text:p>0.7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841">
                <text:p>0.72841</text:p>
              </table:table-cell>
              <table:table-cell office:value-type="float" office:value="-0.1">
                <text:p>-0.1</text:p>
              </table:table-cell>
              <table:table-cell office:value-type="float" office:value="0.07466">
                <text:p>0.07466</text:p>
              </table:table-cell>
              <table:table-cell office:value-type="float" office:value="0.66382">
                <text:p>0.66382</text:p>
              </table:table-cell>
              <table:table-cell office:value-type="float" office:value="0.74415">
                <text:p>0.74415</text:p>
              </table:table-cell>
              <table:table-cell office:value-type="float" office:value="0.72841">
                <text:p>0.7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3841">
                <text:p>0.73841</text:p>
              </table:table-cell>
              <table:table-cell office:value-type="float" office:value="-0.1">
                <text:p>-0.1</text:p>
              </table:table-cell>
              <table:table-cell office:value-type="float" office:value="0.074">
                <text:p>0.074</text:p>
              </table:table-cell>
              <table:table-cell office:value-type="float" office:value="0.67127">
                <text:p>0.67127</text:p>
              </table:table-cell>
              <table:table-cell office:value-type="float" office:value="0.73751">
                <text:p>0.73751</text:p>
              </table:table-cell>
              <table:table-cell office:value-type="float" office:value="0.73841">
                <text:p>0.7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4841">
                <text:p>0.74841</text:p>
              </table:table-cell>
              <table:table-cell office:value-type="float" office:value="-0.1">
                <text:p>-0.1</text:p>
              </table:table-cell>
              <table:table-cell office:value-type="float" office:value="0.07332">
                <text:p>0.07332</text:p>
              </table:table-cell>
              <table:table-cell office:value-type="float" office:value="0.67864">
                <text:p>0.67864</text:p>
              </table:table-cell>
              <table:table-cell office:value-type="float" office:value="0.7308">
                <text:p>0.7308</text:p>
              </table:table-cell>
              <table:table-cell office:value-type="float" office:value="0.74841">
                <text:p>0.7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841">
                <text:p>0.75841</text:p>
              </table:table-cell>
              <table:table-cell office:value-type="float" office:value="-0.1">
                <text:p>-0.1</text:p>
              </table:table-cell>
              <table:table-cell office:value-type="float" office:value="0.07264">
                <text:p>0.07264</text:p>
              </table:table-cell>
              <table:table-cell office:value-type="float" office:value="0.68595">
                <text:p>0.68595</text:p>
              </table:table-cell>
              <table:table-cell office:value-type="float" office:value="0.72401">
                <text:p>0.72401</text:p>
              </table:table-cell>
              <table:table-cell office:value-type="float" office:value="0.75841">
                <text:p>0.7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6841">
                <text:p>0.76841</text:p>
              </table:table-cell>
              <table:table-cell office:value-type="float" office:value="-0.1">
                <text:p>-0.1</text:p>
              </table:table-cell>
              <table:table-cell office:value-type="float" office:value="0.07196">
                <text:p>0.07196</text:p>
              </table:table-cell>
              <table:table-cell office:value-type="float" office:value="0.69319">
                <text:p>0.69319</text:p>
              </table:table-cell>
              <table:table-cell office:value-type="float" office:value="0.71715">
                <text:p>0.71715</text:p>
              </table:table-cell>
              <table:table-cell office:value-type="float" office:value="0.76841">
                <text:p>0.7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7841">
                <text:p>0.77841</text:p>
              </table:table-cell>
              <table:table-cell office:value-type="float" office:value="-0.1">
                <text:p>-0.1</text:p>
              </table:table-cell>
              <table:table-cell office:value-type="float" office:value="0.07126">
                <text:p>0.07126</text:p>
              </table:table-cell>
              <table:table-cell office:value-type="float" office:value="0.70036">
                <text:p>0.70036</text:p>
              </table:table-cell>
              <table:table-cell office:value-type="float" office:value="0.71022">
                <text:p>0.71022</text:p>
              </table:table-cell>
              <table:table-cell office:value-type="float" office:value="0.77841">
                <text:p>0.7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841">
                <text:p>0.78841</text:p>
              </table:table-cell>
              <table:table-cell office:value-type="float" office:value="-0.1">
                <text:p>-0.1</text:p>
              </table:table-cell>
              <table:table-cell office:value-type="float" office:value="0.07056">
                <text:p>0.07056</text:p>
              </table:table-cell>
              <table:table-cell office:value-type="float" office:value="0.70746">
                <text:p>0.70746</text:p>
              </table:table-cell>
              <table:table-cell office:value-type="float" office:value="0.70322">
                <text:p>0.70322</text:p>
              </table:table-cell>
              <table:table-cell office:value-type="float" office:value="0.78841">
                <text:p>0.7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9841">
                <text:p>0.79841</text:p>
              </table:table-cell>
              <table:table-cell office:value-type="float" office:value="-0.1">
                <text:p>-0.1</text:p>
              </table:table-cell>
              <table:table-cell office:value-type="float" office:value="0.06985">
                <text:p>0.06985</text:p>
              </table:table-cell>
              <table:table-cell office:value-type="float" office:value="0.7145">
                <text:p>0.7145</text:p>
              </table:table-cell>
              <table:table-cell office:value-type="float" office:value="0.69614">
                <text:p>0.69614</text:p>
              </table:table-cell>
              <table:table-cell office:value-type="float" office:value="0.79841">
                <text:p>0.7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0841">
                <text:p>0.80841</text:p>
              </table:table-cell>
              <table:table-cell office:value-type="float" office:value="-0.1">
                <text:p>-0.1</text:p>
              </table:table-cell>
              <table:table-cell office:value-type="float" office:value="0.06913">
                <text:p>0.06913</text:p>
              </table:table-cell>
              <table:table-cell office:value-type="float" office:value="0.72146">
                <text:p>0.72146</text:p>
              </table:table-cell>
              <table:table-cell office:value-type="float" office:value="0.689">
                <text:p>0.689</text:p>
              </table:table-cell>
              <table:table-cell office:value-type="float" office:value="0.80841">
                <text:p>0.8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1841">
                <text:p>0.81841</text:p>
              </table:table-cell>
              <table:table-cell office:value-type="float" office:value="-0.1">
                <text:p>-0.1</text:p>
              </table:table-cell>
              <table:table-cell office:value-type="float" office:value="0.06841">
                <text:p>0.06841</text:p>
              </table:table-cell>
              <table:table-cell office:value-type="float" office:value="0.72835">
                <text:p>0.72835</text:p>
              </table:table-cell>
              <table:table-cell office:value-type="float" office:value="0.68178">
                <text:p>0.68178</text:p>
              </table:table-cell>
              <table:table-cell office:value-type="float" office:value="0.81841">
                <text:p>0.8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2841">
                <text:p>0.82841</text:p>
              </table:table-cell>
              <table:table-cell office:value-type="float" office:value="-0.1">
                <text:p>-0.1</text:p>
              </table:table-cell>
              <table:table-cell office:value-type="float" office:value="0.06768">
                <text:p>0.06768</text:p>
              </table:table-cell>
              <table:table-cell office:value-type="float" office:value="0.73517">
                <text:p>0.73517</text:p>
              </table:table-cell>
              <table:table-cell office:value-type="float" office:value="0.6745">
                <text:p>0.6745</text:p>
              </table:table-cell>
              <table:table-cell office:value-type="float" office:value="0.82841">
                <text:p>0.8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3841">
                <text:p>0.83841</text:p>
              </table:table-cell>
              <table:table-cell office:value-type="float" office:value="-0.1">
                <text:p>-0.1</text:p>
              </table:table-cell>
              <table:table-cell office:value-type="float" office:value="0.06694">
                <text:p>0.06694</text:p>
              </table:table-cell>
              <table:table-cell office:value-type="float" office:value="0.74191">
                <text:p>0.74191</text:p>
              </table:table-cell>
              <table:table-cell office:value-type="float" office:value="0.66715">
                <text:p>0.66715</text:p>
              </table:table-cell>
              <table:table-cell office:value-type="float" office:value="0.83841">
                <text:p>0.8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4841">
                <text:p>0.84841</text:p>
              </table:table-cell>
              <table:table-cell office:value-type="float" office:value="-0.1">
                <text:p>-0.1</text:p>
              </table:table-cell>
              <table:table-cell office:value-type="float" office:value="0.06619">
                <text:p>0.06619</text:p>
              </table:table-cell>
              <table:table-cell office:value-type="float" office:value="0.74858">
                <text:p>0.74858</text:p>
              </table:table-cell>
              <table:table-cell office:value-type="float" office:value="0.65973">
                <text:p>0.65973</text:p>
              </table:table-cell>
              <table:table-cell office:value-type="float" office:value="0.84841">
                <text:p>0.8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5841">
                <text:p>0.85841</text:p>
              </table:table-cell>
              <table:table-cell office:value-type="float" office:value="-0.1">
                <text:p>-0.1</text:p>
              </table:table-cell>
              <table:table-cell office:value-type="float" office:value="0.06544">
                <text:p>0.06544</text:p>
              </table:table-cell>
              <table:table-cell office:value-type="float" office:value="0.75518">
                <text:p>0.75518</text:p>
              </table:table-cell>
              <table:table-cell office:value-type="float" office:value="0.65224">
                <text:p>0.65224</text:p>
              </table:table-cell>
              <table:table-cell office:value-type="float" office:value="0.85841">
                <text:p>0.8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841">
                <text:p>0.86841</text:p>
              </table:table-cell>
              <table:table-cell office:value-type="float" office:value="-0.1">
                <text:p>-0.1</text:p>
              </table:table-cell>
              <table:table-cell office:value-type="float" office:value="0.06468">
                <text:p>0.06468</text:p>
              </table:table-cell>
              <table:table-cell office:value-type="float" office:value="0.7617">
                <text:p>0.7617</text:p>
              </table:table-cell>
              <table:table-cell office:value-type="float" office:value="0.64469">
                <text:p>0.64469</text:p>
              </table:table-cell>
              <table:table-cell office:value-type="float" office:value="0.86841">
                <text:p>0.8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7841">
                <text:p>0.87841</text:p>
              </table:table-cell>
              <table:table-cell office:value-type="float" office:value="-0.1">
                <text:p>-0.1</text:p>
              </table:table-cell>
              <table:table-cell office:value-type="float" office:value="0.06392">
                <text:p>0.06392</text:p>
              </table:table-cell>
              <table:table-cell office:value-type="float" office:value="0.76815">
                <text:p>0.76815</text:p>
              </table:table-cell>
              <table:table-cell office:value-type="float" office:value="0.63707">
                <text:p>0.63707</text:p>
              </table:table-cell>
              <table:table-cell office:value-type="float" office:value="0.87841">
                <text:p>0.8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8841">
                <text:p>0.88841</text:p>
              </table:table-cell>
              <table:table-cell office:value-type="float" office:value="-0.1">
                <text:p>-0.1</text:p>
              </table:table-cell>
              <table:table-cell office:value-type="float" office:value="0.06315">
                <text:p>0.06315</text:p>
              </table:table-cell>
              <table:table-cell office:value-type="float" office:value="0.77452">
                <text:p>0.77452</text:p>
              </table:table-cell>
              <table:table-cell office:value-type="float" office:value="0.62939">
                <text:p>0.62939</text:p>
              </table:table-cell>
              <table:table-cell office:value-type="float" office:value="0.88841">
                <text:p>0.8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9841">
                <text:p>0.89841</text:p>
              </table:table-cell>
              <table:table-cell office:value-type="float" office:value="-0.1">
                <text:p>-0.1</text:p>
              </table:table-cell>
              <table:table-cell office:value-type="float" office:value="0.06237">
                <text:p>0.06237</text:p>
              </table:table-cell>
              <table:table-cell office:value-type="float" office:value="0.78081">
                <text:p>0.78081</text:p>
              </table:table-cell>
              <table:table-cell office:value-type="float" office:value="0.62164">
                <text:p>0.62164</text:p>
              </table:table-cell>
              <table:table-cell office:value-type="float" office:value="0.89841">
                <text:p>0.8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0841">
                <text:p>0.90841</text:p>
              </table:table-cell>
              <table:table-cell office:value-type="float" office:value="-0.1">
                <text:p>-0.1</text:p>
              </table:table-cell>
              <table:table-cell office:value-type="float" office:value="0.06159">
                <text:p>0.06159</text:p>
              </table:table-cell>
              <table:table-cell office:value-type="float" office:value="0.78703">
                <text:p>0.78703</text:p>
              </table:table-cell>
              <table:table-cell office:value-type="float" office:value="0.61383">
                <text:p>0.61383</text:p>
              </table:table-cell>
              <table:table-cell office:value-type="float" office:value="0.90841">
                <text:p>0.9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1841">
                <text:p>0.91841</text:p>
              </table:table-cell>
              <table:table-cell office:value-type="float" office:value="-0.1">
                <text:p>-0.1</text:p>
              </table:table-cell>
              <table:table-cell office:value-type="float" office:value="0.0608">
                <text:p>0.0608</text:p>
              </table:table-cell>
              <table:table-cell office:value-type="float" office:value="0.79317">
                <text:p>0.79317</text:p>
              </table:table-cell>
              <table:table-cell office:value-type="float" office:value="0.60596">
                <text:p>0.60596</text:p>
              </table:table-cell>
              <table:table-cell office:value-type="float" office:value="0.91841">
                <text:p>0.9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2841">
                <text:p>0.92841</text:p>
              </table:table-cell>
              <table:table-cell office:value-type="float" office:value="-0.1">
                <text:p>-0.1</text:p>
              </table:table-cell>
              <table:table-cell office:value-type="float" office:value="0.06">
                <text:p>0.06</text:p>
              </table:table-cell>
              <table:table-cell office:value-type="float" office:value="0.79922">
                <text:p>0.79922</text:p>
              </table:table-cell>
              <table:table-cell office:value-type="float" office:value="0.59803">
                <text:p>0.59803</text:p>
              </table:table-cell>
              <table:table-cell office:value-type="float" office:value="0.92841">
                <text:p>0.9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3841">
                <text:p>0.93841</text:p>
              </table:table-cell>
              <table:table-cell office:value-type="float" office:value="-0.1">
                <text:p>-0.1</text:p>
              </table:table-cell>
              <table:table-cell office:value-type="float" office:value="0.0592">
                <text:p>0.0592</text:p>
              </table:table-cell>
              <table:table-cell office:value-type="float" office:value="0.8052">
                <text:p>0.8052</text:p>
              </table:table-cell>
              <table:table-cell office:value-type="float" office:value="0.59004">
                <text:p>0.59004</text:p>
              </table:table-cell>
              <table:table-cell office:value-type="float" office:value="0.93841">
                <text:p>0.9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4841">
                <text:p>0.94841</text:p>
              </table:table-cell>
              <table:table-cell office:value-type="float" office:value="-0.1">
                <text:p>-0.1</text:p>
              </table:table-cell>
              <table:table-cell office:value-type="float" office:value="0.05839">
                <text:p>0.05839</text:p>
              </table:table-cell>
              <table:table-cell office:value-type="float" office:value="0.8111">
                <text:p>0.8111</text:p>
              </table:table-cell>
              <table:table-cell office:value-type="float" office:value="0.58198">
                <text:p>0.58198</text:p>
              </table:table-cell>
              <table:table-cell office:value-type="float" office:value="0.94841">
                <text:p>0.9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5841">
                <text:p>0.95841</text:p>
              </table:table-cell>
              <table:table-cell office:value-type="float" office:value="-0.1">
                <text:p>-0.1</text:p>
              </table:table-cell>
              <table:table-cell office:value-type="float" office:value="0.05758">
                <text:p>0.05758</text:p>
              </table:table-cell>
              <table:table-cell office:value-type="float" office:value="0.81692">
                <text:p>0.81692</text:p>
              </table:table-cell>
              <table:table-cell office:value-type="float" office:value="0.57387">
                <text:p>0.57387</text:p>
              </table:table-cell>
              <table:table-cell office:value-type="float" office:value="0.95841">
                <text:p>0.9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6841">
                <text:p>0.96841</text:p>
              </table:table-cell>
              <table:table-cell office:value-type="float" office:value="-0.1">
                <text:p>-0.1</text:p>
              </table:table-cell>
              <table:table-cell office:value-type="float" office:value="0.05676">
                <text:p>0.05676</text:p>
              </table:table-cell>
              <table:table-cell office:value-type="float" office:value="0.82266">
                <text:p>0.82266</text:p>
              </table:table-cell>
              <table:table-cell office:value-type="float" office:value="0.5657">
                <text:p>0.5657</text:p>
              </table:table-cell>
              <table:table-cell office:value-type="float" office:value="0.96841">
                <text:p>0.9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841">
                <text:p>0.97841</text:p>
              </table:table-cell>
              <table:table-cell office:value-type="float" office:value="-0.1">
                <text:p>-0.1</text:p>
              </table:table-cell>
              <table:table-cell office:value-type="float" office:value="0.05593">
                <text:p>0.05593</text:p>
              </table:table-cell>
              <table:table-cell office:value-type="float" office:value="0.82831">
                <text:p>0.82831</text:p>
              </table:table-cell>
              <table:table-cell office:value-type="float" office:value="0.55747">
                <text:p>0.55747</text:p>
              </table:table-cell>
              <table:table-cell office:value-type="float" office:value="0.97841">
                <text:p>0.9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8841">
                <text:p>0.98841</text:p>
              </table:table-cell>
              <table:table-cell office:value-type="float" office:value="-0.1">
                <text:p>-0.1</text:p>
              </table:table-cell>
              <table:table-cell office:value-type="float" office:value="0.0551">
                <text:p>0.0551</text:p>
              </table:table-cell>
              <table:table-cell office:value-type="float" office:value="0.83388">
                <text:p>0.83388</text:p>
              </table:table-cell>
              <table:table-cell office:value-type="float" office:value="0.54919">
                <text:p>0.54919</text:p>
              </table:table-cell>
              <table:table-cell office:value-type="float" office:value="0.98841">
                <text:p>0.9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841">
                <text:p>0.99841</text:p>
              </table:table-cell>
              <table:table-cell office:value-type="float" office:value="-0.1">
                <text:p>-0.1</text:p>
              </table:table-cell>
              <table:table-cell office:value-type="float" office:value="0.05427">
                <text:p>0.05427</text:p>
              </table:table-cell>
              <table:table-cell office:value-type="float" office:value="0.83937">
                <text:p>0.83937</text:p>
              </table:table-cell>
              <table:table-cell office:value-type="float" office:value="0.54084">
                <text:p>0.54084</text:p>
              </table:table-cell>
              <table:table-cell office:value-type="float" office:value="0.99841">
                <text:p>0.9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841">
                <text:p>1.00841</text:p>
              </table:table-cell>
              <table:table-cell office:value-type="float" office:value="-0.1">
                <text:p>-0.1</text:p>
              </table:table-cell>
              <table:table-cell office:value-type="float" office:value="0.05342">
                <text:p>0.05342</text:p>
              </table:table-cell>
              <table:table-cell office:value-type="float" office:value="0.84478">
                <text:p>0.84478</text:p>
              </table:table-cell>
              <table:table-cell office:value-type="float" office:value="0.53245">
                <text:p>0.53245</text:p>
              </table:table-cell>
              <table:table-cell office:value-type="float" office:value="1.00841">
                <text:p>1.0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1841">
                <text:p>1.01841</text:p>
              </table:table-cell>
              <table:table-cell office:value-type="float" office:value="-0.1">
                <text:p>-0.1</text:p>
              </table:table-cell>
              <table:table-cell office:value-type="float" office:value="0.05258">
                <text:p>0.05258</text:p>
              </table:table-cell>
              <table:table-cell office:value-type="float" office:value="0.8501">
                <text:p>0.8501</text:p>
              </table:table-cell>
              <table:table-cell office:value-type="float" office:value="0.524">
                <text:p>0.524</text:p>
              </table:table-cell>
              <table:table-cell office:value-type="float" office:value="1.01841">
                <text:p>1.0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2841">
                <text:p>1.02841</text:p>
              </table:table-cell>
              <table:table-cell office:value-type="float" office:value="-0.1">
                <text:p>-0.1</text:p>
              </table:table-cell>
              <table:table-cell office:value-type="float" office:value="0.05172">
                <text:p>0.05172</text:p>
              </table:table-cell>
              <table:table-cell office:value-type="float" office:value="0.85533">
                <text:p>0.85533</text:p>
              </table:table-cell>
              <table:table-cell office:value-type="float" office:value="0.51549">
                <text:p>0.51549</text:p>
              </table:table-cell>
              <table:table-cell office:value-type="float" office:value="1.02841">
                <text:p>1.0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3841">
                <text:p>1.03841</text:p>
              </table:table-cell>
              <table:table-cell office:value-type="float" office:value="-0.1">
                <text:p>-0.1</text:p>
              </table:table-cell>
              <table:table-cell office:value-type="float" office:value="0.05086">
                <text:p>0.05086</text:p>
              </table:table-cell>
              <table:table-cell office:value-type="float" office:value="0.86048">
                <text:p>0.86048</text:p>
              </table:table-cell>
              <table:table-cell office:value-type="float" office:value="0.50694">
                <text:p>0.50694</text:p>
              </table:table-cell>
              <table:table-cell office:value-type="float" office:value="1.03841">
                <text:p>1.0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4841">
                <text:p>1.04841</text:p>
              </table:table-cell>
              <table:table-cell office:value-type="float" office:value="-0.1">
                <text:p>-0.1</text:p>
              </table:table-cell>
              <table:table-cell office:value-type="float" office:value="0.05">
                <text:p>0.05</text:p>
              </table:table-cell>
              <table:table-cell office:value-type="float" office:value="0.86555">
                <text:p>0.86555</text:p>
              </table:table-cell>
              <table:table-cell office:value-type="float" office:value="0.49833">
                <text:p>0.49833</text:p>
              </table:table-cell>
              <table:table-cell office:value-type="float" office:value="1.04841">
                <text:p>1.0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5841">
                <text:p>1.05841</text:p>
              </table:table-cell>
              <table:table-cell office:value-type="float" office:value="-0.1">
                <text:p>-0.1</text:p>
              </table:table-cell>
              <table:table-cell office:value-type="float" office:value="0.04913">
                <text:p>0.04913</text:p>
              </table:table-cell>
              <table:table-cell office:value-type="float" office:value="0.87052">
                <text:p>0.87052</text:p>
              </table:table-cell>
              <table:table-cell office:value-type="float" office:value="0.48967">
                <text:p>0.48967</text:p>
              </table:table-cell>
              <table:table-cell office:value-type="float" office:value="1.05841">
                <text:p>1.0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6841">
                <text:p>1.06841</text:p>
              </table:table-cell>
              <table:table-cell office:value-type="float" office:value="-0.1">
                <text:p>-0.1</text:p>
              </table:table-cell>
              <table:table-cell office:value-type="float" office:value="0.04826">
                <text:p>0.04826</text:p>
              </table:table-cell>
              <table:table-cell office:value-type="float" office:value="0.87541">
                <text:p>0.87541</text:p>
              </table:table-cell>
              <table:table-cell office:value-type="float" office:value="0.48096">
                <text:p>0.48096</text:p>
              </table:table-cell>
              <table:table-cell office:value-type="float" office:value="1.06841">
                <text:p>1.0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7841">
                <text:p>1.07841</text:p>
              </table:table-cell>
              <table:table-cell office:value-type="float" office:value="-0.1">
                <text:p>-0.1</text:p>
              </table:table-cell>
              <table:table-cell office:value-type="float" office:value="0.04738">
                <text:p>0.04738</text:p>
              </table:table-cell>
              <table:table-cell office:value-type="float" office:value="0.88022">
                <text:p>0.88022</text:p>
              </table:table-cell>
              <table:table-cell office:value-type="float" office:value="0.4722">
                <text:p>0.4722</text:p>
              </table:table-cell>
              <table:table-cell office:value-type="float" office:value="1.07841">
                <text:p>1.0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8841">
                <text:p>1.08841</text:p>
              </table:table-cell>
              <table:table-cell office:value-type="float" office:value="-0.1">
                <text:p>-0.1</text:p>
              </table:table-cell>
              <table:table-cell office:value-type="float" office:value="0.04649">
                <text:p>0.04649</text:p>
              </table:table-cell>
              <table:table-cell office:value-type="float" office:value="0.88493">
                <text:p>0.88493</text:p>
              </table:table-cell>
              <table:table-cell office:value-type="float" office:value="0.4634">
                <text:p>0.4634</text:p>
              </table:table-cell>
              <table:table-cell office:value-type="float" office:value="1.08841">
                <text:p>1.0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9841">
                <text:p>1.09841</text:p>
              </table:table-cell>
              <table:table-cell office:value-type="float" office:value="-0.1">
                <text:p>-0.1</text:p>
              </table:table-cell>
              <table:table-cell office:value-type="float" office:value="0.04561">
                <text:p>0.04561</text:p>
              </table:table-cell>
              <table:table-cell office:value-type="float" office:value="0.88956">
                <text:p>0.88956</text:p>
              </table:table-cell>
              <table:table-cell office:value-type="float" office:value="0.45454">
                <text:p>0.45454</text:p>
              </table:table-cell>
              <table:table-cell office:value-type="float" office:value="1.09841">
                <text:p>1.0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0841">
                <text:p>1.10841</text:p>
              </table:table-cell>
              <table:table-cell office:value-type="float" office:value="-0.1">
                <text:p>-0.1</text:p>
              </table:table-cell>
              <table:table-cell office:value-type="float" office:value="0.04471">
                <text:p>0.04471</text:p>
              </table:table-cell>
              <table:table-cell office:value-type="float" office:value="0.89409">
                <text:p>0.89409</text:p>
              </table:table-cell>
              <table:table-cell office:value-type="float" office:value="0.44564">
                <text:p>0.44564</text:p>
              </table:table-cell>
              <table:table-cell office:value-type="float" office:value="1.10841">
                <text:p>1.1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1841">
                <text:p>1.11841</text:p>
              </table:table-cell>
              <table:table-cell office:value-type="float" office:value="-0.1">
                <text:p>-0.1</text:p>
              </table:table-cell>
              <table:table-cell office:value-type="float" office:value="0.04382">
                <text:p>0.04382</text:p>
              </table:table-cell>
              <table:table-cell office:value-type="float" office:value="0.89854">
                <text:p>0.89854</text:p>
              </table:table-cell>
              <table:table-cell office:value-type="float" office:value="0.4367">
                <text:p>0.4367</text:p>
              </table:table-cell>
              <table:table-cell office:value-type="float" office:value="1.11841">
                <text:p>1.1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2841">
                <text:p>1.12841</text:p>
              </table:table-cell>
              <table:table-cell office:value-type="float" office:value="-0.1">
                <text:p>-0.1</text:p>
              </table:table-cell>
              <table:table-cell office:value-type="float" office:value="0.04291">
                <text:p>0.04291</text:p>
              </table:table-cell>
              <table:table-cell office:value-type="float" office:value="0.9029">
                <text:p>0.9029</text:p>
              </table:table-cell>
              <table:table-cell office:value-type="float" office:value="0.42771">
                <text:p>0.42771</text:p>
              </table:table-cell>
              <table:table-cell office:value-type="float" office:value="1.12841">
                <text:p>1.1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13841">
                <text:p>1.13841</text:p>
              </table:table-cell>
              <table:table-cell office:value-type="float" office:value="-0.1">
                <text:p>-0.1</text:p>
              </table:table-cell>
              <table:table-cell office:value-type="float" office:value="0.04201">
                <text:p>0.04201</text:p>
              </table:table-cell>
              <table:table-cell office:value-type="float" office:value="0.90717">
                <text:p>0.90717</text:p>
              </table:table-cell>
              <table:table-cell office:value-type="float" office:value="0.41867">
                <text:p>0.41867</text:p>
              </table:table-cell>
              <table:table-cell office:value-type="float" office:value="1.13841">
                <text:p>1.1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14841">
                <text:p>1.14841</text:p>
              </table:table-cell>
              <table:table-cell office:value-type="float" office:value="-0.1">
                <text:p>-0.1</text:p>
              </table:table-cell>
              <table:table-cell office:value-type="float" office:value="0.0411">
                <text:p>0.0411</text:p>
              </table:table-cell>
              <table:table-cell office:value-type="float" office:value="0.91134">
                <text:p>0.91134</text:p>
              </table:table-cell>
              <table:table-cell office:value-type="float" office:value="0.40959">
                <text:p>0.40959</text:p>
              </table:table-cell>
              <table:table-cell office:value-type="float" office:value="1.14841">
                <text:p>1.1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5841">
                <text:p>1.15841</text:p>
              </table:table-cell>
              <table:table-cell office:value-type="float" office:value="-0.1">
                <text:p>-0.1</text:p>
              </table:table-cell>
              <table:table-cell office:value-type="float" office:value="0.04018">
                <text:p>0.04018</text:p>
              </table:table-cell>
              <table:table-cell office:value-type="float" office:value="0.91543">
                <text:p>0.91543</text:p>
              </table:table-cell>
              <table:table-cell office:value-type="float" office:value="0.40048">
                <text:p>0.40048</text:p>
              </table:table-cell>
              <table:table-cell office:value-type="float" office:value="1.15841">
                <text:p>1.1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6841">
                <text:p>1.16841</text:p>
              </table:table-cell>
              <table:table-cell office:value-type="float" office:value="-0.1">
                <text:p>-0.1</text:p>
              </table:table-cell>
              <table:table-cell office:value-type="float" office:value="0.03926">
                <text:p>0.03926</text:p>
              </table:table-cell>
              <table:table-cell office:value-type="float" office:value="0.91942">
                <text:p>0.91942</text:p>
              </table:table-cell>
              <table:table-cell office:value-type="float" office:value="0.39132">
                <text:p>0.39132</text:p>
              </table:table-cell>
              <table:table-cell office:value-type="float" office:value="1.16841">
                <text:p>1.1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7841">
                <text:p>1.17841</text:p>
              </table:table-cell>
              <table:table-cell office:value-type="float" office:value="-0.1">
                <text:p>-0.1</text:p>
              </table:table-cell>
              <table:table-cell office:value-type="float" office:value="0.03834">
                <text:p>0.03834</text:p>
              </table:table-cell>
              <table:table-cell office:value-type="float" office:value="0.92332">
                <text:p>0.92332</text:p>
              </table:table-cell>
              <table:table-cell office:value-type="float" office:value="0.38212">
                <text:p>0.38212</text:p>
              </table:table-cell>
              <table:table-cell office:value-type="float" office:value="1.17841">
                <text:p>1.1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8841">
                <text:p>1.18841</text:p>
              </table:table-cell>
              <table:table-cell office:value-type="float" office:value="-0.1">
                <text:p>-0.1</text:p>
              </table:table-cell>
              <table:table-cell office:value-type="float" office:value="0.03741">
                <text:p>0.03741</text:p>
              </table:table-cell>
              <table:table-cell office:value-type="float" office:value="0.92713">
                <text:p>0.92713</text:p>
              </table:table-cell>
              <table:table-cell office:value-type="float" office:value="0.37288">
                <text:p>0.37288</text:p>
              </table:table-cell>
              <table:table-cell office:value-type="float" office:value="1.18841">
                <text:p>1.1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9841">
                <text:p>1.19841</text:p>
              </table:table-cell>
              <table:table-cell office:value-type="float" office:value="-0.1">
                <text:p>-0.1</text:p>
              </table:table-cell>
              <table:table-cell office:value-type="float" office:value="0.03648">
                <text:p>0.03648</text:p>
              </table:table-cell>
              <table:table-cell office:value-type="float" office:value="0.93084">
                <text:p>0.93084</text:p>
              </table:table-cell>
              <table:table-cell office:value-type="float" office:value="0.3636">
                <text:p>0.3636</text:p>
              </table:table-cell>
              <table:table-cell office:value-type="float" office:value="1.19841">
                <text:p>1.1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0841">
                <text:p>1.20841</text:p>
              </table:table-cell>
              <table:table-cell office:value-type="float" office:value="-0.1">
                <text:p>-0.1</text:p>
              </table:table-cell>
              <table:table-cell office:value-type="float" office:value="0.03555">
                <text:p>0.03555</text:p>
              </table:table-cell>
              <table:table-cell office:value-type="float" office:value="0.93446">
                <text:p>0.93446</text:p>
              </table:table-cell>
              <table:table-cell office:value-type="float" office:value="0.35429">
                <text:p>0.35429</text:p>
              </table:table-cell>
              <table:table-cell office:value-type="float" office:value="1.20841">
                <text:p>1.2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1841">
                <text:p>1.21841</text:p>
              </table:table-cell>
              <table:table-cell office:value-type="float" office:value="-0.1">
                <text:p>-0.1</text:p>
              </table:table-cell>
              <table:table-cell office:value-type="float" office:value="0.03461">
                <text:p>0.03461</text:p>
              </table:table-cell>
              <table:table-cell office:value-type="float" office:value="0.93799">
                <text:p>0.93799</text:p>
              </table:table-cell>
              <table:table-cell office:value-type="float" office:value="0.34493">
                <text:p>0.34493</text:p>
              </table:table-cell>
              <table:table-cell office:value-type="float" office:value="1.21841">
                <text:p>1.2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2841">
                <text:p>1.22841</text:p>
              </table:table-cell>
              <table:table-cell office:value-type="float" office:value="-0.1">
                <text:p>-0.1</text:p>
              </table:table-cell>
              <table:table-cell office:value-type="float" office:value="0.03367">
                <text:p>0.03367</text:p>
              </table:table-cell>
              <table:table-cell office:value-type="float" office:value="0.94142">
                <text:p>0.94142</text:p>
              </table:table-cell>
              <table:table-cell office:value-type="float" office:value="0.33555">
                <text:p>0.33555</text:p>
              </table:table-cell>
              <table:table-cell office:value-type="float" office:value="1.22841">
                <text:p>1.2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3841">
                <text:p>1.23841</text:p>
              </table:table-cell>
              <table:table-cell office:value-type="float" office:value="-0.1">
                <text:p>-0.1</text:p>
              </table:table-cell>
              <table:table-cell office:value-type="float" office:value="0.03272">
                <text:p>0.03272</text:p>
              </table:table-cell>
              <table:table-cell office:value-type="float" office:value="0.94476">
                <text:p>0.94476</text:p>
              </table:table-cell>
              <table:table-cell office:value-type="float" office:value="0.32613">
                <text:p>0.32613</text:p>
              </table:table-cell>
              <table:table-cell office:value-type="float" office:value="1.23841">
                <text:p>1.2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4841">
                <text:p>1.24841</text:p>
              </table:table-cell>
              <table:table-cell office:value-type="float" office:value="-0.1">
                <text:p>-0.1</text:p>
              </table:table-cell>
              <table:table-cell office:value-type="float" office:value="0.03177">
                <text:p>0.03177</text:p>
              </table:table-cell>
              <table:table-cell office:value-type="float" office:value="0.948">
                <text:p>0.948</text:p>
              </table:table-cell>
              <table:table-cell office:value-type="float" office:value="0.31667">
                <text:p>0.31667</text:p>
              </table:table-cell>
              <table:table-cell office:value-type="float" office:value="1.24841">
                <text:p>1.2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5841">
                <text:p>1.25841</text:p>
              </table:table-cell>
              <table:table-cell office:value-type="float" office:value="-0.1">
                <text:p>-0.1</text:p>
              </table:table-cell>
              <table:table-cell office:value-type="float" office:value="0.03082">
                <text:p>0.03082</text:p>
              </table:table-cell>
              <table:table-cell office:value-type="float" office:value="0.95115">
                <text:p>0.95115</text:p>
              </table:table-cell>
              <table:table-cell office:value-type="float" office:value="0.30719">
                <text:p>0.30719</text:p>
              </table:table-cell>
              <table:table-cell office:value-type="float" office:value="1.25841">
                <text:p>1.2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6841">
                <text:p>1.26841</text:p>
              </table:table-cell>
              <table:table-cell office:value-type="float" office:value="-0.1">
                <text:p>-0.1</text:p>
              </table:table-cell>
              <table:table-cell office:value-type="float" office:value="0.02987">
                <text:p>0.02987</text:p>
              </table:table-cell>
              <table:table-cell office:value-type="float" office:value="0.9542">
                <text:p>0.9542</text:p>
              </table:table-cell>
              <table:table-cell office:value-type="float" office:value="0.29767">
                <text:p>0.29767</text:p>
              </table:table-cell>
              <table:table-cell office:value-type="float" office:value="1.26841">
                <text:p>1.2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7841">
                <text:p>1.27841</text:p>
              </table:table-cell>
              <table:table-cell office:value-type="float" office:value="-0.1">
                <text:p>-0.1</text:p>
              </table:table-cell>
              <table:table-cell office:value-type="float" office:value="0.02891">
                <text:p>0.02891</text:p>
              </table:table-cell>
              <table:table-cell office:value-type="float" office:value="0.95716">
                <text:p>0.95716</text:p>
              </table:table-cell>
              <table:table-cell office:value-type="float" office:value="0.28812">
                <text:p>0.28812</text:p>
              </table:table-cell>
              <table:table-cell office:value-type="float" office:value="1.27841">
                <text:p>1.2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8841">
                <text:p>1.28841</text:p>
              </table:table-cell>
              <table:table-cell office:value-type="float" office:value="-0.1">
                <text:p>-0.1</text:p>
              </table:table-cell>
              <table:table-cell office:value-type="float" office:value="0.02795">
                <text:p>0.02795</text:p>
              </table:table-cell>
              <table:table-cell office:value-type="float" office:value="0.96002">
                <text:p>0.96002</text:p>
              </table:table-cell>
              <table:table-cell office:value-type="float" office:value="0.27854">
                <text:p>0.27854</text:p>
              </table:table-cell>
              <table:table-cell office:value-type="float" office:value="1.28841">
                <text:p>1.2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9841">
                <text:p>1.29841</text:p>
              </table:table-cell>
              <table:table-cell office:value-type="float" office:value="-0.1">
                <text:p>-0.1</text:p>
              </table:table-cell>
              <table:table-cell office:value-type="float" office:value="0.02698">
                <text:p>0.02698</text:p>
              </table:table-cell>
              <table:table-cell office:value-type="float" office:value="0.96278">
                <text:p>0.96278</text:p>
              </table:table-cell>
              <table:table-cell office:value-type="float" office:value="0.26894">
                <text:p>0.26894</text:p>
              </table:table-cell>
              <table:table-cell office:value-type="float" office:value="1.29841">
                <text:p>1.2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0841">
                <text:p>1.30841</text:p>
              </table:table-cell>
              <table:table-cell office:value-type="float" office:value="-0.1">
                <text:p>-0.1</text:p>
              </table:table-cell>
              <table:table-cell office:value-type="float" office:value="0.02602">
                <text:p>0.02602</text:p>
              </table:table-cell>
              <table:table-cell office:value-type="float" office:value="0.96545">
                <text:p>0.96545</text:p>
              </table:table-cell>
              <table:table-cell office:value-type="float" office:value="0.2593">
                <text:p>0.2593</text:p>
              </table:table-cell>
              <table:table-cell office:value-type="float" office:value="1.30841">
                <text:p>1.3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1841">
                <text:p>1.31841</text:p>
              </table:table-cell>
              <table:table-cell office:value-type="float" office:value="-0.1">
                <text:p>-0.1</text:p>
              </table:table-cell>
              <table:table-cell office:value-type="float" office:value="0.02505">
                <text:p>0.02505</text:p>
              </table:table-cell>
              <table:table-cell office:value-type="float" office:value="0.96801">
                <text:p>0.96801</text:p>
              </table:table-cell>
              <table:table-cell office:value-type="float" office:value="0.24964">
                <text:p>0.24964</text:p>
              </table:table-cell>
              <table:table-cell office:value-type="float" office:value="1.31841">
                <text:p>1.3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2841">
                <text:p>1.32841</text:p>
              </table:table-cell>
              <table:table-cell office:value-type="float" office:value="-0.1">
                <text:p>-0.1</text:p>
              </table:table-cell>
              <table:table-cell office:value-type="float" office:value="0.02408">
                <text:p>0.02408</text:p>
              </table:table-cell>
              <table:table-cell office:value-type="float" office:value="0.97049">
                <text:p>0.97049</text:p>
              </table:table-cell>
              <table:table-cell office:value-type="float" office:value="0.23995">
                <text:p>0.23995</text:p>
              </table:table-cell>
              <table:table-cell office:value-type="float" office:value="1.32841">
                <text:p>1.3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3841">
                <text:p>1.33841</text:p>
              </table:table-cell>
              <table:table-cell office:value-type="float" office:value="-0.1">
                <text:p>-0.1</text:p>
              </table:table-cell>
              <table:table-cell office:value-type="float" office:value="0.0231">
                <text:p>0.0231</text:p>
              </table:table-cell>
              <table:table-cell office:value-type="float" office:value="0.97286">
                <text:p>0.97286</text:p>
              </table:table-cell>
              <table:table-cell office:value-type="float" office:value="0.23024">
                <text:p>0.23024</text:p>
              </table:table-cell>
              <table:table-cell office:value-type="float" office:value="1.33841">
                <text:p>1.3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4841">
                <text:p>1.34841</text:p>
              </table:table-cell>
              <table:table-cell office:value-type="float" office:value="-0.1">
                <text:p>-0.1</text:p>
              </table:table-cell>
              <table:table-cell office:value-type="float" office:value="0.02212">
                <text:p>0.02212</text:p>
              </table:table-cell>
              <table:table-cell office:value-type="float" office:value="0.97513">
                <text:p>0.97513</text:p>
              </table:table-cell>
              <table:table-cell office:value-type="float" office:value="0.22051">
                <text:p>0.22051</text:p>
              </table:table-cell>
              <table:table-cell office:value-type="float" office:value="1.34841">
                <text:p>1.3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5841">
                <text:p>1.35841</text:p>
              </table:table-cell>
              <table:table-cell office:value-type="float" office:value="-0.1">
                <text:p>-0.1</text:p>
              </table:table-cell>
              <table:table-cell office:value-type="float" office:value="0.02115">
                <text:p>0.02115</text:p>
              </table:table-cell>
              <table:table-cell office:value-type="float" office:value="0.97731">
                <text:p>0.97731</text:p>
              </table:table-cell>
              <table:table-cell office:value-type="float" office:value="0.21075">
                <text:p>0.21075</text:p>
              </table:table-cell>
              <table:table-cell office:value-type="float" office:value="1.35841">
                <text:p>1.3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6841">
                <text:p>1.36841</text:p>
              </table:table-cell>
              <table:table-cell office:value-type="float" office:value="-0.1">
                <text:p>-0.1</text:p>
              </table:table-cell>
              <table:table-cell office:value-type="float" office:value="0.02016">
                <text:p>0.02016</text:p>
              </table:table-cell>
              <table:table-cell office:value-type="float" office:value="0.97939">
                <text:p>0.97939</text:p>
              </table:table-cell>
              <table:table-cell office:value-type="float" office:value="0.20097">
                <text:p>0.20097</text:p>
              </table:table-cell>
              <table:table-cell office:value-type="float" office:value="1.36841">
                <text:p>1.3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7841">
                <text:p>1.37841</text:p>
              </table:table-cell>
              <table:table-cell office:value-type="float" office:value="-0.1">
                <text:p>-0.1</text:p>
              </table:table-cell>
              <table:table-cell office:value-type="float" office:value="0.01918">
                <text:p>0.01918</text:p>
              </table:table-cell>
              <table:table-cell office:value-type="float" office:value="0.98137">
                <text:p>0.98137</text:p>
              </table:table-cell>
              <table:table-cell office:value-type="float" office:value="0.19117">
                <text:p>0.19117</text:p>
              </table:table-cell>
              <table:table-cell office:value-type="float" office:value="1.37841">
                <text:p>1.3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8841">
                <text:p>1.38841</text:p>
              </table:table-cell>
              <table:table-cell office:value-type="float" office:value="-0.1">
                <text:p>-0.1</text:p>
              </table:table-cell>
              <table:table-cell office:value-type="float" office:value="0.0182">
                <text:p>0.0182</text:p>
              </table:table-cell>
              <table:table-cell office:value-type="float" office:value="0.98325">
                <text:p>0.98325</text:p>
              </table:table-cell>
              <table:table-cell office:value-type="float" office:value="0.18135">
                <text:p>0.18135</text:p>
              </table:table-cell>
              <table:table-cell office:value-type="float" office:value="1.38841">
                <text:p>1.3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9841">
                <text:p>1.39841</text:p>
              </table:table-cell>
              <table:table-cell office:value-type="float" office:value="-0.1">
                <text:p>-0.1</text:p>
              </table:table-cell>
              <table:table-cell office:value-type="float" office:value="0.01721">
                <text:p>0.01721</text:p>
              </table:table-cell>
              <table:table-cell office:value-type="float" office:value="0.98503">
                <text:p>0.98503</text:p>
              </table:table-cell>
              <table:table-cell office:value-type="float" office:value="0.17151">
                <text:p>0.17151</text:p>
              </table:table-cell>
              <table:table-cell office:value-type="float" office:value="1.39841">
                <text:p>1.3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0841">
                <text:p>1.40841</text:p>
              </table:table-cell>
              <table:table-cell office:value-type="float" office:value="-0.1">
                <text:p>-0.1</text:p>
              </table:table-cell>
              <table:table-cell office:value-type="float" office:value="0.01622">
                <text:p>0.01622</text:p>
              </table:table-cell>
              <table:table-cell office:value-type="float" office:value="0.98671">
                <text:p>0.98671</text:p>
              </table:table-cell>
              <table:table-cell office:value-type="float" office:value="0.16165">
                <text:p>0.16165</text:p>
              </table:table-cell>
              <table:table-cell office:value-type="float" office:value="1.40841">
                <text:p>1.4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1841">
                <text:p>1.41841</text:p>
              </table:table-cell>
              <table:table-cell office:value-type="float" office:value="-0.1">
                <text:p>-0.1</text:p>
              </table:table-cell>
              <table:table-cell office:value-type="float" office:value="0.01523">
                <text:p>0.01523</text:p>
              </table:table-cell>
              <table:table-cell office:value-type="float" office:value="0.9883">
                <text:p>0.9883</text:p>
              </table:table-cell>
              <table:table-cell office:value-type="float" office:value="0.15178">
                <text:p>0.15178</text:p>
              </table:table-cell>
              <table:table-cell office:value-type="float" office:value="1.41841">
                <text:p>1.4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2841">
                <text:p>1.42841</text:p>
              </table:table-cell>
              <table:table-cell office:value-type="float" office:value="-0.1">
                <text:p>-0.1</text:p>
              </table:table-cell>
              <table:table-cell office:value-type="float" office:value="0.01424">
                <text:p>0.01424</text:p>
              </table:table-cell>
              <table:table-cell office:value-type="float" office:value="0.98978">
                <text:p>0.98978</text:p>
              </table:table-cell>
              <table:table-cell office:value-type="float" office:value="0.14189">
                <text:p>0.14189</text:p>
              </table:table-cell>
              <table:table-cell office:value-type="float" office:value="1.42841">
                <text:p>1.4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3841">
                <text:p>1.43841</text:p>
              </table:table-cell>
              <table:table-cell office:value-type="float" office:value="-0.1">
                <text:p>-0.1</text:p>
              </table:table-cell>
              <table:table-cell office:value-type="float" office:value="0.01324">
                <text:p>0.01324</text:p>
              </table:table-cell>
              <table:table-cell office:value-type="float" office:value="0.99116">
                <text:p>0.99116</text:p>
              </table:table-cell>
              <table:table-cell office:value-type="float" office:value="0.13199">
                <text:p>0.13199</text:p>
              </table:table-cell>
              <table:table-cell office:value-type="float" office:value="1.43841">
                <text:p>1.4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4841">
                <text:p>1.44841</text:p>
              </table:table-cell>
              <table:table-cell office:value-type="float" office:value="-0.1">
                <text:p>-0.1</text:p>
              </table:table-cell>
              <table:table-cell office:value-type="float" office:value="0.01225">
                <text:p>0.01225</text:p>
              </table:table-cell>
              <table:table-cell office:value-type="float" office:value="0.99245">
                <text:p>0.99245</text:p>
              </table:table-cell>
              <table:table-cell office:value-type="float" office:value="0.12207">
                <text:p>0.12207</text:p>
              </table:table-cell>
              <table:table-cell office:value-type="float" office:value="1.44841">
                <text:p>1.4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5841">
                <text:p>1.45841</text:p>
              </table:table-cell>
              <table:table-cell office:value-type="float" office:value="-0.1">
                <text:p>-0.1</text:p>
              </table:table-cell>
              <table:table-cell office:value-type="float" office:value="0.01125">
                <text:p>0.01125</text:p>
              </table:table-cell>
              <table:table-cell office:value-type="float" office:value="0.99363">
                <text:p>0.99363</text:p>
              </table:table-cell>
              <table:table-cell office:value-type="float" office:value="0.11215">
                <text:p>0.11215</text:p>
              </table:table-cell>
              <table:table-cell office:value-type="float" office:value="1.45841">
                <text:p>1.4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6841">
                <text:p>1.46841</text:p>
              </table:table-cell>
              <table:table-cell office:value-type="float" office:value="-0.1">
                <text:p>-0.1</text:p>
              </table:table-cell>
              <table:table-cell office:value-type="float" office:value="0.01025">
                <text:p>0.01025</text:p>
              </table:table-cell>
              <table:table-cell office:value-type="float" office:value="0.99471">
                <text:p>0.99471</text:p>
              </table:table-cell>
              <table:table-cell office:value-type="float" office:value="0.1022">
                <text:p>0.1022</text:p>
              </table:table-cell>
              <table:table-cell office:value-type="float" office:value="1.46841">
                <text:p>1.46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7841">
                <text:p>1.47841</text:p>
              </table:table-cell>
              <table:table-cell office:value-type="float" office:value="-0.1">
                <text:p>-0.1</text:p>
              </table:table-cell>
              <table:table-cell office:value-type="float" office:value="0.00926">
                <text:p>0.00926</text:p>
              </table:table-cell>
              <table:table-cell office:value-type="float" office:value="0.99569">
                <text:p>0.99569</text:p>
              </table:table-cell>
              <table:table-cell office:value-type="float" office:value="0.09225">
                <text:p>0.09225</text:p>
              </table:table-cell>
              <table:table-cell office:value-type="float" office:value="1.47841">
                <text:p>1.47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8841">
                <text:p>1.48841</text:p>
              </table:table-cell>
              <table:table-cell office:value-type="float" office:value="-0.1">
                <text:p>-0.1</text:p>
              </table:table-cell>
              <table:table-cell office:value-type="float" office:value="0.00826">
                <text:p>0.00826</text:p>
              </table:table-cell>
              <table:table-cell office:value-type="float" office:value="0.99657">
                <text:p>0.99657</text:p>
              </table:table-cell>
              <table:table-cell office:value-type="float" office:value="0.08229">
                <text:p>0.08229</text:p>
              </table:table-cell>
              <table:table-cell office:value-type="float" office:value="1.48841">
                <text:p>1.48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9841">
                <text:p>1.49841</text:p>
              </table:table-cell>
              <table:table-cell office:value-type="float" office:value="-0.1">
                <text:p>-0.1</text:p>
              </table:table-cell>
              <table:table-cell office:value-type="float" office:value="0.00726">
                <text:p>0.00726</text:p>
              </table:table-cell>
              <table:table-cell office:value-type="float" office:value="0.99735">
                <text:p>0.99735</text:p>
              </table:table-cell>
              <table:table-cell office:value-type="float" office:value="0.07232">
                <text:p>0.07232</text:p>
              </table:table-cell>
              <table:table-cell office:value-type="float" office:value="1.49841">
                <text:p>1.49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0841">
                <text:p>1.50841</text:p>
              </table:table-cell>
              <table:table-cell office:value-type="float" office:value="-0.1">
                <text:p>-0.1</text:p>
              </table:table-cell>
              <table:table-cell office:value-type="float" office:value="0.00626">
                <text:p>0.00626</text:p>
              </table:table-cell>
              <table:table-cell office:value-type="float" office:value="0.99803">
                <text:p>0.99803</text:p>
              </table:table-cell>
              <table:table-cell office:value-type="float" office:value="0.06235">
                <text:p>0.06235</text:p>
              </table:table-cell>
              <table:table-cell office:value-type="float" office:value="1.50841">
                <text:p>1.50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1841">
                <text:p>1.51841</text:p>
              </table:table-cell>
              <table:table-cell office:value-type="float" office:value="-0.1">
                <text:p>-0.1</text:p>
              </table:table-cell>
              <table:table-cell office:value-type="float" office:value="0.00525">
                <text:p>0.00525</text:p>
              </table:table-cell>
              <table:table-cell office:value-type="float" office:value="0.99861">
                <text:p>0.99861</text:p>
              </table:table-cell>
              <table:table-cell office:value-type="float" office:value="0.05236">
                <text:p>0.05236</text:p>
              </table:table-cell>
              <table:table-cell office:value-type="float" office:value="1.51841">
                <text:p>1.51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2841">
                <text:p>1.52841</text:p>
              </table:table-cell>
              <table:table-cell office:value-type="float" office:value="-0.1">
                <text:p>-0.1</text:p>
              </table:table-cell>
              <table:table-cell office:value-type="float" office:value="0.00425">
                <text:p>0.00425</text:p>
              </table:table-cell>
              <table:table-cell office:value-type="float" office:value="0.99909">
                <text:p>0.99909</text:p>
              </table:table-cell>
              <table:table-cell office:value-type="float" office:value="0.04238">
                <text:p>0.04238</text:p>
              </table:table-cell>
              <table:table-cell office:value-type="float" office:value="1.52841">
                <text:p>1.52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3841">
                <text:p>1.53841</text:p>
              </table:table-cell>
              <table:table-cell office:value-type="float" office:value="-0.1">
                <text:p>-0.1</text:p>
              </table:table-cell>
              <table:table-cell office:value-type="float" office:value="0.00325">
                <text:p>0.00325</text:p>
              </table:table-cell>
              <table:table-cell office:value-type="float" office:value="0.99947">
                <text:p>0.99947</text:p>
              </table:table-cell>
              <table:table-cell office:value-type="float" office:value="0.03238">
                <text:p>0.03238</text:p>
              </table:table-cell>
              <table:table-cell office:value-type="float" office:value="1.53841">
                <text:p>1.53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4841">
                <text:p>1.54841</text:p>
              </table:table-cell>
              <table:table-cell office:value-type="float" office:value="-0.1">
                <text:p>-0.1</text:p>
              </table:table-cell>
              <table:table-cell office:value-type="float" office:value="0.00225">
                <text:p>0.00225</text:p>
              </table:table-cell>
              <table:table-cell office:value-type="float" office:value="0.99975">
                <text:p>0.99975</text:p>
              </table:table-cell>
              <table:table-cell office:value-type="float" office:value="0.02239">
                <text:p>0.02239</text:p>
              </table:table-cell>
              <table:table-cell office:value-type="float" office:value="1.54841">
                <text:p>1.54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841">
                <text:p>1.55841</text:p>
              </table:table-cell>
              <table:table-cell office:value-type="float" office:value="-0.1">
                <text:p>-0.1</text:p>
              </table:table-cell>
              <table:table-cell office:value-type="float" office:value="0.00124">
                <text:p>0.00124</text:p>
              </table:table-cell>
              <table:table-cell office:value-type="float" office:value="0.99992">
                <text:p>0.99992</text:p>
              </table:table-cell>
              <table:table-cell office:value-type="float" office:value="0.01239">
                <text:p>0.01239</text:p>
              </table:table-cell>
              <table:table-cell office:value-type="float" office:value="1.55841">
                <text:p>1.558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6841">
                <text:p>1.56841</text:p>
              </table:table-cell>
              <table:table-cell office:value-type="float" office:value="-0.1">
                <text:p>-0.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708">
                <text:p>1.57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7841">
                <text:p>1.57841</text:p>
              </table:table-cell>
              <table:table-cell office:value-type="float" office:value="-0.1">
                <text:p>-0.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708">
                <text:p>1.57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8841">
                <text:p>1.58841</text:p>
              </table:table-cell>
              <table:table-cell office:value-type="float" office:value="-0.1">
                <text:p>-0.1</text:p>
              </table:table-cell>
              <table:table-cell office:value-type="float" office:value="0.00177">
                <text:p>0.00177</text:p>
              </table:table-cell>
              <table:table-cell office:value-type="float" office:value="0.99984">
                <text:p>0.99984</text:p>
              </table:table-cell>
              <table:table-cell office:value-type="float" office:value="0.01761">
                <text:p>0.01761</text:p>
              </table:table-cell>
              <table:table-cell office:value-type="float" office:value="1.55319">
                <text:p>1.5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9841">
                <text:p>1.59841</text:p>
              </table:table-cell>
              <table:table-cell office:value-type="float" office:value="-0.1">
                <text:p>-0.1</text:p>
              </table:table-cell>
              <table:table-cell office:value-type="float" office:value="0.00277">
                <text:p>0.00277</text:p>
              </table:table-cell>
              <table:table-cell office:value-type="float" office:value="0.99962">
                <text:p>0.99962</text:p>
              </table:table-cell>
              <table:table-cell office:value-type="float" office:value="0.02761">
                <text:p>0.02761</text:p>
              </table:table-cell>
              <table:table-cell office:value-type="float" office:value="1.54319">
                <text:p>1.5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60841">
                <text:p>1.60841</text:p>
              </table:table-cell>
              <table:table-cell office:value-type="float" office:value="-0.1">
                <text:p>-0.1</text:p>
              </table:table-cell>
              <table:table-cell office:value-type="float" office:value="0.00377">
                <text:p>0.00377</text:p>
              </table:table-cell>
              <table:table-cell office:value-type="float" office:value="0.99929">
                <text:p>0.99929</text:p>
              </table:table-cell>
              <table:table-cell office:value-type="float" office:value="0.0376">
                <text:p>0.0376</text:p>
              </table:table-cell>
              <table:table-cell office:value-type="float" office:value="1.53319">
                <text:p>1.5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61841">
                <text:p>1.61841</text:p>
              </table:table-cell>
              <table:table-cell office:value-type="float" office:value="-0.1">
                <text:p>-0.1</text:p>
              </table:table-cell>
              <table:table-cell office:value-type="float" office:value="0.00478">
                <text:p>0.00478</text:p>
              </table:table-cell>
              <table:table-cell office:value-type="float" office:value="0.99886">
                <text:p>0.99886</text:p>
              </table:table-cell>
              <table:table-cell office:value-type="float" office:value="0.04759">
                <text:p>0.04759</text:p>
              </table:table-cell>
              <table:table-cell office:value-type="float" office:value="1.52319">
                <text:p>1.5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62841">
                <text:p>1.62841</text:p>
              </table:table-cell>
              <table:table-cell office:value-type="float" office:value="-0.1">
                <text:p>-0.1</text:p>
              </table:table-cell>
              <table:table-cell office:value-type="float" office:value="0.00578">
                <text:p>0.00578</text:p>
              </table:table-cell>
              <table:table-cell office:value-type="float" office:value="0.99832">
                <text:p>0.99832</text:p>
              </table:table-cell>
              <table:table-cell office:value-type="float" office:value="0.05758">
                <text:p>0.05758</text:p>
              </table:table-cell>
              <table:table-cell office:value-type="float" office:value="1.51319">
                <text:p>1.5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63841">
                <text:p>1.63841</text:p>
              </table:table-cell>
              <table:table-cell office:value-type="float" office:value="-0.1">
                <text:p>-0.1</text:p>
              </table:table-cell>
              <table:table-cell office:value-type="float" office:value="0.00678">
                <text:p>0.00678</text:p>
              </table:table-cell>
              <table:table-cell office:value-type="float" office:value="0.99769">
                <text:p>0.99769</text:p>
              </table:table-cell>
              <table:table-cell office:value-type="float" office:value="0.06756">
                <text:p>0.06756</text:p>
              </table:table-cell>
              <table:table-cell office:value-type="float" office:value="1.50319">
                <text:p>1.5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4841">
                <text:p>1.64841</text:p>
              </table:table-cell>
              <table:table-cell office:value-type="float" office:value="-0.1">
                <text:p>-0.1</text:p>
              </table:table-cell>
              <table:table-cell office:value-type="float" office:value="0.00778">
                <text:p>0.00778</text:p>
              </table:table-cell>
              <table:table-cell office:value-type="float" office:value="0.99696">
                <text:p>0.99696</text:p>
              </table:table-cell>
              <table:table-cell office:value-type="float" office:value="0.07753">
                <text:p>0.07753</text:p>
              </table:table-cell>
              <table:table-cell office:value-type="float" office:value="1.49319">
                <text:p>1.4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65841">
                <text:p>1.65841</text:p>
              </table:table-cell>
              <table:table-cell office:value-type="float" office:value="-0.1">
                <text:p>-0.1</text:p>
              </table:table-cell>
              <table:table-cell office:value-type="float" office:value="0.00878">
                <text:p>0.00878</text:p>
              </table:table-cell>
              <table:table-cell office:value-type="float" office:value="0.99613">
                <text:p>0.99613</text:p>
              </table:table-cell>
              <table:table-cell office:value-type="float" office:value="0.0875">
                <text:p>0.0875</text:p>
              </table:table-cell>
              <table:table-cell office:value-type="float" office:value="1.48319">
                <text:p>1.4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66841">
                <text:p>1.66841</text:p>
              </table:table-cell>
              <table:table-cell office:value-type="float" office:value="-0.1">
                <text:p>-0.1</text:p>
              </table:table-cell>
              <table:table-cell office:value-type="float" office:value="0.00978">
                <text:p>0.00978</text:p>
              </table:table-cell>
              <table:table-cell office:value-type="float" office:value="0.99519">
                <text:p>0.99519</text:p>
              </table:table-cell>
              <table:table-cell office:value-type="float" office:value="0.09745">
                <text:p>0.09745</text:p>
              </table:table-cell>
              <table:table-cell office:value-type="float" office:value="1.47319">
                <text:p>1.4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7841">
                <text:p>1.67841</text:p>
              </table:table-cell>
              <table:table-cell office:value-type="float" office:value="-0.1">
                <text:p>-0.1</text:p>
              </table:table-cell>
              <table:table-cell office:value-type="float" office:value="0.01078">
                <text:p>0.01078</text:p>
              </table:table-cell>
              <table:table-cell office:value-type="float" office:value="0.99416">
                <text:p>0.99416</text:p>
              </table:table-cell>
              <table:table-cell office:value-type="float" office:value="0.1074">
                <text:p>0.1074</text:p>
              </table:table-cell>
              <table:table-cell office:value-type="float" office:value="1.46319">
                <text:p>1.4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8841">
                <text:p>1.68841</text:p>
              </table:table-cell>
              <table:table-cell office:value-type="float" office:value="-0.1">
                <text:p>-0.1</text:p>
              </table:table-cell>
              <table:table-cell office:value-type="float" office:value="0.01177">
                <text:p>0.01177</text:p>
              </table:table-cell>
              <table:table-cell office:value-type="float" office:value="0.99302">
                <text:p>0.99302</text:p>
              </table:table-cell>
              <table:table-cell office:value-type="float" office:value="0.11733">
                <text:p>0.11733</text:p>
              </table:table-cell>
              <table:table-cell office:value-type="float" office:value="1.45319">
                <text:p>1.4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9841">
                <text:p>1.69841</text:p>
              </table:table-cell>
              <table:table-cell office:value-type="float" office:value="-0.1">
                <text:p>-0.1</text:p>
              </table:table-cell>
              <table:table-cell office:value-type="float" office:value="0.01277">
                <text:p>0.01277</text:p>
              </table:table-cell>
              <table:table-cell office:value-type="float" office:value="0.99179">
                <text:p>0.99179</text:p>
              </table:table-cell>
              <table:table-cell office:value-type="float" office:value="0.12725">
                <text:p>0.12725</text:p>
              </table:table-cell>
              <table:table-cell office:value-type="float" office:value="1.44319">
                <text:p>1.4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0841">
                <text:p>1.70841</text:p>
              </table:table-cell>
              <table:table-cell office:value-type="float" office:value="-0.1">
                <text:p>-0.1</text:p>
              </table:table-cell>
              <table:table-cell office:value-type="float" office:value="0.01376">
                <text:p>0.01376</text:p>
              </table:table-cell>
              <table:table-cell office:value-type="float" office:value="0.99045">
                <text:p>0.99045</text:p>
              </table:table-cell>
              <table:table-cell office:value-type="float" office:value="0.13716">
                <text:p>0.13716</text:p>
              </table:table-cell>
              <table:table-cell office:value-type="float" office:value="1.43319">
                <text:p>1.4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1841">
                <text:p>1.71841</text:p>
              </table:table-cell>
              <table:table-cell office:value-type="float" office:value="-0.1">
                <text:p>-0.1</text:p>
              </table:table-cell>
              <table:table-cell office:value-type="float" office:value="0.01476">
                <text:p>0.01476</text:p>
              </table:table-cell>
              <table:table-cell office:value-type="float" office:value="0.98902">
                <text:p>0.98902</text:p>
              </table:table-cell>
              <table:table-cell office:value-type="float" office:value="0.14706">
                <text:p>0.14706</text:p>
              </table:table-cell>
              <table:table-cell office:value-type="float" office:value="1.42319">
                <text:p>1.4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2841">
                <text:p>1.72841</text:p>
              </table:table-cell>
              <table:table-cell office:value-type="float" office:value="-0.1">
                <text:p>-0.1</text:p>
              </table:table-cell>
              <table:table-cell office:value-type="float" office:value="0.01575">
                <text:p>0.01575</text:p>
              </table:table-cell>
              <table:table-cell office:value-type="float" office:value="0.98748">
                <text:p>0.98748</text:p>
              </table:table-cell>
              <table:table-cell office:value-type="float" office:value="0.15694">
                <text:p>0.15694</text:p>
              </table:table-cell>
              <table:table-cell office:value-type="float" office:value="1.41319">
                <text:p>1.4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3841">
                <text:p>1.73841</text:p>
              </table:table-cell>
              <table:table-cell office:value-type="float" office:value="-0.1">
                <text:p>-0.1</text:p>
              </table:table-cell>
              <table:table-cell office:value-type="float" office:value="0.01674">
                <text:p>0.01674</text:p>
              </table:table-cell>
              <table:table-cell office:value-type="float" office:value="0.98585">
                <text:p>0.98585</text:p>
              </table:table-cell>
              <table:table-cell office:value-type="float" office:value="0.1668">
                <text:p>0.1668</text:p>
              </table:table-cell>
              <table:table-cell office:value-type="float" office:value="1.40319">
                <text:p>1.4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4841">
                <text:p>1.74841</text:p>
              </table:table-cell>
              <table:table-cell office:value-type="float" office:value="-0.1">
                <text:p>-0.1</text:p>
              </table:table-cell>
              <table:table-cell office:value-type="float" office:value="0.01772">
                <text:p>0.01772</text:p>
              </table:table-cell>
              <table:table-cell office:value-type="float" office:value="0.98411">
                <text:p>0.98411</text:p>
              </table:table-cell>
              <table:table-cell office:value-type="float" office:value="0.17665">
                <text:p>0.17665</text:p>
              </table:table-cell>
              <table:table-cell office:value-type="float" office:value="1.39319">
                <text:p>1.3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5841">
                <text:p>1.75841</text:p>
              </table:table-cell>
              <table:table-cell office:value-type="float" office:value="-0.1">
                <text:p>-0.1</text:p>
              </table:table-cell>
              <table:table-cell office:value-type="float" office:value="0.01871">
                <text:p>0.01871</text:p>
              </table:table-cell>
              <table:table-cell office:value-type="float" office:value="0.98228">
                <text:p>0.98228</text:p>
              </table:table-cell>
              <table:table-cell office:value-type="float" office:value="0.18648">
                <text:p>0.18648</text:p>
              </table:table-cell>
              <table:table-cell office:value-type="float" office:value="1.38319">
                <text:p>1.3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6841">
                <text:p>1.76841</text:p>
              </table:table-cell>
              <table:table-cell office:value-type="float" office:value="-0.1">
                <text:p>-0.1</text:p>
              </table:table-cell>
              <table:table-cell office:value-type="float" office:value="0.01969">
                <text:p>0.01969</text:p>
              </table:table-cell>
              <table:table-cell office:value-type="float" office:value="0.98035">
                <text:p>0.98035</text:p>
              </table:table-cell>
              <table:table-cell office:value-type="float" office:value="0.19629">
                <text:p>0.19629</text:p>
              </table:table-cell>
              <table:table-cell office:value-type="float" office:value="1.37319">
                <text:p>1.3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77841">
                <text:p>1.77841</text:p>
              </table:table-cell>
              <table:table-cell office:value-type="float" office:value="-0.1">
                <text:p>-0.1</text:p>
              </table:table-cell>
              <table:table-cell office:value-type="float" office:value="0.02068">
                <text:p>0.02068</text:p>
              </table:table-cell>
              <table:table-cell office:value-type="float" office:value="0.97832">
                <text:p>0.97832</text:p>
              </table:table-cell>
              <table:table-cell office:value-type="float" office:value="0.20608">
                <text:p>0.20608</text:p>
              </table:table-cell>
              <table:table-cell office:value-type="float" office:value="1.36319">
                <text:p>1.3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78841">
                <text:p>1.78841</text:p>
              </table:table-cell>
              <table:table-cell office:value-type="float" office:value="-0.1">
                <text:p>-0.1</text:p>
              </table:table-cell>
              <table:table-cell office:value-type="float" office:value="0.02166">
                <text:p>0.02166</text:p>
              </table:table-cell>
              <table:table-cell office:value-type="float" office:value="0.97619">
                <text:p>0.97619</text:p>
              </table:table-cell>
              <table:table-cell office:value-type="float" office:value="0.21585">
                <text:p>0.21585</text:p>
              </table:table-cell>
              <table:table-cell office:value-type="float" office:value="1.35319">
                <text:p>1.3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9841">
                <text:p>1.79841</text:p>
              </table:table-cell>
              <table:table-cell office:value-type="float" office:value="-0.1">
                <text:p>-0.1</text:p>
              </table:table-cell>
              <table:table-cell office:value-type="float" office:value="0.02263">
                <text:p>0.02263</text:p>
              </table:table-cell>
              <table:table-cell office:value-type="float" office:value="0.97396">
                <text:p>0.97396</text:p>
              </table:table-cell>
              <table:table-cell office:value-type="float" office:value="0.22559">
                <text:p>0.22559</text:p>
              </table:table-cell>
              <table:table-cell office:value-type="float" office:value="1.34319">
                <text:p>1.3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0841">
                <text:p>1.80841</text:p>
              </table:table-cell>
              <table:table-cell office:value-type="float" office:value="-0.1">
                <text:p>-0.1</text:p>
              </table:table-cell>
              <table:table-cell office:value-type="float" office:value="0.02361">
                <text:p>0.02361</text:p>
              </table:table-cell>
              <table:table-cell office:value-type="float" office:value="0.97163">
                <text:p>0.97163</text:p>
              </table:table-cell>
              <table:table-cell office:value-type="float" office:value="0.23532">
                <text:p>0.23532</text:p>
              </table:table-cell>
              <table:table-cell office:value-type="float" office:value="1.33319">
                <text:p>1.3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1841">
                <text:p>1.81841</text:p>
              </table:table-cell>
              <table:table-cell office:value-type="float" office:value="-0.1">
                <text:p>-0.1</text:p>
              </table:table-cell>
              <table:table-cell office:value-type="float" office:value="0.02458">
                <text:p>0.02458</text:p>
              </table:table-cell>
              <table:table-cell office:value-type="float" office:value="0.96921">
                <text:p>0.96921</text:p>
              </table:table-cell>
              <table:table-cell office:value-type="float" office:value="0.24501">
                <text:p>0.24501</text:p>
              </table:table-cell>
              <table:table-cell office:value-type="float" office:value="1.32319">
                <text:p>1.3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2841">
                <text:p>1.82841</text:p>
              </table:table-cell>
              <table:table-cell office:value-type="float" office:value="-0.1">
                <text:p>-0.1</text:p>
              </table:table-cell>
              <table:table-cell office:value-type="float" office:value="0.02555">
                <text:p>0.02555</text:p>
              </table:table-cell>
              <table:table-cell office:value-type="float" office:value="0.96669">
                <text:p>0.96669</text:p>
              </table:table-cell>
              <table:table-cell office:value-type="float" office:value="0.25469">
                <text:p>0.25469</text:p>
              </table:table-cell>
              <table:table-cell office:value-type="float" office:value="1.31319">
                <text:p>1.3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3841">
                <text:p>1.83841</text:p>
              </table:table-cell>
              <table:table-cell office:value-type="float" office:value="-0.1">
                <text:p>-0.1</text:p>
              </table:table-cell>
              <table:table-cell office:value-type="float" office:value="0.02652">
                <text:p>0.02652</text:p>
              </table:table-cell>
              <table:table-cell office:value-type="float" office:value="0.96407">
                <text:p>0.96407</text:p>
              </table:table-cell>
              <table:table-cell office:value-type="float" office:value="0.26434">
                <text:p>0.26434</text:p>
              </table:table-cell>
              <table:table-cell office:value-type="float" office:value="1.30319">
                <text:p>1.3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4841">
                <text:p>1.84841</text:p>
              </table:table-cell>
              <table:table-cell office:value-type="float" office:value="-0.1">
                <text:p>-0.1</text:p>
              </table:table-cell>
              <table:table-cell office:value-type="float" office:value="0.02749">
                <text:p>0.02749</text:p>
              </table:table-cell>
              <table:table-cell office:value-type="float" office:value="0.96135">
                <text:p>0.96135</text:p>
              </table:table-cell>
              <table:table-cell office:value-type="float" office:value="0.27396">
                <text:p>0.27396</text:p>
              </table:table-cell>
              <table:table-cell office:value-type="float" office:value="1.29319">
                <text:p>1.2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841">
                <text:p>1.85841</text:p>
              </table:table-cell>
              <table:table-cell office:value-type="float" office:value="-0.1">
                <text:p>-0.1</text:p>
              </table:table-cell>
              <table:table-cell office:value-type="float" office:value="0.02845">
                <text:p>0.02845</text:p>
              </table:table-cell>
              <table:table-cell office:value-type="float" office:value="0.95854">
                <text:p>0.95854</text:p>
              </table:table-cell>
              <table:table-cell office:value-type="float" office:value="0.28355">
                <text:p>0.28355</text:p>
              </table:table-cell>
              <table:table-cell office:value-type="float" office:value="1.28319">
                <text:p>1.2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6841">
                <text:p>1.86841</text:p>
              </table:table-cell>
              <table:table-cell office:value-type="float" office:value="-0.1">
                <text:p>-0.1</text:p>
              </table:table-cell>
              <table:table-cell office:value-type="float" office:value="0.02941">
                <text:p>0.02941</text:p>
              </table:table-cell>
              <table:table-cell office:value-type="float" office:value="0.95563">
                <text:p>0.95563</text:p>
              </table:table-cell>
              <table:table-cell office:value-type="float" office:value="0.29311">
                <text:p>0.29311</text:p>
              </table:table-cell>
              <table:table-cell office:value-type="float" office:value="1.27319">
                <text:p>1.2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7841">
                <text:p>1.87841</text:p>
              </table:table-cell>
              <table:table-cell office:value-type="float" office:value="-0.1">
                <text:p>-0.1</text:p>
              </table:table-cell>
              <table:table-cell office:value-type="float" office:value="0.03037">
                <text:p>0.03037</text:p>
              </table:table-cell>
              <table:table-cell office:value-type="float" office:value="0.95262">
                <text:p>0.95262</text:p>
              </table:table-cell>
              <table:table-cell office:value-type="float" office:value="0.30264">
                <text:p>0.30264</text:p>
              </table:table-cell>
              <table:table-cell office:value-type="float" office:value="1.26319">
                <text:p>1.2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8841">
                <text:p>1.88841</text:p>
              </table:table-cell>
              <table:table-cell office:value-type="float" office:value="-0.1">
                <text:p>-0.1</text:p>
              </table:table-cell>
              <table:table-cell office:value-type="float" office:value="0.03132">
                <text:p>0.03132</text:p>
              </table:table-cell>
              <table:table-cell office:value-type="float" office:value="0.94952">
                <text:p>0.94952</text:p>
              </table:table-cell>
              <table:table-cell office:value-type="float" office:value="0.31214">
                <text:p>0.31214</text:p>
              </table:table-cell>
              <table:table-cell office:value-type="float" office:value="1.25319">
                <text:p>1.2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9841">
                <text:p>1.89841</text:p>
              </table:table-cell>
              <table:table-cell office:value-type="float" office:value="-0.1">
                <text:p>-0.1</text:p>
              </table:table-cell>
              <table:table-cell office:value-type="float" office:value="0.03227">
                <text:p>0.03227</text:p>
              </table:table-cell>
              <table:table-cell office:value-type="float" office:value="0.94632">
                <text:p>0.94632</text:p>
              </table:table-cell>
              <table:table-cell office:value-type="float" office:value="0.32161">
                <text:p>0.32161</text:p>
              </table:table-cell>
              <table:table-cell office:value-type="float" office:value="1.24319">
                <text:p>1.2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0841">
                <text:p>1.90841</text:p>
              </table:table-cell>
              <table:table-cell office:value-type="float" office:value="-0.1">
                <text:p>-0.1</text:p>
              </table:table-cell>
              <table:table-cell office:value-type="float" office:value="0.03322">
                <text:p>0.03322</text:p>
              </table:table-cell>
              <table:table-cell office:value-type="float" office:value="0.94303">
                <text:p>0.94303</text:p>
              </table:table-cell>
              <table:table-cell office:value-type="float" office:value="0.33105">
                <text:p>0.33105</text:p>
              </table:table-cell>
              <table:table-cell office:value-type="float" office:value="1.23319">
                <text:p>1.2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1841">
                <text:p>1.91841</text:p>
              </table:table-cell>
              <table:table-cell office:value-type="float" office:value="-0.1">
                <text:p>-0.1</text:p>
              </table:table-cell>
              <table:table-cell office:value-type="float" office:value="0.03416">
                <text:p>0.03416</text:p>
              </table:table-cell>
              <table:table-cell office:value-type="float" office:value="0.93964">
                <text:p>0.93964</text:p>
              </table:table-cell>
              <table:table-cell office:value-type="float" office:value="0.34045">
                <text:p>0.34045</text:p>
              </table:table-cell>
              <table:table-cell office:value-type="float" office:value="1.22319">
                <text:p>1.2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2841">
                <text:p>1.92841</text:p>
              </table:table-cell>
              <table:table-cell office:value-type="float" office:value="-0.1">
                <text:p>-0.1</text:p>
              </table:table-cell>
              <table:table-cell office:value-type="float" office:value="0.0351">
                <text:p>0.0351</text:p>
              </table:table-cell>
              <table:table-cell office:value-type="float" office:value="0.93616">
                <text:p>0.93616</text:p>
              </table:table-cell>
              <table:table-cell office:value-type="float" office:value="0.34982">
                <text:p>0.34982</text:p>
              </table:table-cell>
              <table:table-cell office:value-type="float" office:value="1.21319">
                <text:p>1.2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3841">
                <text:p>1.93841</text:p>
              </table:table-cell>
              <table:table-cell office:value-type="float" office:value="-0.1">
                <text:p>-0.1</text:p>
              </table:table-cell>
              <table:table-cell office:value-type="float" office:value="0.03604">
                <text:p>0.03604</text:p>
              </table:table-cell>
              <table:table-cell office:value-type="float" office:value="0.93258">
                <text:p>0.93258</text:p>
              </table:table-cell>
              <table:table-cell office:value-type="float" office:value="0.35915">
                <text:p>0.35915</text:p>
              </table:table-cell>
              <table:table-cell office:value-type="float" office:value="1.20319">
                <text:p>1.2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4841">
                <text:p>1.94841</text:p>
              </table:table-cell>
              <table:table-cell office:value-type="float" office:value="-0.1">
                <text:p>-0.1</text:p>
              </table:table-cell>
              <table:table-cell office:value-type="float" office:value="0.03697">
                <text:p>0.03697</text:p>
              </table:table-cell>
              <table:table-cell office:value-type="float" office:value="0.92891">
                <text:p>0.92891</text:p>
              </table:table-cell>
              <table:table-cell office:value-type="float" office:value="0.36845">
                <text:p>0.36845</text:p>
              </table:table-cell>
              <table:table-cell office:value-type="float" office:value="1.19319">
                <text:p>1.1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5841">
                <text:p>1.95841</text:p>
              </table:table-cell>
              <table:table-cell office:value-type="float" office:value="-0.1">
                <text:p>-0.1</text:p>
              </table:table-cell>
              <table:table-cell office:value-type="float" office:value="0.0379">
                <text:p>0.0379</text:p>
              </table:table-cell>
              <table:table-cell office:value-type="float" office:value="0.92515">
                <text:p>0.92515</text:p>
              </table:table-cell>
              <table:table-cell office:value-type="float" office:value="0.37771">
                <text:p>0.37771</text:p>
              </table:table-cell>
              <table:table-cell office:value-type="float" office:value="1.18319">
                <text:p>1.1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6841">
                <text:p>1.96841</text:p>
              </table:table-cell>
              <table:table-cell office:value-type="float" office:value="-0.1">
                <text:p>-0.1</text:p>
              </table:table-cell>
              <table:table-cell office:value-type="float" office:value="0.03882">
                <text:p>0.03882</text:p>
              </table:table-cell>
              <table:table-cell office:value-type="float" office:value="0.92129">
                <text:p>0.92129</text:p>
              </table:table-cell>
              <table:table-cell office:value-type="float" office:value="0.38692">
                <text:p>0.38692</text:p>
              </table:table-cell>
              <table:table-cell office:value-type="float" office:value="1.17319">
                <text:p>1.1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7841">
                <text:p>1.97841</text:p>
              </table:table-cell>
              <table:table-cell office:value-type="float" office:value="-0.1">
                <text:p>-0.1</text:p>
              </table:table-cell>
              <table:table-cell office:value-type="float" office:value="0.03974">
                <text:p>0.03974</text:p>
              </table:table-cell>
              <table:table-cell office:value-type="float" office:value="0.91735">
                <text:p>0.91735</text:p>
              </table:table-cell>
              <table:table-cell office:value-type="float" office:value="0.3961">
                <text:p>0.3961</text:p>
              </table:table-cell>
              <table:table-cell office:value-type="float" office:value="1.16319">
                <text:p>1.1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8841">
                <text:p>1.98841</text:p>
              </table:table-cell>
              <table:table-cell office:value-type="float" office:value="-0.1">
                <text:p>-0.1</text:p>
              </table:table-cell>
              <table:table-cell office:value-type="float" office:value="0.04066">
                <text:p>0.04066</text:p>
              </table:table-cell>
              <table:table-cell office:value-type="float" office:value="0.9133">
                <text:p>0.9133</text:p>
              </table:table-cell>
              <table:table-cell office:value-type="float" office:value="0.40524">
                <text:p>0.40524</text:p>
              </table:table-cell>
              <table:table-cell office:value-type="float" office:value="1.15319">
                <text:p>1.1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9841">
                <text:p>1.99841</text:p>
              </table:table-cell>
              <table:table-cell office:value-type="float" office:value="-0.1">
                <text:p>-0.1</text:p>
              </table:table-cell>
              <table:table-cell office:value-type="float" office:value="0.04157">
                <text:p>0.04157</text:p>
              </table:table-cell>
              <table:table-cell office:value-type="float" office:value="0.90917">
                <text:p>0.90917</text:p>
              </table:table-cell>
              <table:table-cell office:value-type="float" office:value="0.41434">
                <text:p>0.41434</text:p>
              </table:table-cell>
              <table:table-cell office:value-type="float" office:value="1.14319">
                <text:p>1.1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00841">
                <text:p>2.00841</text:p>
              </table:table-cell>
              <table:table-cell office:value-type="float" office:value="-0.1">
                <text:p>-0.1</text:p>
              </table:table-cell>
              <table:table-cell office:value-type="float" office:value="0.04248">
                <text:p>0.04248</text:p>
              </table:table-cell>
              <table:table-cell office:value-type="float" office:value="0.90495">
                <text:p>0.90495</text:p>
              </table:table-cell>
              <table:table-cell office:value-type="float" office:value="0.42339">
                <text:p>0.42339</text:p>
              </table:table-cell>
              <table:table-cell office:value-type="float" office:value="1.13319">
                <text:p>1.1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01841">
                <text:p>2.01841</text:p>
              </table:table-cell>
              <table:table-cell office:value-type="float" office:value="-0.1">
                <text:p>-0.1</text:p>
              </table:table-cell>
              <table:table-cell office:value-type="float" office:value="0.04339">
                <text:p>0.04339</text:p>
              </table:table-cell>
              <table:table-cell office:value-type="float" office:value="0.90063">
                <text:p>0.90063</text:p>
              </table:table-cell>
              <table:table-cell office:value-type="float" office:value="0.43241">
                <text:p>0.43241</text:p>
              </table:table-cell>
              <table:table-cell office:value-type="float" office:value="1.12319">
                <text:p>1.1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02841">
                <text:p>2.02841</text:p>
              </table:table-cell>
              <table:table-cell office:value-type="float" office:value="-0.1">
                <text:p>-0.1</text:p>
              </table:table-cell>
              <table:table-cell office:value-type="float" office:value="0.04428">
                <text:p>0.04428</text:p>
              </table:table-cell>
              <table:table-cell office:value-type="float" office:value="0.89623">
                <text:p>0.89623</text:p>
              </table:table-cell>
              <table:table-cell office:value-type="float" office:value="0.44137">
                <text:p>0.44137</text:p>
              </table:table-cell>
              <table:table-cell office:value-type="float" office:value="1.11319">
                <text:p>1.1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03841">
                <text:p>2.03841</text:p>
              </table:table-cell>
              <table:table-cell office:value-type="float" office:value="-0.1">
                <text:p>-0.1</text:p>
              </table:table-cell>
              <table:table-cell office:value-type="float" office:value="0.04518">
                <text:p>0.04518</text:p>
              </table:table-cell>
              <table:table-cell office:value-type="float" office:value="0.89174">
                <text:p>0.89174</text:p>
              </table:table-cell>
              <table:table-cell office:value-type="float" office:value="0.45029">
                <text:p>0.45029</text:p>
              </table:table-cell>
              <table:table-cell office:value-type="float" office:value="1.10319">
                <text:p>1.1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04841">
                <text:p>2.04841</text:p>
              </table:table-cell>
              <table:table-cell office:value-type="float" office:value="-0.1">
                <text:p>-0.1</text:p>
              </table:table-cell>
              <table:table-cell office:value-type="float" office:value="0.04607">
                <text:p>0.04607</text:p>
              </table:table-cell>
              <table:table-cell office:value-type="float" office:value="0.88715">
                <text:p>0.88715</text:p>
              </table:table-cell>
              <table:table-cell office:value-type="float" office:value="0.45917">
                <text:p>0.45917</text:p>
              </table:table-cell>
              <table:table-cell office:value-type="float" office:value="1.09319">
                <text:p>1.0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05841">
                <text:p>2.05841</text:p>
              </table:table-cell>
              <table:table-cell office:value-type="float" office:value="-0.1">
                <text:p>-0.1</text:p>
              </table:table-cell>
              <table:table-cell office:value-type="float" office:value="0.04696">
                <text:p>0.04696</text:p>
              </table:table-cell>
              <table:table-cell office:value-type="float" office:value="0.88248">
                <text:p>0.88248</text:p>
              </table:table-cell>
              <table:table-cell office:value-type="float" office:value="0.468">
                <text:p>0.468</text:p>
              </table:table-cell>
              <table:table-cell office:value-type="float" office:value="1.08319">
                <text:p>1.0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6841">
                <text:p>2.06841</text:p>
              </table:table-cell>
              <table:table-cell office:value-type="float" office:value="-0.1">
                <text:p>-0.1</text:p>
              </table:table-cell>
              <table:table-cell office:value-type="float" office:value="0.04784">
                <text:p>0.04784</text:p>
              </table:table-cell>
              <table:table-cell office:value-type="float" office:value="0.87772">
                <text:p>0.87772</text:p>
              </table:table-cell>
              <table:table-cell office:value-type="float" office:value="0.47678">
                <text:p>0.47678</text:p>
              </table:table-cell>
              <table:table-cell office:value-type="float" office:value="1.07319">
                <text:p>1.0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07841">
                <text:p>2.07841</text:p>
              </table:table-cell>
              <table:table-cell office:value-type="float" office:value="-0.1">
                <text:p>-0.1</text:p>
              </table:table-cell>
              <table:table-cell office:value-type="float" office:value="0.04871">
                <text:p>0.04871</text:p>
              </table:table-cell>
              <table:table-cell office:value-type="float" office:value="0.87287">
                <text:p>0.87287</text:p>
              </table:table-cell>
              <table:table-cell office:value-type="float" office:value="0.48551">
                <text:p>0.48551</text:p>
              </table:table-cell>
              <table:table-cell office:value-type="float" office:value="1.06319">
                <text:p>1.0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8841">
                <text:p>2.08841</text:p>
              </table:table-cell>
              <table:table-cell office:value-type="float" office:value="-0.1">
                <text:p>-0.1</text:p>
              </table:table-cell>
              <table:table-cell office:value-type="float" office:value="0.04959">
                <text:p>0.04959</text:p>
              </table:table-cell>
              <table:table-cell office:value-type="float" office:value="0.86793">
                <text:p>0.86793</text:p>
              </table:table-cell>
              <table:table-cell office:value-type="float" office:value="0.4942">
                <text:p>0.4942</text:p>
              </table:table-cell>
              <table:table-cell office:value-type="float" office:value="1.05319">
                <text:p>1.0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09841">
                <text:p>2.09841</text:p>
              </table:table-cell>
              <table:table-cell office:value-type="float" office:value="-0.1">
                <text:p>-0.1</text:p>
              </table:table-cell>
              <table:table-cell office:value-type="float" office:value="0.05045">
                <text:p>0.05045</text:p>
              </table:table-cell>
              <table:table-cell office:value-type="float" office:value="0.86291">
                <text:p>0.86291</text:p>
              </table:table-cell>
              <table:table-cell office:value-type="float" office:value="0.50283">
                <text:p>0.50283</text:p>
              </table:table-cell>
              <table:table-cell office:value-type="float" office:value="1.04319">
                <text:p>1.0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0841">
                <text:p>2.10841</text:p>
              </table:table-cell>
              <table:table-cell office:value-type="float" office:value="-0.1">
                <text:p>-0.1</text:p>
              </table:table-cell>
              <table:table-cell office:value-type="float" office:value="0.05131">
                <text:p>0.05131</text:p>
              </table:table-cell>
              <table:table-cell office:value-type="float" office:value="0.8578">
                <text:p>0.8578</text:p>
              </table:table-cell>
              <table:table-cell office:value-type="float" office:value="0.51141">
                <text:p>0.51141</text:p>
              </table:table-cell>
              <table:table-cell office:value-type="float" office:value="1.03319">
                <text:p>1.0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1841">
                <text:p>2.11841</text:p>
              </table:table-cell>
              <table:table-cell office:value-type="float" office:value="-0.1">
                <text:p>-0.1</text:p>
              </table:table-cell>
              <table:table-cell office:value-type="float" office:value="0.05217">
                <text:p>0.05217</text:p>
              </table:table-cell>
              <table:table-cell office:value-type="float" office:value="0.85261">
                <text:p>0.85261</text:p>
              </table:table-cell>
              <table:table-cell office:value-type="float" office:value="0.51994">
                <text:p>0.51994</text:p>
              </table:table-cell>
              <table:table-cell office:value-type="float" office:value="1.02319">
                <text:p>1.0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2841">
                <text:p>2.12841</text:p>
              </table:table-cell>
              <table:table-cell office:value-type="float" office:value="-0.1">
                <text:p>-0.1</text:p>
              </table:table-cell>
              <table:table-cell office:value-type="float" office:value="0.05302">
                <text:p>0.05302</text:p>
              </table:table-cell>
              <table:table-cell office:value-type="float" office:value="0.84733">
                <text:p>0.84733</text:p>
              </table:table-cell>
              <table:table-cell office:value-type="float" office:value="0.52842">
                <text:p>0.52842</text:p>
              </table:table-cell>
              <table:table-cell office:value-type="float" office:value="1.01319">
                <text:p>1.0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3841">
                <text:p>2.13841</text:p>
              </table:table-cell>
              <table:table-cell office:value-type="float" office:value="-0.1">
                <text:p>-0.1</text:p>
              </table:table-cell>
              <table:table-cell office:value-type="float" office:value="0.05386">
                <text:p>0.05386</text:p>
              </table:table-cell>
              <table:table-cell office:value-type="float" office:value="0.84196">
                <text:p>0.84196</text:p>
              </table:table-cell>
              <table:table-cell office:value-type="float" office:value="0.53684">
                <text:p>0.53684</text:p>
              </table:table-cell>
              <table:table-cell office:value-type="float" office:value="1.00319">
                <text:p>1.0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4841">
                <text:p>2.14841</text:p>
              </table:table-cell>
              <table:table-cell office:value-type="float" office:value="-0.1">
                <text:p>-0.1</text:p>
              </table:table-cell>
              <table:table-cell office:value-type="float" office:value="0.0547">
                <text:p>0.0547</text:p>
              </table:table-cell>
              <table:table-cell office:value-type="float" office:value="0.83652">
                <text:p>0.83652</text:p>
              </table:table-cell>
              <table:table-cell office:value-type="float" office:value="0.54521">
                <text:p>0.54521</text:p>
              </table:table-cell>
              <table:table-cell office:value-type="float" office:value="0.99319">
                <text:p>0.9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5841">
                <text:p>2.15841</text:p>
              </table:table-cell>
              <table:table-cell office:value-type="float" office:value="-0.1">
                <text:p>-0.1</text:p>
              </table:table-cell>
              <table:table-cell office:value-type="float" office:value="0.05554">
                <text:p>0.05554</text:p>
              </table:table-cell>
              <table:table-cell office:value-type="float" office:value="0.83098">
                <text:p>0.83098</text:p>
              </table:table-cell>
              <table:table-cell office:value-type="float" office:value="0.55352">
                <text:p>0.55352</text:p>
              </table:table-cell>
              <table:table-cell office:value-type="float" office:value="0.98319">
                <text:p>0.9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6841">
                <text:p>2.16841</text:p>
              </table:table-cell>
              <table:table-cell office:value-type="float" office:value="-0.1">
                <text:p>-0.1</text:p>
              </table:table-cell>
              <table:table-cell office:value-type="float" office:value="0.05637">
                <text:p>0.05637</text:p>
              </table:table-cell>
              <table:table-cell office:value-type="float" office:value="0.82537">
                <text:p>0.82537</text:p>
              </table:table-cell>
              <table:table-cell office:value-type="float" office:value="0.56177">
                <text:p>0.56177</text:p>
              </table:table-cell>
              <table:table-cell office:value-type="float" office:value="0.97319">
                <text:p>0.9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7841">
                <text:p>2.17841</text:p>
              </table:table-cell>
              <table:table-cell office:value-type="float" office:value="-0.1">
                <text:p>-0.1</text:p>
              </table:table-cell>
              <table:table-cell office:value-type="float" office:value="0.05719">
                <text:p>0.05719</text:p>
              </table:table-cell>
              <table:table-cell office:value-type="float" office:value="0.81967">
                <text:p>0.81967</text:p>
              </table:table-cell>
              <table:table-cell office:value-type="float" office:value="0.56997">
                <text:p>0.56997</text:p>
              </table:table-cell>
              <table:table-cell office:value-type="float" office:value="0.96319">
                <text:p>0.9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8841">
                <text:p>2.18841</text:p>
              </table:table-cell>
              <table:table-cell office:value-type="float" office:value="-0.1">
                <text:p>-0.1</text:p>
              </table:table-cell>
              <table:table-cell office:value-type="float" office:value="0.058">
                <text:p>0.058</text:p>
              </table:table-cell>
              <table:table-cell office:value-type="float" office:value="0.81389">
                <text:p>0.81389</text:p>
              </table:table-cell>
              <table:table-cell office:value-type="float" office:value="0.57811">
                <text:p>0.57811</text:p>
              </table:table-cell>
              <table:table-cell office:value-type="float" office:value="0.95319">
                <text:p>0.9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9841">
                <text:p>2.19841</text:p>
              </table:table-cell>
              <table:table-cell office:value-type="float" office:value="-0.1">
                <text:p>-0.1</text:p>
              </table:table-cell>
              <table:table-cell office:value-type="float" office:value="0.05882">
                <text:p>0.05882</text:p>
              </table:table-cell>
              <table:table-cell office:value-type="float" office:value="0.80803">
                <text:p>0.80803</text:p>
              </table:table-cell>
              <table:table-cell office:value-type="float" office:value="0.5862">
                <text:p>0.5862</text:p>
              </table:table-cell>
              <table:table-cell office:value-type="float" office:value="0.94319">
                <text:p>0.9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20841">
                <text:p>2.20841</text:p>
              </table:table-cell>
              <table:table-cell office:value-type="float" office:value="-0.1">
                <text:p>-0.1</text:p>
              </table:table-cell>
              <table:table-cell office:value-type="float" office:value="0.05962">
                <text:p>0.05962</text:p>
              </table:table-cell>
              <table:table-cell office:value-type="float" office:value="0.80209">
                <text:p>0.80209</text:p>
              </table:table-cell>
              <table:table-cell office:value-type="float" office:value="0.59422">
                <text:p>0.59422</text:p>
              </table:table-cell>
              <table:table-cell office:value-type="float" office:value="0.93319">
                <text:p>0.9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21841">
                <text:p>2.21841</text:p>
              </table:table-cell>
              <table:table-cell office:value-type="float" office:value="-0.1">
                <text:p>-0.1</text:p>
              </table:table-cell>
              <table:table-cell office:value-type="float" office:value="0.06042">
                <text:p>0.06042</text:p>
              </table:table-cell>
              <table:table-cell office:value-type="float" office:value="0.79607">
                <text:p>0.79607</text:p>
              </table:table-cell>
              <table:table-cell office:value-type="float" office:value="0.60218">
                <text:p>0.60218</text:p>
              </table:table-cell>
              <table:table-cell office:value-type="float" office:value="0.92319">
                <text:p>0.9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2841">
                <text:p>2.22841</text:p>
              </table:table-cell>
              <table:table-cell office:value-type="float" office:value="-0.1">
                <text:p>-0.1</text:p>
              </table:table-cell>
              <table:table-cell office:value-type="float" office:value="0.06121">
                <text:p>0.06121</text:p>
              </table:table-cell>
              <table:table-cell office:value-type="float" office:value="0.78997">
                <text:p>0.78997</text:p>
              </table:table-cell>
              <table:table-cell office:value-type="float" office:value="0.61008">
                <text:p>0.61008</text:p>
              </table:table-cell>
              <table:table-cell office:value-type="float" office:value="0.91319">
                <text:p>0.9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23841">
                <text:p>2.23841</text:p>
              </table:table-cell>
              <table:table-cell office:value-type="float" office:value="-0.1">
                <text:p>-0.1</text:p>
              </table:table-cell>
              <table:table-cell office:value-type="float" office:value="0.062">
                <text:p>0.062</text:p>
              </table:table-cell>
              <table:table-cell office:value-type="float" office:value="0.78379">
                <text:p>0.78379</text:p>
              </table:table-cell>
              <table:table-cell office:value-type="float" office:value="0.61792">
                <text:p>0.61792</text:p>
              </table:table-cell>
              <table:table-cell office:value-type="float" office:value="0.90319">
                <text:p>0.9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24841">
                <text:p>2.24841</text:p>
              </table:table-cell>
              <table:table-cell office:value-type="float" office:value="-0.1">
                <text:p>-0.1</text:p>
              </table:table-cell>
              <table:table-cell office:value-type="float" office:value="0.06278">
                <text:p>0.06278</text:p>
              </table:table-cell>
              <table:table-cell office:value-type="float" office:value="0.77754">
                <text:p>0.77754</text:p>
              </table:table-cell>
              <table:table-cell office:value-type="float" office:value="0.6257">
                <text:p>0.6257</text:p>
              </table:table-cell>
              <table:table-cell office:value-type="float" office:value="0.89319">
                <text:p>0.8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25841">
                <text:p>2.25841</text:p>
              </table:table-cell>
              <table:table-cell office:value-type="float" office:value="-0.1">
                <text:p>-0.1</text:p>
              </table:table-cell>
              <table:table-cell office:value-type="float" office:value="0.06355">
                <text:p>0.06355</text:p>
              </table:table-cell>
              <table:table-cell office:value-type="float" office:value="0.7712">
                <text:p>0.7712</text:p>
              </table:table-cell>
              <table:table-cell office:value-type="float" office:value="0.63341">
                <text:p>0.63341</text:p>
              </table:table-cell>
              <table:table-cell office:value-type="float" office:value="0.88319">
                <text:p>0.8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26841">
                <text:p>2.26841</text:p>
              </table:table-cell>
              <table:table-cell office:value-type="float" office:value="-0.1">
                <text:p>-0.1</text:p>
              </table:table-cell>
              <table:table-cell office:value-type="float" office:value="0.06432">
                <text:p>0.06432</text:p>
              </table:table-cell>
              <table:table-cell office:value-type="float" office:value="0.76479">
                <text:p>0.76479</text:p>
              </table:table-cell>
              <table:table-cell office:value-type="float" office:value="0.64106">
                <text:p>0.64106</text:p>
              </table:table-cell>
              <table:table-cell office:value-type="float" office:value="0.87319">
                <text:p>0.8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27841">
                <text:p>2.27841</text:p>
              </table:table-cell>
              <table:table-cell office:value-type="float" office:value="-0.1">
                <text:p>-0.1</text:p>
              </table:table-cell>
              <table:table-cell office:value-type="float" office:value="0.06508">
                <text:p>0.06508</text:p>
              </table:table-cell>
              <table:table-cell office:value-type="float" office:value="0.75831">
                <text:p>0.75831</text:p>
              </table:table-cell>
              <table:table-cell office:value-type="float" office:value="0.64864">
                <text:p>0.64864</text:p>
              </table:table-cell>
              <table:table-cell office:value-type="float" office:value="0.86319">
                <text:p>0.8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28841">
                <text:p>2.28841</text:p>
              </table:table-cell>
              <table:table-cell office:value-type="float" office:value="-0.1">
                <text:p>-0.1</text:p>
              </table:table-cell>
              <table:table-cell office:value-type="float" office:value="0.06584">
                <text:p>0.06584</text:p>
              </table:table-cell>
              <table:table-cell office:value-type="float" office:value="0.75174">
                <text:p>0.75174</text:p>
              </table:table-cell>
              <table:table-cell office:value-type="float" office:value="0.65616">
                <text:p>0.65616</text:p>
              </table:table-cell>
              <table:table-cell office:value-type="float" office:value="0.85319">
                <text:p>0.8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29841">
                <text:p>2.29841</text:p>
              </table:table-cell>
              <table:table-cell office:value-type="float" office:value="-0.1">
                <text:p>-0.1</text:p>
              </table:table-cell>
              <table:table-cell office:value-type="float" office:value="0.06658">
                <text:p>0.06658</text:p>
              </table:table-cell>
              <table:table-cell office:value-type="float" office:value="0.74511">
                <text:p>0.74511</text:p>
              </table:table-cell>
              <table:table-cell office:value-type="float" office:value="0.66361">
                <text:p>0.66361</text:p>
              </table:table-cell>
              <table:table-cell office:value-type="float" office:value="0.84319">
                <text:p>0.8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30841">
                <text:p>2.30841</text:p>
              </table:table-cell>
              <table:table-cell office:value-type="float" office:value="-0.1">
                <text:p>-0.1</text:p>
              </table:table-cell>
              <table:table-cell office:value-type="float" office:value="0.06732">
                <text:p>0.06732</text:p>
              </table:table-cell>
              <table:table-cell office:value-type="float" office:value="0.7384">
                <text:p>0.7384</text:p>
              </table:table-cell>
              <table:table-cell office:value-type="float" office:value="0.671">
                <text:p>0.671</text:p>
              </table:table-cell>
              <table:table-cell office:value-type="float" office:value="0.83319">
                <text:p>0.8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31841">
                <text:p>2.31841</text:p>
              </table:table-cell>
              <table:table-cell office:value-type="float" office:value="-0.1">
                <text:p>-0.1</text:p>
              </table:table-cell>
              <table:table-cell office:value-type="float" office:value="0.06806">
                <text:p>0.06806</text:p>
              </table:table-cell>
              <table:table-cell office:value-type="float" office:value="0.73161">
                <text:p>0.73161</text:p>
              </table:table-cell>
              <table:table-cell office:value-type="float" office:value="0.67831">
                <text:p>0.67831</text:p>
              </table:table-cell>
              <table:table-cell office:value-type="float" office:value="0.82319">
                <text:p>0.8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32841">
                <text:p>2.32841</text:p>
              </table:table-cell>
              <table:table-cell office:value-type="float" office:value="-0.1">
                <text:p>-0.1</text:p>
              </table:table-cell>
              <table:table-cell office:value-type="float" office:value="0.06879">
                <text:p>0.06879</text:p>
              </table:table-cell>
              <table:table-cell office:value-type="float" office:value="0.72476">
                <text:p>0.72476</text:p>
              </table:table-cell>
              <table:table-cell office:value-type="float" office:value="0.68556">
                <text:p>0.68556</text:p>
              </table:table-cell>
              <table:table-cell office:value-type="float" office:value="0.81319">
                <text:p>0.8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33841">
                <text:p>2.33841</text:p>
              </table:table-cell>
              <table:table-cell office:value-type="float" office:value="-0.1">
                <text:p>-0.1</text:p>
              </table:table-cell>
              <table:table-cell office:value-type="float" office:value="0.06951">
                <text:p>0.06951</text:p>
              </table:table-cell>
              <table:table-cell office:value-type="float" office:value="0.71783">
                <text:p>0.71783</text:p>
              </table:table-cell>
              <table:table-cell office:value-type="float" office:value="0.69274">
                <text:p>0.69274</text:p>
              </table:table-cell>
              <table:table-cell office:value-type="float" office:value="0.80319">
                <text:p>0.8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4841">
                <text:p>2.34841</text:p>
              </table:table-cell>
              <table:table-cell office:value-type="float" office:value="-0.1">
                <text:p>-0.1</text:p>
              </table:table-cell>
              <table:table-cell office:value-type="float" office:value="0.07022">
                <text:p>0.07022</text:p>
              </table:table-cell>
              <table:table-cell office:value-type="float" office:value="0.71083">
                <text:p>0.71083</text:p>
              </table:table-cell>
              <table:table-cell office:value-type="float" office:value="0.69985">
                <text:p>0.69985</text:p>
              </table:table-cell>
              <table:table-cell office:value-type="float" office:value="0.79319">
                <text:p>0.7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35841">
                <text:p>2.35841</text:p>
              </table:table-cell>
              <table:table-cell office:value-type="float" office:value="-0.1">
                <text:p>-0.1</text:p>
              </table:table-cell>
              <table:table-cell office:value-type="float" office:value="0.07093">
                <text:p>0.07093</text:p>
              </table:table-cell>
              <table:table-cell office:value-type="float" office:value="0.70376">
                <text:p>0.70376</text:p>
              </table:table-cell>
              <table:table-cell office:value-type="float" office:value="0.70689">
                <text:p>0.70689</text:p>
              </table:table-cell>
              <table:table-cell office:value-type="float" office:value="0.78319">
                <text:p>0.7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36841">
                <text:p>2.36841</text:p>
              </table:table-cell>
              <table:table-cell office:value-type="float" office:value="-0.1">
                <text:p>-0.1</text:p>
              </table:table-cell>
              <table:table-cell office:value-type="float" office:value="0.07162">
                <text:p>0.07162</text:p>
              </table:table-cell>
              <table:table-cell office:value-type="float" office:value="0.69662">
                <text:p>0.69662</text:p>
              </table:table-cell>
              <table:table-cell office:value-type="float" office:value="0.71385">
                <text:p>0.71385</text:p>
              </table:table-cell>
              <table:table-cell office:value-type="float" office:value="0.77319">
                <text:p>0.7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37841">
                <text:p>2.37841</text:p>
              </table:table-cell>
              <table:table-cell office:value-type="float" office:value="-0.1">
                <text:p>-0.1</text:p>
              </table:table-cell>
              <table:table-cell office:value-type="float" office:value="0.07232">
                <text:p>0.07232</text:p>
              </table:table-cell>
              <table:table-cell office:value-type="float" office:value="0.68942">
                <text:p>0.68942</text:p>
              </table:table-cell>
              <table:table-cell office:value-type="float" office:value="0.72075">
                <text:p>0.72075</text:p>
              </table:table-cell>
              <table:table-cell office:value-type="float" office:value="0.76319">
                <text:p>0.7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38841">
                <text:p>2.38841</text:p>
              </table:table-cell>
              <table:table-cell office:value-type="float" office:value="-0.1">
                <text:p>-0.1</text:p>
              </table:table-cell>
              <table:table-cell office:value-type="float" office:value="0.073">
                <text:p>0.073</text:p>
              </table:table-cell>
              <table:table-cell office:value-type="float" office:value="0.68214">
                <text:p>0.68214</text:p>
              </table:table-cell>
              <table:table-cell office:value-type="float" office:value="0.72757">
                <text:p>0.72757</text:p>
              </table:table-cell>
              <table:table-cell office:value-type="float" office:value="0.75319">
                <text:p>0.7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39841">
                <text:p>2.39841</text:p>
              </table:table-cell>
              <table:table-cell office:value-type="float" office:value="-0.1">
                <text:p>-0.1</text:p>
              </table:table-cell>
              <table:table-cell office:value-type="float" office:value="0.07368">
                <text:p>0.07368</text:p>
              </table:table-cell>
              <table:table-cell office:value-type="float" office:value="0.6748">
                <text:p>0.6748</text:p>
              </table:table-cell>
              <table:table-cell office:value-type="float" office:value="0.73432">
                <text:p>0.73432</text:p>
              </table:table-cell>
              <table:table-cell office:value-type="float" office:value="0.74319">
                <text:p>0.7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40841">
                <text:p>2.40841</text:p>
              </table:table-cell>
              <table:table-cell office:value-type="float" office:value="-0.1">
                <text:p>-0.1</text:p>
              </table:table-cell>
              <table:table-cell office:value-type="float" office:value="0.07435">
                <text:p>0.07435</text:p>
              </table:table-cell>
              <table:table-cell office:value-type="float" office:value="0.66739">
                <text:p>0.66739</text:p>
              </table:table-cell>
              <table:table-cell office:value-type="float" office:value="0.74099">
                <text:p>0.74099</text:p>
              </table:table-cell>
              <table:table-cell office:value-type="float" office:value="0.73319">
                <text:p>0.7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41841">
                <text:p>2.41841</text:p>
              </table:table-cell>
              <table:table-cell office:value-type="float" office:value="-0.1">
                <text:p>-0.1</text:p>
              </table:table-cell>
              <table:table-cell office:value-type="float" office:value="0.07501">
                <text:p>0.07501</text:p>
              </table:table-cell>
              <table:table-cell office:value-type="float" office:value="0.65991">
                <text:p>0.65991</text:p>
              </table:table-cell>
              <table:table-cell office:value-type="float" office:value="0.74759">
                <text:p>0.74759</text:p>
              </table:table-cell>
              <table:table-cell office:value-type="float" office:value="0.72319">
                <text:p>0.7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42841">
                <text:p>2.42841</text:p>
              </table:table-cell>
              <table:table-cell office:value-type="float" office:value="-0.1">
                <text:p>-0.1</text:p>
              </table:table-cell>
              <table:table-cell office:value-type="float" office:value="0.07566">
                <text:p>0.07566</text:p>
              </table:table-cell>
              <table:table-cell office:value-type="float" office:value="0.65237">
                <text:p>0.65237</text:p>
              </table:table-cell>
              <table:table-cell office:value-type="float" office:value="0.75411">
                <text:p>0.75411</text:p>
              </table:table-cell>
              <table:table-cell office:value-type="float" office:value="0.71319">
                <text:p>0.7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43841">
                <text:p>2.43841</text:p>
              </table:table-cell>
              <table:table-cell office:value-type="float" office:value="-0.1">
                <text:p>-0.1</text:p>
              </table:table-cell>
              <table:table-cell office:value-type="float" office:value="0.07631">
                <text:p>0.07631</text:p>
              </table:table-cell>
              <table:table-cell office:value-type="float" office:value="0.64477">
                <text:p>0.64477</text:p>
              </table:table-cell>
              <table:table-cell office:value-type="float" office:value="0.76056">
                <text:p>0.76056</text:p>
              </table:table-cell>
              <table:table-cell office:value-type="float" office:value="0.70319">
                <text:p>0.7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44841">
                <text:p>2.44841</text:p>
              </table:table-cell>
              <table:table-cell office:value-type="float" office:value="-0.1">
                <text:p>-0.1</text:p>
              </table:table-cell>
              <table:table-cell office:value-type="float" office:value="0.07695">
                <text:p>0.07695</text:p>
              </table:table-cell>
              <table:table-cell office:value-type="float" office:value="0.6371">
                <text:p>0.6371</text:p>
              </table:table-cell>
              <table:table-cell office:value-type="float" office:value="0.76693">
                <text:p>0.76693</text:p>
              </table:table-cell>
              <table:table-cell office:value-type="float" office:value="0.69319">
                <text:p>0.6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45841">
                <text:p>2.45841</text:p>
              </table:table-cell>
              <table:table-cell office:value-type="float" office:value="-0.1">
                <text:p>-0.1</text:p>
              </table:table-cell>
              <table:table-cell office:value-type="float" office:value="0.07758">
                <text:p>0.07758</text:p>
              </table:table-cell>
              <table:table-cell office:value-type="float" office:value="0.62936">
                <text:p>0.62936</text:p>
              </table:table-cell>
              <table:table-cell office:value-type="float" office:value="0.77323">
                <text:p>0.77323</text:p>
              </table:table-cell>
              <table:table-cell office:value-type="float" office:value="0.68319">
                <text:p>0.6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46841">
                <text:p>2.46841</text:p>
              </table:table-cell>
              <table:table-cell office:value-type="float" office:value="-0.1">
                <text:p>-0.1</text:p>
              </table:table-cell>
              <table:table-cell office:value-type="float" office:value="0.07821">
                <text:p>0.07821</text:p>
              </table:table-cell>
              <table:table-cell office:value-type="float" office:value="0.62157">
                <text:p>0.62157</text:p>
              </table:table-cell>
              <table:table-cell office:value-type="float" office:value="0.77945">
                <text:p>0.77945</text:p>
              </table:table-cell>
              <table:table-cell office:value-type="float" office:value="0.67319">
                <text:p>0.6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47841">
                <text:p>2.47841</text:p>
              </table:table-cell>
              <table:table-cell office:value-type="float" office:value="-0.1">
                <text:p>-0.1</text:p>
              </table:table-cell>
              <table:table-cell office:value-type="float" office:value="0.07882">
                <text:p>0.07882</text:p>
              </table:table-cell>
              <table:table-cell office:value-type="float" office:value="0.61371">
                <text:p>0.61371</text:p>
              </table:table-cell>
              <table:table-cell office:value-type="float" office:value="0.78558">
                <text:p>0.78558</text:p>
              </table:table-cell>
              <table:table-cell office:value-type="float" office:value="0.66319">
                <text:p>0.6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48841">
                <text:p>2.48841</text:p>
              </table:table-cell>
              <table:table-cell office:value-type="float" office:value="-0.1">
                <text:p>-0.1</text:p>
              </table:table-cell>
              <table:table-cell office:value-type="float" office:value="0.07943">
                <text:p>0.07943</text:p>
              </table:table-cell>
              <table:table-cell office:value-type="float" office:value="0.6058">
                <text:p>0.6058</text:p>
              </table:table-cell>
              <table:table-cell office:value-type="float" office:value="0.79164">
                <text:p>0.79164</text:p>
              </table:table-cell>
              <table:table-cell office:value-type="float" office:value="0.65319">
                <text:p>0.6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49841">
                <text:p>2.49841</text:p>
              </table:table-cell>
              <table:table-cell office:value-type="float" office:value="-0.1">
                <text:p>-0.1</text:p>
              </table:table-cell>
              <table:table-cell office:value-type="float" office:value="0.08003">
                <text:p>0.08003</text:p>
              </table:table-cell>
              <table:table-cell office:value-type="float" office:value="0.59782">
                <text:p>0.59782</text:p>
              </table:table-cell>
              <table:table-cell office:value-type="float" office:value="0.79762">
                <text:p>0.79762</text:p>
              </table:table-cell>
              <table:table-cell office:value-type="float" office:value="0.64319">
                <text:p>0.6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50841">
                <text:p>2.50841</text:p>
              </table:table-cell>
              <table:table-cell office:value-type="float" office:value="-0.1">
                <text:p>-0.1</text:p>
              </table:table-cell>
              <table:table-cell office:value-type="float" office:value="0.08062">
                <text:p>0.08062</text:p>
              </table:table-cell>
              <table:table-cell office:value-type="float" office:value="0.58979">
                <text:p>0.58979</text:p>
              </table:table-cell>
              <table:table-cell office:value-type="float" office:value="0.80352">
                <text:p>0.80352</text:p>
              </table:table-cell>
              <table:table-cell office:value-type="float" office:value="0.63319">
                <text:p>0.6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51841">
                <text:p>2.51841</text:p>
              </table:table-cell>
              <table:table-cell office:value-type="float" office:value="-0.1">
                <text:p>-0.1</text:p>
              </table:table-cell>
              <table:table-cell office:value-type="float" office:value="0.08121">
                <text:p>0.08121</text:p>
              </table:table-cell>
              <table:table-cell office:value-type="float" office:value="0.5817">
                <text:p>0.5817</text:p>
              </table:table-cell>
              <table:table-cell office:value-type="float" office:value="0.80934">
                <text:p>0.80934</text:p>
              </table:table-cell>
              <table:table-cell office:value-type="float" office:value="0.62319">
                <text:p>0.6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52841">
                <text:p>2.52841</text:p>
              </table:table-cell>
              <table:table-cell office:value-type="float" office:value="-0.1">
                <text:p>-0.1</text:p>
              </table:table-cell>
              <table:table-cell office:value-type="float" office:value="0.08178">
                <text:p>0.08178</text:p>
              </table:table-cell>
              <table:table-cell office:value-type="float" office:value="0.57355">
                <text:p>0.57355</text:p>
              </table:table-cell>
              <table:table-cell office:value-type="float" office:value="0.81508">
                <text:p>0.81508</text:p>
              </table:table-cell>
              <table:table-cell office:value-type="float" office:value="0.61319">
                <text:p>0.6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53841">
                <text:p>2.53841</text:p>
              </table:table-cell>
              <table:table-cell office:value-type="float" office:value="-0.1">
                <text:p>-0.1</text:p>
              </table:table-cell>
              <table:table-cell office:value-type="float" office:value="0.08235">
                <text:p>0.08235</text:p>
              </table:table-cell>
              <table:table-cell office:value-type="float" office:value="0.56534">
                <text:p>0.56534</text:p>
              </table:table-cell>
              <table:table-cell office:value-type="float" office:value="0.82074">
                <text:p>0.82074</text:p>
              </table:table-cell>
              <table:table-cell office:value-type="float" office:value="0.60319">
                <text:p>0.6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54841">
                <text:p>2.54841</text:p>
              </table:table-cell>
              <table:table-cell office:value-type="float" office:value="-0.1">
                <text:p>-0.1</text:p>
              </table:table-cell>
              <table:table-cell office:value-type="float" office:value="0.08291">
                <text:p>0.08291</text:p>
              </table:table-cell>
              <table:table-cell office:value-type="float" office:value="0.55708">
                <text:p>0.55708</text:p>
              </table:table-cell>
              <table:table-cell office:value-type="float" office:value="0.82631">
                <text:p>0.82631</text:p>
              </table:table-cell>
              <table:table-cell office:value-type="float" office:value="0.59319">
                <text:p>0.5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55841">
                <text:p>2.55841</text:p>
              </table:table-cell>
              <table:table-cell office:value-type="float" office:value="-0.1">
                <text:p>-0.1</text:p>
              </table:table-cell>
              <table:table-cell office:value-type="float" office:value="0.08346">
                <text:p>0.08346</text:p>
              </table:table-cell>
              <table:table-cell office:value-type="float" office:value="0.54876">
                <text:p>0.54876</text:p>
              </table:table-cell>
              <table:table-cell office:value-type="float" office:value="0.8318">
                <text:p>0.8318</text:p>
              </table:table-cell>
              <table:table-cell office:value-type="float" office:value="0.58319">
                <text:p>0.5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56841">
                <text:p>2.56841</text:p>
              </table:table-cell>
              <table:table-cell office:value-type="float" office:value="-0.1">
                <text:p>-0.1</text:p>
              </table:table-cell>
              <table:table-cell office:value-type="float" office:value="0.084">
                <text:p>0.084</text:p>
              </table:table-cell>
              <table:table-cell office:value-type="float" office:value="0.54039">
                <text:p>0.54039</text:p>
              </table:table-cell>
              <table:table-cell office:value-type="float" office:value="0.83721">
                <text:p>0.83721</text:p>
              </table:table-cell>
              <table:table-cell office:value-type="float" office:value="0.57319">
                <text:p>0.5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57841">
                <text:p>2.57841</text:p>
              </table:table-cell>
              <table:table-cell office:value-type="float" office:value="-0.1">
                <text:p>-0.1</text:p>
              </table:table-cell>
              <table:table-cell office:value-type="float" office:value="0.08454">
                <text:p>0.08454</text:p>
              </table:table-cell>
              <table:table-cell office:value-type="float" office:value="0.53197">
                <text:p>0.53197</text:p>
              </table:table-cell>
              <table:table-cell office:value-type="float" office:value="0.84253">
                <text:p>0.84253</text:p>
              </table:table-cell>
              <table:table-cell office:value-type="float" office:value="0.56319">
                <text:p>0.5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58841">
                <text:p>2.58841</text:p>
              </table:table-cell>
              <table:table-cell office:value-type="float" office:value="-0.1">
                <text:p>-0.1</text:p>
              </table:table-cell>
              <table:table-cell office:value-type="float" office:value="0.08506">
                <text:p>0.08506</text:p>
              </table:table-cell>
              <table:table-cell office:value-type="float" office:value="0.5235">
                <text:p>0.5235</text:p>
              </table:table-cell>
              <table:table-cell office:value-type="float" office:value="0.84777">
                <text:p>0.84777</text:p>
              </table:table-cell>
              <table:table-cell office:value-type="float" office:value="0.55319">
                <text:p>0.5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59841">
                <text:p>2.59841</text:p>
              </table:table-cell>
              <table:table-cell office:value-type="float" office:value="-0.1">
                <text:p>-0.1</text:p>
              </table:table-cell>
              <table:table-cell office:value-type="float" office:value="0.08558">
                <text:p>0.08558</text:p>
              </table:table-cell>
              <table:table-cell office:value-type="float" office:value="0.51497">
                <text:p>0.51497</text:p>
              </table:table-cell>
              <table:table-cell office:value-type="float" office:value="0.85293">
                <text:p>0.85293</text:p>
              </table:table-cell>
              <table:table-cell office:value-type="float" office:value="0.54319">
                <text:p>0.5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60841">
                <text:p>2.60841</text:p>
              </table:table-cell>
              <table:table-cell office:value-type="float" office:value="-0.1">
                <text:p>-0.1</text:p>
              </table:table-cell>
              <table:table-cell office:value-type="float" office:value="0.08609">
                <text:p>0.08609</text:p>
              </table:table-cell>
              <table:table-cell office:value-type="float" office:value="0.50639">
                <text:p>0.50639</text:p>
              </table:table-cell>
              <table:table-cell office:value-type="float" office:value="0.858">
                <text:p>0.858</text:p>
              </table:table-cell>
              <table:table-cell office:value-type="float" office:value="0.53319">
                <text:p>0.5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61841">
                <text:p>2.61841</text:p>
              </table:table-cell>
              <table:table-cell office:value-type="float" office:value="-0.1">
                <text:p>-0.1</text:p>
              </table:table-cell>
              <table:table-cell office:value-type="float" office:value="0.08659">
                <text:p>0.08659</text:p>
              </table:table-cell>
              <table:table-cell office:value-type="float" office:value="0.49777">
                <text:p>0.49777</text:p>
              </table:table-cell>
              <table:table-cell office:value-type="float" office:value="0.86298">
                <text:p>0.86298</text:p>
              </table:table-cell>
              <table:table-cell office:value-type="float" office:value="0.52319">
                <text:p>0.5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62841">
                <text:p>2.62841</text:p>
              </table:table-cell>
              <table:table-cell office:value-type="float" office:value="-0.1">
                <text:p>-0.1</text:p>
              </table:table-cell>
              <table:table-cell office:value-type="float" office:value="0.08708">
                <text:p>0.08708</text:p>
              </table:table-cell>
              <table:table-cell office:value-type="float" office:value="0.48909">
                <text:p>0.48909</text:p>
              </table:table-cell>
              <table:table-cell office:value-type="float" office:value="0.86788">
                <text:p>0.86788</text:p>
              </table:table-cell>
              <table:table-cell office:value-type="float" office:value="0.51319">
                <text:p>0.5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63841">
                <text:p>2.63841</text:p>
              </table:table-cell>
              <table:table-cell office:value-type="float" office:value="-0.1">
                <text:p>-0.1</text:p>
              </table:table-cell>
              <table:table-cell office:value-type="float" office:value="0.08756">
                <text:p>0.08756</text:p>
              </table:table-cell>
              <table:table-cell office:value-type="float" office:value="0.48037">
                <text:p>0.48037</text:p>
              </table:table-cell>
              <table:table-cell office:value-type="float" office:value="0.87269">
                <text:p>0.87269</text:p>
              </table:table-cell>
              <table:table-cell office:value-type="float" office:value="0.50319">
                <text:p>0.5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64841">
                <text:p>2.64841</text:p>
              </table:table-cell>
              <table:table-cell office:value-type="float" office:value="-0.1">
                <text:p>-0.1</text:p>
              </table:table-cell>
              <table:table-cell office:value-type="float" office:value="0.08803">
                <text:p>0.08803</text:p>
              </table:table-cell>
              <table:table-cell office:value-type="float" office:value="0.4716">
                <text:p>0.4716</text:p>
              </table:table-cell>
              <table:table-cell office:value-type="float" office:value="0.87741">
                <text:p>0.87741</text:p>
              </table:table-cell>
              <table:table-cell office:value-type="float" office:value="0.49319">
                <text:p>0.4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65841">
                <text:p>2.65841</text:p>
              </table:table-cell>
              <table:table-cell office:value-type="float" office:value="-0.1">
                <text:p>-0.1</text:p>
              </table:table-cell>
              <table:table-cell office:value-type="float" office:value="0.0885">
                <text:p>0.0885</text:p>
              </table:table-cell>
              <table:table-cell office:value-type="float" office:value="0.46278">
                <text:p>0.46278</text:p>
              </table:table-cell>
              <table:table-cell office:value-type="float" office:value="0.88204">
                <text:p>0.88204</text:p>
              </table:table-cell>
              <table:table-cell office:value-type="float" office:value="0.48319">
                <text:p>0.4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66841">
                <text:p>2.66841</text:p>
              </table:table-cell>
              <table:table-cell office:value-type="float" office:value="-0.1">
                <text:p>-0.1</text:p>
              </table:table-cell>
              <table:table-cell office:value-type="float" office:value="0.08896">
                <text:p>0.08896</text:p>
              </table:table-cell>
              <table:table-cell office:value-type="float" office:value="0.45392">
                <text:p>0.45392</text:p>
              </table:table-cell>
              <table:table-cell office:value-type="float" office:value="0.88659">
                <text:p>0.88659</text:p>
              </table:table-cell>
              <table:table-cell office:value-type="float" office:value="0.47319">
                <text:p>0.4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67841">
                <text:p>2.67841</text:p>
              </table:table-cell>
              <table:table-cell office:value-type="float" office:value="-0.1">
                <text:p>-0.1</text:p>
              </table:table-cell>
              <table:table-cell office:value-type="float" office:value="0.0894">
                <text:p>0.0894</text:p>
              </table:table-cell>
              <table:table-cell office:value-type="float" office:value="0.44501">
                <text:p>0.44501</text:p>
              </table:table-cell>
              <table:table-cell office:value-type="float" office:value="0.89105">
                <text:p>0.89105</text:p>
              </table:table-cell>
              <table:table-cell office:value-type="float" office:value="0.46319">
                <text:p>0.4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68841">
                <text:p>2.68841</text:p>
              </table:table-cell>
              <table:table-cell office:value-type="float" office:value="-0.1">
                <text:p>-0.1</text:p>
              </table:table-cell>
              <table:table-cell office:value-type="float" office:value="0.08984">
                <text:p>0.08984</text:p>
              </table:table-cell>
              <table:table-cell office:value-type="float" office:value="0.43606">
                <text:p>0.43606</text:p>
              </table:table-cell>
              <table:table-cell office:value-type="float" office:value="0.89542">
                <text:p>0.89542</text:p>
              </table:table-cell>
              <table:table-cell office:value-type="float" office:value="0.45319">
                <text:p>0.4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69841">
                <text:p>2.69841</text:p>
              </table:table-cell>
              <table:table-cell office:value-type="float" office:value="-0.1">
                <text:p>-0.1</text:p>
              </table:table-cell>
              <table:table-cell office:value-type="float" office:value="0.09027">
                <text:p>0.09027</text:p>
              </table:table-cell>
              <table:table-cell office:value-type="float" office:value="0.42707">
                <text:p>0.42707</text:p>
              </table:table-cell>
              <table:table-cell office:value-type="float" office:value="0.8997">
                <text:p>0.8997</text:p>
              </table:table-cell>
              <table:table-cell office:value-type="float" office:value="0.44319">
                <text:p>0.4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70841">
                <text:p>2.70841</text:p>
              </table:table-cell>
              <table:table-cell office:value-type="float" office:value="-0.1">
                <text:p>-0.1</text:p>
              </table:table-cell>
              <table:table-cell office:value-type="float" office:value="0.09069">
                <text:p>0.09069</text:p>
              </table:table-cell>
              <table:table-cell office:value-type="float" office:value="0.41803">
                <text:p>0.41803</text:p>
              </table:table-cell>
              <table:table-cell office:value-type="float" office:value="0.90389">
                <text:p>0.90389</text:p>
              </table:table-cell>
              <table:table-cell office:value-type="float" office:value="0.43319">
                <text:p>0.4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71841">
                <text:p>2.71841</text:p>
              </table:table-cell>
              <table:table-cell office:value-type="float" office:value="-0.1">
                <text:p>-0.1</text:p>
              </table:table-cell>
              <table:table-cell office:value-type="float" office:value="0.0911">
                <text:p>0.0911</text:p>
              </table:table-cell>
              <table:table-cell office:value-type="float" office:value="0.40896">
                <text:p>0.40896</text:p>
              </table:table-cell>
              <table:table-cell office:value-type="float" office:value="0.90799">
                <text:p>0.90799</text:p>
              </table:table-cell>
              <table:table-cell office:value-type="float" office:value="0.42319">
                <text:p>0.4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72841">
                <text:p>2.72841</text:p>
              </table:table-cell>
              <table:table-cell office:value-type="float" office:value="-0.1">
                <text:p>-0.1</text:p>
              </table:table-cell>
              <table:table-cell office:value-type="float" office:value="0.09151">
                <text:p>0.09151</text:p>
              </table:table-cell>
              <table:table-cell office:value-type="float" office:value="0.39984">
                <text:p>0.39984</text:p>
              </table:table-cell>
              <table:table-cell office:value-type="float" office:value="0.912">
                <text:p>0.912</text:p>
              </table:table-cell>
              <table:table-cell office:value-type="float" office:value="0.41319">
                <text:p>0.4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73841">
                <text:p>2.73841</text:p>
              </table:table-cell>
              <table:table-cell office:value-type="float" office:value="-0.1">
                <text:p>-0.1</text:p>
              </table:table-cell>
              <table:table-cell office:value-type="float" office:value="0.0919">
                <text:p>0.0919</text:p>
              </table:table-cell>
              <table:table-cell office:value-type="float" office:value="0.39069">
                <text:p>0.39069</text:p>
              </table:table-cell>
              <table:table-cell office:value-type="float" office:value="0.91592">
                <text:p>0.91592</text:p>
              </table:table-cell>
              <table:table-cell office:value-type="float" office:value="0.40319">
                <text:p>0.4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74841">
                <text:p>2.74841</text:p>
              </table:table-cell>
              <table:table-cell office:value-type="float" office:value="-0.1">
                <text:p>-0.1</text:p>
              </table:table-cell>
              <table:table-cell office:value-type="float" office:value="0.09228">
                <text:p>0.09228</text:p>
              </table:table-cell>
              <table:table-cell office:value-type="float" office:value="0.3815">
                <text:p>0.3815</text:p>
              </table:table-cell>
              <table:table-cell office:value-type="float" office:value="0.91975">
                <text:p>0.91975</text:p>
              </table:table-cell>
              <table:table-cell office:value-type="float" office:value="0.39319">
                <text:p>0.3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75841">
                <text:p>2.75841</text:p>
              </table:table-cell>
              <table:table-cell office:value-type="float" office:value="-0.1">
                <text:p>-0.1</text:p>
              </table:table-cell>
              <table:table-cell office:value-type="float" office:value="0.09266">
                <text:p>0.09266</text:p>
              </table:table-cell>
              <table:table-cell office:value-type="float" office:value="0.37227">
                <text:p>0.37227</text:p>
              </table:table-cell>
              <table:table-cell office:value-type="float" office:value="0.92349">
                <text:p>0.92349</text:p>
              </table:table-cell>
              <table:table-cell office:value-type="float" office:value="0.38319">
                <text:p>0.3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76841">
                <text:p>2.76841</text:p>
              </table:table-cell>
              <table:table-cell office:value-type="float" office:value="-0.1">
                <text:p>-0.1</text:p>
              </table:table-cell>
              <table:table-cell office:value-type="float" office:value="0.09302">
                <text:p>0.09302</text:p>
              </table:table-cell>
              <table:table-cell office:value-type="float" office:value="0.363">
                <text:p>0.363</text:p>
              </table:table-cell>
              <table:table-cell office:value-type="float" office:value="0.92713">
                <text:p>0.92713</text:p>
              </table:table-cell>
              <table:table-cell office:value-type="float" office:value="0.37319">
                <text:p>0.3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77841">
                <text:p>2.77841</text:p>
              </table:table-cell>
              <table:table-cell office:value-type="float" office:value="-0.1">
                <text:p>-0.1</text:p>
              </table:table-cell>
              <table:table-cell office:value-type="float" office:value="0.09338">
                <text:p>0.09338</text:p>
              </table:table-cell>
              <table:table-cell office:value-type="float" office:value="0.3537">
                <text:p>0.3537</text:p>
              </table:table-cell>
              <table:table-cell office:value-type="float" office:value="0.93069">
                <text:p>0.93069</text:p>
              </table:table-cell>
              <table:table-cell office:value-type="float" office:value="0.36319">
                <text:p>0.3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78841">
                <text:p>2.78841</text:p>
              </table:table-cell>
              <table:table-cell office:value-type="float" office:value="-0.1">
                <text:p>-0.1</text:p>
              </table:table-cell>
              <table:table-cell office:value-type="float" office:value="0.09373">
                <text:p>0.09373</text:p>
              </table:table-cell>
              <table:table-cell office:value-type="float" office:value="0.34437">
                <text:p>0.34437</text:p>
              </table:table-cell>
              <table:table-cell office:value-type="float" office:value="0.93415">
                <text:p>0.93415</text:p>
              </table:table-cell>
              <table:table-cell office:value-type="float" office:value="0.35319">
                <text:p>0.3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79841">
                <text:p>2.79841</text:p>
              </table:table-cell>
              <table:table-cell office:value-type="float" office:value="-0.1">
                <text:p>-0.1</text:p>
              </table:table-cell>
              <table:table-cell office:value-type="float" office:value="0.09406">
                <text:p>0.09406</text:p>
              </table:table-cell>
              <table:table-cell office:value-type="float" office:value="0.335">
                <text:p>0.335</text:p>
              </table:table-cell>
              <table:table-cell office:value-type="float" office:value="0.93751">
                <text:p>0.93751</text:p>
              </table:table-cell>
              <table:table-cell office:value-type="float" office:value="0.34319">
                <text:p>0.3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80841">
                <text:p>2.80841</text:p>
              </table:table-cell>
              <table:table-cell office:value-type="float" office:value="-0.1">
                <text:p>-0.1</text:p>
              </table:table-cell>
              <table:table-cell office:value-type="float" office:value="0.09439">
                <text:p>0.09439</text:p>
              </table:table-cell>
              <table:table-cell office:value-type="float" office:value="0.32559">
                <text:p>0.32559</text:p>
              </table:table-cell>
              <table:table-cell office:value-type="float" office:value="0.94079">
                <text:p>0.94079</text:p>
              </table:table-cell>
              <table:table-cell office:value-type="float" office:value="0.33319">
                <text:p>0.3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81841">
                <text:p>2.81841</text:p>
              </table:table-cell>
              <table:table-cell office:value-type="float" office:value="-0.1">
                <text:p>-0.1</text:p>
              </table:table-cell>
              <table:table-cell office:value-type="float" office:value="0.09471">
                <text:p>0.09471</text:p>
              </table:table-cell>
              <table:table-cell office:value-type="float" office:value="0.31616">
                <text:p>0.31616</text:p>
              </table:table-cell>
              <table:table-cell office:value-type="float" office:value="0.94397">
                <text:p>0.94397</text:p>
              </table:table-cell>
              <table:table-cell office:value-type="float" office:value="0.32319">
                <text:p>0.3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82841">
                <text:p>2.82841</text:p>
              </table:table-cell>
              <table:table-cell office:value-type="float" office:value="-0.1">
                <text:p>-0.1</text:p>
              </table:table-cell>
              <table:table-cell office:value-type="float" office:value="0.09502">
                <text:p>0.09502</text:p>
              </table:table-cell>
              <table:table-cell office:value-type="float" office:value="0.3067">
                <text:p>0.3067</text:p>
              </table:table-cell>
              <table:table-cell office:value-type="float" office:value="0.94705">
                <text:p>0.94705</text:p>
              </table:table-cell>
              <table:table-cell office:value-type="float" office:value="0.31319">
                <text:p>0.3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83841">
                <text:p>2.83841</text:p>
              </table:table-cell>
              <table:table-cell office:value-type="float" office:value="-0.1">
                <text:p>-0.1</text:p>
              </table:table-cell>
              <table:table-cell office:value-type="float" office:value="0.09532">
                <text:p>0.09532</text:p>
              </table:table-cell>
              <table:table-cell office:value-type="float" office:value="0.2972">
                <text:p>0.2972</text:p>
              </table:table-cell>
              <table:table-cell office:value-type="float" office:value="0.95004">
                <text:p>0.95004</text:p>
              </table:table-cell>
              <table:table-cell office:value-type="float" office:value="0.30319">
                <text:p>0.3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84841">
                <text:p>2.84841</text:p>
              </table:table-cell>
              <table:table-cell office:value-type="float" office:value="-0.1">
                <text:p>-0.1</text:p>
              </table:table-cell>
              <table:table-cell office:value-type="float" office:value="0.09561">
                <text:p>0.09561</text:p>
              </table:table-cell>
              <table:table-cell office:value-type="float" office:value="0.28768">
                <text:p>0.28768</text:p>
              </table:table-cell>
              <table:table-cell office:value-type="float" office:value="0.95294">
                <text:p>0.95294</text:p>
              </table:table-cell>
              <table:table-cell office:value-type="float" office:value="0.29319">
                <text:p>0.2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85841">
                <text:p>2.85841</text:p>
              </table:table-cell>
              <table:table-cell office:value-type="float" office:value="-0.1">
                <text:p>-0.1</text:p>
              </table:table-cell>
              <table:table-cell office:value-type="float" office:value="0.09589">
                <text:p>0.09589</text:p>
              </table:table-cell>
              <table:table-cell office:value-type="float" office:value="0.27813">
                <text:p>0.27813</text:p>
              </table:table-cell>
              <table:table-cell office:value-type="float" office:value="0.95575">
                <text:p>0.95575</text:p>
              </table:table-cell>
              <table:table-cell office:value-type="float" office:value="0.28319">
                <text:p>0.2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86841">
                <text:p>2.86841</text:p>
              </table:table-cell>
              <table:table-cell office:value-type="float" office:value="-0.1">
                <text:p>-0.1</text:p>
              </table:table-cell>
              <table:table-cell office:value-type="float" office:value="0.09617">
                <text:p>0.09617</text:p>
              </table:table-cell>
              <table:table-cell office:value-type="float" office:value="0.26855">
                <text:p>0.26855</text:p>
              </table:table-cell>
              <table:table-cell office:value-type="float" office:value="0.95845">
                <text:p>0.95845</text:p>
              </table:table-cell>
              <table:table-cell office:value-type="float" office:value="0.27319">
                <text:p>0.2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87841">
                <text:p>2.87841</text:p>
              </table:table-cell>
              <table:table-cell office:value-type="float" office:value="-0.1">
                <text:p>-0.1</text:p>
              </table:table-cell>
              <table:table-cell office:value-type="float" office:value="0.09643">
                <text:p>0.09643</text:p>
              </table:table-cell>
              <table:table-cell office:value-type="float" office:value="0.25895">
                <text:p>0.25895</text:p>
              </table:table-cell>
              <table:table-cell office:value-type="float" office:value="0.96107">
                <text:p>0.96107</text:p>
              </table:table-cell>
              <table:table-cell office:value-type="float" office:value="0.26319">
                <text:p>0.2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88841">
                <text:p>2.88841</text:p>
              </table:table-cell>
              <table:table-cell office:value-type="float" office:value="-0.1">
                <text:p>-0.1</text:p>
              </table:table-cell>
              <table:table-cell office:value-type="float" office:value="0.09668">
                <text:p>0.09668</text:p>
              </table:table-cell>
              <table:table-cell office:value-type="float" office:value="0.24932">
                <text:p>0.24932</text:p>
              </table:table-cell>
              <table:table-cell office:value-type="float" office:value="0.96358">
                <text:p>0.96358</text:p>
              </table:table-cell>
              <table:table-cell office:value-type="float" office:value="0.25319">
                <text:p>0.2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9841">
                <text:p>2.89841</text:p>
              </table:table-cell>
              <table:table-cell office:value-type="float" office:value="-0.1">
                <text:p>-0.1</text:p>
              </table:table-cell>
              <table:table-cell office:value-type="float" office:value="0.09692">
                <text:p>0.09692</text:p>
              </table:table-cell>
              <table:table-cell office:value-type="float" office:value="0.23966">
                <text:p>0.23966</text:p>
              </table:table-cell>
              <table:table-cell office:value-type="float" office:value="0.96601">
                <text:p>0.96601</text:p>
              </table:table-cell>
              <table:table-cell office:value-type="float" office:value="0.24319">
                <text:p>0.2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90841">
                <text:p>2.90841</text:p>
              </table:table-cell>
              <table:table-cell office:value-type="float" office:value="-0.1">
                <text:p>-0.1</text:p>
              </table:table-cell>
              <table:table-cell office:value-type="float" office:value="0.09716">
                <text:p>0.09716</text:p>
              </table:table-cell>
              <table:table-cell office:value-type="float" office:value="0.22998">
                <text:p>0.22998</text:p>
              </table:table-cell>
              <table:table-cell office:value-type="float" office:value="0.96833">
                <text:p>0.96833</text:p>
              </table:table-cell>
              <table:table-cell office:value-type="float" office:value="0.23319">
                <text:p>0.2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91841">
                <text:p>2.91841</text:p>
              </table:table-cell>
              <table:table-cell office:value-type="float" office:value="-0.1">
                <text:p>-0.1</text:p>
              </table:table-cell>
              <table:table-cell office:value-type="float" office:value="0.09738">
                <text:p>0.09738</text:p>
              </table:table-cell>
              <table:table-cell office:value-type="float" office:value="0.22029">
                <text:p>0.22029</text:p>
              </table:table-cell>
              <table:table-cell office:value-type="float" office:value="0.97056">
                <text:p>0.97056</text:p>
              </table:table-cell>
              <table:table-cell office:value-type="float" office:value="0.22319">
                <text:p>0.2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92841">
                <text:p>2.92841</text:p>
              </table:table-cell>
              <table:table-cell office:value-type="float" office:value="-0.1">
                <text:p>-0.1</text:p>
              </table:table-cell>
              <table:table-cell office:value-type="float" office:value="0.0976">
                <text:p>0.0976</text:p>
              </table:table-cell>
              <table:table-cell office:value-type="float" office:value="0.21056">
                <text:p>0.21056</text:p>
              </table:table-cell>
              <table:table-cell office:value-type="float" office:value="0.9727">
                <text:p>0.9727</text:p>
              </table:table-cell>
              <table:table-cell office:value-type="float" office:value="0.21319">
                <text:p>0.2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93841">
                <text:p>2.93841</text:p>
              </table:table-cell>
              <table:table-cell office:value-type="float" office:value="-0.1">
                <text:p>-0.1</text:p>
              </table:table-cell>
              <table:table-cell office:value-type="float" office:value="0.0978">
                <text:p>0.0978</text:p>
              </table:table-cell>
              <table:table-cell office:value-type="float" office:value="0.20082">
                <text:p>0.20082</text:p>
              </table:table-cell>
              <table:table-cell office:value-type="float" office:value="0.97473">
                <text:p>0.97473</text:p>
              </table:table-cell>
              <table:table-cell office:value-type="float" office:value="0.20319">
                <text:p>0.2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94841">
                <text:p>2.94841</text:p>
              </table:table-cell>
              <table:table-cell office:value-type="float" office:value="-0.1">
                <text:p>-0.1</text:p>
              </table:table-cell>
              <table:table-cell office:value-type="float" office:value="0.09799">
                <text:p>0.09799</text:p>
              </table:table-cell>
              <table:table-cell office:value-type="float" office:value="0.19106">
                <text:p>0.19106</text:p>
              </table:table-cell>
              <table:table-cell office:value-type="float" office:value="0.97667">
                <text:p>0.97667</text:p>
              </table:table-cell>
              <table:table-cell office:value-type="float" office:value="0.19319">
                <text:p>0.1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95841">
                <text:p>2.95841</text:p>
              </table:table-cell>
              <table:table-cell office:value-type="float" office:value="-0.1">
                <text:p>-0.1</text:p>
              </table:table-cell>
              <table:table-cell office:value-type="float" office:value="0.09818">
                <text:p>0.09818</text:p>
              </table:table-cell>
              <table:table-cell office:value-type="float" office:value="0.18128">
                <text:p>0.18128</text:p>
              </table:table-cell>
              <table:table-cell office:value-type="float" office:value="0.97852">
                <text:p>0.97852</text:p>
              </table:table-cell>
              <table:table-cell office:value-type="float" office:value="0.18319">
                <text:p>0.1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96841">
                <text:p>2.96841</text:p>
              </table:table-cell>
              <table:table-cell office:value-type="float" office:value="-0.1">
                <text:p>-0.1</text:p>
              </table:table-cell>
              <table:table-cell office:value-type="float" office:value="0.09835">
                <text:p>0.09835</text:p>
              </table:table-cell>
              <table:table-cell office:value-type="float" office:value="0.17149">
                <text:p>0.17149</text:p>
              </table:table-cell>
              <table:table-cell office:value-type="float" office:value="0.98026">
                <text:p>0.98026</text:p>
              </table:table-cell>
              <table:table-cell office:value-type="float" office:value="0.17319">
                <text:p>0.1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97841">
                <text:p>2.97841</text:p>
              </table:table-cell>
              <table:table-cell office:value-type="float" office:value="-0.1">
                <text:p>-0.1</text:p>
              </table:table-cell>
              <table:table-cell office:value-type="float" office:value="0.09852">
                <text:p>0.09852</text:p>
              </table:table-cell>
              <table:table-cell office:value-type="float" office:value="0.16167">
                <text:p>0.16167</text:p>
              </table:table-cell>
              <table:table-cell office:value-type="float" office:value="0.98191">
                <text:p>0.98191</text:p>
              </table:table-cell>
              <table:table-cell office:value-type="float" office:value="0.16319">
                <text:p>0.1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98841">
                <text:p>2.98841</text:p>
              </table:table-cell>
              <table:table-cell office:value-type="float" office:value="-0.1">
                <text:p>-0.1</text:p>
              </table:table-cell>
              <table:table-cell office:value-type="float" office:value="0.09868">
                <text:p>0.09868</text:p>
              </table:table-cell>
              <table:table-cell office:value-type="float" office:value="0.15184">
                <text:p>0.15184</text:p>
              </table:table-cell>
              <table:table-cell office:value-type="float" office:value="0.98347">
                <text:p>0.98347</text:p>
              </table:table-cell>
              <table:table-cell office:value-type="float" office:value="0.15319">
                <text:p>0.1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99841">
                <text:p>2.99841</text:p>
              </table:table-cell>
              <table:table-cell office:value-type="float" office:value="-0.1">
                <text:p>-0.1</text:p>
              </table:table-cell>
              <table:table-cell office:value-type="float" office:value="0.09882">
                <text:p>0.09882</text:p>
              </table:table-cell>
              <table:table-cell office:value-type="float" office:value="0.142">
                <text:p>0.142</text:p>
              </table:table-cell>
              <table:table-cell office:value-type="float" office:value="0.98492">
                <text:p>0.98492</text:p>
              </table:table-cell>
              <table:table-cell office:value-type="float" office:value="0.14319">
                <text:p>0.1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0841">
                <text:p>3.00841</text:p>
              </table:table-cell>
              <table:table-cell office:value-type="float" office:value="-0.1">
                <text:p>-0.1</text:p>
              </table:table-cell>
              <table:table-cell office:value-type="float" office:value="0.09896">
                <text:p>0.09896</text:p>
              </table:table-cell>
              <table:table-cell office:value-type="float" office:value="0.13214">
                <text:p>0.13214</text:p>
              </table:table-cell>
              <table:table-cell office:value-type="float" office:value="0.98628">
                <text:p>0.98628</text:p>
              </table:table-cell>
              <table:table-cell office:value-type="float" office:value="0.13319">
                <text:p>0.1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1841">
                <text:p>3.01841</text:p>
              </table:table-cell>
              <table:table-cell office:value-type="float" office:value="-0.1">
                <text:p>-0.1</text:p>
              </table:table-cell>
              <table:table-cell office:value-type="float" office:value="0.09908">
                <text:p>0.09908</text:p>
              </table:table-cell>
              <table:table-cell office:value-type="float" office:value="0.12227">
                <text:p>0.12227</text:p>
              </table:table-cell>
              <table:table-cell office:value-type="float" office:value="0.98754">
                <text:p>0.98754</text:p>
              </table:table-cell>
              <table:table-cell office:value-type="float" office:value="0.12319">
                <text:p>0.1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02841">
                <text:p>3.02841</text:p>
              </table:table-cell>
              <table:table-cell office:value-type="float" office:value="-0.1">
                <text:p>-0.1</text:p>
              </table:table-cell>
              <table:table-cell office:value-type="float" office:value="0.0992">
                <text:p>0.0992</text:p>
              </table:table-cell>
              <table:table-cell office:value-type="float" office:value="0.11239">
                <text:p>0.11239</text:p>
              </table:table-cell>
              <table:table-cell office:value-type="float" office:value="0.9887">
                <text:p>0.9887</text:p>
              </table:table-cell>
              <table:table-cell office:value-type="float" office:value="0.11319">
                <text:p>0.1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3841">
                <text:p>3.03841</text:p>
              </table:table-cell>
              <table:table-cell office:value-type="float" office:value="-0.1">
                <text:p>-0.1</text:p>
              </table:table-cell>
              <table:table-cell office:value-type="float" office:value="0.09931">
                <text:p>0.09931</text:p>
              </table:table-cell>
              <table:table-cell office:value-type="float" office:value="0.10249">
                <text:p>0.10249</text:p>
              </table:table-cell>
              <table:table-cell office:value-type="float" office:value="0.98976">
                <text:p>0.98976</text:p>
              </table:table-cell>
              <table:table-cell office:value-type="float" office:value="0.10319">
                <text:p>0.10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04841">
                <text:p>3.04841</text:p>
              </table:table-cell>
              <table:table-cell office:value-type="float" office:value="-0.1">
                <text:p>-0.1</text:p>
              </table:table-cell>
              <table:table-cell office:value-type="float" office:value="0.0994">
                <text:p>0.0994</text:p>
              </table:table-cell>
              <table:table-cell office:value-type="float" office:value="0.09259">
                <text:p>0.09259</text:p>
              </table:table-cell>
              <table:table-cell office:value-type="float" office:value="0.99073">
                <text:p>0.99073</text:p>
              </table:table-cell>
              <table:table-cell office:value-type="float" office:value="0.09319">
                <text:p>0.09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5841">
                <text:p>3.05841</text:p>
              </table:table-cell>
              <table:table-cell office:value-type="float" office:value="-0.1">
                <text:p>-0.1</text:p>
              </table:table-cell>
              <table:table-cell office:value-type="float" office:value="0.09949">
                <text:p>0.09949</text:p>
              </table:table-cell>
              <table:table-cell office:value-type="float" office:value="0.08268">
                <text:p>0.08268</text:p>
              </table:table-cell>
              <table:table-cell office:value-type="float" office:value="0.9916">
                <text:p>0.9916</text:p>
              </table:table-cell>
              <table:table-cell office:value-type="float" office:value="0.08319">
                <text:p>0.08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06841">
                <text:p>3.06841</text:p>
              </table:table-cell>
              <table:table-cell office:value-type="float" office:value="-0.1">
                <text:p>-0.1</text:p>
              </table:table-cell>
              <table:table-cell office:value-type="float" office:value="0.09957">
                <text:p>0.09957</text:p>
              </table:table-cell>
              <table:table-cell office:value-type="float" office:value="0.07276">
                <text:p>0.07276</text:p>
              </table:table-cell>
              <table:table-cell office:value-type="float" office:value="0.99237">
                <text:p>0.99237</text:p>
              </table:table-cell>
              <table:table-cell office:value-type="float" office:value="0.07319">
                <text:p>0.07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07841">
                <text:p>3.07841</text:p>
              </table:table-cell>
              <table:table-cell office:value-type="float" office:value="-0.1">
                <text:p>-0.1</text:p>
              </table:table-cell>
              <table:table-cell office:value-type="float" office:value="0.09964">
                <text:p>0.09964</text:p>
              </table:table-cell>
              <table:table-cell office:value-type="float" office:value="0.06283">
                <text:p>0.06283</text:p>
              </table:table-cell>
              <table:table-cell office:value-type="float" office:value="0.99304">
                <text:p>0.99304</text:p>
              </table:table-cell>
              <table:table-cell office:value-type="float" office:value="0.06319">
                <text:p>0.06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08841">
                <text:p>3.08841</text:p>
              </table:table-cell>
              <table:table-cell office:value-type="float" office:value="-0.1">
                <text:p>-0.1</text:p>
              </table:table-cell>
              <table:table-cell office:value-type="float" office:value="0.09969">
                <text:p>0.09969</text:p>
              </table:table-cell>
              <table:table-cell office:value-type="float" office:value="0.0529">
                <text:p>0.0529</text:p>
              </table:table-cell>
              <table:table-cell office:value-type="float" office:value="0.99361">
                <text:p>0.99361</text:p>
              </table:table-cell>
              <table:table-cell office:value-type="float" office:value="0.05319">
                <text:p>0.05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09841">
                <text:p>3.09841</text:p>
              </table:table-cell>
              <table:table-cell office:value-type="float" office:value="-0.1">
                <text:p>-0.1</text:p>
              </table:table-cell>
              <table:table-cell office:value-type="float" office:value="0.09974">
                <text:p>0.09974</text:p>
              </table:table-cell>
              <table:table-cell office:value-type="float" office:value="0.04296">
                <text:p>0.04296</text:p>
              </table:table-cell>
              <table:table-cell office:value-type="float" office:value="0.99409">
                <text:p>0.99409</text:p>
              </table:table-cell>
              <table:table-cell office:value-type="float" office:value="0.04319">
                <text:p>0.04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10841">
                <text:p>3.10841</text:p>
              </table:table-cell>
              <table:table-cell office:value-type="float" office:value="-0.1">
                <text:p>-0.1</text:p>
              </table:table-cell>
              <table:table-cell office:value-type="float" office:value="0.09978">
                <text:p>0.09978</text:p>
              </table:table-cell>
              <table:table-cell office:value-type="float" office:value="0.03301">
                <text:p>0.03301</text:p>
              </table:table-cell>
              <table:table-cell office:value-type="float" office:value="0.99446">
                <text:p>0.99446</text:p>
              </table:table-cell>
              <table:table-cell office:value-type="float" office:value="0.03319">
                <text:p>0.03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1841">
                <text:p>3.11841</text:p>
              </table:table-cell>
              <table:table-cell office:value-type="float" office:value="-0.1">
                <text:p>-0.1</text:p>
              </table:table-cell>
              <table:table-cell office:value-type="float" office:value="0.09981">
                <text:p>0.09981</text:p>
              </table:table-cell>
              <table:table-cell office:value-type="float" office:value="0.02307">
                <text:p>0.02307</text:p>
              </table:table-cell>
              <table:table-cell office:value-type="float" office:value="0.99474">
                <text:p>0.99474</text:p>
              </table:table-cell>
              <table:table-cell office:value-type="float" office:value="0.02319">
                <text:p>0.02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2841">
                <text:p>3.12841</text:p>
              </table:table-cell>
              <table:table-cell office:value-type="float" office:value="-0.1">
                <text:p>-0.1</text:p>
              </table:table-cell>
              <table:table-cell office:value-type="float" office:value="0.09982">
                <text:p>0.09982</text:p>
              </table:table-cell>
              <table:table-cell office:value-type="float" office:value="0.01312">
                <text:p>0.01312</text:p>
              </table:table-cell>
              <table:table-cell office:value-type="float" office:value="0.99492">
                <text:p>0.99492</text:p>
              </table:table-cell>
              <table:table-cell office:value-type="float" office:value="0.01319">
                <text:p>0.013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3841">
                <text:p>3.13841</text:p>
              </table:table-cell>
              <table:table-cell office:value-type="float" office:value="-0.1">
                <text:p>-0.1</text:p>
              </table:table-cell>
              <table:table-cell office:value-type="float" office:value="0.09983">
                <text:p>0.09983</text:p>
              </table:table-cell>
              <table:table-cell office:value-type="float" office:value="0.00317">
                <text:p>0.00317</text:p>
              </table:table-cell>
              <table:table-cell office:value-type="float" office:value="0.995">
                <text:p>0.995</text:p>
              </table:table-cell>
              <table:table-cell office:value-type="float" office:value="0.00319">
                <text:p>0.00319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